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dp1" style:family="drawing-page"/>
    <style:style style:name="gr1"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2" style:family="graphic" style:parent-style-name="standard">
      <style:graphic-properties svg:stroke-width="0.028cm" svg:stroke-color="#ffffff" draw:marker-start-width="0.242cm" draw:marker-end-width="0.242cm" draw:fill-color="#ffffff" draw:textarea-horizontal-align="justify" draw:textarea-vertical-align="middle" draw:auto-grow-height="false" fo:min-height="0cm" fo:min-width="0cm" fo:padding-top="0.139cm" fo:padding-bottom="0.139cm" fo:padding-left="0.264cm" fo:padding-right="0.264cm" draw:shadow="hidden"/>
      <style:paragraph-properties style:writing-mode="lr-tb"/>
    </style:style>
    <style:style style:name="gr3" style:family="graphic" style:parent-style-name="standard">
      <style:graphic-properties svg:stroke-width="0.028cm" svg:stroke-color="#ffffff" draw:marker-start-width="0.242cm" draw:marker-end-width="0.242cm" draw:fill-color="#ffffff" draw:textarea-horizontal-align="justify" draw:textarea-vertical-align="middle" draw:auto-grow-height="false" fo:min-height="0cm" fo:min-width="0.001cm" fo:padding-top="0.139cm" fo:padding-bottom="0.139cm" fo:padding-left="0.264cm" fo:padding-right="0.264cm" draw:shadow="hidden"/>
      <style:paragraph-properties style:writing-mode="lr-tb"/>
    </style:style>
    <style:style style:name="gr4" style:family="graphic" style:parent-style-name="standard">
      <style:graphic-properties svg:stroke-width="0.028cm" draw:marker-start-width="0.242cm" draw:marker-end-width="0.242cm" draw:fill-color="#ffffff" draw:textarea-horizontal-align="justify" draw:textarea-vertical-align="middle" draw:auto-grow-height="false" fo:min-height="0.74cm" fo:min-width="2.118cm" fo:padding-top="0.139cm" fo:padding-bottom="0.139cm" fo:padding-left="0.264cm" fo:padding-right="0.264cm"/>
      <style:paragraph-properties style:writing-mode="lr-tb"/>
    </style:style>
    <style:style style:name="gr5" style:family="graphic" style:parent-style-name="standard">
      <style:graphic-properties svg:stroke-color="#ffffff" draw:fill-color="#ffffff" draw:textarea-horizontal-align="justify" draw:textarea-vertical-align="middle" draw:auto-grow-height="false" fo:min-height="0cm" fo:min-width="0cm" draw:shadow="hidden"/>
      <style:paragraph-properties style:writing-mode="lr-tb"/>
    </style:style>
    <style:style style:name="gr6" style:family="graphic" style:parent-style-name="standard">
      <style:graphic-properties svg:stroke-color="#ffffff" draw:fill-color="#ffffff" draw:textarea-horizontal-align="justify" draw:textarea-vertical-align="middle" draw:auto-grow-height="false" fo:min-height="0cm" fo:min-width="1.9cm" draw:shadow="hidden"/>
      <style:paragraph-properties style:writing-mode="lr-tb"/>
    </style:style>
    <style:style style:name="gr7" style:family="graphic" style:parent-style-name="standard">
      <style:graphic-properties svg:stroke-color="#000000" draw:fill-color="#ff0000" draw:textarea-horizontal-align="justify" draw:textarea-vertical-align="middle" draw:auto-grow-height="false" fo:min-height="0cm" fo:min-width="0cm"/>
      <style:paragraph-properties style:writing-mode="lr-tb"/>
    </style:style>
    <style:style style:name="gr8" style:family="graphic" style:parent-style-name="standard">
      <style:graphic-properties svg:stroke-color="#000000" draw:fill-color="#ff0000" draw:textarea-horizontal-align="justify" draw:textarea-vertical-align="middle" draw:auto-grow-height="false" fo:min-height="0cm" fo:min-width="12.296cm"/>
      <style:paragraph-properties style:writing-mode="lr-tb"/>
    </style:style>
    <style:style style:name="gr9" style:family="graphic" style:parent-style-name="standard">
      <style:graphic-properties svg:stroke-color="#000000" draw:fill-color="#ff0000" draw:textarea-horizontal-align="justify" draw:textarea-vertical-align="middle" draw:auto-grow-height="false" fo:min-height="0cm" fo:min-width="0.3cm"/>
      <style:paragraph-properties style:writing-mode="lr-tb"/>
    </style:style>
    <style:style style:name="gr10" style:family="graphic" style:parent-style-name="standard">
      <style:graphic-properties svg:stroke-color="#000000" draw:fill-color="#ff0000" draw:textarea-horizontal-align="justify" draw:textarea-vertical-align="middle" draw:auto-grow-height="false" fo:min-height="0cm" fo:min-width="5.9cm"/>
      <style:paragraph-properties style:writing-mode="lr-tb"/>
    </style:style>
    <style:style style:name="gr11" style:family="graphic" style:parent-style-name="standard">
      <style:graphic-properties svg:stroke-color="#000000" draw:fill-color="#ff0000" draw:textarea-horizontal-align="justify" draw:textarea-vertical-align="middle" draw:auto-grow-height="false" fo:min-height="0cm" fo:min-width="0.9cm"/>
      <style:paragraph-properties style:writing-mode="lr-tb"/>
    </style:style>
    <style:style style:name="gr12" style:family="graphic" style:parent-style-name="standard">
      <style:graphic-properties svg:stroke-color="#000000" draw:fill-color="#ff0000" draw:textarea-horizontal-align="justify" draw:textarea-vertical-align="middle" draw:auto-grow-height="false" fo:min-height="0cm" fo:min-width="0.5cm"/>
      <style:paragraph-properties style:writing-mode="lr-tb"/>
    </style:style>
    <style:style style:name="gr13" style:family="graphic" style:parent-style-name="standard">
      <style:graphic-properties svg:stroke-color="#000000" draw:fill-color="#ff0000" draw:textarea-horizontal-align="justify" draw:textarea-vertical-align="middle" draw:auto-grow-height="false" fo:min-height="0cm" fo:min-width="0.1cm"/>
      <style:paragraph-properties style:writing-mode="lr-tb"/>
    </style:style>
    <style:style style:name="gr14" style:family="graphic" style:parent-style-name="standard">
      <style:graphic-properties svg:stroke-color="#000000" draw:fill-color="#ff0000" draw:textarea-horizontal-align="justify" draw:textarea-vertical-align="middle" draw:auto-grow-height="false" fo:min-height="0cm" fo:min-width="1.296cm"/>
      <style:paragraph-properties style:writing-mode="lr-tb"/>
    </style:style>
    <style:style style:name="gr15" style:family="graphic" style:parent-style-name="standard">
      <style:graphic-properties svg:stroke-color="#000000" draw:fill-color="#ff0000" draw:textarea-horizontal-align="justify" draw:textarea-vertical-align="middle" draw:auto-grow-height="false" fo:min-height="0cm" fo:min-width="2.096cm"/>
      <style:paragraph-properties style:writing-mode="lr-tb"/>
    </style:style>
    <style:style style:name="gr1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 style:family="graphic" style:parent-style-name="standard">
      <style:graphic-properties svg:stroke-color="#000000" draw:fill-color="#ff0000" draw:textarea-horizontal-align="justify" draw:textarea-vertical-align="middle" draw:auto-grow-height="false" fo:min-height="0cm" fo:min-width="12.301cm"/>
      <style:paragraph-properties style:writing-mode="lr-tb"/>
    </style:style>
    <style:style style:name="gr2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1" style:family="graphic" style:parent-style-name="standard">
      <style:graphic-properties svg:stroke-color="#000000" draw:fill-color="#ff0000" draw:textarea-horizontal-align="justify" draw:textarea-vertical-align="top" draw:auto-grow-height="false" fo:min-height="1.15cm" fo:min-width="1.6cm"/>
      <style:paragraph-properties style:writing-mode="lr-tb"/>
    </style:style>
    <style:style style:name="gr4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3" style:family="graphic" style:parent-style-name="standard" style:list-style-name="L1">
      <style:graphic-properties svg:stroke-color="#000000" draw:fill-color="#ff0000" draw:textarea-horizontal-align="justify" draw:textarea-vertical-align="middle" draw:auto-grow-height="false" fo:min-height="0cm" fo:min-width="0.295cm"/>
      <style:paragraph-properties style:writing-mode="lr-tb"/>
    </style:style>
    <style:style style:name="gr54" style:family="graphic" style:parent-style-name="standard" style:list-style-name="L1">
      <style:graphic-properties svg:stroke-color="#000000" draw:fill-color="#ff0000" draw:textarea-horizontal-align="justify" draw:textarea-vertical-align="middle" draw:auto-grow-height="false" fo:min-height="0cm" fo:min-width="12.296cm"/>
      <style:paragraph-properties style:writing-mode="lr-tb"/>
    </style:style>
    <style:style style:name="gr5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6"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57"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58"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5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60"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61"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62"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63" style:family="graphic" style:parent-style-name="standard" style:list-style-name="L1">
      <style:graphic-properties svg:stroke-color="#000000" draw:fill-color="#ff0000" draw:textarea-horizontal-align="justify" draw:textarea-vertical-align="middle" draw:auto-grow-height="false" fo:min-height="0cm" fo:min-width="2.698cm"/>
      <style:paragraph-properties style:writing-mode="lr-tb"/>
    </style:style>
    <style:style style:name="gr64"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6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6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67" style:family="graphic" style:parent-style-name="standard" style:list-style-name="L1">
      <style:graphic-properties svg:stroke-color="#000000" draw:fill-color="#ff0000" draw:textarea-horizontal-align="justify" draw:textarea-vertical-align="middle" draw:auto-grow-height="false" fo:min-height="0cm" fo:min-width="2.695cm"/>
      <style:paragraph-properties style:writing-mode="lr-tb"/>
    </style:style>
    <style:style style:name="gr68"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69"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70" style:family="graphic" style:parent-style-name="standard">
      <style:graphic-properties svg:stroke-color="#000000" draw:fill-color="#ff0000" draw:textarea-horizontal-align="justify" draw:textarea-vertical-align="middle" draw:auto-grow-height="false" fo:min-height="0cm" fo:min-width="2.701cm"/>
      <style:paragraph-properties style:writing-mode="lr-tb"/>
    </style:style>
    <style:style style:name="gr71" style:family="graphic" style:parent-style-name="standard">
      <style:graphic-properties svg:stroke-color="#000000" draw:fill-color="#ff0000" draw:textarea-horizontal-align="justify" draw:textarea-vertical-align="middle" draw:auto-grow-height="false" fo:min-height="0cm" fo:min-width="5.896cm"/>
      <style:paragraph-properties style:writing-mode="lr-tb"/>
    </style:style>
    <style:style style:name="gr72" style:family="graphic" style:parent-style-name="standard">
      <style:graphic-properties svg:stroke-color="#000000" draw:fill-color="#ff0000" draw:textarea-horizontal-align="justify" draw:textarea-vertical-align="middle" draw:auto-grow-height="false" fo:min-height="0cm" fo:min-width="3.603cm"/>
      <style:paragraph-properties style:writing-mode="lr-tb"/>
    </style:style>
    <style:style style:name="gr7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5" style:family="graphic" style:parent-style-name="standard">
      <style:graphic-properties svg:stroke-color="#000000" draw:fill-color="#ff0000" draw:textarea-horizontal-align="justify" draw:textarea-vertical-align="middle" draw:auto-grow-height="false" fo:min-height="0cm" fo:min-width="2.7cm"/>
      <style:paragraph-properties style:writing-mode="lr-tb"/>
    </style:style>
    <style:style style:name="gr86" style:family="graphic" style:parent-style-name="standard">
      <style:graphic-properties svg:stroke-color="#000000" draw:fill-color="#ff0000" draw:textarea-horizontal-align="justify" draw:textarea-vertical-align="middle" draw:auto-grow-height="false" fo:min-height="0cm" fo:min-width="10.696cm"/>
      <style:paragraph-properties style:writing-mode="lr-tb"/>
    </style:style>
    <style:style style:name="gr8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9" style:family="graphic" style:parent-style-name="standard">
      <style:graphic-properties svg:stroke-color="#000000" draw:fill-color="#ff0000" draw:textarea-horizontal-align="justify" draw:textarea-vertical-align="middle" draw:auto-grow-height="false" fo:min-height="0cm" fo:min-width="2.696cm"/>
      <style:paragraph-properties style:writing-mode="lr-tb"/>
    </style:style>
    <style:style style:name="gr100" style:family="graphic" style:parent-style-name="standard">
      <style:graphic-properties svg:stroke-color="#000000" draw:fill-color="#729fcf" draw:textarea-horizontal-align="justify" draw:textarea-vertical-align="middle" draw:auto-grow-height="false" fo:min-height="0cm" fo:min-width="0cm"/>
      <style:paragraph-properties style:writing-mode="lr-tb"/>
    </style:style>
    <style:style style:name="gr101" style:family="graphic" style:parent-style-name="standard">
      <style:graphic-properties svg:stroke-color="#000000" draw:fill-color="#729fcf" draw:textarea-horizontal-align="justify" draw:textarea-vertical-align="middle" draw:auto-grow-height="false" fo:min-height="0cm" fo:min-width="2.703cm"/>
      <style:paragraph-properties style:writing-mode="lr-tb"/>
    </style:style>
    <style:style style:name="gr102" style:family="graphic" style:parent-style-name="standard">
      <style:graphic-properties svg:stroke-color="#000000" draw:fill-color="#729fcf" draw:textarea-horizontal-align="justify" draw:textarea-vertical-align="middle" draw:auto-grow-height="false" fo:min-height="0cm" fo:min-width="12.302cm"/>
      <style:paragraph-properties style:writing-mode="lr-tb"/>
    </style:style>
    <style:style style:name="gr103" style:family="graphic" style:parent-style-name="standard">
      <style:graphic-properties svg:stroke-color="#000000" draw:fill-color="#729fcf" draw:textarea-horizontal-align="justify" draw:textarea-vertical-align="middle" draw:auto-grow-height="false" fo:min-height="0cm" fo:min-width="10.7cm"/>
      <style:paragraph-properties style:writing-mode="lr-tb"/>
    </style:style>
    <style:style style:name="gr104" style:family="graphic" style:parent-style-name="standard">
      <style:graphic-properties svg:stroke-color="#000000" draw:fill-color="#729fcf" draw:textarea-horizontal-align="justify" draw:textarea-vertical-align="middle" draw:auto-grow-height="false" fo:min-height="0cm" fo:min-width="12.296cm"/>
      <style:paragraph-properties style:writing-mode="lr-tb"/>
    </style:style>
    <style:style style:name="gr105" style:family="graphic" style:parent-style-name="standard">
      <style:graphic-properties svg:stroke-color="#000000" draw:fill-color="#729fcf" draw:textarea-horizontal-align="justify" draw:textarea-vertical-align="middle" draw:auto-grow-height="false" fo:min-height="0cm" fo:min-width="1.1cm"/>
      <style:paragraph-properties style:writing-mode="lr-tb"/>
    </style:style>
    <style:style style:name="gr106" style:family="graphic" style:parent-style-name="standard">
      <style:graphic-properties svg:stroke-color="#000000" draw:fill-color="#ff0000" draw:textarea-horizontal-align="justify" draw:textarea-vertical-align="middle" draw:auto-grow-height="false" fo:min-height="0cm" fo:min-width="1.1cm"/>
      <style:paragraph-properties style:writing-mode="lr-tb"/>
    </style:style>
    <style:style style:name="gr107" style:family="graphic" style:parent-style-name="standard">
      <style:graphic-properties svg:stroke-color="#000000" draw:fill-color="#729fcf" draw:textarea-horizontal-align="justify" draw:textarea-vertical-align="middle" draw:auto-grow-height="false" fo:min-height="0cm" fo:min-width="12.303cm"/>
      <style:paragraph-properties style:writing-mode="lr-tb"/>
    </style:style>
    <style:style style:name="gr108" style:family="graphic" style:parent-style-name="standard">
      <style:graphic-properties svg:stroke-color="#000000" draw:fill-color="#729fcf" draw:textarea-horizontal-align="justify" draw:textarea-vertical-align="middle" draw:auto-grow-height="false" fo:min-height="0cm" fo:min-width="1.101cm"/>
      <style:paragraph-properties style:writing-mode="lr-tb"/>
    </style:style>
    <style:style style:name="gr109" style:family="graphic" style:parent-style-name="standard">
      <style:graphic-properties svg:stroke-color="#000000" draw:fill-color="#729fcf" draw:textarea-horizontal-align="justify" draw:textarea-vertical-align="middle" draw:auto-grow-height="false" fo:min-height="0cm" fo:min-width="12.3cm"/>
      <style:paragraph-properties style:writing-mode="lr-tb"/>
    </style:style>
    <style:style style:name="gr110" style:family="graphic" style:parent-style-name="standard">
      <style:graphic-properties svg:stroke-color="#000000" draw:fill-color="#729fcf" draw:textarea-horizontal-align="justify" draw:textarea-vertical-align="middle" draw:auto-grow-height="false" fo:min-height="0cm" fo:min-width="0.3cm"/>
      <style:paragraph-properties style:writing-mode="lr-tb"/>
    </style:style>
    <style:style style:name="gr11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0"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1"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2"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3"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9" style:family="graphic" style:parent-style-name="standard">
      <style:graphic-properties svg:stroke-color="#000000" draw:fill-color="#729fcf" draw:textarea-horizontal-align="justify" draw:textarea-vertical-align="middle" draw:auto-grow-height="false" fo:min-height="0cm" fo:min-width="1.296cm"/>
      <style:paragraph-properties style:writing-mode="lr-tb"/>
    </style:style>
    <style:style style:name="gr180" style:family="graphic" style:parent-style-name="standard">
      <style:graphic-properties svg:stroke-color="#000000" draw:fill-color="#729fcf" draw:textarea-horizontal-align="justify" draw:textarea-vertical-align="middle" draw:auto-grow-height="false" fo:min-height="0cm" fo:min-width="2.096cm"/>
      <style:paragraph-properties style:writing-mode="lr-tb"/>
    </style:style>
    <style:style style:name="gr181" style:family="graphic" style:parent-style-name="standard">
      <style:graphic-properties svg:stroke-color="#000000" draw:fill-color="#729fcf" draw:textarea-horizontal-align="justify" draw:textarea-vertical-align="middle" draw:auto-grow-height="false" fo:min-height="0cm" fo:min-width="2.705cm"/>
      <style:paragraph-properties style:writing-mode="lr-tb"/>
    </style:style>
    <style:style style:name="gr18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5" style:family="graphic" style:parent-style-name="standard">
      <style:graphic-properties svg:stroke-width="0.028cm" svg:stroke-color="#ff0000" draw:marker-start-width="0.242cm" draw:marker-end-width="0.242cm" draw:fill="none" draw:textarea-vertical-align="middle" draw:auto-grow-height="false" fo:min-height="12.276cm" fo:min-width="0cm" fo:padding-top="0.139cm" fo:padding-bottom="0.139cm" fo:padding-left="0.264cm" fo:padding-right="0.264cm"/>
    </style:style>
    <style:style style:name="gr196" style:family="graphic" style:parent-style-name="standard">
      <style:graphic-properties draw:stroke="solid" svg:stroke-width="0.028cm" svg:stroke-color="#000000" draw:marker-start-width="0.242cm" draw:marker-end-width="0.165cm" draw:fill-color="#ffbf00" draw:textarea-horizontal-align="justify" draw:textarea-vertical-align="middle" draw:auto-grow-height="false" fo:min-height="0.298cm" fo:min-width="0.544cm" fo:padding-top="0.139cm" fo:padding-bottom="0.139cm" fo:padding-left="0.264cm" fo:padding-right="0.264cm"/>
      <style:paragraph-properties style:writing-mode="lr-tb"/>
    </style:style>
    <style:style style:name="gr197" style:family="graphic" style:parent-style-name="objectwithoutfill">
      <style:graphic-properties draw:stroke="solid" svg:stroke-width="0.028cm" svg:stroke-color="#e8a202" draw:marker-start-width="0.242cm" draw:marker-end="Arrow_20_concave" draw:marker-end-width="0.165cm" draw:fill="solid" draw:textarea-vertical-align="middle" fo:padding-top="0.139cm" fo:padding-bottom="0.139cm" fo:padding-left="0.264cm" fo:padding-right="0.264cm"/>
    </style:style>
    <style:style style:name="gr198" style:family="graphic" style:parent-style-name="objectwithoutfill">
      <style:graphic-properties draw:stroke="solid" svg:stroke-width="0.028cm" draw:marker-start="Arrow_20_concave" draw:marker-start-width="0.165cm" draw:marker-end="Arrow_20_concave" draw:marker-end-width="0.165cm" draw:fill="solid" draw:textarea-vertical-align="middle" fo:padding-top="0.139cm" fo:padding-bottom="0.139cm" fo:padding-left="0.264cm" fo:padding-right="0.264cm"/>
    </style:style>
    <style:style style:name="gr199" style:family="graphic" style:parent-style-name="objectwithoutfill">
      <style:graphic-properties svg:stroke-width="0.028cm" svg:stroke-color="#ff0000" draw:marker-start-width="0.242cm" draw:marker-end="Arrow_20_concave" draw:marker-end-width="0.165cm" draw:fill="solid" draw:textarea-vertical-align="middle" fo:padding-top="0.139cm" fo:padding-bottom="0.139cm" fo:padding-left="0.264cm" fo:padding-right="0.264cm"/>
    </style:style>
    <style:style style:name="gr200" style:family="graphic" style:parent-style-name="standard">
      <style:graphic-properties svg:stroke-width="0.028cm" draw:marker-start-width="0.242cm" draw:marker-end-width="0.242cm" draw:fill="none" draw:textarea-vertical-align="middle" draw:auto-grow-height="false" fo:min-height="0.869cm" fo:min-width="0cm" fo:padding-top="0.139cm" fo:padding-bottom="0.139cm" fo:padding-left="0.264cm" fo:padding-right="0.264cm"/>
    </style:style>
    <style:style style:name="gr201" style:family="graphic" style:parent-style-name="objectwithoutfill">
      <style:graphic-properties draw:stroke="solid" svg:stroke-width="0.018cm" draw:marker-start-width="0.227cm" draw:marker-end="Arrow_20_concave" draw:marker-end-width="0.227cm" draw:fill="solid" draw:textarea-vertical-align="middle" fo:padding-top="0.134cm" fo:padding-bottom="0.134cm" fo:padding-left="0.259cm" fo:padding-right="0.259cm"/>
    </style:style>
    <style:style style:name="gr202"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8.27cm" fo:min-width="13.22cm" fo:padding-top="0.165cm" fo:padding-bottom="0.165cm" fo:padding-left="0.29cm" fo:padding-right="0.29cm"/>
    </style:style>
    <style:style style:name="gr203"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204" style:family="graphic" style:parent-style-name="standard">
      <style:graphic-properties svg:stroke-width="0.028cm" draw:marker-start-width="0.242cm" draw:marker-end-width="0.242cm" draw:textarea-horizontal-align="justify" draw:textarea-vertical-align="middle" draw:auto-grow-height="false" fo:min-height="0.034cm" fo:min-width="0.208cm" fo:padding-top="0.139cm" fo:padding-bottom="0.139cm" fo:padding-left="0.264cm" fo:padding-right="0.264cm"/>
      <style:paragraph-properties style:writing-mode="lr-tb"/>
    </style:style>
    <style:style style:name="gr205" style:family="graphic" style:parent-style-name="objectwithoutfill">
      <style:graphic-properties draw:stroke="solid" svg:stroke-width="0.028cm" draw:marker-start-width="0.242cm" draw:marker-end="Arrow_20_concave" draw:marker-end-width="0.165cm" draw:fill="solid" draw:textarea-vertical-align="middle" fo:padding-top="0.139cm" fo:padding-bottom="0.139cm" fo:padding-left="0.264cm" fo:padding-right="0.264cm"/>
    </style:style>
    <style:style style:name="gr206" style:family="graphic" style:parent-style-name="standard">
      <style:graphic-properties draw:stroke="none" svg:stroke-width="0.028cm" svg:stroke-color="#000000" draw:marker-start-width="0.242cm" draw:marker-end-width="0.242cm" draw:fill="none" draw:fill-color="#ffffff" fo:min-height="0.12cm"/>
      <style:paragraph-properties style:writing-mode="lr-tb"/>
    </style:style>
    <style:style style:name="gr207" style:family="graphic" style:parent-style-name="objectwithoutfill">
      <style:graphic-properties svg:stroke-width="0.028cm" draw:marker-start-width="0.242cm" draw:marker-end="Arrow_20_concave" draw:marker-end-width="0.165cm" draw:fill="solid" draw:textarea-vertical-align="middle" fo:padding-top="0.139cm" fo:padding-bottom="0.139cm" fo:padding-left="0.264cm" fo:padding-right="0.264cm"/>
    </style:style>
    <style:style style:name="gr208" style:family="graphic" style:parent-style-name="standard">
      <style:graphic-properties draw:stroke="none" svg:stroke-width="0.028cm" svg:stroke-color="#000000" draw:marker-start-width="0.242cm" draw:marker-end-width="0.242cm" draw:fill="none" draw:fill-color="#ffffff" fo:min-height="0.358cm"/>
      <style:paragraph-properties style:writing-mode="lr-tb"/>
    </style:style>
    <style:style style:name="gr20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2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2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3" style:family="graphic" style:parent-style-name="standard">
      <style:graphic-properties svg:stroke-color="#000000" draw:fill-color="#729fcf" draw:textarea-horizontal-align="justify" draw:textarea-vertical-align="middle" draw:auto-grow-height="false" fo:min-height="0cm" fo:min-width="2.704cm"/>
      <style:paragraph-properties style:writing-mode="lr-tb"/>
    </style:style>
    <style:style style:name="gr23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5"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6"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7"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8"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5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51" style:family="graphic" style:parent-style-name="standard">
      <style:graphic-properties svg:stroke-color="#000000" draw:fill-color="#729fcf" draw:textarea-horizontal-align="justify" draw:textarea-vertical-align="middle" draw:auto-grow-height="false" fo:min-height="0cm" fo:min-width="2.7cm"/>
      <style:paragraph-properties style:writing-mode="lr-tb"/>
    </style:style>
    <style:style style:name="gr25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53"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25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6" style:family="graphic" style:parent-style-name="standard">
      <style:graphic-properties svg:stroke-width="0.028cm" draw:marker-start-width="0.242cm" draw:marker-end-width="0.242cm" draw:textarea-horizontal-align="justify" draw:textarea-vertical-align="top" draw:auto-grow-height="false" fo:min-height="1.15cm" fo:min-width="3.9cm" fo:padding-top="0.139cm" fo:padding-bottom="0.139cm" fo:padding-left="0.264cm" fo:padding-right="0.264cm"/>
      <style:paragraph-properties style:writing-mode="lr-tb"/>
    </style:style>
    <style:style style:name="gr267"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10.07cm" fo:min-width="13.22cm" fo:padding-top="0.165cm" fo:padding-bottom="0.165cm" fo:padding-left="0.29cm" fo:padding-right="0.29cm"/>
    </style:style>
    <style:style style:name="gr268" style:family="graphic" style:parent-style-name="standard">
      <style:graphic-properties draw:stroke="none" svg:stroke-width="0.028cm" svg:stroke-color="#000000" draw:marker-start-width="0.242cm" draw:marker-end-width="0.242cm" draw:fill="none" draw:fill-color="#ffffff" fo:min-height="0.239cm"/>
      <style:paragraph-properties style:writing-mode="lr-tb"/>
    </style:style>
    <style:style style:name="gr26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1" style:family="graphic" style:parent-style-name="standard" style:list-style-name="L1">
      <style:graphic-properties svg:stroke-color="#000000" draw:fill-color="#ff0000" draw:textarea-horizontal-align="justify" draw:textarea-vertical-align="middle" draw:auto-grow-height="false" fo:min-height="0cm" fo:min-width="12.296cm"/>
      <style:paragraph-properties style:writing-mode="lr-tb"/>
    </style:style>
    <style:style style:name="gr28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83"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284"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85"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8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87"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288"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89"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90" style:family="graphic" style:parent-style-name="standard" style:list-style-name="L1">
      <style:graphic-properties svg:stroke-color="#000000" draw:fill-color="#ff0000" draw:textarea-horizontal-align="justify" draw:textarea-vertical-align="middle" draw:auto-grow-height="false" fo:min-height="0cm" fo:min-width="2.698cm"/>
      <style:paragraph-properties style:writing-mode="lr-tb"/>
    </style:style>
    <style:style style:name="gr291"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9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9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94"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95"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96"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9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2"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3" style:family="graphic" style:parent-style-name="standard">
      <style:graphic-properties svg:stroke-width="0.028cm" draw:marker-start-width="0.242cm" draw:marker-end-width="0.242cm" draw:textarea-horizontal-align="justify" draw:textarea-vertical-align="middle" draw:auto-grow-height="false" fo:min-height="0.034cm" fo:min-width="0.562cm" fo:padding-top="0.139cm" fo:padding-bottom="0.139cm" fo:padding-left="0.264cm" fo:padding-right="0.264cm"/>
      <style:paragraph-properties style:writing-mode="lr-tb"/>
    </style:style>
    <style:style style:name="gr324" style:family="graphic" style:parent-style-name="standard">
      <style:graphic-properties draw:stroke="none" svg:stroke-width="0.028cm" svg:stroke-color="#000000" draw:marker-start-width="0.242cm" draw:marker-end-width="0.242cm" draw:fill="none" draw:fill-color="#ffffff" fo:min-height="0.477cm"/>
      <style:paragraph-properties style:writing-mode="lr-tb"/>
    </style:style>
    <style:style style:name="gr32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1"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8"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2"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8"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59" style:family="graphic" style:parent-style-name="standard">
      <style:graphic-properties svg:stroke-color="#000000" draw:fill-color="#729fcf" draw:textarea-horizontal-align="justify" draw:textarea-vertical-align="middle" draw:auto-grow-height="false" fo:min-height="0cm" fo:min-width="2.708cm"/>
      <style:paragraph-properties style:writing-mode="lr-tb"/>
    </style:style>
    <style:style style:name="gr36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3"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74" style:family="graphic" style:parent-style-name="standard">
      <style:graphic-properties draw:stroke="solid" svg:stroke-width="0.018cm" svg:stroke-color="#000000" draw:marker-start-width="0.227cm" draw:marker-end-width="0.15cm" draw:fill-color="#ffbf00"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375"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15.87cm" fo:min-width="13.22cm" fo:padding-top="0.165cm" fo:padding-bottom="0.165cm" fo:padding-left="0.29cm" fo:padding-right="0.29cm"/>
    </style:style>
    <style:style style:name="gr376"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377" style:family="graphic" style:parent-style-name="standard">
      <style:graphic-properties draw:textarea-horizontal-align="justify" draw:textarea-vertical-align="top" draw:auto-grow-height="false" fo:min-height="1.55cm" fo:min-width="6.5cm"/>
      <style:paragraph-properties style:writing-mode="lr-tb"/>
    </style:style>
    <style:style style:name="gr378" style:family="graphic" style:parent-style-name="standard">
      <style:graphic-properties draw:stroke="solid" svg:stroke-width="0.018cm" svg:stroke-color="#000000" draw:marker-start-width="0.227cm" draw:marker-end-width="0.15cm" draw:fill-color="#a1467e"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379" style:family="graphic" style:parent-style-name="objectwithoutfill">
      <style:graphic-properties draw:stroke="solid" svg:stroke-width="0.028cm" svg:stroke-color="#a1467e" draw:marker-start="Arrow_20_concave" draw:marker-start-width="0.165cm" draw:marker-end="" draw:marker-end-width="0.165cm" draw:fill="solid" draw:textarea-vertical-align="middle" fo:padding-top="0.139cm" fo:padding-bottom="0.139cm" fo:padding-left="0.264cm" fo:padding-right="0.264cm"/>
    </style:style>
    <style:style style:name="gr38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93" style:family="graphic" style:parent-style-name="standard">
      <style:graphic-properties svg:stroke-width="0.028cm" svg:stroke-color="#ff0000" draw:marker-start-width="0.242cm" draw:marker-end-width="0.242cm" draw:fill="none" draw:textarea-vertical-align="middle" draw:auto-grow-height="false" fo:min-height="12.266cm" fo:min-width="0cm" fo:padding-top="0.139cm" fo:padding-bottom="0.139cm" fo:padding-left="0.264cm" fo:padding-right="0.264cm"/>
    </style:style>
    <style:style style:name="gr39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08" style:family="graphic" style:parent-style-name="standard">
      <style:graphic-properties svg:stroke-width="0.028cm" draw:marker-start-width="0.242cm" draw:marker-end-width="0.242cm" draw:fill="none" draw:textarea-vertical-align="middle" draw:auto-grow-height="false" fo:min-height="0.859cm" fo:min-width="0cm" fo:padding-top="0.139cm" fo:padding-bottom="0.139cm" fo:padding-left="0.264cm" fo:padding-right="0.264cm"/>
    </style:style>
    <style:style style:name="gr409" style:family="graphic" style:parent-style-name="standard">
      <style:graphic-properties draw:textarea-horizontal-align="justify" draw:textarea-vertical-align="top" draw:auto-grow-height="false" fo:min-height="1.35cm" fo:min-width="6.5cm"/>
      <style:paragraph-properties style:writing-mode="lr-tb"/>
    </style:style>
    <style:style style:name="gr41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1"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3"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7"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2"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3"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1"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40" style:family="graphic" style:parent-style-name="standard">
      <style:graphic-properties draw:stroke="solid" svg:stroke-width="0.018cm" svg:stroke-color="#000000" draw:marker-start-width="0.227cm" draw:marker-end-width="0.15cm" draw:fill-color="#ff0000"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441" style:family="graphic" style:parent-style-name="objectwithoutfill">
      <style:graphic-properties draw:stroke="solid" svg:stroke-width="0.028cm" svg:stroke-color="#ff0000" draw:marker-start="Arrow_20_concave" draw:marker-start-width="0.165cm" draw:marker-end="" draw:marker-end-width="0.165cm" draw:fill="solid" draw:textarea-vertical-align="middle" fo:padding-top="0.139cm" fo:padding-bottom="0.139cm" fo:padding-left="0.264cm" fo:padding-right="0.264cm"/>
    </style:style>
    <style:style style:name="gr442" style:family="graphic" style:parent-style-name="standard">
      <style:graphic-properties svg:stroke-width="0.028cm" svg:stroke-color="#000000" draw:marker-start-width="0.242cm" draw:marker-end-width="0.242cm" draw:textarea-horizontal-align="justify" draw:textarea-vertical-align="middle" draw:auto-grow-height="false" fo:min-height="0.141cm" fo:min-width="0cm" fo:padding-top="0.139cm" fo:padding-bottom="0.139cm" fo:padding-left="0.264cm" fo:padding-right="0.264cm"/>
    </style:style>
    <style:style style:name="gr443" style:family="graphic" style:parent-style-name="standard">
      <style:graphic-properties svg:stroke-width="0.028cm" svg:stroke-color="#000000" draw:marker-start-width="0.242cm" draw:marker-end-width="0.242cm" draw:textarea-horizontal-align="justify" draw:textarea-vertical-align="middle" draw:auto-grow-height="false" fo:min-height="0.142cm" fo:min-width="0cm" fo:padding-top="0.139cm" fo:padding-bottom="0.139cm" fo:padding-left="0.264cm" fo:padding-right="0.264cm"/>
    </style:style>
    <style:style style:name="gr444"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142cm" fo:min-width="0cm" fo:padding-top="0.139cm" fo:padding-bottom="0.139cm" fo:padding-left="0.264cm" fo:padding-right="0.264cm"/>
    </style:style>
    <style:style style:name="gr445"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141cm" fo:min-width="0cm" fo:padding-top="0.139cm" fo:padding-bottom="0.139cm" fo:padding-left="0.264cm" fo:padding-right="0.264cm"/>
    </style:style>
    <style:style style:name="gr446" style:family="graphic" style:parent-style-name="standard">
      <style:graphic-properties svg:stroke-width="0.028cm" draw:marker-start-width="0.242cm" draw:marker-end-width="0.242cm" draw:textarea-horizontal-align="justify" draw:textarea-vertical-align="middle" draw:auto-grow-height="false" fo:min-height="0.112cm" fo:min-width="0.262cm" fo:padding-top="0.139cm" fo:padding-bottom="0.139cm" fo:padding-left="0.264cm" fo:padding-right="0.264cm"/>
      <style:paragraph-properties style:writing-mode="lr-tb"/>
    </style:style>
    <style:style style:name="gr447" style:family="graphic" style:parent-style-name="objectwithoutfill">
      <style:graphic-properties svg:stroke-width="0.028cm" draw:marker-start="" draw:marker-start-width="0.242cm" draw:marker-end="Arrow_20_concave" draw:marker-end-width="0.192cm" draw:fill="solid" draw:textarea-vertical-align="middle" fo:padding-top="0.139cm" fo:padding-bottom="0.139cm" fo:padding-left="0.264cm" fo:padding-right="0.264cm"/>
    </style:style>
    <style:style style:name="gr448" style:family="graphic" style:parent-style-name="objectwithoutfill">
      <style:graphic-properties svg:stroke-width="0.028cm" draw:marker-start-width="0.242cm" draw:marker-end-width="0.242cm" draw:fill="solid" draw:textarea-vertical-align="middle" fo:padding-top="0.139cm" fo:padding-bottom="0.139cm" fo:padding-left="0.264cm" fo:padding-right="0.264cm"/>
    </style:style>
    <style:style style:name="gr449" style:family="graphic" style:parent-style-name="standard">
      <style:graphic-properties svg:stroke-width="0.028cm" draw:marker-start-width="0.242cm" draw:marker-end-width="0.242cm" draw:textarea-horizontal-align="justify" draw:textarea-vertical-align="middle" draw:auto-grow-height="false" fo:min-height="0cm" fo:min-width="0cm" fo:padding-top="0.139cm" fo:padding-bottom="0.139cm" fo:padding-left="0.264cm" fo:padding-right="0.264cm"/>
    </style:style>
    <style:style style:name="gr450" style:family="graphic" style:parent-style-name="objectwithoutfill">
      <style:graphic-properties svg:stroke-width="0.028cm" draw:marker-start="" draw:marker-start-width="0.242cm" draw:marker-end="" draw:marker-end-width="0.192cm" draw:fill="solid" draw:textarea-vertical-align="middle" fo:padding-top="0.139cm" fo:padding-bottom="0.139cm" fo:padding-left="0.264cm" fo:padding-right="0.264cm"/>
    </style:style>
    <style:style style:name="gr451" style:family="graphic" style:parent-style-name="standard">
      <style:graphic-properties draw:stroke="solid" svg:stroke-width="0.035cm" svg:stroke-color="#000000" draw:marker-start-width="0.252cm" draw:marker-end-width="0.252cm" draw:opacity="0%" draw:textarea-horizontal-align="justify" draw:textarea-vertical-align="middle" draw:auto-grow-height="false" fo:min-height="2.216cm" fo:min-width="9.816cm" fo:padding-top="0.142cm" fo:padding-bottom="0.142cm" fo:padding-left="0.267cm" fo:padding-right="0.267cm"/>
    </style:style>
    <style:style style:name="gr452" style:family="graphic" style:parent-style-name="standard">
      <style:graphic-properties draw:stroke="solid" svg:stroke-width="0.028cm" svg:stroke-color="#000000" draw:marker-start-width="0.242cm" draw:marker-end-width="0.242cm" svg:stroke-opacity="0%" draw:opacity="0%" draw:textarea-horizontal-align="justify" draw:textarea-vertical-align="middle" draw:auto-grow-height="false" fo:min-height="0cm" fo:min-width="0.276cm" fo:padding-top="0.139cm" fo:padding-bottom="0.139cm" fo:padding-left="0.264cm" fo:padding-right="0.264cm"/>
      <style:paragraph-properties style:writing-mode="lr-tb"/>
    </style:style>
    <style:style style:name="gr453" style:family="graphic" style:parent-style-name="standard">
      <style:graphic-properties draw:stroke="solid" svg:stroke-width="0.028cm" svg:stroke-color="#000000" draw:marker-start-width="0.242cm" draw:marker-end-width="0.242cm" draw:opacity="0%" draw:textarea-horizontal-align="justify" draw:textarea-vertical-align="middle" draw:auto-grow-height="false" fo:min-height="0.131cm" fo:min-width="0.176cm" fo:padding-top="0.139cm" fo:padding-bottom="0.139cm" fo:padding-left="0.264cm" fo:padding-right="0.264cm"/>
      <style:paragraph-properties style:writing-mode="lr-tb"/>
    </style:style>
    <style:style style:name="gr454"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114cm" fo:min-width="0cm" fo:padding-top="0.139cm" fo:padding-bottom="0.139cm" fo:padding-left="0.264cm" fo:padding-right="0.264cm"/>
    </style:style>
    <style:style style:name="gr455"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113cm" fo:min-width="0cm" fo:padding-top="0.139cm" fo:padding-bottom="0.139cm" fo:padding-left="0.264cm" fo:padding-right="0.264cm"/>
    </style:style>
    <style:style style:name="gr456" style:family="graphic" style:parent-style-name="standard">
      <style:graphic-properties svg:stroke-width="0.028cm" svg:stroke-color="#000000" draw:marker-start-width="0.242cm" draw:marker-end-width="0.242cm" draw:textarea-horizontal-align="justify" draw:textarea-vertical-align="middle" draw:auto-grow-height="false" fo:min-height="0.478cm" fo:min-width="0cm" fo:padding-top="0.139cm" fo:padding-bottom="0.139cm" fo:padding-left="0.264cm" fo:padding-right="0.264cm"/>
    </style:style>
    <style:style style:name="gr457" style:family="graphic" style:parent-style-name="standard">
      <style:graphic-properties svg:stroke-width="0.028cm" svg:stroke-color="#000000" draw:marker-start-width="0.242cm" draw:marker-end-width="0.242cm" draw:textarea-horizontal-align="justify" draw:textarea-vertical-align="middle" draw:auto-grow-height="false" fo:min-height="0.479cm" fo:min-width="0cm" fo:padding-top="0.139cm" fo:padding-bottom="0.139cm" fo:padding-left="0.264cm" fo:padding-right="0.264cm"/>
    </style:style>
    <style:style style:name="gr458"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479cm" fo:min-width="0cm" fo:padding-top="0.139cm" fo:padding-bottom="0.139cm" fo:padding-left="0.264cm" fo:padding-right="0.264cm"/>
    </style:style>
    <style:style style:name="gr459"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477cm" fo:min-width="0cm" fo:padding-top="0.139cm" fo:padding-bottom="0.139cm" fo:padding-left="0.264cm" fo:padding-right="0.264cm"/>
    </style:style>
    <style:style style:name="gr460" style:family="graphic" style:parent-style-name="standard">
      <style:graphic-properties draw:stroke="solid" svg:stroke-width="0.028cm" svg:stroke-color="#000000" draw:marker-start-width="0.242cm" draw:marker-end-width="0.242cm" svg:stroke-opacity="0%" draw:opacity="0%" draw:textarea-horizontal-align="justify" draw:textarea-vertical-align="middle" draw:auto-grow-height="false" fo:min-height="0cm" fo:min-width="0.526cm" fo:padding-top="0.139cm" fo:padding-bottom="0.139cm" fo:padding-left="0.264cm" fo:padding-right="0.264cm"/>
      <style:paragraph-properties style:writing-mode="lr-tb"/>
    </style:style>
    <style:style style:name="gr461" style:family="graphic" style:parent-style-name="standard">
      <style:graphic-properties draw:stroke="solid" svg:stroke-width="0.028cm" svg:stroke-color="#000000" draw:marker-start-width="0.242cm" draw:marker-end-width="0.242cm" draw:opacity="0%" draw:textarea-horizontal-align="justify" draw:textarea-vertical-align="middle" draw:auto-grow-height="false" fo:min-height="0.515cm" fo:min-width="0.864cm" fo:padding-top="0.139cm" fo:padding-bottom="0.139cm" fo:padding-left="0.264cm" fo:padding-right="0.264cm"/>
      <style:paragraph-properties style:writing-mode="lr-tb"/>
    </style:style>
    <style:style style:name="gr462" style:family="graphic" style:parent-style-name="objectwithoutfill">
      <style:graphic-properties draw:stroke="solid" svg:stroke-width="0.028cm" draw:marker-start="" draw:marker-start-width="0.165cm" draw:marker-end="Arrow_20_concave" draw:marker-end-width="0.165cm" draw:fill="solid" draw:textarea-vertical-align="middle" fo:padding-top="0.139cm" fo:padding-bottom="0.139cm" fo:padding-left="0.264cm" fo:padding-right="0.264cm"/>
    </style:style>
    <style:style style:name="gr463" style:family="graphic" style:parent-style-name="standard">
      <style:graphic-properties svg:stroke-width="0.028cm" svg:stroke-color="#000000" draw:marker-start-width="0.242cm" draw:marker-end-width="0.242cm" draw:fill-color="#729fcf" draw:textarea-horizontal-align="justify" draw:textarea-vertical-align="middle" draw:auto-grow-height="false" fo:min-height="0.479cm" fo:min-width="0cm" fo:padding-top="0.139cm" fo:padding-bottom="0.139cm" fo:padding-left="0.264cm" fo:padding-right="0.264cm"/>
    </style:style>
    <style:style style:name="P1" style:family="paragraph">
      <style:paragraph-properties fo:margin-left="0cm" fo:margin-right="0cm" fo:margin-top="0cm" fo:margin-bottom="0cm" fo:line-height="100%" fo:text-align="center" fo:text-indent="0cm" style:writing-mode="lr-tb"/>
      <style:text-properties fo:font-size="26pt"/>
    </style:style>
    <style:style style:name="P2" style:family="paragraph">
      <loext:graphic-properties draw:fill-color="#ffffff"/>
      <style:paragraph-properties fo:margin-left="0cm" fo:margin-right="0cm" fo:margin-top="0cm" fo:margin-bottom="0cm" fo:line-height="100%" fo:text-align="center" fo:text-indent="0cm" style:writing-mode="lr-tb"/>
      <style:text-properties fo:font-size="26pt"/>
    </style:style>
    <style:style style:name="P3" style:family="paragraph">
      <style:paragraph-properties fo:text-align="center" style:writing-mode="lr-tb"/>
      <style:text-properties fo:font-size="5pt"/>
    </style:style>
    <style:style style:name="P4" style:family="paragraph">
      <loext:graphic-properties draw:fill-color="#ffffff"/>
      <style:paragraph-properties fo:text-align="center" style:writing-mode="lr-tb"/>
      <style:text-properties fo:font-size="5pt"/>
    </style:style>
    <style:style style:name="P5" style:family="paragraph">
      <style:paragraph-properties fo:text-align="center" style:writing-mode="lr-tb"/>
      <style:text-properties fo:font-size="18pt"/>
    </style:style>
    <style:style style:name="P6" style:family="paragraph">
      <loext:graphic-properties draw:fill-color="#ffffff"/>
      <style:paragraph-properties fo:text-align="center" style:writing-mode="lr-tb"/>
      <style:text-properties fo:font-size="18pt"/>
    </style:style>
    <style:style style:name="P7" style:family="paragraph">
      <style:paragraph-properties fo:text-align="center" style:writing-mode="lr-tb"/>
      <style:text-properties fo:font-size="4pt"/>
    </style:style>
    <style:style style:name="P8" style:family="paragraph">
      <loext:graphic-properties draw:fill-color="#ffffff"/>
      <style:paragraph-properties fo:text-align="center" style:writing-mode="lr-tb"/>
      <style:text-properties fo:font-size="4pt"/>
    </style:style>
    <style:style style:name="P9" style:family="paragraph">
      <style:paragraph-properties fo:text-align="start" style:writing-mode="lr-tb"/>
      <style:text-properties fo:font-size="4pt"/>
    </style:style>
    <style:style style:name="P10" style:family="paragraph">
      <loext:graphic-properties draw:fill-color="#ffffff"/>
      <style:paragraph-properties fo:text-align="start" style:writing-mode="lr-tb"/>
      <style:text-properties fo:font-size="4pt"/>
    </style:style>
    <style:style style:name="P11" style:family="paragraph">
      <loext:graphic-properties draw:fill-color="#ff0000"/>
      <style:paragraph-properties fo:text-align="center" style:writing-mode="lr-tb"/>
      <style:text-properties fo:font-size="4pt"/>
    </style:style>
    <style:style style:name="P12" style:family="paragraph">
      <style:paragraph-properties fo:margin-left="0cm" fo:margin-right="0cm" fo:margin-top="0cm" fo:margin-bottom="0cm" fo:line-height="100%" fo:text-align="center" fo:text-indent="0cm" style:writing-mode="lr-tb"/>
      <style:text-properties fo:font-size="4pt"/>
    </style:style>
    <style:style style:name="P13" style:family="paragraph">
      <style:paragraph-properties fo:text-align="center" style:writing-mode="lr-tb"/>
      <style:text-properties fo:font-size="3pt"/>
    </style:style>
    <style:style style:name="P14" style:family="paragraph">
      <loext:graphic-properties draw:fill-color="#ff0000"/>
      <style:paragraph-properties fo:text-align="center" style:writing-mode="lr-tb"/>
      <style:text-properties fo:font-size="3pt"/>
    </style:style>
    <style:style style:name="P15" style:family="paragraph">
      <loext:graphic-properties draw:fill-color="#ff0000"/>
      <style:paragraph-properties fo:margin-left="0cm" fo:margin-right="0cm" fo:margin-top="0cm" fo:margin-bottom="0cm" fo:line-height="100%" fo:text-align="center" fo:text-indent="0cm" style:writing-mode="lr-tb"/>
      <style:text-properties fo:font-size="4pt"/>
    </style:style>
    <style:style style:name="P16" style:family="paragraph">
      <loext:graphic-properties draw:fill-color="#ff0000"/>
      <style:paragraph-properties fo:text-align="start" style:writing-mode="lr-tb"/>
      <style:text-properties fo:font-size="4pt"/>
    </style:style>
    <style:style style:name="P17" style:family="paragraph">
      <loext:graphic-properties draw:fill-color="#729fcf"/>
      <style:paragraph-properties fo:text-align="center" style:writing-mode="lr-tb"/>
      <style:text-properties fo:font-size="4pt"/>
    </style:style>
    <style:style style:name="P18" style:family="paragraph">
      <loext:graphic-properties draw:fill-color="#729fcf"/>
      <style:paragraph-properties fo:margin-left="0cm" fo:margin-right="0cm" fo:margin-top="0cm" fo:margin-bottom="0cm" fo:line-height="100%" fo:text-align="center" fo:text-indent="0cm" style:writing-mode="lr-tb"/>
      <style:text-properties fo:font-size="4pt"/>
    </style:style>
    <style:style style:name="P19" style:family="paragraph">
      <loext:graphic-properties draw:fill-color="#729fcf"/>
      <style:paragraph-properties fo:text-align="center" style:writing-mode="lr-tb"/>
      <style:text-properties fo:font-size="3pt"/>
    </style:style>
    <style:style style:name="P20" style:family="paragraph">
      <loext:graphic-properties draw:fill="none"/>
      <style:paragraph-properties fo:text-align="center"/>
    </style:style>
    <style:style style:name="P21" style:family="paragraph">
      <style:paragraph-properties fo:text-align="center" style:writing-mode="lr-tb"/>
      <style:text-properties fo:font-size="12pt"/>
    </style:style>
    <style:style style:name="P22" style:family="paragraph">
      <loext:graphic-properties draw:fill-color="#ffbf00"/>
      <style:paragraph-properties fo:text-align="center" style:writing-mode="lr-tb"/>
      <style:text-properties fo:font-size="12pt"/>
    </style:style>
    <style:style style:name="P23" style:family="paragraph">
      <loext:graphic-properties draw:fill="solid"/>
      <style:paragraph-properties fo:text-align="center"/>
    </style:style>
    <style:style style:name="P24" style:family="paragraph">
      <loext:graphic-properties draw:opacity="0%"/>
      <style:paragraph-properties fo:text-align="center"/>
    </style:style>
    <style:style style:name="P25" style:family="paragraph">
      <style:paragraph-properties fo:text-align="center" style:writing-mode="lr-tb"/>
      <style:text-properties fo:font-size="8pt"/>
    </style:style>
    <style:style style:name="P26" style:family="paragraph">
      <loext:graphic-properties draw:fill="none" draw:fill-color="#ffffff"/>
      <style:paragraph-properties style:writing-mode="lr-tb"/>
      <style:text-properties fo:font-size="3pt"/>
    </style:style>
    <style:style style:name="P27" style:family="paragraph">
      <loext:graphic-properties draw:fill="solid"/>
      <style:paragraph-properties fo:text-align="center"/>
      <style:text-properties fo:font-size="3pt"/>
    </style:style>
    <style:style style:name="P28" style:family="paragraph">
      <style:paragraph-properties fo:text-align="start" style:writing-mode="lr-tb"/>
      <style:text-properties fo:font-size="6pt"/>
    </style:style>
    <style:style style:name="P29" style:family="paragraph">
      <style:paragraph-properties fo:margin-left="0cm" fo:margin-right="0cm" fo:margin-top="0cm" fo:margin-bottom="0cm" fo:line-height="100%" fo:text-align="start" fo:text-indent="0cm" style:writing-mode="lr-tb"/>
      <style:text-properties fo:font-size="6pt"/>
    </style:style>
    <style:style style:name="P30" style:family="paragraph">
      <loext:graphic-properties draw:fill-color="#a1467e"/>
      <style:paragraph-properties fo:text-align="center" style:writing-mode="lr-tb"/>
      <style:text-properties fo:font-size="12pt"/>
    </style:style>
    <style:style style:name="P31" style:family="paragraph">
      <loext:graphic-properties draw:fill-color="#ff0000"/>
      <style:paragraph-properties fo:text-align="center" style:writing-mode="lr-tb"/>
      <style:text-properties fo:font-size="12pt"/>
    </style:style>
    <style:style style:name="P32" style:family="paragraph">
      <style:paragraph-properties fo:text-align="center"/>
    </style:style>
    <style:style style:name="P33" style:family="paragraph">
      <loext:graphic-properties draw:fill-color="#ffffff"/>
      <style:paragraph-properties fo:text-align="center"/>
    </style:style>
    <style:style style:name="P34" style:family="paragraph">
      <loext:graphic-properties draw:opacity="0%"/>
      <style:paragraph-properties fo:text-align="center" style:writing-mode="lr-tb"/>
      <style:text-properties fo:font-size="4pt"/>
    </style:style>
    <style:style style:name="P35" style:family="paragraph">
      <loext:graphic-properties draw:opacity="0%"/>
      <style:paragraph-properties fo:text-align="center" style:writing-mode="lr-tb"/>
      <style:text-properties fo:font-size="6pt"/>
    </style:style>
    <style:style style:name="P36" style:family="paragraph">
      <loext:graphic-properties draw:opacity="0%"/>
      <style:paragraph-properties fo:text-align="center" style:writing-mode="lr-tb"/>
      <style:text-properties fo:font-size="8pt"/>
    </style:style>
    <style:style style:name="P37" style:family="paragraph">
      <loext:graphic-properties draw:fill-color="#729fcf"/>
      <style:paragraph-properties fo:text-align="center"/>
    </style:style>
    <style:style style:name="T1" style:family="text">
      <style:text-properties fo:font-size="26pt" fo:font-weight="bold"/>
    </style:style>
    <style:style style:name="T2" style:family="text">
      <style:text-properties fo:font-size="5pt"/>
    </style:style>
    <style:style style:name="T3" style:family="text">
      <style:text-properties fo:font-size="18pt"/>
    </style:style>
    <style:style style:name="T4" style:family="text">
      <style:text-properties fo:font-size="4pt"/>
    </style:style>
    <style:style style:name="T5" style:family="text">
      <style:text-properties fo:font-variant="normal" fo:text-transform="none" style:use-window-font-color="true" style:text-outline="false" style:text-line-through-style="none" style:text-line-through-type="none" style:font-name="Liberation Sans" fo:font-size="4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style:style style:name="T6" style:family="text">
      <style:text-properties fo:font-size="3pt"/>
    </style:style>
    <style:style style:name="T7" style:family="text">
      <style:text-properties fo:font-size="12pt"/>
    </style:style>
    <style:style style:name="T8" style:family="text">
      <style:text-properties fo:font-size="8pt"/>
    </style:style>
    <style:style style:name="T9" style:family="text">
      <style:text-properties fo:font-size="6pt"/>
    </style:style>
    <style:style style:name="T10" style:family="text">
      <style:text-properties fo:font-variant="normal" fo:text-transform="none" style:use-window-font-color="true" style:text-outline="false" style:text-line-through-style="none" style:text-line-through-type="none" style:font-name="Liberation Sans" fo:font-size="3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2" draw:layer="layout" svg:width="10.9cm" svg:height="1.094cm" svg:x="65.95cm" svg:y="18.55cm">
          <text:p text:style-name="P1"><text:span text:style-name="T1">D</text:span><text:span text:style-name="T1">M</text:span><text:span text:style-name="T1">A </text:span><text:span text:style-name="T1">M</text:span><text:span text:style-name="T1">o</text:span><text:span text:style-name="T1">d</text:span><text:span text:style-name="T1">ul</text:span><text:span text:style-name="T1">e</text:span></text:p>
          <draw:enhanced-geometry svg:viewBox="0 0 21600 21600" draw:type="rectangle" draw:enhanced-path="M 0 0 L 21600 0 21600 21600 0 21600 0 0 Z N"/>
        </draw:custom-shape>
        <draw:custom-shape draw:style-name="gr2" draw:text-style-name="P4" draw:layer="layout" svg:width="0.404cm" svg:height="0.2cm" svg:x="74.496cm" svg:y="27.549cm">
          <text:p text:style-name="P3"><text:span text:style-name="T2">axi4.w</text:span></text:p>
          <draw:enhanced-geometry svg:viewBox="0 0 21600 21600" draw:type="rectangle" draw:enhanced-path="M 0 0 L 21600 0 21600 21600 0 21600 0 0 Z N"/>
        </draw:custom-shape>
        <draw:custom-shape draw:style-name="gr3" draw:text-style-name="P4" draw:layer="layout" svg:width="0.501cm" svg:height="0.2cm" svg:x="74.499cm" svg:y="27.149cm">
          <text:p text:style-name="P3"><text:span text:style-name="T2">axi4.aw</text:span></text:p>
          <draw:enhanced-geometry svg:viewBox="0 0 21600 21600" draw:type="rectangle" draw:enhanced-path="M 0 0 L 21600 0 21600 21600 0 21600 0 0 Z N"/>
        </draw:custom-shape>
        <draw:custom-shape draw:style-name="gr4" draw:text-style-name="P6" draw:layer="layout" svg:width="3.7cm" svg:height="1.4cm" svg:x="40.6cm" svg:y="26cm">
          <text:p text:style-name="P5"><text:span text:style-name="T3">FS</text:span><text:span text:style-name="T3">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404cm" svg:height="0.2cm" svg:x="36.195cm" svg:y="11.6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36.195cm" svg:y="11.4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36.195cm" svg:y="11.2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36.195cm" svg:y="11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36.195cm" svg:y="10.8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36.195cm" svg:y="10.6cm">
          <text:p text:style-name="P7"><text:span text:style-name="T4">rs1+5</text:span></text:p>
          <draw:enhanced-geometry svg:viewBox="0 0 21600 21600" draw:type="rectangle" draw:enhanced-path="M 0 0 L 21600 0 21600 21600 0 21600 0 0 Z N"/>
        </draw:custom-shape>
        <draw:custom-shape draw:style-name="gr5" draw:text-style-name="P8" draw:layer="layout" svg:width="0.404cm" svg:height="0.2cm" svg:x="36.195cm" svg:y="17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36.195cm" svg:y="16.8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36.195cm" svg:y="16.6cm">
          <text:p text:style-name="P7"><text:span text:style-name="T4">rs1+</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36.195cm" svg:y="16.4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36.195cm" svg:y="16.2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36.195cm" svg:y="16cm">
          <text:p text:style-name="P7"><text:span text:style-name="T4">rs1+5</text:span></text:p>
          <draw:enhanced-geometry svg:viewBox="0 0 21600 21600" draw:type="rectangle" draw:enhanced-path="M 0 0 L 21600 0 21600 21600 0 21600 0 0 Z N"/>
        </draw:custom-shape>
        <draw:custom-shape draw:style-name="gr5" draw:text-style-name="P8" draw:layer="layout" svg:width="0.404cm" svg:height="0.2cm" svg:x="36.195cm" svg:y="13.6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36.195cm" svg:y="13.4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36.195cm" svg:y="13.2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36.195cm" svg:y="13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36.195cm" svg:y="12.8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36.195cm" svg:y="12.6cm">
          <text:p text:style-name="P7"><text:span text:style-name="T4">rs1+5</text:span></text:p>
          <draw:enhanced-geometry svg:viewBox="0 0 21600 21600" draw:type="rectangle" draw:enhanced-path="M 0 0 L 21600 0 21600 21600 0 21600 0 0 Z N"/>
        </draw:custom-shape>
        <draw:custom-shape draw:style-name="gr5" draw:text-style-name="P8" draw:layer="layout" svg:width="0.404cm" svg:height="0.2cm" svg:x="36.195cm" svg:y="15.4cm">
          <text:p text:style-name="P7"><text:span text:style-name="T4">bd ptr</text:span></text:p>
          <draw:enhanced-geometry svg:viewBox="0 0 21600 21600" draw:type="rectangle" draw:enhanced-path="M 0 0 L 21600 0 21600 21600 0 21600 0 0 Z N"/>
        </draw:custom-shape>
        <draw:custom-shape draw:style-name="gr5" draw:text-style-name="P8" draw:layer="layout" svg:width="0.404cm" svg:height="0.2cm" svg:x="36.195cm" svg:y="15.2cm">
          <text:p text:style-name="P7"><text:span text:style-name="T4">crc bd</text:span></text:p>
          <draw:enhanced-geometry svg:viewBox="0 0 21600 21600" draw:type="rectangle" draw:enhanced-path="M 0 0 L 21600 0 21600 21600 0 21600 0 0 Z N"/>
        </draw:custom-shape>
        <draw:custom-shape draw:style-name="gr5" draw:text-style-name="P8" draw:layer="layout" svg:width="0.404cm" svg:height="0.2cm" svg:x="36.195cm" svg:y="15cm">
          <text:p text:style-name="P7"><text:span text:style-name="T4">mv bd</text:span></text:p>
          <draw:enhanced-geometry svg:viewBox="0 0 21600 21600" draw:type="rectangle" draw:enhanced-path="M 0 0 L 21600 0 21600 21600 0 21600 0 0 Z N"/>
        </draw:custom-shape>
        <draw:custom-shape draw:style-name="gr5" draw:text-style-name="P8" draw:layer="layout" svg:width="0.404cm" svg:height="0.2cm" svg:x="36.196cm" svg:y="9.6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36.196cm" svg:y="9.4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36.196cm" svg:y="9.2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36.196cm" svg:y="9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36.196cm" svg:y="8.8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36.196cm" svg:y="8.6cm">
          <text:p text:style-name="P7"><text:span text:style-name="T4">rs1+5</text:span></text:p>
          <draw:enhanced-geometry svg:viewBox="0 0 21600 21600" draw:type="rectangle" draw:enhanced-path="M 0 0 L 21600 0 21600 21600 0 21600 0 0 Z N"/>
        </draw:custom-shape>
        <draw:custom-shape draw:style-name="gr5" draw:text-style-name="P8" draw:layer="layout" svg:width="0.404cm" svg:height="0.2cm" svg:x="36.197cm" svg:y="7.6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36.197cm" svg:y="7.4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36.197cm" svg:y="7.2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36.197cm" svg:y="7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36.197cm" svg:y="6.8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36.197cm" svg:y="6.6cm">
          <text:p text:style-name="P7"><text:span text:style-name="T4">rs1+5</text:span></text:p>
          <draw:enhanced-geometry svg:viewBox="0 0 21600 21600" draw:type="rectangle" draw:enhanced-path="M 0 0 L 21600 0 21600 21600 0 21600 0 0 Z N"/>
        </draw:custom-shape>
        <draw:custom-shape draw:style-name="gr5" draw:text-style-name="P8" draw:layer="layout" svg:width="0.404cm" svg:height="0.2cm" svg:x="35.6cm" svg:y="24.6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35.6cm" svg:y="24.4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35.6cm" svg:y="24.2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35.6cm" svg:y="24cm">
          <text:p text:style-name="P7"><text:span text:style-name="T4">rs1+</text:span><text:span text:style-name="T4">3</text:span></text:p>
          <draw:enhanced-geometry svg:viewBox="0 0 21600 21600" draw:type="rectangle" draw:enhanced-path="M 0 0 L 21600 0 21600 21600 0 21600 0 0 Z N"/>
        </draw:custom-shape>
        <draw:custom-shape draw:style-name="gr5" draw:text-style-name="P8" draw:layer="layout" svg:width="0.404cm" svg:height="0.2cm" svg:x="35.6cm" svg:y="23.8cm">
          <text:p text:style-name="P7"><text:span text:style-name="T4">rs1+</text:span><text:span text:style-name="T4">4</text:span></text:p>
          <draw:enhanced-geometry svg:viewBox="0 0 21600 21600" draw:type="rectangle" draw:enhanced-path="M 0 0 L 21600 0 21600 21600 0 21600 0 0 Z N"/>
        </draw:custom-shape>
        <draw:custom-shape draw:style-name="gr5" draw:text-style-name="P8" draw:layer="layout" svg:width="0.404cm" svg:height="0.2cm" svg:x="35.6cm" svg:y="23.6cm">
          <text:p text:style-name="P7"><text:span text:style-name="T4">rs1+</text:span><text:span text:style-name="T4">5</text:span></text:p>
          <draw:enhanced-geometry svg:viewBox="0 0 21600 21600" draw:type="rectangle" draw:enhanced-path="M 0 0 L 21600 0 21600 21600 0 21600 0 0 Z N"/>
        </draw:custom-shape>
        <draw:custom-shape draw:style-name="gr5" draw:text-style-name="P8" draw:layer="layout" svg:width="0.404cm" svg:height="0.2cm" svg:x="49.998cm" svg:y="16.8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49.998cm" svg:y="16.6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16.4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49.998cm" svg:y="16.2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16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49.998cm" svg:y="15.8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49.999cm" svg:y="17.2cm">
          <text:p text:style-name="P7"><text:span text:style-name="T4">rd+0</text:span></text:p>
          <draw:enhanced-geometry svg:viewBox="0 0 21600 21600" draw:type="rectangle" draw:enhanced-path="M 0 0 L 21600 0 21600 21600 0 21600 0 0 Z N"/>
        </draw:custom-shape>
        <draw:custom-shape draw:style-name="gr6" draw:text-style-name="P10" draw:layer="layout" svg:width="2.4cm" svg:height="0.2cm" svg:x="50.395cm" svg:y="15.4cm">
          <text:p text:style-name="P9"><text:span text:style-name="T4">dma </text:span><text:span text:style-name="T4">outp</text:span><text:span text:style-name="T4">ut</text:span></text:p>
          <draw:enhanced-geometry svg:viewBox="0 0 21600 21600" draw:type="rectangle" draw:enhanced-path="M 0 0 L 21600 0 21600 21600 0 21600 0 0 Z N"/>
        </draw:custom-shape>
        <draw:custom-shape draw:style-name="gr5" draw:text-style-name="P8" draw:layer="layout" svg:width="0.404cm" svg:height="0.2cm" svg:x="49.998cm" svg:y="13.6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49.991cm" svg:y="13.4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13.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49.998cm" svg:y="13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12.8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49.998cm" svg:y="12.6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49.998cm" svg:y="11.6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49.998cm" svg:y="11.4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11.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49.998cm" svg:y="11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10.8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49.998cm" svg:y="10.6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49.998cm" svg:y="9.6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49.998cm" svg:y="9.4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9.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49.998cm" svg:y="9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8.8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49.998cm" svg:y="8.6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49.998cm" svg:y="7.6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49.998cm" svg:y="7.4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49.998cm" svg:y="7.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49.998cm" svg:y="7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49.998cm" svg:y="6.8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49.998cm" svg:y="6.6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36.595cm" svg:y="15.6cm">
          <text:p text:style-name="P9"><text:span text:style-name="T4">dma </text:span><text:span text:style-name="T4">input </text:span><text:span text:style-name="T4">form</text:span><text:span text:style-name="T4">at</text:span></text:p>
          <draw:enhanced-geometry svg:viewBox="0 0 21600 21600" draw:type="rectangle" draw:enhanced-path="M 0 0 L 21600 0 21600 21600 0 21600 0 0 Z N"/>
        </draw:custom-shape>
        <draw:custom-shape draw:style-name="gr6" draw:text-style-name="P10" draw:layer="layout" svg:width="2.4cm" svg:height="0.2cm" svg:x="36.595cm" svg:y="10.2cm">
          <text:p text:style-name="P9"><text:span text:style-name="T4">key </text:span><text:span text:style-name="T4">read </text:span><text:span text:style-name="T4">input </text:span><text:span text:style-name="T4">form</text:span><text:span text:style-name="T4">at</text:span></text:p>
          <draw:enhanced-geometry svg:viewBox="0 0 21600 21600" draw:type="rectangle" draw:enhanced-path="M 0 0 L 21600 0 21600 21600 0 21600 0 0 Z N"/>
        </draw:custom-shape>
        <draw:custom-shape draw:style-name="gr6" draw:text-style-name="P10" draw:layer="layout" svg:width="2.4cm" svg:height="0.2cm" svg:x="36.595cm" svg:y="1.6cm">
          <text:p text:style-name="P9"><text:span text:style-name="T4">cmd</text:span><text:span text:style-name="T4">_met</text:span><text:span text:style-name="T4">a </text:span><text:span text:style-name="T4">form</text:span><text:span text:style-name="T4">at</text:span></text:p>
          <draw:enhanced-geometry svg:viewBox="0 0 21600 21600" draw:type="rectangle" draw:enhanced-path="M 0 0 L 21600 0 21600 21600 0 21600 0 0 Z N"/>
        </draw:custom-shape>
        <draw:custom-shape draw:style-name="gr5" draw:text-style-name="P8" draw:layer="layout" svg:width="0.404cm" svg:height="0.2cm" svg:x="36.195cm" svg:y="2.8cm">
          <text:p text:style-name="P7"><text:span text:style-name="T4">rs1+</text:span><text:span text:style-name="T4">0</text:span></text:p>
          <draw:enhanced-geometry svg:viewBox="0 0 21600 21600" draw:type="rectangle" draw:enhanced-path="M 0 0 L 21600 0 21600 21600 0 21600 0 0 Z N"/>
        </draw:custom-shape>
        <draw:custom-shape draw:style-name="gr5" draw:text-style-name="P8" draw:layer="layout" svg:width="0.404cm" svg:height="0.2cm" svg:x="36.195cm" svg:y="2.6cm">
          <text:p text:style-name="P7"><text:span text:style-name="T4">rs1+</text:span><text:span text:style-name="T4">1</text:span></text:p>
          <draw:enhanced-geometry svg:viewBox="0 0 21600 21600" draw:type="rectangle" draw:enhanced-path="M 0 0 L 21600 0 21600 21600 0 21600 0 0 Z N"/>
        </draw:custom-shape>
        <draw:custom-shape draw:style-name="gr5" draw:text-style-name="P8" draw:layer="layout" svg:width="0.404cm" svg:height="0.2cm" svg:x="36.195cm" svg:y="2.4cm">
          <text:p text:style-name="P7"><text:span text:style-name="T4">rs1+</text:span><text:span text:style-name="T4">2</text:span></text:p>
          <draw:enhanced-geometry svg:viewBox="0 0 21600 21600" draw:type="rectangle" draw:enhanced-path="M 0 0 L 21600 0 21600 21600 0 21600 0 0 Z N"/>
        </draw:custom-shape>
        <draw:custom-shape draw:style-name="gr5" draw:text-style-name="P8" draw:layer="layout" svg:width="0.404cm" svg:height="0.2cm" svg:x="36.195cm" svg:y="2.2cm">
          <text:p text:style-name="P7"><text:span text:style-name="T4">rs1+</text:span><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38.595cm" svg:y="1.8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4cm" svg:y="1.8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6cm" svg:y="1.8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5cm" svg:y="1.8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7cm" svg:y="1.8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6cm" svg:y="1.8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8cm" svg:y="1.8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7cm" svg:y="1.8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999cm" svg:y="1.8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8cm" svg:y="1.8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6cm" svg:y="1.8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5cm" svg:y="1.8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7cm" svg:y="1.8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6cm" svg:y="1.8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8cm" svg:y="1.8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7cm" svg:y="1.8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399cm" svg:y="1.8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8cm" svg:y="1.8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cm" svg:y="1.8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199cm" svg:y="1.8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7cm" svg:y="1.8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6cm" svg:y="1.8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8cm" svg:y="1.8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7cm" svg:y="1.8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799cm" svg:y="1.8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8cm" svg:y="1.8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cm" svg:y="1.8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599cm" svg:y="1.8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1cm" svg:y="1.8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cm" svg:y="1.8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1cm" svg:y="1.8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1cm" svg:y="1.8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5cm" svg:y="1.8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4cm" svg:y="1.8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6cm" svg:y="1.8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5cm" svg:y="1.8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7cm" svg:y="1.8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6cm" svg:y="1.8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8cm" svg:y="1.8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7cm" svg:y="1.8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6cm" svg:y="1.8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5cm" svg:y="1.8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7cm" svg:y="1.8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6cm" svg:y="1.8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8cm" svg:y="1.8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7cm" svg:y="1.8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399cm" svg:y="1.8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8cm" svg:y="1.8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cm" svg:y="1.8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199cm" svg:y="1.8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7cm" svg:y="1.8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6cm" svg:y="1.8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8cm" svg:y="1.8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7cm" svg:y="1.8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799cm" svg:y="1.8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8cm" svg:y="1.8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cm" svg:y="1.8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599cm" svg:y="1.8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1cm" svg:y="1.8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cm" svg:y="1.8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1cm" svg:y="1.8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1cm" svg:y="1.8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cm" svg:y="1.8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799cm" svg:y="1.8cm">
          <text:p text:style-name="P7"><text:span text:style-name="T4">62</text:span></text:p>
          <draw:enhanced-geometry svg:viewBox="0 0 21600 21600" draw:type="rectangle" draw:enhanced-path="M 0 0 L 21600 0 21600 21600 0 21600 0 0 Z N"/>
        </draw:custom-shape>
        <draw:custom-shape draw:style-name="gr8" draw:text-style-name="P11" draw:layer="layout" svg:width="12.796cm" svg:height="0.2cm" svg:x="36.599cm" svg:y="2.2cm">
          <text:p text:style-name="P7"><text:span text:style-name="T4">cmd</text:span><text:span text:style-name="T4">_met</text:span><text:span text:style-name="T4">a 2</text:span></text:p>
          <draw:enhanced-geometry svg:viewBox="0 0 21600 21600" draw:type="rectangle" draw:enhanced-path="M 0 0 L 21600 0 21600 21600 0 21600 0 0 Z N"/>
        </draw:custom-shape>
        <draw:custom-shape draw:style-name="gr8" draw:text-style-name="P11" draw:layer="layout" svg:width="12.796cm" svg:height="0.2cm" svg:x="36.599cm" svg:y="2.4cm">
          <text:p text:style-name="P7"><text:span text:style-name="T4">cmd</text:span><text:span text:style-name="T4">_met</text:span><text:span text:style-name="T4">a 1</text:span></text:p>
          <draw:enhanced-geometry svg:viewBox="0 0 21600 21600" draw:type="rectangle" draw:enhanced-path="M 0 0 L 21600 0 21600 21600 0 21600 0 0 Z N"/>
        </draw:custom-shape>
        <draw:custom-shape draw:style-name="gr8" draw:text-style-name="P11" draw:layer="layout" svg:width="12.796cm" svg:height="0.2cm" svg:x="36.599cm" svg:y="2.6cm">
          <text:p text:style-name="P7"><text:span text:style-name="T4">cmd_meta 0</text:span></text:p>
          <draw:enhanced-geometry svg:viewBox="0 0 21600 21600" draw:type="rectangle" draw:enhanced-path="M 0 0 L 21600 0 21600 21600 0 21600 0 0 Z N"/>
        </draw:custom-shape>
        <draw:custom-shape draw:style-name="gr9" draw:text-style-name="P11" draw:layer="layout" svg:width="0.8cm" svg:height="0.2cm" svg:x="48.595cm" svg:y="2.8cm">
          <text:p text:style-name="P7"><text:span text:style-name="T4">cmd 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7.795cm" svg:y="2.8cm">
          <text:p text:style-name="P7"><text:span text:style-name="T4">cmd 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995cm" svg:y="2.8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5cm" svg:y="2.8cm">
          <text:p text:style-name="P7"><text:span text:style-name="T4">cmd 3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5.395cm" svg:y="2.8cm">
          <text:p text:style-name="P12"><text:span text:style-name="T5">cmd 4</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4.595cm" svg:y="2.8cm">
          <text:p text:style-name="P12"><text:span text:style-name="T5">cmd 5</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3.795cm" svg:y="2.8cm">
          <text:p text:style-name="P12"><text:span text:style-name="T5">cmd 6</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2.995cm" svg:y="2.8cm">
          <text:p text:style-name="P12"><text:span text:style-name="T5">cmd 7</text:span><text:span text:style-name="T4">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2.195cm" svg:y="2.8cm">
          <text:p text:style-name="P12"><text:span text:style-name="T5">cmd 8</text:span><text:span text:style-name="T4"> type</text:span></text:p>
          <draw:enhanced-geometry svg:viewBox="0 0 21600 21600" draw:type="rectangle" draw:enhanced-path="M 0 0 L 21600 0 21600 21600 0 21600 0 0 Z N"/>
        </draw:custom-shape>
        <draw:custom-shape draw:style-name="gr9" draw:text-style-name="P11" draw:layer="layout" svg:width="0.8cm" svg:height="0.2cm" svg:x="41.395cm" svg:y="2.8cm">
          <text:p text:style-name="P12"><text:span text:style-name="T5">cmd 9</text:span><text:span text:style-name="T4"> type</text:span></text:p>
          <draw:enhanced-geometry svg:viewBox="0 0 21600 21600" draw:type="rectangle" draw:enhanced-path="M 0 0 L 21600 0 21600 21600 0 21600 0 0 Z N"/>
        </draw:custom-shape>
        <draw:custom-shape draw:style-name="gr9" draw:text-style-name="P11" draw:layer="layout" svg:width="0.8cm" svg:height="0.2cm" svg:x="40.595cm" svg:y="2.8cm">
          <text:p text:style-name="P12"><text:span text:style-name="T5">cmd 10</text:span><text:span text:style-name="T4"> type</text:span></text:p>
          <draw:enhanced-geometry svg:viewBox="0 0 21600 21600" draw:type="rectangle" draw:enhanced-path="M 0 0 L 21600 0 21600 21600 0 21600 0 0 Z N"/>
        </draw:custom-shape>
        <draw:custom-shape draw:style-name="gr9" draw:text-style-name="P11" draw:layer="layout" svg:width="0.8cm" svg:height="0.2cm" svg:x="39.795cm" svg:y="2.8cm">
          <text:p text:style-name="P12"><text:span text:style-name="T5">cmd 11</text:span><text:span text:style-name="T4"> type</text:span></text:p>
          <draw:enhanced-geometry svg:viewBox="0 0 21600 21600" draw:type="rectangle" draw:enhanced-path="M 0 0 L 21600 0 21600 21600 0 21600 0 0 Z N"/>
        </draw:custom-shape>
        <draw:custom-shape draw:style-name="gr9" draw:text-style-name="P11" draw:layer="layout" svg:width="0.8cm" svg:height="0.2cm" svg:x="38.995cm" svg:y="2.8cm">
          <text:p text:style-name="P12"><text:span text:style-name="T5">cmd 12</text:span><text:span text:style-name="T4"> type</text:span></text:p>
          <draw:enhanced-geometry svg:viewBox="0 0 21600 21600" draw:type="rectangle" draw:enhanced-path="M 0 0 L 21600 0 21600 21600 0 21600 0 0 Z N"/>
        </draw:custom-shape>
        <draw:custom-shape draw:style-name="gr9" draw:text-style-name="P11" draw:layer="layout" svg:width="0.8cm" svg:height="0.2cm" svg:x="38.195cm" svg:y="2.8cm">
          <text:p text:style-name="P12"><text:span text:style-name="T5">cmd 13</text:span><text:span text:style-name="T4"> type</text:span></text:p>
          <draw:enhanced-geometry svg:viewBox="0 0 21600 21600" draw:type="rectangle" draw:enhanced-path="M 0 0 L 21600 0 21600 21600 0 21600 0 0 Z N"/>
        </draw:custom-shape>
        <draw:custom-shape draw:style-name="gr9" draw:text-style-name="P11" draw:layer="layout" svg:width="0.8cm" svg:height="0.2cm" svg:x="37.395cm" svg:y="2.8cm">
          <text:p text:style-name="P12"><text:span text:style-name="T5">cmd 14</text:span><text:span text:style-name="T4"> type</text:span></text:p>
          <draw:enhanced-geometry svg:viewBox="0 0 21600 21600" draw:type="rectangle" draw:enhanced-path="M 0 0 L 21600 0 21600 21600 0 21600 0 0 Z N"/>
        </draw:custom-shape>
        <draw:custom-shape draw:style-name="gr9" draw:text-style-name="P11" draw:layer="layout" svg:width="0.8cm" svg:height="0.2cm" svg:x="36.595cm" svg:y="2.8cm">
          <text:p text:style-name="P12"><text:span text:style-name="T5">cmd 15</text:span><text:span text:style-name="T4"> type</text:span></text:p>
          <draw:enhanced-geometry svg:viewBox="0 0 21600 21600" draw:type="rectangle" draw:enhanced-path="M 0 0 L 21600 0 21600 21600 0 21600 0 0 Z N"/>
        </draw:custom-shape>
        <draw:custom-shape draw:style-name="gr10" draw:text-style-name="P11" draw:layer="layout" svg:width="6.4cm" svg:height="0.2cm" svg:x="42.995cm" svg:y="3cm">
          <text:p text:style-name="P7"><text:span text:style-name="T4">cmd 0 inst</text:span></text:p>
          <draw:enhanced-geometry svg:viewBox="0 0 21600 21600" draw:type="rectangle" draw:enhanced-path="M 0 0 L 21600 0 21600 21600 0 21600 0 0 Z N"/>
        </draw:custom-shape>
        <draw:custom-shape draw:style-name="gr7" draw:text-style-name="P11" draw:layer="layout" svg:width="0.2cm" svg:height="0.2cm" svg:x="36.601cm" svg:y="3.8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36.801cm" svg:y="3.8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38.195cm" svg:y="3.8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38.394cm" svg:y="3.8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37.796cm" svg:y="3.8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37.995cm" svg:y="3.8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37.397cm" svg:y="3.8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37.596cm" svg:y="3.8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36.998cm" svg:y="3.8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37.197cm" svg:y="3.8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0.196cm" svg:y="3.8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0.395cm" svg:y="3.8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39.797cm" svg:y="3.8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39.996cm" svg:y="3.8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39.398cm" svg:y="3.8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39.597cm" svg:y="3.8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38.999cm" svg:y="3.8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39.198cm" svg:y="3.8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38.6cm" svg:y="3.8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38.799cm" svg:y="3.8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2.197cm" svg:y="3.8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2.396cm" svg:y="3.8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1.798cm" svg:y="3.8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1.997cm" svg:y="3.8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1.399cm" svg:y="3.8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1.598cm" svg:y="3.8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1cm" svg:y="3.8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1.199cm" svg:y="3.8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0.601cm" svg:y="3.8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0.8cm" svg:y="3.8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2.601cm" svg:y="3.8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2.801cm" svg:y="3.8cm">
          <text:p text:style-name="P7"><text:span text:style-name="T4">0</text:span></text:p>
          <draw:enhanced-geometry svg:viewBox="0 0 21600 21600" draw:type="rectangle" draw:enhanced-path="M 0 0 L 21600 0 21600 21600 0 21600 0 0 Z N"/>
        </draw:custom-shape>
        <draw:custom-shape draw:style-name="gr11" draw:text-style-name="P11" draw:layer="layout" svg:width="1.4cm" svg:height="0.2cm" svg:x="41.595cm" svg:y="4cm">
          <text:p text:style-name="P7"><text:span text:style-name="T4">opc</text:span><text:span text:style-name="T4">ode: </text:span><text:span text:style-name="T4">cust</text:span><text:span text:style-name="T4">om0/</text:span><text:span text:style-name="T4">1</text:span></text:p>
          <draw:enhanced-geometry svg:viewBox="0 0 21600 21600" draw:type="rectangle" draw:enhanced-path="M 0 0 L 21600 0 21600 21600 0 21600 0 0 Z N"/>
        </draw:custom-shape>
        <draw:custom-shape draw:style-name="gr12" draw:text-style-name="P11" draw:layer="layout" svg:width="1cm" svg:height="0.2cm" svg:x="40.595cm" svg:y="4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37.995cm" svg:y="4cm">
          <text:p text:style-name="P7"><text:span text:style-name="T4">funct</text:span><text:span text:style-name="T4">5</text:span></text:p>
          <draw:enhanced-geometry svg:viewBox="0 0 21600 21600" draw:type="rectangle" draw:enhanced-path="M 0 0 L 21600 0 21600 21600 0 21600 0 0 Z N"/>
        </draw:custom-shape>
        <draw:custom-shape draw:style-name="gr11" draw:text-style-name="P11" draw:layer="layout" svg:width="1.4cm" svg:height="0.2cm" svg:x="36.595cm" svg:y="4cm">
          <text:p text:style-name="P7"><text:span text:style-name="T4">funct</text:span><text:span text:style-name="T4">7</text:span></text:p>
          <draw:enhanced-geometry svg:viewBox="0 0 21600 21600" draw:type="rectangle" draw:enhanced-path="M 0 0 L 21600 0 21600 21600 0 21600 0 0 Z N"/>
        </draw:custom-shape>
        <draw:custom-shape draw:style-name="gr13" draw:text-style-name="P11" draw:layer="layout" svg:width="0.6cm" svg:height="0.2cm" svg:x="39.995cm" svg:y="4cm">
          <text:p text:style-name="P7"><text:span text:style-name="T4">funct</text:span><text:span text:style-name="T4">3</text:span></text:p>
          <draw:enhanced-geometry svg:viewBox="0 0 21600 21600" draw:type="rectangle" draw:enhanced-path="M 0 0 L 21600 0 21600 21600 0 21600 0 0 Z N"/>
        </draw:custom-shape>
        <draw:custom-shape draw:style-name="gr11" draw:text-style-name="P11" draw:layer="layout" svg:width="1.4cm" svg:height="0.2cm" svg:x="41.595cm" svg:y="4.2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0.595cm" svg:y="4.2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2cm">
          <text:p text:style-name="P7"><text:span text:style-name="T4">000</text:span><text:span text:style-name="T4">00</text:span></text:p>
          <draw:enhanced-geometry svg:viewBox="0 0 21600 21600" draw:type="rectangle" draw:enhanced-path="M 0 0 L 21600 0 21600 21600 0 21600 0 0 Z N"/>
        </draw:custom-shape>
        <draw:custom-shape draw:style-name="gr12" draw:text-style-name="P11" draw:layer="layout" svg:width="1cm" svg:height="0.2cm" svg:x="37.995cm" svg:y="4.2cm">
          <text:p text:style-name="P7"><text:span text:style-name="T4">0: </text:span><text:span text:style-name="T4">load</text:span></text:p>
          <draw:enhanced-geometry svg:viewBox="0 0 21600 21600" draw:type="rectangle" draw:enhanced-path="M 0 0 L 21600 0 21600 21600 0 21600 0 0 Z N"/>
        </draw:custom-shape>
        <draw:custom-shape draw:style-name="gr11" draw:text-style-name="P11" draw:layer="layout" svg:width="1.4cm" svg:height="0.2cm" svg:x="36.595cm" svg:y="4.2cm">
          <text:p text:style-name="P7"><text:span text:style-name="T4">burs</text:span><text:span text:style-name="T4">t </text:span><text:span text:style-name="T4">num</text:span></text:p>
          <draw:enhanced-geometry svg:viewBox="0 0 21600 21600" draw:type="rectangle" draw:enhanced-path="M 0 0 L 21600 0 21600 21600 0 21600 0 0 Z N"/>
        </draw:custom-shape>
        <draw:custom-shape draw:style-name="gr13" draw:text-style-name="P11" draw:layer="layout" svg:width="0.6cm" svg:height="0.2cm" svg:x="39.995cm" svg:y="4.2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1.595cm" svg:y="4.4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0.595cm" svg:y="4.4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4cm">
          <text:p text:style-name="P7"><text:span text:style-name="T4">000</text:span><text:span text:style-name="T4">00</text:span></text:p>
          <draw:enhanced-geometry svg:viewBox="0 0 21600 21600" draw:type="rectangle" draw:enhanced-path="M 0 0 L 21600 0 21600 21600 0 21600 0 0 Z N"/>
        </draw:custom-shape>
        <draw:custom-shape draw:style-name="gr12" draw:text-style-name="P11" draw:layer="layout" svg:width="1cm" svg:height="0.2cm" svg:x="37.995cm" svg:y="4.4cm">
          <text:p text:style-name="P7"><text:span text:style-name="T4">1: </text:span><text:span text:style-name="T4">stor</text:span><text:span text:style-name="T4">e</text:span></text:p>
          <draw:enhanced-geometry svg:viewBox="0 0 21600 21600" draw:type="rectangle" draw:enhanced-path="M 0 0 L 21600 0 21600 21600 0 21600 0 0 Z N"/>
        </draw:custom-shape>
        <draw:custom-shape draw:style-name="gr11" draw:text-style-name="P11" draw:layer="layout" svg:width="1.4cm" svg:height="0.2cm" svg:x="36.595cm" svg:y="4.4cm">
          <text:p text:style-name="P7"><text:span text:style-name="T4">burs</text:span><text:span text:style-name="T4">t </text:span><text:span text:style-name="T4">num</text:span></text:p>
          <draw:enhanced-geometry svg:viewBox="0 0 21600 21600" draw:type="rectangle" draw:enhanced-path="M 0 0 L 21600 0 21600 21600 0 21600 0 0 Z N"/>
        </draw:custom-shape>
        <draw:custom-shape draw:style-name="gr13" draw:text-style-name="P11" draw:layer="layout" svg:width="0.6cm" svg:height="0.2cm" svg:x="39.995cm" svg:y="4.4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1.595cm" svg:y="4.6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0.595cm" svg:y="4.6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6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37.995cm" svg:y="4.6cm">
          <text:p text:style-name="P7"><text:span text:style-name="T4">2: </text:span><text:span text:style-name="T4">key </text:span><text:span text:style-name="T4">read</text:span></text:p>
          <draw:enhanced-geometry svg:viewBox="0 0 21600 21600" draw:type="rectangle" draw:enhanced-path="M 0 0 L 21600 0 21600 21600 0 21600 0 0 Z N"/>
        </draw:custom-shape>
        <draw:custom-shape draw:style-name="gr11" draw:text-style-name="P11" draw:layer="layout" svg:width="1.4cm" svg:height="0.2cm" svg:x="36.595cm" svg:y="4.6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39.995cm" svg:y="4.6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1.595cm" svg:y="4.8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0.595cm" svg:y="4.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4.8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37.995cm" svg:y="4.8cm">
          <text:p text:style-name="P7"><text:span text:style-name="T4">3: </text:span><text:span text:style-name="T4">cam </text:span><text:span text:style-name="T4">sear</text:span><text:span text:style-name="T4">ch</text:span></text:p>
          <draw:enhanced-geometry svg:viewBox="0 0 21600 21600" draw:type="rectangle" draw:enhanced-path="M 0 0 L 21600 0 21600 21600 0 21600 0 0 Z N"/>
        </draw:custom-shape>
        <draw:custom-shape draw:style-name="gr11" draw:text-style-name="P11" draw:layer="layout" svg:width="1.4cm" svg:height="0.2cm" svg:x="36.595cm" svg:y="4.8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39.995cm" svg:y="4.8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1.595cm" svg:y="5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0.595cm" svg:y="5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38.995cm" svg:y="5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37.995cm" svg:y="5cm">
          <text:p text:style-name="P7"><text:span text:style-name="T4">4: </text:span><text:span text:style-name="T4">dma </text:span><text:span text:style-name="T4">actio</text:span><text:span text:style-name="T4">n</text:span></text:p>
          <draw:enhanced-geometry svg:viewBox="0 0 21600 21600" draw:type="rectangle" draw:enhanced-path="M 0 0 L 21600 0 21600 21600 0 21600 0 0 Z N"/>
        </draw:custom-shape>
        <draw:custom-shape draw:style-name="gr11" draw:text-style-name="P11" draw:layer="layout" svg:width="1.4cm" svg:height="0.2cm" svg:x="36.595cm" svg:y="5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39.995cm" svg:y="5cm">
          <text:p text:style-name="P7"><text:span text:style-name="T4">000</text:span></text:p>
          <draw:enhanced-geometry svg:viewBox="0 0 21600 21600" draw:type="rectangle" draw:enhanced-path="M 0 0 L 21600 0 21600 21600 0 21600 0 0 Z N"/>
        </draw:custom-shape>
        <draw:custom-shape draw:style-name="gr7" draw:text-style-name="P14" draw:layer="layout" svg:width="0.2cm" svg:height="0.2cm" svg:x="36.599cm" svg:y="10.6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1.199cm" svg:y="10.6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39.399cm" svg:y="10.6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36.799cm" svg:y="10.6cm">
          <text:p text:style-name="P7"><text:span text:style-name="T4">offset:13</text:span></text:p>
          <draw:enhanced-geometry svg:viewBox="0 0 21600 21600" draw:type="rectangle" draw:enhanced-path="M 0 0 L 21600 0 21600 21600 0 21600 0 0 Z N"/>
        </draw:custom-shape>
        <draw:custom-shape draw:style-name="gr7" draw:text-style-name="P11" draw:layer="layout" svg:width="0.2cm" svg:height="0.2cm" svg:x="38.596cm" svg:y="10.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5cm" svg:y="10.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7cm" svg:y="10.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6cm" svg:y="10.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8cm" svg:y="10.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7cm" svg:y="10.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9cm" svg:y="10.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8cm" svg:y="10.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7cm" svg:y="10.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9cm" svg:y="10.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7cm" svg:y="10.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6cm" svg:y="10.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8cm" svg:y="10.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7cm" svg:y="10.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9cm" svg:y="10.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8cm" svg:y="10.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4cm" svg:y="10.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9cm" svg:y="10.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001cm" svg:y="10.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2cm" svg:y="10.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8cm" svg:y="10.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7cm" svg:y="10.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9cm" svg:y="10.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8cm" svg:y="10.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8cm" svg:y="10.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9cm" svg:y="10.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01cm" svg:y="10.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6cm" svg:y="10.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2cm" svg:y="10.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01cm" svg:y="10.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2cm" svg:y="10.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2cm" svg:y="10.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6cm" svg:y="10.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5cm" svg:y="10.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7cm" svg:y="10.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6cm" svg:y="10.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8cm" svg:y="10.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7cm" svg:y="10.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9cm" svg:y="10.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8cm" svg:y="10.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7cm" svg:y="10.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6cm" svg:y="10.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8cm" svg:y="10.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7cm" svg:y="10.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9cm" svg:y="10.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8cm" svg:y="10.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4cm" svg:y="10.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9cm" svg:y="10.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001cm" svg:y="10.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2cm" svg:y="10.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8cm" svg:y="10.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7cm" svg:y="10.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9cm" svg:y="10.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8cm" svg:y="10.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8cm" svg:y="10.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9cm" svg:y="10.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01cm" svg:y="10.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6cm" svg:y="10.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2cm" svg:y="10.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01cm" svg:y="10.4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2cm" svg:y="10.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2cm" svg:y="10.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01cm" svg:y="10.4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8cm" svg:y="10.4cm">
          <text:p text:style-name="P7"><text:span text:style-name="T4">62</text:span></text:p>
          <draw:enhanced-geometry svg:viewBox="0 0 21600 21600" draw:type="rectangle" draw:enhanced-path="M 0 0 L 21600 0 21600 21600 0 21600 0 0 Z N"/>
        </draw:custom-shape>
        <draw:custom-shape draw:style-name="gr7" draw:text-style-name="P14" draw:layer="layout" svg:width="0.2cm" svg:height="0.2cm" svg:x="42.999cm" svg:y="10.6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599cm" svg:y="10.6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45.799cm" svg:y="10.6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43.199cm" svg:y="10.6cm">
          <text:p text:style-name="P7"><text:span text:style-name="T4">offse</text:span><text:span text:style-name="T4">t:13</text:span></text:p>
          <draw:enhanced-geometry svg:viewBox="0 0 21600 21600" draw:type="rectangle" draw:enhanced-path="M 0 0 L 21600 0 21600 21600 0 21600 0 0 Z N"/>
        </draw:custom-shape>
        <draw:custom-shape draw:style-name="gr5" draw:text-style-name="P8" draw:layer="layout" svg:width="0.404cm" svg:height="0.2cm" svg:x="36.195cm" svg:y="2cm">
          <text:p text:style-name="P7"><text:span text:style-name="T4">rs1+</text:span><text:span text:style-name="T4">4</text:span></text:p>
          <draw:enhanced-geometry svg:viewBox="0 0 21600 21600" draw:type="rectangle" draw:enhanced-path="M 0 0 L 21600 0 21600 21600 0 21600 0 0 Z N"/>
        </draw:custom-shape>
        <draw:custom-shape draw:style-name="gr8" draw:text-style-name="P11" draw:layer="layout" svg:width="12.796cm" svg:height="0.2cm" svg:x="36.599cm" svg:y="2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7" draw:text-style-name="P14" draw:layer="layout" svg:width="0.2cm" svg:height="0.2cm" svg:x="36.599cm" svg:y="10.8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1.199cm" svg:y="10.8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39.399cm" svg:y="10.8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36.799cm" svg:y="10.8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4" draw:layer="layout" svg:width="0.2cm" svg:height="0.2cm" svg:x="42.999cm" svg:y="10.8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599cm" svg:y="10.8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45.799cm" svg:y="10.8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43.199cm" svg:y="10.8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4" draw:layer="layout" svg:width="0.2cm" svg:height="0.2cm" svg:x="36.599cm" svg:y="11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1.199cm" svg:y="11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39.399cm" svg:y="11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36.799cm" svg:y="11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4" draw:layer="layout" svg:width="0.2cm" svg:height="0.2cm" svg:x="42.999cm" svg:y="11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599cm" svg:y="11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45.799cm" svg:y="11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43.199cm" svg:y="11cm">
          <text:p text:style-name="P7"><text:span text:style-name="T4">offset:13</text:span></text:p>
          <draw:enhanced-geometry svg:viewBox="0 0 21600 21600" draw:type="rectangle" draw:enhanced-path="M 0 0 L 21600 0 21600 21600 0 21600 0 0 Z N"/>
        </draw:custom-shape>
        <draw:custom-shape draw:style-name="gr7" draw:text-style-name="P14" draw:layer="layout" svg:width="0.2cm" svg:height="0.2cm" svg:x="36.599cm" svg:y="11.2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1.199cm" svg:y="11.2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39.399cm" svg:y="11.2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36.799cm" svg:y="11.2cm">
          <text:p text:style-name="P7"><text:span text:style-name="T4">offset:1</text:span><text:span text:style-name="T4">3</text:span></text:p>
          <draw:enhanced-geometry svg:viewBox="0 0 21600 21600" draw:type="rectangle" draw:enhanced-path="M 0 0 L 21600 0 21600 21600 0 21600 0 0 Z N"/>
        </draw:custom-shape>
        <draw:custom-shape draw:style-name="gr7" draw:text-style-name="P14" draw:layer="layout" svg:width="0.2cm" svg:height="0.2cm" svg:x="42.999cm" svg:y="11.2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599cm" svg:y="11.2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45.799cm" svg:y="11.2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43.199cm" svg:y="11.2cm">
          <text:p text:style-name="P7"><text:span text:style-name="T4">offset:13</text:span></text:p>
          <draw:enhanced-geometry svg:viewBox="0 0 21600 21600" draw:type="rectangle" draw:enhanced-path="M 0 0 L 21600 0 21600 21600 0 21600 0 0 Z N"/>
        </draw:custom-shape>
        <draw:custom-shape draw:style-name="gr8" draw:text-style-name="P11" draw:layer="layout" svg:width="12.796cm" svg:height="0.2cm" svg:x="36.599cm" svg:y="2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9" draw:text-style-name="P11" draw:layer="layout" svg:width="0.8cm" svg:height="0.2cm" svg:x="48.595cm" svg:y="11.6cm">
          <text:p text:style-name="P7"><text:span text:style-name="T4">cmd </text:span><text:span text:style-name="T4">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7.795cm" svg:y="11.6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995cm" svg:y="11.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5cm" svg:y="11.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16" draw:text-style-name="P15" draw:layer="layout" svg:width="0.8cm" svg:height="0.2cm" svg:x="45.395cm" svg:y="11.6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17" draw:text-style-name="P15" draw:layer="layout" svg:width="0.8cm" svg:height="0.2cm" svg:x="44.595cm" svg:y="11.6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18" draw:text-style-name="P15" draw:layer="layout" svg:width="0.8cm" svg:height="0.2cm" svg:x="43.795cm" svg:y="11.6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19" draw:text-style-name="P15" draw:layer="layout" svg:width="0.8cm" svg:height="0.2cm" svg:x="42.995cm" svg:y="11.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20" draw:text-style-name="P15" draw:layer="layout" svg:width="0.8cm" svg:height="0.2cm" svg:x="42.195cm" svg:y="11.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21" draw:text-style-name="P15" draw:layer="layout" svg:width="0.8cm" svg:height="0.2cm" svg:x="41.395cm" svg:y="11.6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22" draw:text-style-name="P15" draw:layer="layout" svg:width="0.8cm" svg:height="0.2cm" svg:x="40.595cm" svg:y="11.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23" draw:text-style-name="P15" draw:layer="layout" svg:width="0.8cm" svg:height="0.2cm" svg:x="39.795cm" svg:y="11.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24" draw:text-style-name="P15" draw:layer="layout" svg:width="0.8cm" svg:height="0.2cm" svg:x="38.995cm" svg:y="11.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25" draw:text-style-name="P15" draw:layer="layout" svg:width="0.8cm" svg:height="0.2cm" svg:x="38.195cm" svg:y="11.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26" draw:text-style-name="P15" draw:layer="layout" svg:width="0.8cm" svg:height="0.2cm" svg:x="37.395cm" svg:y="11.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27" draw:text-style-name="P15" draw:layer="layout" svg:width="0.8cm" svg:height="0.2cm" svg:x="36.595cm" svg:y="11.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6" draw:text-style-name="P10" draw:layer="layout" svg:width="2.4cm" svg:height="0.2cm" svg:x="36.595cm" svg:y="12.2cm">
          <text:p text:style-name="P9"><text:span text:style-name="T4">tcam </text:span><text:span text:style-name="T4">sear</text:span><text:span text:style-name="T4">ch </text:span><text:span text:style-name="T4">input </text:span><text:span text:style-name="T4">form</text:span><text:span text:style-name="T4">at</text:span></text:p>
          <draw:enhanced-geometry svg:viewBox="0 0 21600 21600" draw:type="rectangle" draw:enhanced-path="M 0 0 L 21600 0 21600 21600 0 21600 0 0 Z N"/>
        </draw:custom-shape>
        <draw:custom-shape draw:style-name="gr7" draw:text-style-name="P11" draw:layer="layout" svg:width="0.2cm" svg:height="0.2cm" svg:x="38.595cm" svg:y="12.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4cm" svg:y="12.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6cm" svg:y="12.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5cm" svg:y="12.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7cm" svg:y="12.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6cm" svg:y="12.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8cm" svg:y="12.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7cm" svg:y="12.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999cm" svg:y="12.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8cm" svg:y="12.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6cm" svg:y="12.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5cm" svg:y="12.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7cm" svg:y="12.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6cm" svg:y="12.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8cm" svg:y="12.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7cm" svg:y="12.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399cm" svg:y="12.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8cm" svg:y="12.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cm" svg:y="12.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199cm" svg:y="12.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7cm" svg:y="12.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6cm" svg:y="12.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8cm" svg:y="12.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7cm" svg:y="12.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799cm" svg:y="12.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8cm" svg:y="12.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cm" svg:y="12.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599cm" svg:y="12.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1cm" svg:y="12.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cm" svg:y="12.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1cm" svg:y="12.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1cm" svg:y="12.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5cm" svg:y="12.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4cm" svg:y="12.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6cm" svg:y="12.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5cm" svg:y="12.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7cm" svg:y="12.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6cm" svg:y="12.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8cm" svg:y="12.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7cm" svg:y="12.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6cm" svg:y="12.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5cm" svg:y="12.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7cm" svg:y="12.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6cm" svg:y="12.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8cm" svg:y="12.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7cm" svg:y="12.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399cm" svg:y="12.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8cm" svg:y="12.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cm" svg:y="12.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199cm" svg:y="12.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7cm" svg:y="12.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6cm" svg:y="12.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8cm" svg:y="12.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7cm" svg:y="12.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799cm" svg:y="12.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8cm" svg:y="12.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cm" svg:y="12.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599cm" svg:y="12.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1cm" svg:y="12.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cm" svg:y="12.4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1cm" svg:y="12.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1cm" svg:y="12.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cm" svg:y="12.4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799cm" svg:y="12.4cm">
          <text:p text:style-name="P7"><text:span text:style-name="T4">62</text:span></text:p>
          <draw:enhanced-geometry svg:viewBox="0 0 21600 21600" draw:type="rectangle" draw:enhanced-path="M 0 0 L 21600 0 21600 21600 0 21600 0 0 Z N"/>
        </draw:custom-shape>
        <draw:custom-shape draw:style-name="gr28" draw:text-style-name="P11" draw:layer="layout" svg:width="12.801cm" svg:height="0.2cm" svg:x="36.599cm" svg:y="12.8cm">
          <text:p text:style-name="P7"><text:span text:style-name="T4">mask 0</text:span></text:p>
          <draw:enhanced-geometry svg:viewBox="0 0 21600 21600" draw:type="rectangle" draw:enhanced-path="M 0 0 L 21600 0 21600 21600 0 21600 0 0 Z N"/>
        </draw:custom-shape>
        <draw:custom-shape draw:style-name="gr28" draw:text-style-name="P11" draw:layer="layout" svg:width="12.801cm" svg:height="0.2cm" svg:x="36.599cm" svg:y="13cm">
          <text:p text:style-name="P7"><text:span text:style-name="T4">key 1</text:span></text:p>
          <draw:enhanced-geometry svg:viewBox="0 0 21600 21600" draw:type="rectangle" draw:enhanced-path="M 0 0 L 21600 0 21600 21600 0 21600 0 0 Z N"/>
        </draw:custom-shape>
        <draw:custom-shape draw:style-name="gr28" draw:text-style-name="P11" draw:layer="layout" svg:width="12.801cm" svg:height="0.2cm" svg:x="36.599cm" svg:y="13.2cm">
          <text:p text:style-name="P7"><text:span text:style-name="T4">key </text:span><text:span text:style-name="T4">0</text:span></text:p>
          <draw:enhanced-geometry svg:viewBox="0 0 21600 21600" draw:type="rectangle" draw:enhanced-path="M 0 0 L 21600 0 21600 21600 0 21600 0 0 Z N"/>
        </draw:custom-shape>
        <draw:custom-shape draw:style-name="gr9" draw:text-style-name="P11" draw:layer="layout" svg:width="0.8cm" svg:height="0.2cm" svg:x="48.595cm" svg:y="13.6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47.795cm" svg:y="13.6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46.995cm" svg:y="13.6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46.195cm" svg:y="13.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29" draw:text-style-name="P15" draw:layer="layout" svg:width="0.8cm" svg:height="0.2cm" svg:x="45.395cm" svg:y="13.6cm">
          <text:p text:style-name="P12"><text:span text:style-name="T5">cmd 4</text:span><text:span text:style-name="T4"> type</text:span></text:p>
          <draw:enhanced-geometry svg:viewBox="0 0 21600 21600" draw:type="rectangle" draw:enhanced-path="M 0 0 L 21600 0 21600 21600 0 21600 0 0 Z N"/>
        </draw:custom-shape>
        <draw:custom-shape draw:style-name="gr30" draw:text-style-name="P15" draw:layer="layout" svg:width="0.8cm" svg:height="0.2cm" svg:x="44.595cm" svg:y="13.6cm">
          <text:p text:style-name="P12"><text:span text:style-name="T5">cmd 5</text:span><text:span text:style-name="T4"> type</text:span></text:p>
          <draw:enhanced-geometry svg:viewBox="0 0 21600 21600" draw:type="rectangle" draw:enhanced-path="M 0 0 L 21600 0 21600 21600 0 21600 0 0 Z N"/>
        </draw:custom-shape>
        <draw:custom-shape draw:style-name="gr31" draw:text-style-name="P15" draw:layer="layout" svg:width="0.8cm" svg:height="0.2cm" svg:x="43.795cm" svg:y="13.6cm">
          <text:p text:style-name="P12"><text:span text:style-name="T5">cmd 6</text:span><text:span text:style-name="T4"> type</text:span></text:p>
          <draw:enhanced-geometry svg:viewBox="0 0 21600 21600" draw:type="rectangle" draw:enhanced-path="M 0 0 L 21600 0 21600 21600 0 21600 0 0 Z N"/>
        </draw:custom-shape>
        <draw:custom-shape draw:style-name="gr32" draw:text-style-name="P15" draw:layer="layout" svg:width="0.8cm" svg:height="0.2cm" svg:x="42.995cm" svg:y="13.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33" draw:text-style-name="P15" draw:layer="layout" svg:width="0.8cm" svg:height="0.2cm" svg:x="42.195cm" svg:y="13.6cm">
          <text:p text:style-name="P12"><text:span text:style-name="T5">cmd 8</text:span><text:span text:style-name="T4"> type</text:span></text:p>
          <draw:enhanced-geometry svg:viewBox="0 0 21600 21600" draw:type="rectangle" draw:enhanced-path="M 0 0 L 21600 0 21600 21600 0 21600 0 0 Z N"/>
        </draw:custom-shape>
        <draw:custom-shape draw:style-name="gr34" draw:text-style-name="P15" draw:layer="layout" svg:width="0.8cm" svg:height="0.2cm" svg:x="41.395cm" svg:y="13.6cm">
          <text:p text:style-name="P12"><text:span text:style-name="T5">cmd 9</text:span><text:span text:style-name="T4"> type</text:span></text:p>
          <draw:enhanced-geometry svg:viewBox="0 0 21600 21600" draw:type="rectangle" draw:enhanced-path="M 0 0 L 21600 0 21600 21600 0 21600 0 0 Z N"/>
        </draw:custom-shape>
        <draw:custom-shape draw:style-name="gr35" draw:text-style-name="P15" draw:layer="layout" svg:width="0.8cm" svg:height="0.2cm" svg:x="40.595cm" svg:y="13.6cm">
          <text:p text:style-name="P12"><text:span text:style-name="T5">cmd 10</text:span><text:span text:style-name="T4"> type</text:span></text:p>
          <draw:enhanced-geometry svg:viewBox="0 0 21600 21600" draw:type="rectangle" draw:enhanced-path="M 0 0 L 21600 0 21600 21600 0 21600 0 0 Z N"/>
        </draw:custom-shape>
        <draw:custom-shape draw:style-name="gr36" draw:text-style-name="P15" draw:layer="layout" svg:width="0.8cm" svg:height="0.2cm" svg:x="39.795cm" svg:y="13.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37" draw:text-style-name="P15" draw:layer="layout" svg:width="0.8cm" svg:height="0.2cm" svg:x="38.995cm" svg:y="13.6cm">
          <text:p text:style-name="P12"><text:span text:style-name="T5">cmd 12</text:span><text:span text:style-name="T4"> type</text:span></text:p>
          <draw:enhanced-geometry svg:viewBox="0 0 21600 21600" draw:type="rectangle" draw:enhanced-path="M 0 0 L 21600 0 21600 21600 0 21600 0 0 Z N"/>
        </draw:custom-shape>
        <draw:custom-shape draw:style-name="gr38" draw:text-style-name="P15" draw:layer="layout" svg:width="0.8cm" svg:height="0.2cm" svg:x="38.195cm" svg:y="13.6cm">
          <text:p text:style-name="P12"><text:span text:style-name="T5">cmd 13</text:span><text:span text:style-name="T4"> type</text:span></text:p>
          <draw:enhanced-geometry svg:viewBox="0 0 21600 21600" draw:type="rectangle" draw:enhanced-path="M 0 0 L 21600 0 21600 21600 0 21600 0 0 Z N"/>
        </draw:custom-shape>
        <draw:custom-shape draw:style-name="gr39" draw:text-style-name="P15" draw:layer="layout" svg:width="0.8cm" svg:height="0.2cm" svg:x="37.395cm" svg:y="13.6cm">
          <text:p text:style-name="P12"><text:span text:style-name="T5">cmd 14</text:span><text:span text:style-name="T4"> type</text:span></text:p>
          <draw:enhanced-geometry svg:viewBox="0 0 21600 21600" draw:type="rectangle" draw:enhanced-path="M 0 0 L 21600 0 21600 21600 0 21600 0 0 Z N"/>
        </draw:custom-shape>
        <draw:custom-shape draw:style-name="gr40" draw:text-style-name="P15" draw:layer="layout" svg:width="0.8cm" svg:height="0.2cm" svg:x="36.595cm" svg:y="13.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8" draw:text-style-name="P11" draw:layer="layout" svg:width="12.796cm" svg:height="0.2cm" svg:x="36.599cm" svg:y="12.6cm">
          <text:p text:style-name="P7"><text:span text:style-name="T4">cmd_meta 3</text:span></text:p>
          <draw:enhanced-geometry svg:viewBox="0 0 21600 21600" draw:type="rectangle" draw:enhanced-path="M 0 0 L 21600 0 21600 21600 0 21600 0 0 Z N"/>
        </draw:custom-shape>
        <draw:custom-shape draw:style-name="gr8" draw:text-style-name="P11" draw:layer="layout" svg:width="12.796cm" svg:height="0.2cm" svg:x="36.599cm" svg:y="12.6cm">
          <text:p text:style-name="P7"><text:span text:style-name="T4">mask 1</text:span></text:p>
          <draw:enhanced-geometry svg:viewBox="0 0 21600 21600" draw:type="rectangle" draw:enhanced-path="M 0 0 L 21600 0 21600 21600 0 21600 0 0 Z N"/>
        </draw:custom-shape>
        <draw:custom-shape draw:style-name="gr11" draw:text-style-name="P11" draw:layer="layout" svg:width="1.4cm" svg:height="0.2cm" svg:x="47.995cm" svg:y="11.8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46.995cm" svg:y="11.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11.8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44.395cm" svg:y="11.8cm">
          <text:p text:style-name="P7"><text:span text:style-name="T4">2: key read</text:span></text:p>
          <draw:enhanced-geometry svg:viewBox="0 0 21600 21600" draw:type="rectangle" draw:enhanced-path="M 0 0 L 21600 0 21600 21600 0 21600 0 0 Z N"/>
        </draw:custom-shape>
        <draw:custom-shape draw:style-name="gr11" draw:text-style-name="P11" draw:layer="layout" svg:width="1.4cm" svg:height="0.2cm" svg:x="42.995cm" svg:y="11.8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46.395cm" svg:y="11.8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7.995cm" svg:y="13.8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6.995cm" svg:y="13.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13.8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44.395cm" svg:y="13.8cm">
          <text:p text:style-name="P7"><text:span text:style-name="T4">3: </text:span><text:span text:style-name="T4">tcam </text:span><text:span text:style-name="T4">sear</text:span><text:span text:style-name="T4">ch</text:span></text:p>
          <draw:enhanced-geometry svg:viewBox="0 0 21600 21600" draw:type="rectangle" draw:enhanced-path="M 0 0 L 21600 0 21600 21600 0 21600 0 0 Z N"/>
        </draw:custom-shape>
        <draw:custom-shape draw:style-name="gr11" draw:text-style-name="P11" draw:layer="layout" svg:width="1.4cm" svg:height="0.2cm" svg:x="42.995cm" svg:y="13.8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46.395cm" svg:y="13.8cm">
          <text:p text:style-name="P7"><text:span text:style-name="T4">000</text:span></text:p>
          <draw:enhanced-geometry svg:viewBox="0 0 21600 21600" draw:type="rectangle" draw:enhanced-path="M 0 0 L 21600 0 21600 21600 0 21600 0 0 Z N"/>
        </draw:custom-shape>
        <draw:custom-shape draw:style-name="gr41" draw:text-style-name="P16" draw:layer="layout" svg:width="2.1cm" svg:height="1.4cm" svg:x="43.595cm" svg:y="3.8cm">
          <text:p text:style-name="P9"><text:span text:style-name="T4">cmd </text:span><text:span text:style-name="T4">type:</text:span></text:p>
          <text:p text:style-name="P9"><text:span text:style-name="T4"><text:s text:c="2"/></text:span><text:span text:style-name="T4">0, </text:span><text:span text:style-name="T4">inval</text:span><text:span text:style-name="T4">id or </text:span><text:span text:style-name="T4">end</text:span></text:p>
          <text:p text:style-name="P9"><text:span text:style-name="T4"><text:s text:c="2"/></text:span><text:span text:style-name="T4">1, </text:span><text:span text:style-name="T4">load</text:span></text:p>
          <text:p text:style-name="P9"><text:span text:style-name="T4"><text:s text:c="2"/></text:span><text:span text:style-name="T4">2, </text:span><text:span text:style-name="T4">stor</text:span><text:span text:style-name="T4">e</text:span></text:p>
          <text:p text:style-name="P9"><text:span text:style-name="T4"><text:s text:c="2"/></text:span><text:span text:style-name="T4">3, </text:span><text:span text:style-name="T4">key </text:span><text:span text:style-name="T4">read</text:span></text:p>
          <text:p text:style-name="P9"><text:span text:style-name="T4"><text:s text:c="2"/></text:span><text:span text:style-name="T4">4, </text:span><text:span text:style-name="T4">tcam </text:span><text:span text:style-name="T4">sear</text:span><text:span text:style-name="T4">ch</text:span></text:p>
          <text:p text:style-name="P9"><text:span text:style-name="T4"><text:s text:c="2"/></text:span><text:span text:style-name="T4">5, </text:span><text:span text:style-name="T4">dma </text:span><text:span text:style-name="T4">actio</text:span><text:span text:style-name="T4">n</text:span></text:p>
          <text:p text:style-name="P9"><text:span text:style-name="T4"><text:s text:c="2"/></text:span><text:span text:style-name="T4">othe</text:span><text:span text:style-name="T4">rs, </text:span><text:span text:style-name="T4">rese</text:span><text:span text:style-name="T4">rved</text:span></text:p>
          <draw:enhanced-geometry svg:viewBox="0 0 21600 21600" draw:type="rectangle" draw:enhanced-path="M 0 0 L 21600 0 21600 21600 0 21600 0 0 Z N"/>
        </draw:custom-shape>
        <draw:custom-shape draw:style-name="gr10" draw:text-style-name="P11" draw:layer="layout" svg:width="6.4cm" svg:height="0.2cm" svg:x="36.595cm" svg:y="3.6cm">
          <text:p text:style-name="P7"><text:span text:style-name="T4">cmd </text:span><text:span text:style-name="T4">0 </text:span><text:span text:style-name="T4">inst</text:span></text:p>
          <draw:enhanced-geometry svg:viewBox="0 0 21600 21600" draw:type="rectangle" draw:enhanced-path="M 0 0 L 21600 0 21600 21600 0 21600 0 0 Z N"/>
        </draw:custom-shape>
        <draw:custom-shape draw:style-name="gr8" draw:text-style-name="P11" draw:layer="layout" svg:width="12.796cm" svg:height="0.2cm" svg:x="36.599cm" svg:y="16.2cm">
          <text:p text:style-name="P12"><text:span text:style-name="T4">dma </text:span><text:span text:style-name="T4">bd</text:span></text:p>
          <draw:enhanced-geometry svg:viewBox="0 0 21600 21600" draw:type="rectangle" draw:enhanced-path="M 0 0 L 21600 0 21600 21600 0 21600 0 0 Z N"/>
        </draw:custom-shape>
        <draw:custom-shape draw:style-name="gr8" draw:text-style-name="P11" draw:layer="layout" svg:width="12.796cm" svg:height="0.2cm" svg:x="36.599cm" svg:y="16.4cm">
          <text:p text:style-name="P12"><text:span text:style-name="T4">dma </text:span><text:span text:style-name="T4">bd</text:span></text:p>
          <draw:enhanced-geometry svg:viewBox="0 0 21600 21600" draw:type="rectangle" draw:enhanced-path="M 0 0 L 21600 0 21600 21600 0 21600 0 0 Z N"/>
        </draw:custom-shape>
        <draw:custom-shape draw:style-name="gr8" draw:text-style-name="P11" draw:layer="layout" svg:width="12.796cm" svg:height="0.2cm" svg:x="36.599cm" svg:y="16.6cm">
          <text:p text:style-name="P12"><text:span text:style-name="T4">dma </text:span><text:span text:style-name="T4">bd</text:span></text:p>
          <draw:enhanced-geometry svg:viewBox="0 0 21600 21600" draw:type="rectangle" draw:enhanced-path="M 0 0 L 21600 0 21600 21600 0 21600 0 0 Z N"/>
        </draw:custom-shape>
        <draw:custom-shape draw:style-name="gr9" draw:text-style-name="P11" draw:layer="layout" svg:width="0.8cm" svg:height="0.2cm" svg:x="48.595cm" svg:y="17cm">
          <text:p text:style-name="P7"><text:span text:style-name="T4">cmd </text:span><text:span text:style-name="T4">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7.795cm" svg:y="17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995cm" svg:y="17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5cm" svg:y="17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42" draw:text-style-name="P15" draw:layer="layout" svg:width="0.8cm" svg:height="0.2cm" svg:x="45.395cm" svg:y="17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43" draw:text-style-name="P15" draw:layer="layout" svg:width="0.8cm" svg:height="0.2cm" svg:x="44.595cm" svg:y="17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44" draw:text-style-name="P15" draw:layer="layout" svg:width="0.8cm" svg:height="0.2cm" svg:x="43.795cm" svg:y="17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45" draw:text-style-name="P15" draw:layer="layout" svg:width="0.8cm" svg:height="0.2cm" svg:x="42.995cm" svg:y="17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46" draw:text-style-name="P15" draw:layer="layout" svg:width="0.8cm" svg:height="0.2cm" svg:x="42.195cm" svg:y="17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47" draw:text-style-name="P15" draw:layer="layout" svg:width="0.8cm" svg:height="0.2cm" svg:x="41.395cm" svg:y="17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48" draw:text-style-name="P15" draw:layer="layout" svg:width="0.8cm" svg:height="0.2cm" svg:x="40.595cm" svg:y="17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49" draw:text-style-name="P15" draw:layer="layout" svg:width="0.8cm" svg:height="0.2cm" svg:x="39.795cm" svg:y="17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50" draw:text-style-name="P15" draw:layer="layout" svg:width="0.8cm" svg:height="0.2cm" svg:x="38.995cm" svg:y="17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51" draw:text-style-name="P15" draw:layer="layout" svg:width="0.8cm" svg:height="0.2cm" svg:x="38.195cm" svg:y="17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52" draw:text-style-name="P15" draw:layer="layout" svg:width="0.8cm" svg:height="0.2cm" svg:x="37.395cm" svg:y="17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53" draw:text-style-name="P15" draw:layer="layout" svg:width="0.795cm" svg:height="0.2cm" svg:x="36.6cm" svg:y="17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8" draw:text-style-name="P11" draw:layer="layout" svg:width="12.796cm" svg:height="0.2cm" svg:x="36.599cm" svg:y="1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54" draw:text-style-name="P15" draw:layer="layout" svg:width="12.796cm" svg:height="0.2cm" svg:x="36.599cm" svg:y="16cm">
          <text:p text:style-name="P12"><text:span text:style-name="T4">dma </text:span><text:span text:style-name="T4">bd</text:span></text:p>
          <draw:enhanced-geometry svg:viewBox="0 0 21600 21600" draw:type="rectangle" draw:enhanced-path="M 0 0 L 21600 0 21600 21600 0 21600 0 0 Z N"/>
        </draw:custom-shape>
        <draw:custom-shape draw:style-name="gr11" draw:text-style-name="P11" draw:layer="layout" svg:width="1.4cm" svg:height="0.2cm" svg:x="47.995cm" svg:y="17.2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6.995cm" svg:y="17.2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17.2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44.395cm" svg:y="17.2cm">
          <text:p text:style-name="P7"><text:span text:style-name="T4">4: </text:span><text:span text:style-name="T4">dma </text:span><text:span text:style-name="T4">actio</text:span><text:span text:style-name="T4">n</text:span></text:p>
          <draw:enhanced-geometry svg:viewBox="0 0 21600 21600" draw:type="rectangle" draw:enhanced-path="M 0 0 L 21600 0 21600 21600 0 21600 0 0 Z N"/>
        </draw:custom-shape>
        <draw:custom-shape draw:style-name="gr11" draw:text-style-name="P11" draw:layer="layout" svg:width="1.4cm" svg:height="0.2cm" svg:x="42.995cm" svg:y="17.2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46.395cm" svg:y="17.2cm">
          <text:p text:style-name="P7"><text:span text:style-name="T4">000</text:span></text:p>
          <draw:enhanced-geometry svg:viewBox="0 0 21600 21600" draw:type="rectangle" draw:enhanced-path="M 0 0 L 21600 0 21600 21600 0 21600 0 0 Z N"/>
        </draw:custom-shape>
        <draw:custom-shape draw:style-name="gr55" draw:text-style-name="P15" draw:layer="layout" svg:width="1.6cm" svg:height="0.2cm" svg:x="47.795cm" svg:y="15.2cm">
          <text:p text:style-name="P12"><text:span text:style-name="T4">opc</text:span><text:span text:style-name="T4">ode: </text:span><text:span text:style-name="T4">128 </text:span><text:span text:style-name="T4">to .. </text:span><text:span text:style-name="T4">TBD</text:span></text:p>
          <draw:enhanced-geometry svg:viewBox="0 0 21600 21600" draw:type="rectangle" draw:enhanced-path="M 0 0 L 21600 0 21600 21600 0 21600 0 0 Z N"/>
        </draw:custom-shape>
        <draw:custom-shape draw:style-name="gr56" draw:text-style-name="P15" draw:layer="layout" svg:width="1.602cm" svg:height="0.2cm" svg:x="46.193cm" svg:y="15.2cm">
          <text:p text:style-name="P12"><text:span text:style-name="T4">size</text:span></text:p>
          <draw:enhanced-geometry svg:viewBox="0 0 21600 21600" draw:type="rectangle" draw:enhanced-path="M 0 0 L 21600 0 21600 21600 0 21600 0 0 Z N"/>
        </draw:custom-shape>
        <draw:custom-shape draw:style-name="gr57" draw:text-style-name="P15" draw:layer="layout" svg:width="3cm" svg:height="0.2cm" svg:x="36.795cm" svg:y="15.2cm">
          <text:p text:style-name="P12"><text:span text:style-name="T5">dst_</text:span><text:span text:style-name="T5">addr</text:span><text:span text:style-name="T5">_offs</text:span><text:span text:style-name="T5">et to </text:span><text:span text:style-name="T5">meta</text:span><text:span text:style-name="T5">/data </text:span><text:span text:style-name="T5">TBD</text:span></text:p>
          <draw:enhanced-geometry svg:viewBox="0 0 21600 21600" draw:type="rectangle" draw:enhanced-path="M 0 0 L 21600 0 21600 21600 0 21600 0 0 Z N"/>
        </draw:custom-shape>
        <draw:custom-shape draw:style-name="gr58" draw:text-style-name="P15" draw:layer="layout" svg:width="3cm" svg:height="0.2cm" svg:x="39.995cm" svg:y="15.2cm">
          <text:p text:style-name="P12"><text:span text:style-name="T5">src_</text:span><text:span text:style-name="T5">addr</text:span><text:span text:style-name="T5">_offs</text:span><text:span text:style-name="T5">et to </text:span><text:span text:style-name="T5">meta</text:span><text:span text:style-name="T5">/data </text:span><text:span text:style-name="T5">TBD</text:span></text:p>
          <draw:enhanced-geometry svg:viewBox="0 0 21600 21600" draw:type="rectangle" draw:enhanced-path="M 0 0 L 21600 0 21600 21600 0 21600 0 0 Z N"/>
        </draw:custom-shape>
        <draw:custom-shape draw:style-name="gr6" draw:text-style-name="P10" draw:layer="layout" svg:width="2.4cm" svg:height="0.2cm" svg:x="36.595cm" svg:y="14.6cm">
          <text:p text:style-name="P9"><text:span text:style-name="T4">dma </text:span><text:span text:style-name="T4">bd </text:span><text:span text:style-name="T4">form</text:span><text:span text:style-name="T4">at</text:span></text:p>
          <draw:enhanced-geometry svg:viewBox="0 0 21600 21600" draw:type="rectangle" draw:enhanced-path="M 0 0 L 21600 0 21600 21600 0 21600 0 0 Z N"/>
        </draw:custom-shape>
        <draw:custom-shape draw:style-name="gr7" draw:text-style-name="P11" draw:layer="layout" svg:width="0.2cm" svg:height="0.2cm" svg:x="38.595cm" svg:y="14.8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4cm" svg:y="14.8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6cm" svg:y="14.8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5cm" svg:y="14.8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7cm" svg:y="14.8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6cm" svg:y="14.8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8cm" svg:y="14.8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7cm" svg:y="14.8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999cm" svg:y="14.8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8cm" svg:y="14.8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6cm" svg:y="14.8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5cm" svg:y="14.8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7cm" svg:y="14.8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6cm" svg:y="14.8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8cm" svg:y="14.8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7cm" svg:y="14.8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399cm" svg:y="14.8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8cm" svg:y="14.8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cm" svg:y="14.8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199cm" svg:y="14.8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7cm" svg:y="14.8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6cm" svg:y="14.8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8cm" svg:y="14.8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7cm" svg:y="14.8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799cm" svg:y="14.8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8cm" svg:y="14.8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cm" svg:y="14.8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599cm" svg:y="14.8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1cm" svg:y="14.8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cm" svg:y="14.8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1cm" svg:y="14.8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1cm" svg:y="14.8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5cm" svg:y="14.8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4cm" svg:y="14.8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6cm" svg:y="14.8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5cm" svg:y="14.8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7cm" svg:y="14.8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6cm" svg:y="14.8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8cm" svg:y="14.8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7cm" svg:y="14.8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6cm" svg:y="14.8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5cm" svg:y="14.8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7cm" svg:y="14.8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6cm" svg:y="14.8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8cm" svg:y="14.8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7cm" svg:y="14.8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399cm" svg:y="14.8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8cm" svg:y="14.8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cm" svg:y="14.8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199cm" svg:y="14.8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7cm" svg:y="14.8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6cm" svg:y="14.8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8cm" svg:y="14.8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7cm" svg:y="14.8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799cm" svg:y="14.8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8cm" svg:y="14.8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cm" svg:y="14.8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599cm" svg:y="14.8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1cm" svg:y="14.8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cm" svg:y="14.8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1cm" svg:y="14.8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1cm" svg:y="14.8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cm" svg:y="14.8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799cm" svg:y="14.8cm">
          <text:p text:style-name="P7"><text:span text:style-name="T4">62</text:span></text:p>
          <draw:enhanced-geometry svg:viewBox="0 0 21600 21600" draw:type="rectangle" draw:enhanced-path="M 0 0 L 21600 0 21600 21600 0 21600 0 0 Z N"/>
        </draw:custom-shape>
        <draw:custom-shape draw:style-name="gr59" draw:text-style-name="P15" draw:layer="layout" svg:width="1.6cm" svg:height="0.2cm" svg:x="47.795cm" svg:y="15cm">
          <text:p text:style-name="P12"><text:span text:style-name="T4">opcode: 1</text:span></text:p>
          <draw:enhanced-geometry svg:viewBox="0 0 21600 21600" draw:type="rectangle" draw:enhanced-path="M 0 0 L 21600 0 21600 21600 0 21600 0 0 Z N"/>
        </draw:custom-shape>
        <draw:custom-shape draw:style-name="gr60" draw:text-style-name="P15" draw:layer="layout" svg:width="1.602cm" svg:height="0.2cm" svg:x="46.193cm" svg:y="15cm">
          <text:p text:style-name="P12"><text:span text:style-name="T4">size</text:span></text:p>
          <draw:enhanced-geometry svg:viewBox="0 0 21600 21600" draw:type="rectangle" draw:enhanced-path="M 0 0 L 21600 0 21600 21600 0 21600 0 0 Z N"/>
        </draw:custom-shape>
        <draw:custom-shape draw:style-name="gr61" draw:text-style-name="P15" draw:layer="layout" svg:width="3cm" svg:height="0.2cm" svg:x="36.795cm" svg:y="15cm">
          <text:p text:style-name="P12"><text:span text:style-name="T5">dst_</text:span><text:span text:style-name="T5">addr</text:span><text:span text:style-name="T5">_offs</text:span><text:span text:style-name="T5">et to </text:span><text:span text:style-name="T5">meta/</text:span><text:span text:style-name="T5">data</text:span></text:p>
          <draw:enhanced-geometry svg:viewBox="0 0 21600 21600" draw:type="rectangle" draw:enhanced-path="M 0 0 L 21600 0 21600 21600 0 21600 0 0 Z N"/>
        </draw:custom-shape>
        <draw:custom-shape draw:style-name="gr62" draw:text-style-name="P15" draw:layer="layout" svg:width="3cm" svg:height="0.2cm" svg:x="39.995cm" svg:y="15cm">
          <text:p text:style-name="P12"><text:span text:style-name="T5">src_addr_o</text:span><text:span text:style-name="T5">ffset to </text:span><text:span text:style-name="T5">meta/data</text:span></text:p>
          <draw:enhanced-geometry svg:viewBox="0 0 21600 21600" draw:type="rectangle" draw:enhanced-path="M 0 0 L 21600 0 21600 21600 0 21600 0 0 Z N"/>
        </draw:custom-shape>
        <draw:custom-shape draw:style-name="gr63" draw:text-style-name="P15" draw:layer="layout" svg:width="3.198cm" svg:height="0.2cm" svg:x="42.995cm" svg:y="15cm">
          <text:p text:style-name="P12"><text:span text:style-name="T5">reserved</text:span></text:p>
          <draw:enhanced-geometry svg:viewBox="0 0 21600 21600" draw:type="rectangle" draw:enhanced-path="M 0 0 L 21600 0 21600 21600 0 21600 0 0 Z N"/>
        </draw:custom-shape>
        <draw:custom-shape draw:style-name="gr7" draw:text-style-name="P14" draw:layer="layout" svg:width="0.2cm" svg:height="0.2cm" svg:x="39.799cm" svg:y="15.2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39.799cm" svg:y="15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36.599cm" svg:y="15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36.599cm" svg:y="15.2cm">
          <text:p text:style-name="P13"><text:span text:style-name="T6">D/M</text:span></text:p>
          <draw:enhanced-geometry svg:viewBox="0 0 21600 21600" draw:type="rectangle" draw:enhanced-path="M 0 0 L 21600 0 21600 21600 0 21600 0 0 Z N"/>
        </draw:custom-shape>
        <draw:custom-shape draw:style-name="gr64" draw:text-style-name="P15" draw:layer="layout" svg:width="3cm" svg:height="0.2cm" svg:x="43.195cm" svg:y="15.2cm">
          <text:p text:style-name="P12"><text:span text:style-name="T5">crc_addr_</text:span><text:span text:style-name="T5">offset to </text:span><text:span text:style-name="T5">meta/data</text:span></text:p>
          <draw:enhanced-geometry svg:viewBox="0 0 21600 21600" draw:type="rectangle" draw:enhanced-path="M 0 0 L 21600 0 21600 21600 0 21600 0 0 Z N"/>
        </draw:custom-shape>
        <draw:custom-shape draw:style-name="gr7" draw:text-style-name="P14" draw:layer="layout" svg:width="0.2cm" svg:height="0.2cm" svg:x="42.999cm" svg:y="15.2cm">
          <text:p text:style-name="P13"><text:span text:style-name="T6">D/M</text:span></text:p>
          <draw:enhanced-geometry svg:viewBox="0 0 21600 21600" draw:type="rectangle" draw:enhanced-path="M 0 0 L 21600 0 21600 21600 0 21600 0 0 Z N"/>
        </draw:custom-shape>
        <draw:custom-shape draw:style-name="gr65" draw:text-style-name="P15" draw:layer="layout" svg:width="1.6cm" svg:height="0.2cm" svg:x="47.795cm" svg:y="15.4cm">
          <text:p text:style-name="P12"><text:span text:style-name="T4">opcode: 2</text:span></text:p>
          <draw:enhanced-geometry svg:viewBox="0 0 21600 21600" draw:type="rectangle" draw:enhanced-path="M 0 0 L 21600 0 21600 21600 0 21600 0 0 Z N"/>
        </draw:custom-shape>
        <draw:custom-shape draw:style-name="gr66" draw:text-style-name="P15" draw:layer="layout" svg:width="1.6cm" svg:height="0.2cm" svg:x="46.195cm" svg:y="15.4cm">
          <text:p text:style-name="P12"><text:span text:style-name="T4">reserved</text:span></text:p>
          <draw:enhanced-geometry svg:viewBox="0 0 21600 21600" draw:type="rectangle" draw:enhanced-path="M 0 0 L 21600 0 21600 21600 0 21600 0 0 Z N"/>
        </draw:custom-shape>
        <draw:custom-shape draw:style-name="gr67" draw:text-style-name="P15" draw:layer="layout" svg:width="3.195cm" svg:height="0.2cm" svg:x="36.6cm" svg:y="15.4cm">
          <text:p text:style-name="P12"><text:span text:style-name="T5">bd2_addr</text:span><text:span text:style-name="T5">_offset to </text:span><text:span text:style-name="T5">bd ram</text:span></text:p>
          <draw:enhanced-geometry svg:viewBox="0 0 21600 21600" draw:type="rectangle" draw:enhanced-path="M 0 0 L 21600 0 21600 21600 0 21600 0 0 Z N"/>
        </draw:custom-shape>
        <draw:custom-shape draw:style-name="gr68" draw:text-style-name="P15" draw:layer="layout" svg:width="3.2cm" svg:height="0.2cm" svg:x="39.795cm" svg:y="15.4cm">
          <text:p text:style-name="P12"><text:span text:style-name="T5">bd1_addr</text:span><text:span text:style-name="T5">_offset to </text:span><text:span text:style-name="T5">bd ram</text:span></text:p>
          <draw:enhanced-geometry svg:viewBox="0 0 21600 21600" draw:type="rectangle" draw:enhanced-path="M 0 0 L 21600 0 21600 21600 0 21600 0 0 Z N"/>
        </draw:custom-shape>
        <draw:custom-shape draw:style-name="gr69" draw:text-style-name="P15" draw:layer="layout" svg:width="3.2cm" svg:height="0.2cm" svg:x="42.995cm" svg:y="15.4cm">
          <text:p text:style-name="P12"><text:span text:style-name="T5">bd0_addr</text:span><text:span text:style-name="T5">_offset to </text:span><text:span text:style-name="T5">bd ram</text:span></text:p>
          <draw:enhanced-geometry svg:viewBox="0 0 21600 21600" draw:type="rectangle" draw:enhanced-path="M 0 0 L 21600 0 21600 21600 0 21600 0 0 Z N"/>
        </draw:custom-shape>
        <draw:custom-shape draw:style-name="gr70" draw:text-style-name="P11" draw:layer="layout" svg:width="3.201cm" svg:height="0.2cm" svg:x="36.599cm" svg:y="11.4cm">
          <text:p text:style-name="P7"><text:span text:style-name="T4">reserve</text:span></text:p>
          <draw:enhanced-geometry svg:viewBox="0 0 21600 21600" draw:type="rectangle" draw:enhanced-path="M 0 0 L 21600 0 21600 21600 0 21600 0 0 Z N"/>
        </draw:custom-shape>
        <draw:custom-shape draw:style-name="gr70" draw:text-style-name="P11" draw:layer="layout" svg:width="3.201cm" svg:height="0.2cm" svg:x="36.599cm" svg:y="13.4cm">
          <text:p text:style-name="P7"><text:span text:style-name="T4">reserve</text:span></text:p>
          <draw:enhanced-geometry svg:viewBox="0 0 21600 21600" draw:type="rectangle" draw:enhanced-path="M 0 0 L 21600 0 21600 21600 0 21600 0 0 Z N"/>
        </draw:custom-shape>
        <draw:custom-shape draw:style-name="gr71" draw:text-style-name="P11" draw:layer="layout" svg:width="6.396cm" svg:height="0.2cm" svg:x="36.599cm" svg:y="16.8cm">
          <text:p text:style-name="P7"><text:span text:style-name="T4">rese</text:span><text:span text:style-name="T4">rve</text:span></text:p>
          <draw:enhanced-geometry svg:viewBox="0 0 21600 21600" draw:type="rectangle" draw:enhanced-path="M 0 0 L 21600 0 21600 21600 0 21600 0 0 Z N"/>
        </draw:custom-shape>
        <draw:custom-shape draw:style-name="gr7" draw:text-style-name="P11" draw:layer="layout" svg:width="0.2cm" svg:height="0.2cm" svg:x="38.595cm" svg:y="15.8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4cm" svg:y="15.8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6cm" svg:y="15.8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5cm" svg:y="15.8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7cm" svg:y="15.8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6cm" svg:y="15.8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398cm" svg:y="15.8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7cm" svg:y="15.8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999cm" svg:y="15.8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198cm" svg:y="15.8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6cm" svg:y="15.8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5cm" svg:y="15.8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7cm" svg:y="15.8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6cm" svg:y="15.8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798cm" svg:y="15.8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7cm" svg:y="15.8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399cm" svg:y="15.8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598cm" svg:y="15.8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cm" svg:y="15.8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199cm" svg:y="15.8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7cm" svg:y="15.8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6cm" svg:y="15.8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198cm" svg:y="15.8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7cm" svg:y="15.8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799cm" svg:y="15.8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998cm" svg:y="15.8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cm" svg:y="15.8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599cm" svg:y="15.8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1cm" svg:y="15.8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cm" svg:y="15.8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1cm" svg:y="15.8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1cm" svg:y="15.8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5cm" svg:y="15.8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4cm" svg:y="15.8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6cm" svg:y="15.8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5cm" svg:y="15.8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7cm" svg:y="15.8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6cm" svg:y="15.8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398cm" svg:y="15.8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7cm" svg:y="15.8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6cm" svg:y="15.8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5cm" svg:y="15.8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7cm" svg:y="15.8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6cm" svg:y="15.8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798cm" svg:y="15.8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7cm" svg:y="15.8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399cm" svg:y="15.8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598cm" svg:y="15.8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cm" svg:y="15.8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199cm" svg:y="15.8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7cm" svg:y="15.8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6cm" svg:y="15.8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198cm" svg:y="15.8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7cm" svg:y="15.8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799cm" svg:y="15.8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998cm" svg:y="15.8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cm" svg:y="15.8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599cm" svg:y="15.8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1cm" svg:y="15.8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cm" svg:y="15.8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1cm" svg:y="15.8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1cm" svg:y="15.8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cm" svg:y="15.8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799cm" svg:y="15.8cm">
          <text:p text:style-name="P7"><text:span text:style-name="T4">62</text:span></text:p>
          <draw:enhanced-geometry svg:viewBox="0 0 21600 21600" draw:type="rectangle" draw:enhanced-path="M 0 0 L 21600 0 21600 21600 0 21600 0 0 Z N"/>
        </draw:custom-shape>
        <draw:custom-shape draw:style-name="gr6" draw:text-style-name="P10" draw:layer="layout" svg:width="2.4cm" svg:height="0.2cm" svg:x="36.596cm" svg:y="8.2cm">
          <text:p text:style-name="P9"><text:span text:style-name="T4">stor</text:span><text:span text:style-name="T4">e </text:span><text:span text:style-name="T4">input </text:span><text:span text:style-name="T4">form</text:span><text:span text:style-name="T4">at</text:span></text:p>
          <draw:enhanced-geometry svg:viewBox="0 0 21600 21600" draw:type="rectangle" draw:enhanced-path="M 0 0 L 21600 0 21600 21600 0 21600 0 0 Z N"/>
        </draw:custom-shape>
        <draw:custom-shape draw:style-name="gr7" draw:text-style-name="P11" draw:layer="layout" svg:width="0.2cm" svg:height="0.2cm" svg:x="38.597cm" svg:y="8.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6cm" svg:y="8.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8cm" svg:y="8.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7cm" svg:y="8.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799cm" svg:y="8.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8cm" svg:y="8.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4cm" svg:y="8.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599cm" svg:y="8.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7.001cm" svg:y="8.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2cm" svg:y="8.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8cm" svg:y="8.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7cm" svg:y="8.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199cm" svg:y="8.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8cm" svg:y="8.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8cm" svg:y="8.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999cm" svg:y="8.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401cm" svg:y="8.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6cm" svg:y="8.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002cm" svg:y="8.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201cm" svg:y="8.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599cm" svg:y="8.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8cm" svg:y="8.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2cm" svg:y="8.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399cm" svg:y="8.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801cm" svg:y="8.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2cm" svg:y="8.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02cm" svg:y="8.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601cm" svg:y="8.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3cm" svg:y="8.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02cm" svg:y="8.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3cm" svg:y="8.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3cm" svg:y="8.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7cm" svg:y="8.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6cm" svg:y="8.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8cm" svg:y="8.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7cm" svg:y="8.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799cm" svg:y="8.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8cm" svg:y="8.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4cm" svg:y="8.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599cm" svg:y="8.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8cm" svg:y="8.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7cm" svg:y="8.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199cm" svg:y="8.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8cm" svg:y="8.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8cm" svg:y="8.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999cm" svg:y="8.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401cm" svg:y="8.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6cm" svg:y="8.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002cm" svg:y="8.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201cm" svg:y="8.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599cm" svg:y="8.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8cm" svg:y="8.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2cm" svg:y="8.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399cm" svg:y="8.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801cm" svg:y="8.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8cm" svg:y="8.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02cm" svg:y="8.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601cm" svg:y="8.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3cm" svg:y="8.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02cm" svg:y="8.4cm">
          <text:p text:style-name="P7"><text:span text:style-name="T4">10</text:span></text:p>
          <draw:enhanced-geometry svg:viewBox="0 0 21600 21600" draw:type="rectangle" draw:enhanced-path="M 0 0 L 21600 0 21600 21600 0 21600 0 0 Z N"/>
        </draw:custom-shape>
        <draw:custom-shape draw:style-name="gr72" draw:text-style-name="P11" draw:layer="layout" svg:width="4.103cm" svg:height="0.2cm" svg:x="45.1cm" svg:y="8.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3cm" svg:y="8.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02cm" svg:y="8.4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801cm" svg:y="8.4cm">
          <text:p text:style-name="P7"><text:span text:style-name="T4">62</text:span></text:p>
          <draw:enhanced-geometry svg:viewBox="0 0 21600 21600" draw:type="rectangle" draw:enhanced-path="M 0 0 L 21600 0 21600 21600 0 21600 0 0 Z N"/>
        </draw:custom-shape>
        <draw:custom-shape draw:style-name="gr9" draw:text-style-name="P11" draw:layer="layout" svg:width="0.8cm" svg:height="0.2cm" svg:x="48.596cm" svg:y="9.6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47.796cm" svg:y="9.6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46.996cm" svg:y="9.6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46.196cm" svg:y="9.6cm">
          <text:p text:style-name="P7"><text:span text:style-name="T4">cmd 3 type</text:span></text:p>
          <draw:enhanced-geometry svg:viewBox="0 0 21600 21600" draw:type="rectangle" draw:enhanced-path="M 0 0 L 21600 0 21600 21600 0 21600 0 0 Z N"/>
        </draw:custom-shape>
        <draw:custom-shape draw:style-name="gr73" draw:text-style-name="P15" draw:layer="layout" svg:width="0.8cm" svg:height="0.2cm" svg:x="45.396cm" svg:y="9.6cm">
          <text:p text:style-name="P12"><text:span text:style-name="T5">cmd 4</text:span><text:span text:style-name="T4"> type</text:span></text:p>
          <draw:enhanced-geometry svg:viewBox="0 0 21600 21600" draw:type="rectangle" draw:enhanced-path="M 0 0 L 21600 0 21600 21600 0 21600 0 0 Z N"/>
        </draw:custom-shape>
        <draw:custom-shape draw:style-name="gr74" draw:text-style-name="P15" draw:layer="layout" svg:width="0.8cm" svg:height="0.2cm" svg:x="44.596cm" svg:y="9.6cm">
          <text:p text:style-name="P12"><text:span text:style-name="T5">cmd 5</text:span><text:span text:style-name="T4"> type</text:span></text:p>
          <draw:enhanced-geometry svg:viewBox="0 0 21600 21600" draw:type="rectangle" draw:enhanced-path="M 0 0 L 21600 0 21600 21600 0 21600 0 0 Z N"/>
        </draw:custom-shape>
        <draw:custom-shape draw:style-name="gr75" draw:text-style-name="P15" draw:layer="layout" svg:width="0.8cm" svg:height="0.2cm" svg:x="43.796cm" svg:y="9.6cm">
          <text:p text:style-name="P12"><text:span text:style-name="T5">cmd 6</text:span><text:span text:style-name="T4"> type</text:span></text:p>
          <draw:enhanced-geometry svg:viewBox="0 0 21600 21600" draw:type="rectangle" draw:enhanced-path="M 0 0 L 21600 0 21600 21600 0 21600 0 0 Z N"/>
        </draw:custom-shape>
        <draw:custom-shape draw:style-name="gr76" draw:text-style-name="P15" draw:layer="layout" svg:width="0.8cm" svg:height="0.2cm" svg:x="42.996cm" svg:y="9.6cm">
          <text:p text:style-name="P12"><text:span text:style-name="T5">cmd 7</text:span><text:span text:style-name="T4"> type</text:span></text:p>
          <draw:enhanced-geometry svg:viewBox="0 0 21600 21600" draw:type="rectangle" draw:enhanced-path="M 0 0 L 21600 0 21600 21600 0 21600 0 0 Z N"/>
        </draw:custom-shape>
        <draw:custom-shape draw:style-name="gr77" draw:text-style-name="P15" draw:layer="layout" svg:width="0.8cm" svg:height="0.2cm" svg:x="42.196cm" svg:y="9.6cm">
          <text:p text:style-name="P12"><text:span text:style-name="T5">cmd 8</text:span><text:span text:style-name="T4"> type</text:span></text:p>
          <draw:enhanced-geometry svg:viewBox="0 0 21600 21600" draw:type="rectangle" draw:enhanced-path="M 0 0 L 21600 0 21600 21600 0 21600 0 0 Z N"/>
        </draw:custom-shape>
        <draw:custom-shape draw:style-name="gr78" draw:text-style-name="P15" draw:layer="layout" svg:width="0.8cm" svg:height="0.2cm" svg:x="41.396cm" svg:y="9.6cm">
          <text:p text:style-name="P12"><text:span text:style-name="T5">cmd 9</text:span><text:span text:style-name="T4"> type</text:span></text:p>
          <draw:enhanced-geometry svg:viewBox="0 0 21600 21600" draw:type="rectangle" draw:enhanced-path="M 0 0 L 21600 0 21600 21600 0 21600 0 0 Z N"/>
        </draw:custom-shape>
        <draw:custom-shape draw:style-name="gr79" draw:text-style-name="P15" draw:layer="layout" svg:width="0.8cm" svg:height="0.2cm" svg:x="40.596cm" svg:y="9.6cm">
          <text:p text:style-name="P12"><text:span text:style-name="T5">cmd 10</text:span><text:span text:style-name="T4"> </text:span><text:span text:style-name="T4">type</text:span></text:p>
          <draw:enhanced-geometry svg:viewBox="0 0 21600 21600" draw:type="rectangle" draw:enhanced-path="M 0 0 L 21600 0 21600 21600 0 21600 0 0 Z N"/>
        </draw:custom-shape>
        <draw:custom-shape draw:style-name="gr80" draw:text-style-name="P15" draw:layer="layout" svg:width="0.8cm" svg:height="0.2cm" svg:x="39.796cm" svg:y="9.6cm">
          <text:p text:style-name="P12"><text:span text:style-name="T5">cmd 11</text:span><text:span text:style-name="T4"> </text:span><text:span text:style-name="T4">type</text:span></text:p>
          <draw:enhanced-geometry svg:viewBox="0 0 21600 21600" draw:type="rectangle" draw:enhanced-path="M 0 0 L 21600 0 21600 21600 0 21600 0 0 Z N"/>
        </draw:custom-shape>
        <draw:custom-shape draw:style-name="gr81" draw:text-style-name="P15" draw:layer="layout" svg:width="0.8cm" svg:height="0.2cm" svg:x="38.996cm" svg:y="9.6cm">
          <text:p text:style-name="P12"><text:span text:style-name="T5">cmd 12</text:span><text:span text:style-name="T4"> </text:span><text:span text:style-name="T4">type</text:span></text:p>
          <draw:enhanced-geometry svg:viewBox="0 0 21600 21600" draw:type="rectangle" draw:enhanced-path="M 0 0 L 21600 0 21600 21600 0 21600 0 0 Z N"/>
        </draw:custom-shape>
        <draw:custom-shape draw:style-name="gr82" draw:text-style-name="P15" draw:layer="layout" svg:width="0.8cm" svg:height="0.2cm" svg:x="38.196cm" svg:y="9.6cm">
          <text:p text:style-name="P12"><text:span text:style-name="T5">cmd 13</text:span><text:span text:style-name="T4"> </text:span><text:span text:style-name="T4">type</text:span></text:p>
          <draw:enhanced-geometry svg:viewBox="0 0 21600 21600" draw:type="rectangle" draw:enhanced-path="M 0 0 L 21600 0 21600 21600 0 21600 0 0 Z N"/>
        </draw:custom-shape>
        <draw:custom-shape draw:style-name="gr83" draw:text-style-name="P15" draw:layer="layout" svg:width="0.8cm" svg:height="0.2cm" svg:x="37.396cm" svg:y="9.6cm">
          <text:p text:style-name="P12"><text:span text:style-name="T5">cmd 14</text:span><text:span text:style-name="T4"> </text:span><text:span text:style-name="T4">type</text:span></text:p>
          <draw:enhanced-geometry svg:viewBox="0 0 21600 21600" draw:type="rectangle" draw:enhanced-path="M 0 0 L 21600 0 21600 21600 0 21600 0 0 Z N"/>
        </draw:custom-shape>
        <draw:custom-shape draw:style-name="gr84" draw:text-style-name="P15" draw:layer="layout" svg:width="0.8cm" svg:height="0.2cm" svg:x="36.596cm" svg:y="9.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85" draw:text-style-name="P11" draw:layer="layout" svg:width="3.2cm" svg:height="0.2cm" svg:x="36.6cm" svg:y="9.4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599cm" svg:y="8.8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599cm" svg:y="9cm">
          <text:p text:style-name="P7"><text:span text:style-name="T4">reserve</text:span></text:p>
          <draw:enhanced-geometry svg:viewBox="0 0 21600 21600" draw:type="rectangle" draw:enhanced-path="M 0 0 L 21600 0 21600 21600 0 21600 0 0 Z N"/>
        </draw:custom-shape>
        <draw:custom-shape draw:style-name="gr86" draw:text-style-name="P11" draw:layer="layout" svg:width="11.196cm" svg:height="0.2cm" svg:x="36.599cm" svg:y="9.2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599cm" svg:y="8.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8" draw:text-style-name="P11" draw:layer="layout" svg:width="12.796cm" svg:height="0.2cm" svg:x="36.599cm" svg:y="8.6cm">
          <text:p text:style-name="P7"><text:span text:style-name="T4">rese</text:span><text:span text:style-name="T4">rve</text:span></text:p>
          <draw:enhanced-geometry svg:viewBox="0 0 21600 21600" draw:type="rectangle" draw:enhanced-path="M 0 0 L 21600 0 21600 21600 0 21600 0 0 Z N"/>
        </draw:custom-shape>
        <draw:custom-shape draw:style-name="gr6" draw:text-style-name="P10" draw:layer="layout" svg:width="2.4cm" svg:height="0.2cm" svg:x="36.597cm" svg:y="6.2cm">
          <text:p text:style-name="P9"><text:span text:style-name="T4">load </text:span><text:span text:style-name="T4">input </text:span><text:span text:style-name="T4">form</text:span><text:span text:style-name="T4">at</text:span></text:p>
          <draw:enhanced-geometry svg:viewBox="0 0 21600 21600" draw:type="rectangle" draw:enhanced-path="M 0 0 L 21600 0 21600 21600 0 21600 0 0 Z N"/>
        </draw:custom-shape>
        <draw:custom-shape draw:style-name="gr7" draw:text-style-name="P11" draw:layer="layout" svg:width="0.2cm" svg:height="0.2cm" svg:x="38.598cm" svg:y="6.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797cm" svg:y="6.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8.199cm" svg:y="6.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8.398cm" svg:y="6.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8cm" svg:y="6.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999cm" svg:y="6.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7.401cm" svg:y="6.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6cm" svg:y="6.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7.002cm" svg:y="6.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7.201cm" svg:y="6.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599cm" svg:y="6.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798cm" svg:y="6.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40.2cm" svg:y="6.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40.399cm" svg:y="6.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801cm" svg:y="6.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40cm" svg:y="6.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9.402cm" svg:y="6.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601cm" svg:y="6.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9.003cm" svg:y="6.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9.202cm" svg:y="6.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6cm" svg:y="6.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799cm" svg:y="6.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2.201cm" svg:y="6.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2.4cm" svg:y="6.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802cm" svg:y="6.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2.001cm" svg:y="6.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1.403cm" svg:y="6.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602cm" svg:y="6.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1.004cm" svg:y="6.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1.203cm" svg:y="6.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3.004cm" svg:y="6.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3.204cm" svg:y="6.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598cm" svg:y="6.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797cm" svg:y="6.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4.199cm" svg:y="6.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4.398cm" svg:y="6.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8cm" svg:y="6.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999cm" svg:y="6.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3.401cm" svg:y="6.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6cm" svg:y="6.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599cm" svg:y="6.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798cm" svg:y="6.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6.2cm" svg:y="6.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6.399cm" svg:y="6.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801cm" svg:y="6.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6cm" svg:y="6.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5.402cm" svg:y="6.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601cm" svg:y="6.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5.003cm" svg:y="6.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5.202cm" svg:y="6.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6cm" svg:y="6.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799cm" svg:y="6.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8.201cm" svg:y="6.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8.4cm" svg:y="6.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802cm" svg:y="6.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8.001cm" svg:y="6.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7.403cm" svg:y="6.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602cm" svg:y="6.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7.004cm" svg:y="6.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7.203cm" svg:y="6.4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9.004cm" svg:y="6.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9.204cm" svg:y="6.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603cm" svg:y="6.4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36.802cm" svg:y="6.4cm">
          <text:p text:style-name="P7"><text:span text:style-name="T4">62</text:span></text:p>
          <draw:enhanced-geometry svg:viewBox="0 0 21600 21600" draw:type="rectangle" draw:enhanced-path="M 0 0 L 21600 0 21600 21600 0 21600 0 0 Z N"/>
        </draw:custom-shape>
        <draw:custom-shape draw:style-name="gr9" draw:text-style-name="P11" draw:layer="layout" svg:width="0.8cm" svg:height="0.2cm" svg:x="48.597cm" svg:y="7.6cm">
          <text:p text:style-name="P7"><text:span text:style-name="T4">cmd </text:span><text:span text:style-name="T4">0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7.797cm" svg:y="7.6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997cm" svg:y="7.6cm">
          <text:p text:style-name="P7"><text:span text:style-name="T4">cmd 2 </text:span><text:span text:style-name="T4">type</text:span></text:p>
          <draw:enhanced-geometry svg:viewBox="0 0 21600 21600" draw:type="rectangle" draw:enhanced-path="M 0 0 L 21600 0 21600 21600 0 21600 0 0 Z N"/>
        </draw:custom-shape>
        <draw:custom-shape draw:style-name="gr9" draw:text-style-name="P11" draw:layer="layout" svg:width="0.8cm" svg:height="0.2cm" svg:x="46.197cm" svg:y="7.6cm">
          <text:p text:style-name="P7"><text:span text:style-name="T4">cmd 3 </text:span><text:span text:style-name="T4">type</text:span></text:p>
          <draw:enhanced-geometry svg:viewBox="0 0 21600 21600" draw:type="rectangle" draw:enhanced-path="M 0 0 L 21600 0 21600 21600 0 21600 0 0 Z N"/>
        </draw:custom-shape>
        <draw:custom-shape draw:style-name="gr87" draw:text-style-name="P15" draw:layer="layout" svg:width="0.8cm" svg:height="0.2cm" svg:x="45.397cm" svg:y="7.6cm">
          <text:p text:style-name="P12"><text:span text:style-name="T5">cmd 4</text:span><text:span text:style-name="T4"> </text:span><text:span text:style-name="T4">type</text:span></text:p>
          <draw:enhanced-geometry svg:viewBox="0 0 21600 21600" draw:type="rectangle" draw:enhanced-path="M 0 0 L 21600 0 21600 21600 0 21600 0 0 Z N"/>
        </draw:custom-shape>
        <draw:custom-shape draw:style-name="gr88" draw:text-style-name="P15" draw:layer="layout" svg:width="0.8cm" svg:height="0.2cm" svg:x="44.597cm" svg:y="7.6cm">
          <text:p text:style-name="P12"><text:span text:style-name="T5">cmd 5</text:span><text:span text:style-name="T4"> </text:span><text:span text:style-name="T4">type</text:span></text:p>
          <draw:enhanced-geometry svg:viewBox="0 0 21600 21600" draw:type="rectangle" draw:enhanced-path="M 0 0 L 21600 0 21600 21600 0 21600 0 0 Z N"/>
        </draw:custom-shape>
        <draw:custom-shape draw:style-name="gr89" draw:text-style-name="P15" draw:layer="layout" svg:width="0.8cm" svg:height="0.2cm" svg:x="43.797cm" svg:y="7.6cm">
          <text:p text:style-name="P12"><text:span text:style-name="T5">cmd 6</text:span><text:span text:style-name="T4"> </text:span><text:span text:style-name="T4">type</text:span></text:p>
          <draw:enhanced-geometry svg:viewBox="0 0 21600 21600" draw:type="rectangle" draw:enhanced-path="M 0 0 L 21600 0 21600 21600 0 21600 0 0 Z N"/>
        </draw:custom-shape>
        <draw:custom-shape draw:style-name="gr90" draw:text-style-name="P15" draw:layer="layout" svg:width="0.8cm" svg:height="0.2cm" svg:x="42.997cm" svg:y="7.6cm">
          <text:p text:style-name="P12"><text:span text:style-name="T5">cmd 7</text:span><text:span text:style-name="T4"> </text:span><text:span text:style-name="T4">type</text:span></text:p>
          <draw:enhanced-geometry svg:viewBox="0 0 21600 21600" draw:type="rectangle" draw:enhanced-path="M 0 0 L 21600 0 21600 21600 0 21600 0 0 Z N"/>
        </draw:custom-shape>
        <draw:custom-shape draw:style-name="gr91" draw:text-style-name="P15" draw:layer="layout" svg:width="0.8cm" svg:height="0.2cm" svg:x="42.197cm" svg:y="7.6cm">
          <text:p text:style-name="P12"><text:span text:style-name="T5">cmd 8</text:span><text:span text:style-name="T4"> </text:span><text:span text:style-name="T4">type</text:span></text:p>
          <draw:enhanced-geometry svg:viewBox="0 0 21600 21600" draw:type="rectangle" draw:enhanced-path="M 0 0 L 21600 0 21600 21600 0 21600 0 0 Z N"/>
        </draw:custom-shape>
        <draw:custom-shape draw:style-name="gr92" draw:text-style-name="P15" draw:layer="layout" svg:width="0.8cm" svg:height="0.2cm" svg:x="41.397cm" svg:y="7.6cm">
          <text:p text:style-name="P12"><text:span text:style-name="T5">cmd 9</text:span><text:span text:style-name="T4"> </text:span><text:span text:style-name="T4">type</text:span></text:p>
          <draw:enhanced-geometry svg:viewBox="0 0 21600 21600" draw:type="rectangle" draw:enhanced-path="M 0 0 L 21600 0 21600 21600 0 21600 0 0 Z N"/>
        </draw:custom-shape>
        <draw:custom-shape draw:style-name="gr93" draw:text-style-name="P15" draw:layer="layout" svg:width="0.8cm" svg:height="0.2cm" svg:x="40.597cm" svg:y="7.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94" draw:text-style-name="P15" draw:layer="layout" svg:width="0.8cm" svg:height="0.2cm" svg:x="39.797cm" svg:y="7.6cm">
          <text:p text:style-name="P12"><text:span text:style-name="T5">cmd 11</text:span><text:span text:style-name="T4"> type</text:span></text:p>
          <draw:enhanced-geometry svg:viewBox="0 0 21600 21600" draw:type="rectangle" draw:enhanced-path="M 0 0 L 21600 0 21600 21600 0 21600 0 0 Z N"/>
        </draw:custom-shape>
        <draw:custom-shape draw:style-name="gr95" draw:text-style-name="P15" draw:layer="layout" svg:width="0.8cm" svg:height="0.2cm" svg:x="38.997cm" svg:y="7.6cm">
          <text:p text:style-name="P12"><text:span text:style-name="T5">cmd 12</text:span><text:span text:style-name="T4"> type</text:span></text:p>
          <draw:enhanced-geometry svg:viewBox="0 0 21600 21600" draw:type="rectangle" draw:enhanced-path="M 0 0 L 21600 0 21600 21600 0 21600 0 0 Z N"/>
        </draw:custom-shape>
        <draw:custom-shape draw:style-name="gr96" draw:text-style-name="P15" draw:layer="layout" svg:width="0.8cm" svg:height="0.2cm" svg:x="38.197cm" svg:y="7.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97" draw:text-style-name="P15" draw:layer="layout" svg:width="0.8cm" svg:height="0.2cm" svg:x="37.397cm" svg:y="7.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98" draw:text-style-name="P15" draw:layer="layout" svg:width="0.8cm" svg:height="0.2cm" svg:x="36.597cm" svg:y="7.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99" draw:text-style-name="P11" draw:layer="layout" svg:width="3.196cm" svg:height="0.2cm" svg:x="36.601cm" svg:y="7.4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6cm" svg:y="6.8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6cm" svg:y="7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6cm" svg:y="7.2cm">
          <text:p text:style-name="P7"><text:span text:style-name="T4">rese</text:span><text:span text:style-name="T4">rve</text:span></text:p>
          <draw:enhanced-geometry svg:viewBox="0 0 21600 21600" draw:type="rectangle" draw:enhanced-path="M 0 0 L 21600 0 21600 21600 0 21600 0 0 Z N"/>
        </draw:custom-shape>
        <draw:custom-shape draw:style-name="gr8" draw:text-style-name="P11" draw:layer="layout" svg:width="12.796cm" svg:height="0.2cm" svg:x="36.6cm" svg:y="6.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8" draw:text-style-name="P11" draw:layer="layout" svg:width="12.796cm" svg:height="0.2cm" svg:x="36.6cm" svg:y="6.6cm">
          <text:p text:style-name="P7"><text:span text:style-name="T4">rese</text:span><text:span text:style-name="T4">rve</text:span></text:p>
          <draw:enhanced-geometry svg:viewBox="0 0 21600 21600" draw:type="rectangle" draw:enhanced-path="M 0 0 L 21600 0 21600 21600 0 21600 0 0 Z N"/>
        </draw:custom-shape>
        <draw:custom-shape draw:style-name="gr11" draw:text-style-name="P11" draw:layer="layout" svg:width="1.4cm" svg:height="0.2cm" svg:x="47.995cm" svg:y="7.8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6.995cm" svg:y="7.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7.8cm">
          <text:p text:style-name="P7"><text:span text:style-name="T4">000</text:span><text:span text:style-name="T4">00</text:span></text:p>
          <draw:enhanced-geometry svg:viewBox="0 0 21600 21600" draw:type="rectangle" draw:enhanced-path="M 0 0 L 21600 0 21600 21600 0 21600 0 0 Z N"/>
        </draw:custom-shape>
        <draw:custom-shape draw:style-name="gr12" draw:text-style-name="P11" draw:layer="layout" svg:width="1cm" svg:height="0.2cm" svg:x="44.395cm" svg:y="7.8cm">
          <text:p text:style-name="P7"><text:span text:style-name="T4">0: </text:span><text:span text:style-name="T4">load</text:span></text:p>
          <draw:enhanced-geometry svg:viewBox="0 0 21600 21600" draw:type="rectangle" draw:enhanced-path="M 0 0 L 21600 0 21600 21600 0 21600 0 0 Z N"/>
        </draw:custom-shape>
        <draw:custom-shape draw:style-name="gr11" draw:text-style-name="P11" draw:layer="layout" svg:width="1.4cm" svg:height="0.2cm" svg:x="42.995cm" svg:y="7.8cm">
          <text:p text:style-name="P7"><text:span text:style-name="T4">burs</text:span><text:span text:style-name="T4">t </text:span><text:span text:style-name="T4">num</text:span></text:p>
          <draw:enhanced-geometry svg:viewBox="0 0 21600 21600" draw:type="rectangle" draw:enhanced-path="M 0 0 L 21600 0 21600 21600 0 21600 0 0 Z N"/>
        </draw:custom-shape>
        <draw:custom-shape draw:style-name="gr13" draw:text-style-name="P11" draw:layer="layout" svg:width="0.6cm" svg:height="0.2cm" svg:x="46.395cm" svg:y="7.8cm">
          <text:p text:style-name="P7"><text:span text:style-name="T4">000</text:span></text:p>
          <draw:enhanced-geometry svg:viewBox="0 0 21600 21600" draw:type="rectangle" draw:enhanced-path="M 0 0 L 21600 0 21600 21600 0 21600 0 0 Z N"/>
        </draw:custom-shape>
        <draw:custom-shape draw:style-name="gr11" draw:text-style-name="P11" draw:layer="layout" svg:width="1.4cm" svg:height="0.2cm" svg:x="47.995cm" svg:y="9.8cm">
          <text:p text:style-name="P7"><text:span text:style-name="T4">opc</text:span><text:span text:style-name="T4">ode: </text:span><text:span text:style-name="T4">cust</text:span><text:span text:style-name="T4">om0</text:span></text:p>
          <draw:enhanced-geometry svg:viewBox="0 0 21600 21600" draw:type="rectangle" draw:enhanced-path="M 0 0 L 21600 0 21600 21600 0 21600 0 0 Z N"/>
        </draw:custom-shape>
        <draw:custom-shape draw:style-name="gr12" draw:text-style-name="P11" draw:layer="layout" svg:width="1cm" svg:height="0.2cm" svg:x="46.995cm" svg:y="9.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5.395cm" svg:y="9.8cm">
          <text:p text:style-name="P7"><text:span text:style-name="T4">000</text:span><text:span text:style-name="T4">00</text:span></text:p>
          <draw:enhanced-geometry svg:viewBox="0 0 21600 21600" draw:type="rectangle" draw:enhanced-path="M 0 0 L 21600 0 21600 21600 0 21600 0 0 Z N"/>
        </draw:custom-shape>
        <draw:custom-shape draw:style-name="gr12" draw:text-style-name="P11" draw:layer="layout" svg:width="1cm" svg:height="0.2cm" svg:x="44.395cm" svg:y="9.8cm">
          <text:p text:style-name="P7"><text:span text:style-name="T4">1: </text:span><text:span text:style-name="T4">stor</text:span><text:span text:style-name="T4">e</text:span></text:p>
          <draw:enhanced-geometry svg:viewBox="0 0 21600 21600" draw:type="rectangle" draw:enhanced-path="M 0 0 L 21600 0 21600 21600 0 21600 0 0 Z N"/>
        </draw:custom-shape>
        <draw:custom-shape draw:style-name="gr11" draw:text-style-name="P11" draw:layer="layout" svg:width="1.4cm" svg:height="0.2cm" svg:x="42.995cm" svg:y="9.8cm">
          <text:p text:style-name="P7"><text:span text:style-name="T4">burs</text:span><text:span text:style-name="T4">t </text:span><text:span text:style-name="T4">num</text:span></text:p>
          <draw:enhanced-geometry svg:viewBox="0 0 21600 21600" draw:type="rectangle" draw:enhanced-path="M 0 0 L 21600 0 21600 21600 0 21600 0 0 Z N"/>
        </draw:custom-shape>
        <draw:custom-shape draw:style-name="gr13" draw:text-style-name="P11" draw:layer="layout" svg:width="0.6cm" svg:height="0.2cm" svg:x="46.395cm" svg:y="9.8cm">
          <text:p text:style-name="P7"><text:span text:style-name="T4">000</text:span></text:p>
          <draw:enhanced-geometry svg:viewBox="0 0 21600 21600" draw:type="rectangle" draw:enhanced-path="M 0 0 L 21600 0 21600 21600 0 21600 0 0 Z N"/>
        </draw:custom-shape>
        <draw:custom-shape draw:style-name="gr6" draw:text-style-name="P10" draw:layer="layout" svg:width="2.4cm" svg:height="0.2cm" svg:x="50.398cm" svg:y="6.2cm">
          <text:p text:style-name="P9"><text:span text:style-name="T4">load </text:span><text:span text:style-name="T4">outp</text:span><text:span text:style-name="T4">ut</text:span></text:p>
          <draw:enhanced-geometry svg:viewBox="0 0 21600 21600" draw:type="rectangle" draw:enhanced-path="M 0 0 L 21600 0 21600 21600 0 21600 0 0 Z N"/>
        </draw:custom-shape>
        <draw:custom-shape draw:style-name="gr100" draw:text-style-name="P17" draw:layer="layout" svg:width="0.2cm" svg:height="0.2cm" svg:x="52.399cm" svg:y="6.4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8cm" svg:y="6.4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2cm" svg:y="6.4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199cm" svg:y="6.4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601cm" svg:y="6.4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8cm" svg:y="6.4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202cm" svg:y="6.4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401cm" svg:y="6.4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803cm" svg:y="6.4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1.002cm" svg:y="6.4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4cm" svg:y="6.4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599cm" svg:y="6.4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4.001cm" svg:y="6.4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2cm" svg:y="6.4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602cm" svg:y="6.4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801cm" svg:y="6.4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203cm" svg:y="6.4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402cm" svg:y="6.4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04cm" svg:y="6.4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3.003cm" svg:y="6.4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401cm" svg:y="6.4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6cm" svg:y="6.4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6.002cm" svg:y="6.4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201cm" svg:y="6.4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603cm" svg:y="6.4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802cm" svg:y="6.4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04cm" svg:y="6.4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403cm" svg:y="6.4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5cm" svg:y="6.4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004cm" svg:y="6.4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5cm" svg:y="6.4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5cm" svg:y="6.4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399cm" svg:y="6.4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8cm" svg:y="6.4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8cm" svg:y="6.4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199cm" svg:y="6.4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601cm" svg:y="6.4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8cm" svg:y="6.4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202cm" svg:y="6.4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401cm" svg:y="6.4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4cm" svg:y="6.4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599cm" svg:y="6.4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60.001cm" svg:y="6.4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2cm" svg:y="6.4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602cm" svg:y="6.4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801cm" svg:y="6.4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203cm" svg:y="6.4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402cm" svg:y="6.4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04cm" svg:y="6.4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9.003cm" svg:y="6.4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401cm" svg:y="6.4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6cm" svg:y="6.4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2.002cm" svg:y="6.4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201cm" svg:y="6.4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603cm" svg:y="6.4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802cm" svg:y="6.4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04cm" svg:y="6.4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403cm" svg:y="6.4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5cm" svg:y="6.4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004cm" svg:y="6.4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5cm" svg:y="6.4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5cm" svg:y="6.4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9cm" svg:height="0.2cm" svg:x="50.395cm" svg:y="6.4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603cm" svg:y="6.4cm">
          <text:p text:style-name="P7"><text:span text:style-name="T4">62</text:span></text:p>
          <draw:enhanced-geometry svg:viewBox="0 0 21600 21600" draw:type="rectangle" draw:enhanced-path="M 0 0 L 21600 0 21600 21600 0 21600 0 0 Z N"/>
        </draw:custom-shape>
        <draw:custom-shape draw:style-name="gr101" draw:text-style-name="P17" draw:layer="layout" svg:width="3.203cm" svg:height="0.2cm" svg:x="50.395cm" svg:y="7.4cm">
          <text:p text:style-name="P7"><text:span text:style-name="T4">rese</text:span><text:span text:style-name="T4">rve</text:span></text:p>
          <draw:enhanced-geometry svg:viewBox="0 0 21600 21600" draw:type="rectangle" draw:enhanced-path="M 0 0 L 21600 0 21600 21600 0 21600 0 0 Z N"/>
        </draw:custom-shape>
        <draw:custom-shape draw:style-name="gr102" draw:text-style-name="P17" draw:layer="layout" svg:width="12.802cm" svg:height="0.2cm" svg:x="50.395cm" svg:y="6.8cm">
          <text:p text:style-name="P7"><text:span text:style-name="T4">rese</text:span><text:span text:style-name="T4">rve</text:span></text:p>
          <draw:enhanced-geometry svg:viewBox="0 0 21600 21600" draw:type="rectangle" draw:enhanced-path="M 0 0 L 21600 0 21600 21600 0 21600 0 0 Z N"/>
        </draw:custom-shape>
        <draw:custom-shape draw:style-name="gr102" draw:text-style-name="P17" draw:layer="layout" svg:width="12.802cm" svg:height="0.2cm" svg:x="50.395cm" svg:y="7cm">
          <text:p text:style-name="P7"><text:span text:style-name="T4">rese</text:span><text:span text:style-name="T4">rve</text:span></text:p>
          <draw:enhanced-geometry svg:viewBox="0 0 21600 21600" draw:type="rectangle" draw:enhanced-path="M 0 0 L 21600 0 21600 21600 0 21600 0 0 Z N"/>
        </draw:custom-shape>
        <draw:custom-shape draw:style-name="gr103" draw:text-style-name="P17" draw:layer="layout" svg:width="11.2cm" svg:height="0.2cm" svg:x="50.395cm" svg:y="7.2cm">
          <text:p text:style-name="P7"><text:span text:style-name="T4">rese</text:span><text:span text:style-name="T4">rve</text:span></text:p>
          <draw:enhanced-geometry svg:viewBox="0 0 21600 21600" draw:type="rectangle" draw:enhanced-path="M 0 0 L 21600 0 21600 21600 0 21600 0 0 Z N"/>
        </draw:custom-shape>
        <draw:custom-shape draw:style-name="gr104" draw:text-style-name="P17" draw:layer="layout" svg:width="12.796cm" svg:height="0.2cm" svg:x="50.401cm" svg:y="6.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102" draw:text-style-name="P17" draw:layer="layout" svg:width="12.802cm" svg:height="0.2cm" svg:x="50.395cm" svg:y="6.6cm">
          <text:p text:style-name="P7"><text:span text:style-name="T4">rese</text:span><text:span text:style-name="T4">rve</text:span></text:p>
          <draw:enhanced-geometry svg:viewBox="0 0 21600 21600" draw:type="rectangle" draw:enhanced-path="M 0 0 L 21600 0 21600 21600 0 21600 0 0 Z N"/>
        </draw:custom-shape>
        <draw:custom-shape draw:style-name="gr105" draw:text-style-name="P17" draw:layer="layout" svg:width="1.6cm" svg:height="0.2cm" svg:x="61.595cm" svg:y="7.4cm">
          <text:p text:style-name="P7"><text:span text:style-name="T4">first </text:span><text:span text:style-name="T4">ram</text:span><text:span text:style-name="T4">_buff</text:span><text:span text:style-name="T4">_id</text:span></text:p>
          <draw:enhanced-geometry svg:viewBox="0 0 21600 21600" draw:type="rectangle" draw:enhanced-path="M 0 0 L 21600 0 21600 21600 0 21600 0 0 Z N"/>
        </draw:custom-shape>
        <draw:custom-shape draw:style-name="gr105" draw:text-style-name="P17" draw:layer="layout" svg:width="1.6cm" svg:height="0.2cm" svg:x="61.595cm" svg:y="7.2cm">
          <text:p text:style-name="P7"><text:span text:style-name="T4">num</text:span></text:p>
          <draw:enhanced-geometry svg:viewBox="0 0 21600 21600" draw:type="rectangle" draw:enhanced-path="M 0 0 L 21600 0 21600 21600 0 21600 0 0 Z N"/>
        </draw:custom-shape>
        <draw:custom-shape draw:style-name="gr106" draw:text-style-name="P11" draw:layer="layout" svg:width="1.6cm" svg:height="0.2cm" svg:x="47.795cm" svg:y="9.2cm">
          <text:p text:style-name="P7"><text:span text:style-name="T4">num</text:span></text:p>
          <draw:enhanced-geometry svg:viewBox="0 0 21600 21600" draw:type="rectangle" draw:enhanced-path="M 0 0 L 21600 0 21600 21600 0 21600 0 0 Z N"/>
        </draw:custom-shape>
        <draw:custom-shape draw:style-name="gr6" draw:text-style-name="P10" draw:layer="layout" svg:width="2.4cm" svg:height="0.2cm" svg:x="50.399cm" svg:y="8.2cm">
          <text:p text:style-name="P9"><text:span text:style-name="T4">stor</text:span><text:span text:style-name="T4">e </text:span><text:span text:style-name="T4">outp</text:span><text:span text:style-name="T4">ut</text:span></text:p>
          <draw:enhanced-geometry svg:viewBox="0 0 21600 21600" draw:type="rectangle" draw:enhanced-path="M 0 0 L 21600 0 21600 21600 0 21600 0 0 Z N"/>
        </draw:custom-shape>
        <draw:custom-shape draw:style-name="gr100" draw:text-style-name="P17" draw:layer="layout" svg:width="0.2cm" svg:height="0.2cm" svg:x="52.4cm" svg:y="8.4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9cm" svg:y="8.4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2.001cm" svg:y="8.4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2cm" svg:y="8.4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602cm" svg:y="8.4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801cm" svg:y="8.4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203cm" svg:y="8.4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402cm" svg:y="8.4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804cm" svg:y="8.4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1.003cm" svg:y="8.4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401cm" svg:y="8.4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6cm" svg:y="8.4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4.002cm" svg:y="8.4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201cm" svg:y="8.4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603cm" svg:y="8.4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802cm" svg:y="8.4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204cm" svg:y="8.4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403cm" svg:y="8.4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05cm" svg:y="8.4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3.004cm" svg:y="8.4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402cm" svg:y="8.4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601cm" svg:y="8.4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6.003cm" svg:y="8.4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202cm" svg:y="8.4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604cm" svg:y="8.4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803cm" svg:y="8.4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05cm" svg:y="8.4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404cm" svg:y="8.4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6cm" svg:y="8.4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005cm" svg:y="8.4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6cm" svg:y="8.4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6cm" svg:y="8.4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4cm" svg:y="8.4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9cm" svg:y="8.4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8.001cm" svg:y="8.4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2cm" svg:y="8.4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602cm" svg:y="8.4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801cm" svg:y="8.4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203cm" svg:y="8.4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402cm" svg:y="8.4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401cm" svg:y="8.4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6cm" svg:y="8.4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60.002cm" svg:y="8.4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201cm" svg:y="8.4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603cm" svg:y="8.4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802cm" svg:y="8.4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204cm" svg:y="8.4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403cm" svg:y="8.4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05cm" svg:y="8.4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9.004cm" svg:y="8.4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402cm" svg:y="8.4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601cm" svg:y="8.4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2.003cm" svg:y="8.4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202cm" svg:y="8.4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604cm" svg:y="8.4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803cm" svg:y="8.4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05cm" svg:y="8.4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404cm" svg:y="8.4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6cm" svg:y="8.4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005cm" svg:y="8.4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6cm" svg:y="8.4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6cm" svg:y="8.4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1cm" svg:height="0.2cm" svg:x="50.395cm" svg:y="8.4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604cm" svg:y="8.4cm">
          <text:p text:style-name="P7"><text:span text:style-name="T4">62</text:span></text:p>
          <draw:enhanced-geometry svg:viewBox="0 0 21600 21600" draw:type="rectangle" draw:enhanced-path="M 0 0 L 21600 0 21600 21600 0 21600 0 0 Z N"/>
        </draw:custom-shape>
        <draw:custom-shape draw:style-name="gr101" draw:text-style-name="P17" draw:layer="layout" svg:width="3.203cm" svg:height="0.2cm" svg:x="50.395cm" svg:y="9.4cm">
          <text:p text:style-name="P7"><text:span text:style-name="T4">rese</text:span><text:span text:style-name="T4">rve</text:span></text:p>
          <draw:enhanced-geometry svg:viewBox="0 0 21600 21600" draw:type="rectangle" draw:enhanced-path="M 0 0 L 21600 0 21600 21600 0 21600 0 0 Z N"/>
        </draw:custom-shape>
        <draw:custom-shape draw:style-name="gr107" draw:text-style-name="P17" draw:layer="layout" svg:width="12.803cm" svg:height="0.2cm" svg:x="50.395cm" svg:y="8.8cm">
          <text:p text:style-name="P7"><text:span text:style-name="T4">rese</text:span><text:span text:style-name="T4">rve</text:span></text:p>
          <draw:enhanced-geometry svg:viewBox="0 0 21600 21600" draw:type="rectangle" draw:enhanced-path="M 0 0 L 21600 0 21600 21600 0 21600 0 0 Z N"/>
        </draw:custom-shape>
        <draw:custom-shape draw:style-name="gr107" draw:text-style-name="P17" draw:layer="layout" svg:width="12.803cm" svg:height="0.2cm" svg:x="50.395cm" svg:y="9cm">
          <text:p text:style-name="P7"><text:span text:style-name="T4">rese</text:span><text:span text:style-name="T4">rve</text:span></text:p>
          <draw:enhanced-geometry svg:viewBox="0 0 21600 21600" draw:type="rectangle" draw:enhanced-path="M 0 0 L 21600 0 21600 21600 0 21600 0 0 Z N"/>
        </draw:custom-shape>
        <draw:custom-shape draw:style-name="gr103" draw:text-style-name="P17" draw:layer="layout" svg:width="11.2cm" svg:height="0.2cm" svg:x="50.395cm" svg:y="9.2cm">
          <text:p text:style-name="P7"><text:span text:style-name="T4">rese</text:span><text:span text:style-name="T4">rve</text:span></text:p>
          <draw:enhanced-geometry svg:viewBox="0 0 21600 21600" draw:type="rectangle" draw:enhanced-path="M 0 0 L 21600 0 21600 21600 0 21600 0 0 Z N"/>
        </draw:custom-shape>
        <draw:custom-shape draw:style-name="gr104" draw:text-style-name="P17" draw:layer="layout" svg:width="12.796cm" svg:height="0.2cm" svg:x="50.402cm" svg:y="8.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107" draw:text-style-name="P17" draw:layer="layout" svg:width="12.803cm" svg:height="0.2cm" svg:x="50.395cm" svg:y="8.6cm">
          <text:p text:style-name="P7"><text:span text:style-name="T4">rese</text:span><text:span text:style-name="T4">rve</text:span></text:p>
          <draw:enhanced-geometry svg:viewBox="0 0 21600 21600" draw:type="rectangle" draw:enhanced-path="M 0 0 L 21600 0 21600 21600 0 21600 0 0 Z N"/>
        </draw:custom-shape>
        <draw:custom-shape draw:style-name="gr108" draw:text-style-name="P17" draw:layer="layout" svg:width="1.601cm" svg:height="0.2cm" svg:x="61.595cm" svg:y="9.2cm">
          <text:p text:style-name="P7"><text:span text:style-name="T4">num</text:span></text:p>
          <draw:enhanced-geometry svg:viewBox="0 0 21600 21600" draw:type="rectangle" draw:enhanced-path="M 0 0 L 21600 0 21600 21600 0 21600 0 0 Z N"/>
        </draw:custom-shape>
        <draw:custom-shape draw:style-name="gr6" draw:text-style-name="P10" draw:layer="layout" svg:width="2.4cm" svg:height="0.2cm" svg:x="50.395cm" svg:y="10.2cm">
          <text:p text:style-name="P9"><text:span text:style-name="T4">key </text:span><text:span text:style-name="T4">read </text:span><text:span text:style-name="T4">outp</text:span><text:span text:style-name="T4">ut</text:span></text:p>
          <draw:enhanced-geometry svg:viewBox="0 0 21600 21600" draw:type="rectangle" draw:enhanced-path="M 0 0 L 21600 0 21600 21600 0 21600 0 0 Z N"/>
        </draw:custom-shape>
        <draw:custom-shape draw:style-name="gr100" draw:text-style-name="P17" draw:layer="layout" svg:width="0.2cm" svg:height="0.2cm" svg:x="52.395cm" svg:y="10.4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4cm" svg:y="10.4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1.996cm" svg:y="10.4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195cm" svg:y="10.4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597cm" svg:y="10.4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796cm" svg:y="10.4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198cm" svg:y="10.4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397cm" svg:y="10.4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799cm" svg:y="10.4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0.998cm" svg:y="10.4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396cm" svg:y="10.4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595cm" svg:y="10.4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3.997cm" svg:y="10.4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196cm" svg:y="10.4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598cm" svg:y="10.4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797cm" svg:y="10.4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199cm" svg:y="10.4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398cm" svg:y="10.4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cm" svg:y="10.4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2.999cm" svg:y="10.4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397cm" svg:y="10.4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596cm" svg:y="10.4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5.998cm" svg:y="10.4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197cm" svg:y="10.4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599cm" svg:y="10.4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798cm" svg:y="10.4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cm" svg:y="10.4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399cm" svg:y="10.4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1cm" svg:y="10.4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cm" svg:y="10.4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1cm" svg:y="10.4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1cm" svg:y="10.4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395cm" svg:y="10.4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4cm" svg:y="10.4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7.996cm" svg:y="10.4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195cm" svg:y="10.4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597cm" svg:y="10.4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796cm" svg:y="10.4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198cm" svg:y="10.4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397cm" svg:y="10.4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396cm" svg:y="10.4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595cm" svg:y="10.4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59.997cm" svg:y="10.4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196cm" svg:y="10.4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598cm" svg:y="10.4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797cm" svg:y="10.4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199cm" svg:y="10.4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398cm" svg:y="10.4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cm" svg:y="10.4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8.999cm" svg:y="10.4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397cm" svg:y="10.4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596cm" svg:y="10.4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1.998cm" svg:y="10.4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197cm" svg:y="10.4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599cm" svg:y="10.4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798cm" svg:y="10.4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cm" svg:y="10.4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399cm" svg:y="10.4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1cm" svg:y="10.4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cm" svg:y="10.4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1cm" svg:y="10.4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1cm" svg:y="10.4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50.395cm" svg:y="10.4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599cm" svg:y="10.4cm">
          <text:p text:style-name="P7"><text:span text:style-name="T4">62</text:span></text:p>
          <draw:enhanced-geometry svg:viewBox="0 0 21600 21600" draw:type="rectangle" draw:enhanced-path="M 0 0 L 21600 0 21600 21600 0 21600 0 0 Z N"/>
        </draw:custom-shape>
        <draw:custom-shape draw:style-name="gr109" draw:text-style-name="P17" draw:layer="layout" svg:width="12.8cm" svg:height="0.2cm" svg:x="50.395cm" svg:y="10.8cm">
          <text:p text:style-name="P7"><text:span text:style-name="T4">mas</text:span><text:span text:style-name="T4">k 0</text:span></text:p>
          <draw:enhanced-geometry svg:viewBox="0 0 21600 21600" draw:type="rectangle" draw:enhanced-path="M 0 0 L 21600 0 21600 21600 0 21600 0 0 Z N"/>
        </draw:custom-shape>
        <draw:custom-shape draw:style-name="gr109" draw:text-style-name="P17" draw:layer="layout" svg:width="12.8cm" svg:height="0.2cm" svg:x="50.395cm" svg:y="11cm">
          <text:p text:style-name="P7"><text:span text:style-name="T4">key </text:span><text:span text:style-name="T4">1</text:span></text:p>
          <draw:enhanced-geometry svg:viewBox="0 0 21600 21600" draw:type="rectangle" draw:enhanced-path="M 0 0 L 21600 0 21600 21600 0 21600 0 0 Z N"/>
        </draw:custom-shape>
        <draw:custom-shape draw:style-name="gr109" draw:text-style-name="P17" draw:layer="layout" svg:width="12.8cm" svg:height="0.2cm" svg:x="50.395cm" svg:y="11.2cm">
          <text:p text:style-name="P7"><text:span text:style-name="T4">key 0</text:span></text:p>
          <draw:enhanced-geometry svg:viewBox="0 0 21600 21600" draw:type="rectangle" draw:enhanced-path="M 0 0 L 21600 0 21600 21600 0 21600 0 0 Z N"/>
        </draw:custom-shape>
        <draw:custom-shape draw:style-name="gr110" draw:text-style-name="P17" draw:layer="layout" svg:width="0.8cm" svg:height="0.2cm" svg:x="62.395cm" svg:y="11.6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61.595cm" svg:y="11.6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60.795cm" svg:y="11.6cm">
          <text:p text:style-name="P7"><text:span text:style-name="T4">cm</text:span><text:span text:style-name="T4">d 3 </text:span><text:span text:style-name="T4">typ</text:span><text:span text:style-name="T4">e</text:span></text:p>
          <draw:enhanced-geometry svg:viewBox="0 0 21600 21600" draw:type="rectangle" draw:enhanced-path="M 0 0 L 21600 0 21600 21600 0 21600 0 0 Z N"/>
        </draw:custom-shape>
        <draw:custom-shape draw:style-name="gr111" draw:text-style-name="P18" draw:layer="layout" svg:width="0.8cm" svg:height="0.2cm" svg:x="59.995cm" svg:y="11.6cm">
          <text:p text:style-name="P12"><text:span text:style-name="T5">cmd 4</text:span><text:span text:style-name="T4"> type</text:span></text:p>
          <draw:enhanced-geometry svg:viewBox="0 0 21600 21600" draw:type="rectangle" draw:enhanced-path="M 0 0 L 21600 0 21600 21600 0 21600 0 0 Z N"/>
        </draw:custom-shape>
        <draw:custom-shape draw:style-name="gr112" draw:text-style-name="P18" draw:layer="layout" svg:width="0.8cm" svg:height="0.2cm" svg:x="59.195cm" svg:y="11.6cm">
          <text:p text:style-name="P12"><text:span text:style-name="T5">cmd 5</text:span><text:span text:style-name="T4"> type</text:span></text:p>
          <draw:enhanced-geometry svg:viewBox="0 0 21600 21600" draw:type="rectangle" draw:enhanced-path="M 0 0 L 21600 0 21600 21600 0 21600 0 0 Z N"/>
        </draw:custom-shape>
        <draw:custom-shape draw:style-name="gr113" draw:text-style-name="P18" draw:layer="layout" svg:width="0.8cm" svg:height="0.2cm" svg:x="58.395cm" svg:y="11.6cm">
          <text:p text:style-name="P12"><text:span text:style-name="T5">cmd 6</text:span><text:span text:style-name="T4"> </text:span><text:span text:style-name="T4">type</text:span></text:p>
          <draw:enhanced-geometry svg:viewBox="0 0 21600 21600" draw:type="rectangle" draw:enhanced-path="M 0 0 L 21600 0 21600 21600 0 21600 0 0 Z N"/>
        </draw:custom-shape>
        <draw:custom-shape draw:style-name="gr114" draw:text-style-name="P18" draw:layer="layout" svg:width="0.8cm" svg:height="0.2cm" svg:x="57.595cm" svg:y="11.6cm">
          <text:p text:style-name="P12"><text:span text:style-name="T5">cmd 7</text:span><text:span text:style-name="T4"> </text:span><text:span text:style-name="T4">type</text:span></text:p>
          <draw:enhanced-geometry svg:viewBox="0 0 21600 21600" draw:type="rectangle" draw:enhanced-path="M 0 0 L 21600 0 21600 21600 0 21600 0 0 Z N"/>
        </draw:custom-shape>
        <draw:custom-shape draw:style-name="gr115" draw:text-style-name="P18" draw:layer="layout" svg:width="0.8cm" svg:height="0.2cm" svg:x="56.795cm" svg:y="11.6cm">
          <text:p text:style-name="P12"><text:span text:style-name="T5">cmd 8</text:span><text:span text:style-name="T4"> type</text:span></text:p>
          <draw:enhanced-geometry svg:viewBox="0 0 21600 21600" draw:type="rectangle" draw:enhanced-path="M 0 0 L 21600 0 21600 21600 0 21600 0 0 Z N"/>
        </draw:custom-shape>
        <draw:custom-shape draw:style-name="gr116" draw:text-style-name="P18" draw:layer="layout" svg:width="0.8cm" svg:height="0.2cm" svg:x="55.995cm" svg:y="11.6cm">
          <text:p text:style-name="P12"><text:span text:style-name="T5">cmd 9</text:span><text:span text:style-name="T4"> type</text:span></text:p>
          <draw:enhanced-geometry svg:viewBox="0 0 21600 21600" draw:type="rectangle" draw:enhanced-path="M 0 0 L 21600 0 21600 21600 0 21600 0 0 Z N"/>
        </draw:custom-shape>
        <draw:custom-shape draw:style-name="gr117" draw:text-style-name="P18" draw:layer="layout" svg:width="0.8cm" svg:height="0.2cm" svg:x="55.195cm" svg:y="11.6cm">
          <text:p text:style-name="P12"><text:span text:style-name="T5">cmd 10</text:span><text:span text:style-name="T4"> </text:span><text:span text:style-name="T4">type</text:span></text:p>
          <draw:enhanced-geometry svg:viewBox="0 0 21600 21600" draw:type="rectangle" draw:enhanced-path="M 0 0 L 21600 0 21600 21600 0 21600 0 0 Z N"/>
        </draw:custom-shape>
        <draw:custom-shape draw:style-name="gr118" draw:text-style-name="P18" draw:layer="layout" svg:width="0.8cm" svg:height="0.2cm" svg:x="54.395cm" svg:y="11.6cm">
          <text:p text:style-name="P12"><text:span text:style-name="T5">cmd 11</text:span><text:span text:style-name="T4"> </text:span><text:span text:style-name="T4">type</text:span></text:p>
          <draw:enhanced-geometry svg:viewBox="0 0 21600 21600" draw:type="rectangle" draw:enhanced-path="M 0 0 L 21600 0 21600 21600 0 21600 0 0 Z N"/>
        </draw:custom-shape>
        <draw:custom-shape draw:style-name="gr119" draw:text-style-name="P18" draw:layer="layout" svg:width="0.8cm" svg:height="0.2cm" svg:x="53.595cm" svg:y="11.6cm">
          <text:p text:style-name="P12"><text:span text:style-name="T5">cmd 12</text:span><text:span text:style-name="T4"> </text:span><text:span text:style-name="T4">type</text:span></text:p>
          <draw:enhanced-geometry svg:viewBox="0 0 21600 21600" draw:type="rectangle" draw:enhanced-path="M 0 0 L 21600 0 21600 21600 0 21600 0 0 Z N"/>
        </draw:custom-shape>
        <draw:custom-shape draw:style-name="gr120" draw:text-style-name="P18" draw:layer="layout" svg:width="0.8cm" svg:height="0.2cm" svg:x="52.795cm" svg:y="11.6cm">
          <text:p text:style-name="P12"><text:span text:style-name="T5">cmd 13</text:span><text:span text:style-name="T4"> </text:span><text:span text:style-name="T4">type</text:span></text:p>
          <draw:enhanced-geometry svg:viewBox="0 0 21600 21600" draw:type="rectangle" draw:enhanced-path="M 0 0 L 21600 0 21600 21600 0 21600 0 0 Z N"/>
        </draw:custom-shape>
        <draw:custom-shape draw:style-name="gr121" draw:text-style-name="P18" draw:layer="layout" svg:width="0.8cm" svg:height="0.2cm" svg:x="51.995cm" svg:y="11.6cm">
          <text:p text:style-name="P12"><text:span text:style-name="T5">cmd 14</text:span><text:span text:style-name="T4"> </text:span><text:span text:style-name="T4">type</text:span></text:p>
          <draw:enhanced-geometry svg:viewBox="0 0 21600 21600" draw:type="rectangle" draw:enhanced-path="M 0 0 L 21600 0 21600 21600 0 21600 0 0 Z N"/>
        </draw:custom-shape>
        <draw:custom-shape draw:style-name="gr122" draw:text-style-name="P18" draw:layer="layout" svg:width="0.8cm" svg:height="0.2cm" svg:x="51.195cm" svg:y="11.6cm">
          <text:p text:style-name="P12"><text:span text:style-name="T5">cmd 15</text:span><text:span text:style-name="T4"> </text:span><text:span text:style-name="T4">type</text:span></text:p>
          <draw:enhanced-geometry svg:viewBox="0 0 21600 21600" draw:type="rectangle" draw:enhanced-path="M 0 0 L 21600 0 21600 21600 0 21600 0 0 Z N"/>
        </draw:custom-shape>
        <draw:custom-shape draw:style-name="gr104" draw:text-style-name="P17" draw:layer="layout" svg:width="12.796cm" svg:height="0.2cm" svg:x="50.399cm" svg:y="10.6cm">
          <text:p text:style-name="P7"><text:span text:style-name="T4">cmd_meta </text:span><text:span text:style-name="T4">3</text:span></text:p>
          <draw:enhanced-geometry svg:viewBox="0 0 21600 21600" draw:type="rectangle" draw:enhanced-path="M 0 0 L 21600 0 21600 21600 0 21600 0 0 Z N"/>
        </draw:custom-shape>
        <draw:custom-shape draw:style-name="gr109" draw:text-style-name="P17" draw:layer="layout" svg:width="12.8cm" svg:height="0.2cm" svg:x="50.395cm" svg:y="10.6cm">
          <text:p text:style-name="P7"><text:span text:style-name="T4">mask 1</text:span></text:p>
          <draw:enhanced-geometry svg:viewBox="0 0 21600 21600" draw:type="rectangle" draw:enhanced-path="M 0 0 L 21600 0 21600 21600 0 21600 0 0 Z N"/>
        </draw:custom-shape>
        <draw:custom-shape draw:style-name="gr105" draw:text-style-name="P17" draw:layer="layout" svg:width="1.6cm" svg:height="0.2cm" svg:x="61.595cm" svg:y="11.4cm">
          <text:p text:style-name="P7"><text:span text:style-name="T4">ram_buff_i</text:span><text:span text:style-name="T4">d</text:span></text:p>
          <draw:enhanced-geometry svg:viewBox="0 0 21600 21600" draw:type="rectangle" draw:enhanced-path="M 0 0 L 21600 0 21600 21600 0 21600 0 0 Z N"/>
        </draw:custom-shape>
        <draw:custom-shape draw:style-name="gr101" draw:text-style-name="P17" draw:layer="layout" svg:width="3.203cm" svg:height="0.2cm" svg:x="50.395cm" svg:y="11.4cm">
          <text:p text:style-name="P7"><text:span text:style-name="T4">reserve</text:span></text:p>
          <draw:enhanced-geometry svg:viewBox="0 0 21600 21600" draw:type="rectangle" draw:enhanced-path="M 0 0 L 21600 0 21600 21600 0 21600 0 0 Z N"/>
        </draw:custom-shape>
        <draw:custom-shape draw:style-name="gr123" draw:text-style-name="P18" draw:layer="layout" svg:width="0.8cm" svg:height="0.2cm" svg:x="50.395cm" svg:y="11.6cm">
          <text:p text:style-name="P12"><text:span text:style-name="T5">0000</text:span></text:p>
          <draw:enhanced-geometry svg:viewBox="0 0 21600 21600" draw:type="rectangle" draw:enhanced-path="M 0 0 L 21600 0 21600 21600 0 21600 0 0 Z N"/>
        </draw:custom-shape>
        <draw:custom-shape draw:style-name="gr110" draw:text-style-name="P17" draw:layer="layout" svg:width="0.8cm" svg:height="0.2cm" svg:x="62.395cm" svg:y="9.6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61.595cm" svg:y="9.6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60.795cm" svg:y="9.6cm">
          <text:p text:style-name="P7"><text:span text:style-name="T4">cmd 3 type</text:span></text:p>
          <draw:enhanced-geometry svg:viewBox="0 0 21600 21600" draw:type="rectangle" draw:enhanced-path="M 0 0 L 21600 0 21600 21600 0 21600 0 0 Z N"/>
        </draw:custom-shape>
        <draw:custom-shape draw:style-name="gr124" draw:text-style-name="P18" draw:layer="layout" svg:width="0.8cm" svg:height="0.2cm" svg:x="59.995cm" svg:y="9.6cm">
          <text:p text:style-name="P12"><text:span text:style-name="T5">cmd 4</text:span><text:span text:style-name="T4"> type</text:span></text:p>
          <draw:enhanced-geometry svg:viewBox="0 0 21600 21600" draw:type="rectangle" draw:enhanced-path="M 0 0 L 21600 0 21600 21600 0 21600 0 0 Z N"/>
        </draw:custom-shape>
        <draw:custom-shape draw:style-name="gr125" draw:text-style-name="P18" draw:layer="layout" svg:width="0.8cm" svg:height="0.2cm" svg:x="59.195cm" svg:y="9.6cm">
          <text:p text:style-name="P12"><text:span text:style-name="T5">cmd 5</text:span><text:span text:style-name="T4"> type</text:span></text:p>
          <draw:enhanced-geometry svg:viewBox="0 0 21600 21600" draw:type="rectangle" draw:enhanced-path="M 0 0 L 21600 0 21600 21600 0 21600 0 0 Z N"/>
        </draw:custom-shape>
        <draw:custom-shape draw:style-name="gr126" draw:text-style-name="P18" draw:layer="layout" svg:width="0.8cm" svg:height="0.2cm" svg:x="58.395cm" svg:y="9.6cm">
          <text:p text:style-name="P12"><text:span text:style-name="T5">cmd 6</text:span><text:span text:style-name="T4"> type</text:span></text:p>
          <draw:enhanced-geometry svg:viewBox="0 0 21600 21600" draw:type="rectangle" draw:enhanced-path="M 0 0 L 21600 0 21600 21600 0 21600 0 0 Z N"/>
        </draw:custom-shape>
        <draw:custom-shape draw:style-name="gr127" draw:text-style-name="P18" draw:layer="layout" svg:width="0.8cm" svg:height="0.2cm" svg:x="57.595cm" svg:y="9.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128" draw:text-style-name="P18" draw:layer="layout" svg:width="0.8cm" svg:height="0.2cm" svg:x="56.795cm" svg:y="9.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129" draw:text-style-name="P18" draw:layer="layout" svg:width="0.8cm" svg:height="0.2cm" svg:x="55.995cm" svg:y="9.6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130" draw:text-style-name="P18" draw:layer="layout" svg:width="0.8cm" svg:height="0.2cm" svg:x="55.195cm" svg:y="9.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131" draw:text-style-name="P18" draw:layer="layout" svg:width="0.8cm" svg:height="0.2cm" svg:x="54.395cm" svg:y="9.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132" draw:text-style-name="P18" draw:layer="layout" svg:width="0.8cm" svg:height="0.2cm" svg:x="53.595cm" svg:y="9.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133" draw:text-style-name="P18" draw:layer="layout" svg:width="0.8cm" svg:height="0.2cm" svg:x="52.795cm" svg:y="9.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134" draw:text-style-name="P18" draw:layer="layout" svg:width="0.8cm" svg:height="0.2cm" svg:x="51.995cm" svg:y="9.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135" draw:text-style-name="P18" draw:layer="layout" svg:width="0.8cm" svg:height="0.2cm" svg:x="51.195cm" svg:y="9.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136" draw:text-style-name="P18" draw:layer="layout" svg:width="0.8cm" svg:height="0.2cm" svg:x="50.395cm" svg:y="9.6cm">
          <text:p text:style-name="P12"><text:span text:style-name="T5">000</text:span><text:span text:style-name="T5">0</text:span></text:p>
          <draw:enhanced-geometry svg:viewBox="0 0 21600 21600" draw:type="rectangle" draw:enhanced-path="M 0 0 L 21600 0 21600 21600 0 21600 0 0 Z N"/>
        </draw:custom-shape>
        <draw:custom-shape draw:style-name="gr110" draw:text-style-name="P17" draw:layer="layout" svg:width="0.8cm" svg:height="0.2cm" svg:x="62.395cm" svg:y="7.6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1.595cm" svg:y="7.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0.795cm" svg:y="7.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137" draw:text-style-name="P18" draw:layer="layout" svg:width="0.8cm" svg:height="0.2cm" svg:x="59.995cm" svg:y="7.6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138" draw:text-style-name="P18" draw:layer="layout" svg:width="0.8cm" svg:height="0.2cm" svg:x="59.195cm" svg:y="7.6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139" draw:text-style-name="P18" draw:layer="layout" svg:width="0.8cm" svg:height="0.2cm" svg:x="58.395cm" svg:y="7.6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140" draw:text-style-name="P18" draw:layer="layout" svg:width="0.8cm" svg:height="0.2cm" svg:x="57.595cm" svg:y="7.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141" draw:text-style-name="P18" draw:layer="layout" svg:width="0.8cm" svg:height="0.2cm" svg:x="56.795cm" svg:y="7.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142" draw:text-style-name="P18" draw:layer="layout" svg:width="0.8cm" svg:height="0.2cm" svg:x="55.995cm" svg:y="7.6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143" draw:text-style-name="P18" draw:layer="layout" svg:width="0.8cm" svg:height="0.2cm" svg:x="55.195cm" svg:y="7.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144" draw:text-style-name="P18" draw:layer="layout" svg:width="0.8cm" svg:height="0.2cm" svg:x="54.395cm" svg:y="7.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145" draw:text-style-name="P18" draw:layer="layout" svg:width="0.8cm" svg:height="0.2cm" svg:x="53.595cm" svg:y="7.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146" draw:text-style-name="P18" draw:layer="layout" svg:width="0.8cm" svg:height="0.2cm" svg:x="52.795cm" svg:y="7.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147" draw:text-style-name="P18" draw:layer="layout" svg:width="0.8cm" svg:height="0.2cm" svg:x="51.995cm" svg:y="7.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148" draw:text-style-name="P18" draw:layer="layout" svg:width="0.8cm" svg:height="0.2cm" svg:x="51.195cm" svg:y="7.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149" draw:text-style-name="P18" draw:layer="layout" svg:width="0.8cm" svg:height="0.2cm" svg:x="50.395cm" svg:y="7.6cm">
          <text:p text:style-name="P12"><text:span text:style-name="T5">000</text:span><text:span text:style-name="T5">0</text:span></text:p>
          <draw:enhanced-geometry svg:viewBox="0 0 21600 21600" draw:type="rectangle" draw:enhanced-path="M 0 0 L 21600 0 21600 21600 0 21600 0 0 Z N"/>
        </draw:custom-shape>
        <draw:custom-shape draw:style-name="gr6" draw:text-style-name="P10" draw:layer="layout" svg:width="2.4cm" svg:height="0.2cm" svg:x="50.395cm" svg:y="12.2cm">
          <text:p text:style-name="P9"><text:span text:style-name="T4">tcam </text:span><text:span text:style-name="T4">sear</text:span><text:span text:style-name="T4">ch </text:span><text:span text:style-name="T4">outp</text:span><text:span text:style-name="T4">ut</text:span></text:p>
          <draw:enhanced-geometry svg:viewBox="0 0 21600 21600" draw:type="rectangle" draw:enhanced-path="M 0 0 L 21600 0 21600 21600 0 21600 0 0 Z N"/>
        </draw:custom-shape>
        <draw:custom-shape draw:style-name="gr150" draw:text-style-name="P18" draw:layer="layout" svg:width="12.8cm" svg:height="0.2cm" svg:x="50.395cm" svg:y="12.8cm">
          <text:p text:style-name="P12"><text:span text:style-name="T4">dma </text:span><text:span text:style-name="T4">bd</text:span></text:p>
          <draw:enhanced-geometry svg:viewBox="0 0 21600 21600" draw:type="rectangle" draw:enhanced-path="M 0 0 L 21600 0 21600 21600 0 21600 0 0 Z N"/>
        </draw:custom-shape>
        <draw:custom-shape draw:style-name="gr151" draw:text-style-name="P18" draw:layer="layout" svg:width="12.8cm" svg:height="0.2cm" svg:x="50.395cm" svg:y="13cm">
          <text:p text:style-name="P12"><text:span text:style-name="T4">dma </text:span><text:span text:style-name="T4">bd</text:span></text:p>
          <draw:enhanced-geometry svg:viewBox="0 0 21600 21600" draw:type="rectangle" draw:enhanced-path="M 0 0 L 21600 0 21600 21600 0 21600 0 0 Z N"/>
        </draw:custom-shape>
        <draw:custom-shape draw:style-name="gr152" draw:text-style-name="P18" draw:layer="layout" svg:width="12.8cm" svg:height="0.2cm" svg:x="50.395cm" svg:y="13.2cm">
          <text:p text:style-name="P12"><text:span text:style-name="T4">dma </text:span><text:span text:style-name="T4">bd</text:span></text:p>
          <draw:enhanced-geometry svg:viewBox="0 0 21600 21600" draw:type="rectangle" draw:enhanced-path="M 0 0 L 21600 0 21600 21600 0 21600 0 0 Z N"/>
        </draw:custom-shape>
        <draw:custom-shape draw:style-name="gr104" draw:text-style-name="P17" draw:layer="layout" svg:width="12.796cm" svg:height="0.2cm" svg:x="50.399cm" svg:y="12.6cm">
          <text:p text:style-name="P7"><text:span text:style-name="T4">cmd</text:span><text:span text:style-name="T4">_met</text:span><text:span text:style-name="T4">a 3</text:span></text:p>
          <draw:enhanced-geometry svg:viewBox="0 0 21600 21600" draw:type="rectangle" draw:enhanced-path="M 0 0 L 21600 0 21600 21600 0 21600 0 0 Z N"/>
        </draw:custom-shape>
        <draw:custom-shape draw:style-name="gr153" draw:text-style-name="P18" draw:layer="layout" svg:width="12.8cm" svg:height="0.2cm" svg:x="50.395cm" svg:y="12.6cm">
          <text:p text:style-name="P12"><text:span text:style-name="T4">dma </text:span><text:span text:style-name="T4">bd</text:span></text:p>
          <draw:enhanced-geometry svg:viewBox="0 0 21600 21600" draw:type="rectangle" draw:enhanced-path="M 0 0 L 21600 0 21600 21600 0 21600 0 0 Z N"/>
        </draw:custom-shape>
        <draw:custom-shape draw:style-name="gr100" draw:text-style-name="P17" draw:layer="layout" svg:width="0.2cm" svg:height="0.2cm" svg:x="52.395cm" svg:y="12.4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4cm" svg:y="12.4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1.996cm" svg:y="12.4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195cm" svg:y="12.4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597cm" svg:y="12.4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796cm" svg:y="12.4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198cm" svg:y="12.4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397cm" svg:y="12.4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799cm" svg:y="12.4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0.998cm" svg:y="12.4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396cm" svg:y="12.4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595cm" svg:y="12.4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3.997cm" svg:y="12.4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196cm" svg:y="12.4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598cm" svg:y="12.4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797cm" svg:y="12.4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199cm" svg:y="12.4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398cm" svg:y="12.4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cm" svg:y="12.4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2.999cm" svg:y="12.4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397cm" svg:y="12.4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596cm" svg:y="12.4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5.998cm" svg:y="12.4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197cm" svg:y="12.4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599cm" svg:y="12.4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798cm" svg:y="12.4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cm" svg:y="12.4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399cm" svg:y="12.4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1cm" svg:y="12.4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cm" svg:y="12.4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1cm" svg:y="12.4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1cm" svg:y="12.4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395cm" svg:y="12.4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4cm" svg:y="12.4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7.996cm" svg:y="12.4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195cm" svg:y="12.4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597cm" svg:y="12.4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796cm" svg:y="12.4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198cm" svg:y="12.4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397cm" svg:y="12.4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396cm" svg:y="12.4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595cm" svg:y="12.4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59.997cm" svg:y="12.4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196cm" svg:y="12.4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598cm" svg:y="12.4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797cm" svg:y="12.4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199cm" svg:y="12.4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398cm" svg:y="12.4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cm" svg:y="12.4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8.999cm" svg:y="12.4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397cm" svg:y="12.4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596cm" svg:y="12.4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1.998cm" svg:y="12.4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197cm" svg:y="12.4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599cm" svg:y="12.4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798cm" svg:y="12.4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cm" svg:y="12.4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399cm" svg:y="12.4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1cm" svg:y="12.4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cm" svg:y="12.4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1cm" svg:y="12.4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1cm" svg:y="12.4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50.395cm" svg:y="12.4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599cm" svg:y="12.4cm">
          <text:p text:style-name="P7"><text:span text:style-name="T4">62</text:span></text:p>
          <draw:enhanced-geometry svg:viewBox="0 0 21600 21600" draw:type="rectangle" draw:enhanced-path="M 0 0 L 21600 0 21600 21600 0 21600 0 0 Z N"/>
        </draw:custom-shape>
        <draw:custom-shape draw:style-name="gr110" draw:text-style-name="P17" draw:layer="layout" svg:width="0.8cm" svg:height="0.2cm" svg:x="62.395cm" svg:y="13.6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1.595cm" svg:y="13.6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0.795cm" svg:y="13.6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154" draw:text-style-name="P18" draw:layer="layout" svg:width="0.8cm" svg:height="0.2cm" svg:x="59.995cm" svg:y="13.6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155" draw:text-style-name="P18" draw:layer="layout" svg:width="0.8cm" svg:height="0.2cm" svg:x="59.195cm" svg:y="13.6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156" draw:text-style-name="P18" draw:layer="layout" svg:width="0.8cm" svg:height="0.2cm" svg:x="58.395cm" svg:y="13.6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157" draw:text-style-name="P18" draw:layer="layout" svg:width="0.8cm" svg:height="0.2cm" svg:x="57.595cm" svg:y="13.6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158" draw:text-style-name="P18" draw:layer="layout" svg:width="0.8cm" svg:height="0.2cm" svg:x="56.795cm" svg:y="13.6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159" draw:text-style-name="P18" draw:layer="layout" svg:width="0.8cm" svg:height="0.2cm" svg:x="55.995cm" svg:y="13.6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160" draw:text-style-name="P18" draw:layer="layout" svg:width="0.8cm" svg:height="0.2cm" svg:x="55.195cm" svg:y="13.6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161" draw:text-style-name="P18" draw:layer="layout" svg:width="0.8cm" svg:height="0.2cm" svg:x="54.395cm" svg:y="13.6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162" draw:text-style-name="P18" draw:layer="layout" svg:width="0.8cm" svg:height="0.2cm" svg:x="53.595cm" svg:y="13.6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163" draw:text-style-name="P18" draw:layer="layout" svg:width="0.8cm" svg:height="0.2cm" svg:x="52.795cm" svg:y="13.6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164" draw:text-style-name="P18" draw:layer="layout" svg:width="0.8cm" svg:height="0.2cm" svg:x="51.995cm" svg:y="13.6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165" draw:text-style-name="P18" draw:layer="layout" svg:width="0.8cm" svg:height="0.2cm" svg:x="51.195cm" svg:y="13.6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101" draw:text-style-name="P17" draw:layer="layout" svg:width="3.203cm" svg:height="0.2cm" svg:x="50.395cm" svg:y="13.4cm">
          <text:p text:style-name="P7"><text:span text:style-name="T4">rese</text:span><text:span text:style-name="T4">rve</text:span></text:p>
          <draw:enhanced-geometry svg:viewBox="0 0 21600 21600" draw:mirror-horizontal="false" draw:mirror-vertical="false" draw:type="rectangle" draw:enhanced-path="M 0 0 L 21600 0 21600 21600 0 21600 0 0 Z N"/>
        </draw:custom-shape>
        <draw:custom-shape draw:style-name="gr166" draw:text-style-name="P18" draw:layer="layout" svg:width="0.8cm" svg:height="0.2cm" svg:x="50.395cm" svg:y="13.6cm">
          <text:p text:style-name="P12"><text:span text:style-name="T5">000</text:span><text:span text:style-name="T5">0</text:span></text:p>
          <draw:enhanced-geometry svg:viewBox="0 0 21600 21600" draw:type="rectangle" draw:enhanced-path="M 0 0 L 21600 0 21600 21600 0 21600 0 0 Z N"/>
        </draw:custom-shape>
        <draw:custom-shape draw:style-name="gr110" draw:text-style-name="P17" draw:layer="layout" svg:width="0.8cm" svg:height="0.2cm" svg:x="62.395cm" svg:y="16.8cm">
          <text:p text:style-name="P7"><text:span text:style-name="T4">cmd </text:span><text:span text:style-name="T4">1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1.595cm" svg:y="16.8cm">
          <text:p text:style-name="P7"><text:span text:style-name="T4">cmd </text:span><text:span text:style-name="T4">2 </text:span><text:span text:style-name="T4">type</text:span></text:p>
          <draw:enhanced-geometry svg:viewBox="0 0 21600 21600" draw:type="rectangle" draw:enhanced-path="M 0 0 L 21600 0 21600 21600 0 21600 0 0 Z N"/>
        </draw:custom-shape>
        <draw:custom-shape draw:style-name="gr110" draw:text-style-name="P17" draw:layer="layout" svg:width="0.8cm" svg:height="0.2cm" svg:x="60.795cm" svg:y="16.8cm">
          <text:p text:style-name="P7"><text:span text:style-name="T4">cmd </text:span><text:span text:style-name="T4">3 </text:span><text:span text:style-name="T4">type</text:span></text:p>
          <draw:enhanced-geometry svg:viewBox="0 0 21600 21600" draw:type="rectangle" draw:enhanced-path="M 0 0 L 21600 0 21600 21600 0 21600 0 0 Z N"/>
        </draw:custom-shape>
        <draw:custom-shape draw:style-name="gr167" draw:text-style-name="P18" draw:layer="layout" svg:width="0.8cm" svg:height="0.2cm" svg:x="59.995cm" svg:y="16.8cm">
          <text:p text:style-name="P12"><text:span text:style-name="T5">cmd </text:span><text:span text:style-name="T5">4</text:span><text:span text:style-name="T4"> </text:span><text:span text:style-name="T4">type</text:span></text:p>
          <draw:enhanced-geometry svg:viewBox="0 0 21600 21600" draw:type="rectangle" draw:enhanced-path="M 0 0 L 21600 0 21600 21600 0 21600 0 0 Z N"/>
        </draw:custom-shape>
        <draw:custom-shape draw:style-name="gr168" draw:text-style-name="P18" draw:layer="layout" svg:width="0.8cm" svg:height="0.2cm" svg:x="59.195cm" svg:y="16.8cm">
          <text:p text:style-name="P12"><text:span text:style-name="T5">cmd </text:span><text:span text:style-name="T5">5</text:span><text:span text:style-name="T4"> </text:span><text:span text:style-name="T4">type</text:span></text:p>
          <draw:enhanced-geometry svg:viewBox="0 0 21600 21600" draw:type="rectangle" draw:enhanced-path="M 0 0 L 21600 0 21600 21600 0 21600 0 0 Z N"/>
        </draw:custom-shape>
        <draw:custom-shape draw:style-name="gr169" draw:text-style-name="P18" draw:layer="layout" svg:width="0.8cm" svg:height="0.2cm" svg:x="58.395cm" svg:y="16.8cm">
          <text:p text:style-name="P12"><text:span text:style-name="T5">cmd </text:span><text:span text:style-name="T5">6</text:span><text:span text:style-name="T4"> </text:span><text:span text:style-name="T4">type</text:span></text:p>
          <draw:enhanced-geometry svg:viewBox="0 0 21600 21600" draw:type="rectangle" draw:enhanced-path="M 0 0 L 21600 0 21600 21600 0 21600 0 0 Z N"/>
        </draw:custom-shape>
        <draw:custom-shape draw:style-name="gr170" draw:text-style-name="P18" draw:layer="layout" svg:width="0.8cm" svg:height="0.2cm" svg:x="57.595cm" svg:y="16.8cm">
          <text:p text:style-name="P12"><text:span text:style-name="T5">cmd </text:span><text:span text:style-name="T5">7</text:span><text:span text:style-name="T4"> </text:span><text:span text:style-name="T4">type</text:span></text:p>
          <draw:enhanced-geometry svg:viewBox="0 0 21600 21600" draw:type="rectangle" draw:enhanced-path="M 0 0 L 21600 0 21600 21600 0 21600 0 0 Z N"/>
        </draw:custom-shape>
        <draw:custom-shape draw:style-name="gr171" draw:text-style-name="P18" draw:layer="layout" svg:width="0.8cm" svg:height="0.2cm" svg:x="56.795cm" svg:y="16.8cm">
          <text:p text:style-name="P12"><text:span text:style-name="T5">cmd </text:span><text:span text:style-name="T5">8</text:span><text:span text:style-name="T4"> </text:span><text:span text:style-name="T4">type</text:span></text:p>
          <draw:enhanced-geometry svg:viewBox="0 0 21600 21600" draw:type="rectangle" draw:enhanced-path="M 0 0 L 21600 0 21600 21600 0 21600 0 0 Z N"/>
        </draw:custom-shape>
        <draw:custom-shape draw:style-name="gr172" draw:text-style-name="P18" draw:layer="layout" svg:width="0.8cm" svg:height="0.2cm" svg:x="55.995cm" svg:y="16.8cm">
          <text:p text:style-name="P12"><text:span text:style-name="T5">cmd </text:span><text:span text:style-name="T5">9</text:span><text:span text:style-name="T4"> </text:span><text:span text:style-name="T4">type</text:span></text:p>
          <draw:enhanced-geometry svg:viewBox="0 0 21600 21600" draw:type="rectangle" draw:enhanced-path="M 0 0 L 21600 0 21600 21600 0 21600 0 0 Z N"/>
        </draw:custom-shape>
        <draw:custom-shape draw:style-name="gr173" draw:text-style-name="P18" draw:layer="layout" svg:width="0.8cm" svg:height="0.2cm" svg:x="55.195cm" svg:y="16.8cm">
          <text:p text:style-name="P12"><text:span text:style-name="T5">cmd </text:span><text:span text:style-name="T5">10</text:span><text:span text:style-name="T4"> </text:span><text:span text:style-name="T4">type</text:span></text:p>
          <draw:enhanced-geometry svg:viewBox="0 0 21600 21600" draw:type="rectangle" draw:enhanced-path="M 0 0 L 21600 0 21600 21600 0 21600 0 0 Z N"/>
        </draw:custom-shape>
        <draw:custom-shape draw:style-name="gr174" draw:text-style-name="P18" draw:layer="layout" svg:width="0.8cm" svg:height="0.2cm" svg:x="54.395cm" svg:y="16.8cm">
          <text:p text:style-name="P12"><text:span text:style-name="T5">cmd </text:span><text:span text:style-name="T5">11</text:span><text:span text:style-name="T4"> </text:span><text:span text:style-name="T4">type</text:span></text:p>
          <draw:enhanced-geometry svg:viewBox="0 0 21600 21600" draw:type="rectangle" draw:enhanced-path="M 0 0 L 21600 0 21600 21600 0 21600 0 0 Z N"/>
        </draw:custom-shape>
        <draw:custom-shape draw:style-name="gr175" draw:text-style-name="P18" draw:layer="layout" svg:width="0.8cm" svg:height="0.2cm" svg:x="53.595cm" svg:y="16.8cm">
          <text:p text:style-name="P12"><text:span text:style-name="T5">cmd </text:span><text:span text:style-name="T5">12</text:span><text:span text:style-name="T4"> </text:span><text:span text:style-name="T4">type</text:span></text:p>
          <draw:enhanced-geometry svg:viewBox="0 0 21600 21600" draw:type="rectangle" draw:enhanced-path="M 0 0 L 21600 0 21600 21600 0 21600 0 0 Z N"/>
        </draw:custom-shape>
        <draw:custom-shape draw:style-name="gr176" draw:text-style-name="P18" draw:layer="layout" svg:width="0.8cm" svg:height="0.2cm" svg:x="52.795cm" svg:y="16.8cm">
          <text:p text:style-name="P12"><text:span text:style-name="T5">cmd </text:span><text:span text:style-name="T5">13</text:span><text:span text:style-name="T4"> </text:span><text:span text:style-name="T4">type</text:span></text:p>
          <draw:enhanced-geometry svg:viewBox="0 0 21600 21600" draw:type="rectangle" draw:enhanced-path="M 0 0 L 21600 0 21600 21600 0 21600 0 0 Z N"/>
        </draw:custom-shape>
        <draw:custom-shape draw:style-name="gr177" draw:text-style-name="P18" draw:layer="layout" svg:width="0.8cm" svg:height="0.2cm" svg:x="51.995cm" svg:y="16.8cm">
          <text:p text:style-name="P12"><text:span text:style-name="T5">cmd </text:span><text:span text:style-name="T5">14</text:span><text:span text:style-name="T4"> </text:span><text:span text:style-name="T4">type</text:span></text:p>
          <draw:enhanced-geometry svg:viewBox="0 0 21600 21600" draw:type="rectangle" draw:enhanced-path="M 0 0 L 21600 0 21600 21600 0 21600 0 0 Z N"/>
        </draw:custom-shape>
        <draw:custom-shape draw:style-name="gr178" draw:text-style-name="P18" draw:layer="layout" svg:width="0.8cm" svg:height="0.2cm" svg:x="51.195cm" svg:y="16.8cm">
          <text:p text:style-name="P12"><text:span text:style-name="T5">cmd </text:span><text:span text:style-name="T5">15</text:span><text:span text:style-name="T4"> </text:span><text:span text:style-name="T4">type</text:span></text:p>
          <draw:enhanced-geometry svg:viewBox="0 0 21600 21600" draw:type="rectangle" draw:enhanced-path="M 0 0 L 21600 0 21600 21600 0 21600 0 0 Z N"/>
        </draw:custom-shape>
        <draw:custom-shape draw:style-name="gr100" draw:text-style-name="P17" draw:layer="layout" svg:width="0.2cm" svg:height="0.2cm" svg:x="52.395cm" svg:y="15.6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594cm" svg:y="15.6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1.996cm" svg:y="15.6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195cm" svg:y="15.6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597cm" svg:y="15.6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796cm" svg:y="15.6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198cm" svg:y="15.6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397cm" svg:y="15.6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0.799cm" svg:y="15.6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0.998cm" svg:y="15.6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396cm" svg:y="15.6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595cm" svg:y="15.6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3.997cm" svg:y="15.6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196cm" svg:y="15.6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598cm" svg:y="15.6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797cm" svg:y="15.6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199cm" svg:y="15.6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398cm" svg:y="15.6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2.8cm" svg:y="15.6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2.999cm" svg:y="15.6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397cm" svg:y="15.6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596cm" svg:y="15.6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5.998cm" svg:y="15.6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197cm" svg:y="15.6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599cm" svg:y="15.6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798cm" svg:y="15.6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2cm" svg:y="15.6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399cm" svg:y="15.6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4.801cm" svg:y="15.6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cm" svg:y="15.6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6.801cm" svg:y="15.6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001cm" svg:y="15.6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395cm" svg:y="15.6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594cm" svg:y="15.6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7.996cm" svg:y="15.6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195cm" svg:y="15.6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597cm" svg:y="15.6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796cm" svg:y="15.6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198cm" svg:y="15.6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397cm" svg:y="15.6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396cm" svg:y="15.6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595cm" svg:y="15.6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59.997cm" svg:y="15.6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196cm" svg:y="15.6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598cm" svg:y="15.6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797cm" svg:y="15.6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199cm" svg:y="15.6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398cm" svg:y="15.6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8.8cm" svg:y="15.6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8.999cm" svg:y="15.6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397cm" svg:y="15.6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596cm" svg:y="15.6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1.998cm" svg:y="15.6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197cm" svg:y="15.6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599cm" svg:y="15.6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798cm" svg:y="15.6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2cm" svg:y="15.6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399cm" svg:y="15.6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0.801cm" svg:y="15.6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cm" svg:y="15.6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2.801cm" svg:y="15.6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001cm" svg:y="15.6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50.395cm" svg:y="15.6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599cm" svg:y="15.6cm">
          <text:p text:style-name="P7"><text:span text:style-name="T4">62</text:span></text:p>
          <draw:enhanced-geometry svg:viewBox="0 0 21600 21600" draw:type="rectangle" draw:enhanced-path="M 0 0 L 21600 0 21600 21600 0 21600 0 0 Z N"/>
        </draw:custom-shape>
        <draw:custom-shape draw:style-name="gr100" draw:text-style-name="P19" draw:layer="layout" svg:width="0.204cm" svg:height="0.2cm" svg:x="50.395cm" svg:y="15.8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54.999cm" svg:y="15.8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53.199cm" svg:y="15.8cm">
          <text:p text:style-name="P7"><text:span text:style-name="T4">size</text:span><text:span text:style-name="T4">b:9</text:span></text:p>
          <draw:enhanced-geometry svg:viewBox="0 0 21600 21600" draw:type="rectangle" draw:enhanced-path="M 0 0 L 21600 0 21600 21600 0 21600 0 0 Z N"/>
        </draw:custom-shape>
        <draw:custom-shape draw:style-name="gr180" draw:text-style-name="P17" draw:layer="layout" svg:width="2.596cm" svg:height="0.2cm" svg:x="50.599cm" svg:y="15.8cm">
          <text:p text:style-name="P7"><text:span text:style-name="T4">offse</text:span><text:span text:style-name="T4">t:13</text:span></text:p>
          <draw:enhanced-geometry svg:viewBox="0 0 21600 21600" draw:type="rectangle" draw:enhanced-path="M 0 0 L 21600 0 21600 21600 0 21600 0 0 Z N"/>
        </draw:custom-shape>
        <draw:custom-shape draw:style-name="gr100" draw:text-style-name="P19" draw:layer="layout" svg:width="0.2cm" svg:height="0.2cm" svg:x="56.799cm" svg:y="15.8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1.399cm" svg:y="15.8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59.599cm" svg:y="15.8cm">
          <text:p text:style-name="P7"><text:span text:style-name="T4">size</text:span><text:span text:style-name="T4">b:9</text:span></text:p>
          <draw:enhanced-geometry svg:viewBox="0 0 21600 21600" draw:type="rectangle" draw:enhanced-path="M 0 0 L 21600 0 21600 21600 0 21600 0 0 Z N"/>
        </draw:custom-shape>
        <draw:custom-shape draw:style-name="gr180" draw:text-style-name="P17" draw:layer="layout" svg:width="2.596cm" svg:height="0.2cm" svg:x="56.999cm" svg:y="15.8cm">
          <text:p text:style-name="P7"><text:span text:style-name="T4">offse</text:span><text:span text:style-name="T4">t:13</text:span></text:p>
          <draw:enhanced-geometry svg:viewBox="0 0 21600 21600" draw:type="rectangle" draw:enhanced-path="M 0 0 L 21600 0 21600 21600 0 21600 0 0 Z N"/>
        </draw:custom-shape>
        <draw:custom-shape draw:style-name="gr100" draw:text-style-name="P19" draw:layer="layout" svg:width="0.204cm" svg:height="0.2cm" svg:x="50.395cm" svg:y="16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54.999cm" svg:y="16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53.199cm" svg:y="16cm">
          <text:p text:style-name="P7"><text:span text:style-name="T4">size</text:span><text:span text:style-name="T4">b:9</text:span></text:p>
          <draw:enhanced-geometry svg:viewBox="0 0 21600 21600" draw:type="rectangle" draw:enhanced-path="M 0 0 L 21600 0 21600 21600 0 21600 0 0 Z N"/>
        </draw:custom-shape>
        <draw:custom-shape draw:style-name="gr180" draw:text-style-name="P17" draw:layer="layout" svg:width="2.596cm" svg:height="0.2cm" svg:x="50.599cm" svg:y="16cm">
          <text:p text:style-name="P7"><text:span text:style-name="T4">offse</text:span><text:span text:style-name="T4">t:13</text:span></text:p>
          <draw:enhanced-geometry svg:viewBox="0 0 21600 21600" draw:type="rectangle" draw:enhanced-path="M 0 0 L 21600 0 21600 21600 0 21600 0 0 Z N"/>
        </draw:custom-shape>
        <draw:custom-shape draw:style-name="gr100" draw:text-style-name="P19" draw:layer="layout" svg:width="0.2cm" svg:height="0.2cm" svg:x="56.799cm" svg:y="16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1.399cm" svg:y="16cm">
          <text:p text:style-name="P7"><text:span text:style-name="T4">mas</text:span><text:span text:style-name="T4">kb:9</text:span></text:p>
          <draw:enhanced-geometry svg:viewBox="0 0 21600 21600" draw:type="rectangle" draw:enhanced-path="M 0 0 L 21600 0 21600 21600 0 21600 0 0 Z N"/>
        </draw:custom-shape>
        <draw:custom-shape draw:style-name="gr179" draw:text-style-name="P17" draw:layer="layout" svg:width="1.796cm" svg:height="0.2cm" svg:x="59.599cm" svg:y="16cm">
          <text:p text:style-name="P7"><text:span text:style-name="T4">size</text:span><text:span text:style-name="T4">b:9</text:span></text:p>
          <draw:enhanced-geometry svg:viewBox="0 0 21600 21600" draw:type="rectangle" draw:enhanced-path="M 0 0 L 21600 0 21600 21600 0 21600 0 0 Z N"/>
        </draw:custom-shape>
        <draw:custom-shape draw:style-name="gr180" draw:text-style-name="P17" draw:layer="layout" svg:width="2.596cm" svg:height="0.2cm" svg:x="56.999cm" svg:y="16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04cm" svg:height="0.2cm" svg:x="50.395cm" svg:y="16.2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54.999cm" svg:y="16.2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53.199cm" svg:y="16.2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50.599cm" svg:y="16.2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56.799cm" svg:y="16.2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1.399cm" svg:y="16.2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59.599cm" svg:y="16.2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56.999cm" svg:y="16.2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04cm" svg:height="0.2cm" svg:x="50.395cm" svg:y="16.4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54.999cm" svg:y="16.4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53.199cm" svg:y="16.4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50.599cm" svg:y="16.4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56.799cm" svg:y="16.4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1.399cm" svg:y="16.4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59.599cm" svg:y="16.4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56.999cm" svg:y="16.4cm">
          <text:p text:style-name="P7"><text:span text:style-name="T4">offset:13</text:span></text:p>
          <draw:enhanced-geometry svg:viewBox="0 0 21600 21600" draw:type="rectangle" draw:enhanced-path="M 0 0 L 21600 0 21600 21600 0 21600 0 0 Z N"/>
        </draw:custom-shape>
        <draw:custom-shape draw:style-name="gr181" draw:text-style-name="P17" draw:layer="layout" svg:width="3.205cm" svg:height="0.2cm" svg:x="50.395cm" svg:y="16.6cm">
          <text:p text:style-name="P7"><text:span text:style-name="T4">reserve</text:span></text:p>
          <draw:enhanced-geometry svg:viewBox="0 0 21600 21600" draw:type="rectangle" draw:enhanced-path="M 0 0 L 21600 0 21600 21600 0 21600 0 0 Z N"/>
        </draw:custom-shape>
        <draw:custom-shape draw:style-name="gr110" draw:text-style-name="P17" draw:layer="layout" svg:width="0.8cm" svg:height="0.2cm" svg:x="62.396cm" svg:y="17.2cm">
          <text:p text:style-name="P7"><text:span text:style-name="T4">0000</text:span></text:p>
          <draw:enhanced-geometry svg:viewBox="0 0 21600 21600" draw:type="rectangle" draw:enhanced-path="M 0 0 L 21600 0 21600 21600 0 21600 0 0 Z N"/>
        </draw:custom-shape>
        <draw:custom-shape draw:style-name="gr110" draw:text-style-name="P17" draw:layer="layout" svg:width="0.8cm" svg:height="0.2cm" svg:x="61.596cm" svg:y="17.2cm">
          <text:p text:style-name="P7"><text:span text:style-name="T4">0000</text:span></text:p>
          <draw:enhanced-geometry svg:viewBox="0 0 21600 21600" draw:type="rectangle" draw:enhanced-path="M 0 0 L 21600 0 21600 21600 0 21600 0 0 Z N"/>
        </draw:custom-shape>
        <draw:custom-shape draw:style-name="gr110" draw:text-style-name="P17" draw:layer="layout" svg:width="0.8cm" svg:height="0.2cm" svg:x="60.796cm" svg:y="17.2cm">
          <text:p text:style-name="P7"><text:span text:style-name="T4">000</text:span><text:span text:style-name="T4">0</text:span></text:p>
          <draw:enhanced-geometry svg:viewBox="0 0 21600 21600" draw:type="rectangle" draw:enhanced-path="M 0 0 L 21600 0 21600 21600 0 21600 0 0 Z N"/>
        </draw:custom-shape>
        <draw:custom-shape draw:style-name="gr110" draw:text-style-name="P17" draw:layer="layout" svg:width="0.8cm" svg:height="0.2cm" svg:x="59.996cm" svg:y="17.2cm">
          <text:p text:style-name="P7"><text:span text:style-name="T4">000</text:span><text:span text:style-name="T4">0</text:span></text:p>
          <draw:enhanced-geometry svg:viewBox="0 0 21600 21600" draw:type="rectangle" draw:enhanced-path="M 0 0 L 21600 0 21600 21600 0 21600 0 0 Z N"/>
        </draw:custom-shape>
        <draw:custom-shape draw:style-name="gr182" draw:text-style-name="P18" draw:layer="layout" svg:width="0.8cm" svg:height="0.2cm" svg:x="59.1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83" draw:text-style-name="P18" draw:layer="layout" svg:width="0.8cm" svg:height="0.2cm" svg:x="58.396cm" svg:y="17.2cm">
          <text:p text:style-name="P12"><text:span text:style-name="T5">000</text:span><text:span text:style-name="T5">0</text:span></text:p>
          <draw:enhanced-geometry svg:viewBox="0 0 21600 21600" draw:type="rectangle" draw:enhanced-path="M 0 0 L 21600 0 21600 21600 0 21600 0 0 Z N"/>
        </draw:custom-shape>
        <draw:custom-shape draw:style-name="gr184" draw:text-style-name="P18" draw:layer="layout" svg:width="0.8cm" svg:height="0.2cm" svg:x="57.596cm" svg:y="17.2cm">
          <text:p text:style-name="P12"><text:span text:style-name="T5">000</text:span><text:span text:style-name="T5">0</text:span></text:p>
          <draw:enhanced-geometry svg:viewBox="0 0 21600 21600" draw:type="rectangle" draw:enhanced-path="M 0 0 L 21600 0 21600 21600 0 21600 0 0 Z N"/>
        </draw:custom-shape>
        <draw:custom-shape draw:style-name="gr185" draw:text-style-name="P18" draw:layer="layout" svg:width="0.8cm" svg:height="0.2cm" svg:x="56.7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86" draw:text-style-name="P18" draw:layer="layout" svg:width="0.8cm" svg:height="0.2cm" svg:x="55.9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87" draw:text-style-name="P18" draw:layer="layout" svg:width="0.8cm" svg:height="0.2cm" svg:x="55.1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88" draw:text-style-name="P18" draw:layer="layout" svg:width="0.8cm" svg:height="0.2cm" svg:x="54.3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89" draw:text-style-name="P18" draw:layer="layout" svg:width="0.8cm" svg:height="0.2cm" svg:x="53.5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90" draw:text-style-name="P18" draw:layer="layout" svg:width="0.8cm" svg:height="0.2cm" svg:x="52.796cm" svg:y="17.2cm">
          <text:p text:style-name="P12"><text:span text:style-name="T5">000</text:span><text:span text:style-name="T5">0</text:span></text:p>
          <draw:enhanced-geometry svg:viewBox="0 0 21600 21600" draw:type="rectangle" draw:enhanced-path="M 0 0 L 21600 0 21600 21600 0 21600 0 0 Z N"/>
        </draw:custom-shape>
        <draw:custom-shape draw:style-name="gr191" draw:text-style-name="P18" draw:layer="layout" svg:width="0.8cm" svg:height="0.2cm" svg:x="51.9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92" draw:text-style-name="P18" draw:layer="layout" svg:width="0.8cm" svg:height="0.2cm" svg:x="51.1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93" draw:text-style-name="P18" draw:layer="layout" svg:width="0.8cm" svg:height="0.2cm" svg:x="50.396cm" svg:y="17.2cm">
          <text:p text:style-name="P12"><text:span text:style-name="T4">000</text:span><text:span text:style-name="T4">0</text:span></text:p>
          <draw:enhanced-geometry svg:viewBox="0 0 21600 21600" draw:type="rectangle" draw:enhanced-path="M 0 0 L 21600 0 21600 21600 0 21600 0 0 Z N"/>
        </draw:custom-shape>
        <draw:custom-shape draw:style-name="gr194" draw:text-style-name="P18" draw:layer="layout" svg:width="0.8cm" svg:height="0.2cm" svg:x="50.396cm" svg:y="16.8cm">
          <text:p text:style-name="P12"><text:span text:style-name="T4">000</text:span><text:span text:style-name="T4">0</text:span></text:p>
          <draw:enhanced-geometry svg:viewBox="0 0 21600 21600" draw:type="rectangle" draw:enhanced-path="M 0 0 L 21600 0 21600 21600 0 21600 0 0 Z N"/>
        </draw:custom-shape>
        <draw:custom-shape draw:style-name="gr195" draw:text-style-name="P20" draw:layer="layout" svg:width="0.501cm" svg:height="12.8cm" draw:transform="rotate (-1.5706217938697) translate (48.8cm 24.9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96" draw:text-style-name="P22" draw:layer="layout" svg:width="1.5cm" svg:height="0.8cm" svg:x="46.4cm" svg:y="26.3cm">
          <text:p text:style-name="P21"><text:span text:style-name="T7">s</text:span><text:span text:style-name="T7">o</text:span><text:span text:style-name="T7">u</text:span><text:span text:style-name="T7">r</text:span><text:span text:style-name="T7">c</text:span><text:span text:style-name="T7">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7" draw:text-style-name="P23" draw:layer="layout" svg:x1="47.9cm" svg:y1="26.7cm" svg:x2="48.9cm" svg:y2="26.7cm">
          <text:p/>
        </draw:line>
        <draw:line draw:style-name="gr198" draw:text-style-name="P23" draw:layer="layout" svg:x1="44.3cm" svg:y1="26.7cm" svg:x2="46.4cm" svg:y2="26.7cm">
          <text:p/>
        </draw:line>
        <draw:line draw:style-name="gr199" draw:text-style-name="P23" draw:layer="layout" svg:x1="42.4cm" svg:y1="25.5cm" svg:x2="42.4cm" svg:y2="26cm">
          <text:p/>
        </draw:line>
        <draw:custom-shape draw:style-name="gr200" draw:text-style-name="P20" draw:layer="layout" svg:width="0.204cm" svg:height="1.199cm" svg:x="48.396cm" svg:y="21.4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48.6cm" svg:y1="22cm" svg:x2="48.9cm" svg:y2="22cm">
          <text:p/>
        </draw:line>
        <draw:custom-shape draw:style-name="gr200" draw:text-style-name="P20" draw:layer="layout" svg:width="0.204cm" svg:height="1.199cm" draw:transform="rotate (-3.14159265358979) translate (35.6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35.1cm" svg:y1="24.2cm" svg:x2="35.4cm" svg:y2="24.2cm">
          <text:p/>
        </draw:line>
        <draw:custom-shape draw:style-name="gr202" draw:text-style-name="P24" draw:layer="layout" svg:width="13.8cm" svg:height="8.6cm" svg:x="35.1cm" svg:y="19cm">
          <text:p/>
          <draw:enhanced-geometry svg:viewBox="0 0 21600 21600" draw:type="rectangle" draw:enhanced-path="M 0 0 L 21600 0 21600 21600 0 21600 0 0 Z N"/>
        </draw:custom-shape>
        <draw:custom-shape draw:style-name="gr203" draw:text-style-name="P2" draw:layer="layout" svg:width="10.9cm" svg:height="1.094cm" svg:x="36.35cm" svg:y="19.55cm">
          <text:p text:style-name="P1"><text:span text:style-name="T1">K</text:span><text:span text:style-name="T1">e</text:span><text:span text:style-name="T1">y</text:span><text:span text:style-name="T1"> </text:span><text:span text:style-name="T1">r</text:span><text:span text:style-name="T1">e</text:span><text:span text:style-name="T1">a</text:span><text:span text:style-name="T1">d</text:span><text:span text:style-name="T1"> </text:span><text:span text:style-name="T1">M</text:span><text:span text:style-name="T1">o</text:span><text:span text:style-name="T1">d</text:span><text:span text:style-name="T1">u</text:span><text:span text:style-name="T1">l</text:span><text:span text:style-name="T1">e</text:span></text:p>
          <draw:enhanced-geometry svg:viewBox="0 0 21600 21600" draw:type="rectangle" draw:enhanced-path="M 0 0 L 21600 0 21600 21600 0 21600 0 0 Z N"/>
        </draw:custom-shape>
        <draw:custom-shape draw:style-name="gr204" draw:text-style-name="P25" draw:layer="layout" svg:width="1cm" svg:height="0.4cm" svg:x="40.8cm" svg:y="26.5cm">
          <text:p text:style-name="P25"><text:span text:style-name="T8">idl</text:span><text:span text:style-name="T8">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25" draw:layer="layout" svg:width="1cm" svg:height="0.4cm" svg:x="42.5cm" svg:y="26.5cm">
          <text:p text:style-name="P25"><text:span text:style-name="T8">re</text:span><text:span text:style-name="T8">a</text:span><text:span text:style-name="T8">di</text:span><text:span text:style-name="T8">n</text:span><text:span text:style-name="T8">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5" draw:text-style-name="P23" draw:layer="layout" svg:width="1.129cm" svg:height="1.19cm" draw:transform="rotate (0.798662665712605) translate (41.3735510881228cm 26.483562842087cm)" svg:viewBox="0 0 1130 1191" svg:d="M0 1c71-6 139 25 201 59 69 37 134 85 190 140 84 83 169 172 252 259 77 80 155 161 230 244 66 74 111 164 165 247 47 73 73 156 92 241">
          <text:p/>
        </draw:path>
        <draw:frame draw:style-name="gr206" draw:text-style-name="P26" draw:layer="layout" svg:width="2.25cm" svg:height="0.37cm" svg:x="41.15cm" svg:y="26.1cm">
          <draw:text-box>
            <text:p><text:span text:style-name="T6">io.inpu</text:span><text:span text:style-name="T6">t.fire()</text:span><text:span text:style-name="T6">&amp;&amp;(c</text:span><text:span text:style-name="T6">md 0 </text:span><text:span text:style-name="T6">type </text:span><text:span text:style-name="T6">=/= </text:span><text:span text:style-name="T6">0.U)</text:span></text:p>
          </draw:text-box>
        </draw:frame>
        <draw:path draw:style-name="gr207" draw:text-style-name="P27" draw:layer="layout" svg:width="0.562cm" svg:height="0.589cm" draw:transform="rotate (0.408232512041474) translate (43.0756505433584cm 26.5287084389091cm)" svg:viewBox="0 0 563 590" svg:d="M100 2c57 4 113-9 171 4 44 9 88 23 127 45 53 31 88 86 128 135 41 52 45 118 26 176-22 66-49 136-108 188-46 39-103 47-153 36-48-11-105 2-140-35-33-33-84-37-102-83l-49-92">
          <text:p/>
        </draw:path>
        <draw:frame draw:style-name="gr208" draw:text-style-name="P26" draw:layer="layout" svg:width="1.2cm" svg:height="0.608cm" svg:x="43.3cm" svg:y="26.45cm">
          <draw:text-box>
            <text:p><text:span text:style-name="T6">next </text:span><text:span text:style-name="T6">key </text:span><text:span text:style-name="T6">size </text:span><text:span text:style-name="T6">=/= </text:span><text:span text:style-name="T6">0.U)</text:span></text:p>
          </draw:text-box>
        </draw:frame>
        <draw:custom-shape draw:style-name="gr6" draw:text-style-name="P10" draw:layer="layout" svg:width="2.4cm" svg:height="0.2cm" svg:x="36cm" svg:y="23.2cm">
          <text:p text:style-name="P9"><text:span text:style-name="T4">key </text:span><text:span text:style-name="T4">read </text:span><text:span text:style-name="T4">input </text:span><text:span text:style-name="T4">form</text:span><text:span text:style-name="T4">at</text:span></text:p>
          <draw:enhanced-geometry svg:viewBox="0 0 21600 21600" draw:type="rectangle" draw:enhanced-path="M 0 0 L 21600 0 21600 21600 0 21600 0 0 Z N"/>
        </draw:custom-shape>
        <draw:custom-shape draw:style-name="gr7" draw:text-style-name="P14" draw:layer="layout" svg:width="0.2cm" svg:height="0.2cm" svg:x="36.004cm" svg:y="23.6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0.604cm" svg:y="23.6cm">
          <text:p text:style-name="P7"><text:span text:style-name="T4">mas</text:span><text:span text:style-name="T4">kb:9</text:span></text:p>
          <draw:enhanced-geometry svg:viewBox="0 0 21600 21600" draw:type="rectangle" draw:enhanced-path="M 0 0 L 21600 0 21600 21600 0 21600 0 0 Z N"/>
        </draw:custom-shape>
        <draw:custom-shape draw:style-name="gr14" draw:text-style-name="P11" draw:layer="layout" svg:width="1.796cm" svg:height="0.2cm" svg:x="38.804cm" svg:y="23.6cm">
          <text:p text:style-name="P7"><text:span text:style-name="T4">size</text:span><text:span text:style-name="T4">b:9</text:span></text:p>
          <draw:enhanced-geometry svg:viewBox="0 0 21600 21600" draw:type="rectangle" draw:enhanced-path="M 0 0 L 21600 0 21600 21600 0 21600 0 0 Z N"/>
        </draw:custom-shape>
        <draw:custom-shape draw:style-name="gr15" draw:text-style-name="P11" draw:layer="layout" svg:width="2.596cm" svg:height="0.2cm" svg:x="36.204cm" svg:y="23.6cm">
          <text:p text:style-name="P7"><text:span text:style-name="T4">offse</text:span><text:span text:style-name="T4">t:13</text:span></text:p>
          <draw:enhanced-geometry svg:viewBox="0 0 21600 21600" draw:type="rectangle" draw:enhanced-path="M 0 0 L 21600 0 21600 21600 0 21600 0 0 Z N"/>
        </draw:custom-shape>
        <draw:custom-shape draw:style-name="gr7" draw:text-style-name="P11" draw:layer="layout" svg:width="0.2cm" svg:height="0.2cm" svg:x="38.001cm" svg:y="23.4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38.2cm" svg:y="23.4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37.602cm" svg:y="23.4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37.801cm" svg:y="23.4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37.203cm" svg:y="23.4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37.402cm" svg:y="23.4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36.804cm" svg:y="23.4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37.003cm" svg:y="23.4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36.405cm" svg:y="23.4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36.604cm" svg:y="23.4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40.002cm" svg:y="23.4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40.201cm" svg:y="23.4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39.603cm" svg:y="23.4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39.802cm" svg:y="23.4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39.204cm" svg:y="23.4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39.403cm" svg:y="23.4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38.805cm" svg:y="23.4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39.004cm" svg:y="23.4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38.406cm" svg:y="23.4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38.605cm" svg:y="23.4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42.003cm" svg:y="23.4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42.202cm" svg:y="23.4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41.604cm" svg:y="23.4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41.803cm" svg:y="23.4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41.205cm" svg:y="23.4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41.404cm" svg:y="23.4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40.806cm" svg:y="23.4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41.005cm" svg:y="23.4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40.407cm" svg:y="23.4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40.606cm" svg:y="23.4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42.407cm" svg:y="23.4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42.607cm" svg:y="23.4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44.001cm" svg:y="23.4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44.2cm" svg:y="23.4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43.602cm" svg:y="23.4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43.801cm" svg:y="23.4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43.203cm" svg:y="23.4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43.402cm" svg:y="23.4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42.804cm" svg:y="23.4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43.003cm" svg:y="23.4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46.002cm" svg:y="23.4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46.201cm" svg:y="23.4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45.603cm" svg:y="23.4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45.802cm" svg:y="23.4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45.204cm" svg:y="23.4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45.403cm" svg:y="23.4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44.805cm" svg:y="23.4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45.004cm" svg:y="23.4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44.406cm" svg:y="23.4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44.605cm" svg:y="23.4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48.003cm" svg:y="23.4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48.202cm" svg:y="23.4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47.604cm" svg:y="23.4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47.803cm" svg:y="23.4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47.205cm" svg:y="23.4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47.404cm" svg:y="23.4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46.806cm" svg:y="23.4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47.005cm" svg:y="23.4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46.407cm" svg:y="23.4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46.606cm" svg:y="23.4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48.407cm" svg:y="23.4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48.607cm" svg:y="23.4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36.006cm" svg:y="23.4cm">
          <text:p text:style-name="P7"><text:span text:style-name="T4">63</text:span></text:p>
          <draw:enhanced-geometry svg:viewBox="0 0 21600 21600" draw:mirror-horizontal="false" draw:mirror-vertical="false" draw:type="rectangle" draw:enhanced-path="M 0 0 L 21600 0 21600 21600 0 21600 0 0 Z N"/>
        </draw:custom-shape>
        <draw:custom-shape draw:style-name="gr7" draw:text-style-name="P11" draw:layer="layout" svg:width="0.2cm" svg:height="0.2cm" svg:x="36.205cm" svg:y="23.4cm">
          <text:p text:style-name="P7"><text:span text:style-name="T4">62</text:span></text:p>
          <draw:enhanced-geometry svg:viewBox="0 0 21600 21600" draw:type="rectangle" draw:enhanced-path="M 0 0 L 21600 0 21600 21600 0 21600 0 0 Z N"/>
        </draw:custom-shape>
        <draw:custom-shape draw:style-name="gr7" draw:text-style-name="P14" draw:layer="layout" svg:width="0.2cm" svg:height="0.2cm" svg:x="42.404cm" svg:y="23.6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004cm" svg:y="23.6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45.204cm" svg:y="23.6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42.604cm" svg:y="23.6cm">
          <text:p text:style-name="P7"><text:span text:style-name="T4">offset:13</text:span></text:p>
          <draw:enhanced-geometry svg:viewBox="0 0 21600 21600" draw:type="rectangle" draw:enhanced-path="M 0 0 L 21600 0 21600 21600 0 21600 0 0 Z N"/>
        </draw:custom-shape>
        <draw:custom-shape draw:style-name="gr7" draw:text-style-name="P14" draw:layer="layout" svg:width="0.2cm" svg:height="0.2cm" svg:x="36.004cm" svg:y="23.8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0.604cm" svg:y="23.8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38.804cm" svg:y="23.8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36.204cm" svg:y="23.8cm">
          <text:p text:style-name="P7"><text:span text:style-name="T4">offset:13</text:span></text:p>
          <draw:enhanced-geometry svg:viewBox="0 0 21600 21600" draw:type="rectangle" draw:enhanced-path="M 0 0 L 21600 0 21600 21600 0 21600 0 0 Z N"/>
        </draw:custom-shape>
        <draw:custom-shape draw:style-name="gr7" draw:text-style-name="P14" draw:layer="layout" svg:width="0.2cm" svg:height="0.2cm" svg:x="42.404cm" svg:y="23.8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004cm" svg:y="23.8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45.204cm" svg:y="23.8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42.604cm" svg:y="23.8cm">
          <text:p text:style-name="P7"><text:span text:style-name="T4">offset:13</text:span></text:p>
          <draw:enhanced-geometry svg:viewBox="0 0 21600 21600" draw:type="rectangle" draw:enhanced-path="M 0 0 L 21600 0 21600 21600 0 21600 0 0 Z N"/>
        </draw:custom-shape>
        <draw:custom-shape draw:style-name="gr7" draw:text-style-name="P14" draw:layer="layout" svg:width="0.2cm" svg:height="0.2cm" svg:x="36.004cm" svg:y="24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0.604cm" svg:y="24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38.804cm" svg:y="24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36.204cm" svg:y="24cm">
          <text:p text:style-name="P7"><text:span text:style-name="T4">offset:13</text:span></text:p>
          <draw:enhanced-geometry svg:viewBox="0 0 21600 21600" draw:type="rectangle" draw:enhanced-path="M 0 0 L 21600 0 21600 21600 0 21600 0 0 Z N"/>
        </draw:custom-shape>
        <draw:custom-shape draw:style-name="gr7" draw:text-style-name="P14" draw:layer="layout" svg:width="0.2cm" svg:height="0.2cm" svg:x="42.404cm" svg:y="24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004cm" svg:y="24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45.204cm" svg:y="24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42.604cm" svg:y="24cm">
          <text:p text:style-name="P7"><text:span text:style-name="T4">offset:13</text:span></text:p>
          <draw:enhanced-geometry svg:viewBox="0 0 21600 21600" draw:type="rectangle" draw:enhanced-path="M 0 0 L 21600 0 21600 21600 0 21600 0 0 Z N"/>
        </draw:custom-shape>
        <draw:custom-shape draw:style-name="gr7" draw:text-style-name="P14" draw:layer="layout" svg:width="0.2cm" svg:height="0.2cm" svg:x="36.004cm" svg:y="24.2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0.604cm" svg:y="24.2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38.804cm" svg:y="24.2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36.204cm" svg:y="24.2cm">
          <text:p text:style-name="P7"><text:span text:style-name="T4">offset:13</text:span></text:p>
          <draw:enhanced-geometry svg:viewBox="0 0 21600 21600" draw:type="rectangle" draw:enhanced-path="M 0 0 L 21600 0 21600 21600 0 21600 0 0 Z N"/>
        </draw:custom-shape>
        <draw:custom-shape draw:style-name="gr7" draw:text-style-name="P14" draw:layer="layout" svg:width="0.2cm" svg:height="0.2cm" svg:x="42.404cm" svg:y="24.2cm">
          <text:p text:style-name="P13"><text:span text:style-name="T6">D/M</text:span></text:p>
          <draw:enhanced-geometry svg:viewBox="0 0 21600 21600" draw:type="rectangle" draw:enhanced-path="M 0 0 L 21600 0 21600 21600 0 21600 0 0 Z N"/>
        </draw:custom-shape>
        <draw:custom-shape draw:style-name="gr14" draw:text-style-name="P11" draw:layer="layout" svg:width="1.796cm" svg:height="0.2cm" svg:x="47.004cm" svg:y="24.2cm">
          <text:p text:style-name="P7"><text:span text:style-name="T4">maskb:9</text:span></text:p>
          <draw:enhanced-geometry svg:viewBox="0 0 21600 21600" draw:type="rectangle" draw:enhanced-path="M 0 0 L 21600 0 21600 21600 0 21600 0 0 Z N"/>
        </draw:custom-shape>
        <draw:custom-shape draw:style-name="gr14" draw:text-style-name="P11" draw:layer="layout" svg:width="1.796cm" svg:height="0.2cm" svg:x="45.204cm" svg:y="24.2cm">
          <text:p text:style-name="P7"><text:span text:style-name="T4">sizeb:9</text:span></text:p>
          <draw:enhanced-geometry svg:viewBox="0 0 21600 21600" draw:type="rectangle" draw:enhanced-path="M 0 0 L 21600 0 21600 21600 0 21600 0 0 Z N"/>
        </draw:custom-shape>
        <draw:custom-shape draw:style-name="gr15" draw:text-style-name="P11" draw:layer="layout" svg:width="2.596cm" svg:height="0.2cm" svg:x="42.604cm" svg:y="24.2cm">
          <text:p text:style-name="P7"><text:span text:style-name="T4">offset:13</text:span></text:p>
          <draw:enhanced-geometry svg:viewBox="0 0 21600 21600" draw:type="rectangle" draw:enhanced-path="M 0 0 L 21600 0 21600 21600 0 21600 0 0 Z N"/>
        </draw:custom-shape>
        <draw:custom-shape draw:style-name="gr9" draw:text-style-name="P11" draw:layer="layout" svg:width="0.8cm" svg:height="0.2cm" svg:x="48cm" svg:y="24.6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47.2cm" svg:y="24.6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46.4cm" svg:y="24.6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45.6cm" svg:y="24.6cm">
          <text:p text:style-name="P7"><text:span text:style-name="T4">cmd 3 type</text:span></text:p>
          <draw:enhanced-geometry svg:viewBox="0 0 21600 21600" draw:type="rectangle" draw:enhanced-path="M 0 0 L 21600 0 21600 21600 0 21600 0 0 Z N"/>
        </draw:custom-shape>
        <draw:custom-shape draw:style-name="gr209" draw:text-style-name="P15" draw:layer="layout" svg:width="0.8cm" svg:height="0.2cm" svg:x="44.8cm" svg:y="24.6cm">
          <text:p text:style-name="P12"><text:span text:style-name="T5">cmd 4</text:span><text:span text:style-name="T4"> type</text:span></text:p>
          <draw:enhanced-geometry svg:viewBox="0 0 21600 21600" draw:type="rectangle" draw:enhanced-path="M 0 0 L 21600 0 21600 21600 0 21600 0 0 Z N"/>
        </draw:custom-shape>
        <draw:custom-shape draw:style-name="gr210" draw:text-style-name="P15" draw:layer="layout" svg:width="0.8cm" svg:height="0.2cm" svg:x="44cm" svg:y="24.6cm">
          <text:p text:style-name="P12"><text:span text:style-name="T5">cmd 5</text:span><text:span text:style-name="T4"> type</text:span></text:p>
          <draw:enhanced-geometry svg:viewBox="0 0 21600 21600" draw:type="rectangle" draw:enhanced-path="M 0 0 L 21600 0 21600 21600 0 21600 0 0 Z N"/>
        </draw:custom-shape>
        <draw:custom-shape draw:style-name="gr211" draw:text-style-name="P15" draw:layer="layout" svg:width="0.8cm" svg:height="0.2cm" svg:x="43.2cm" svg:y="24.6cm">
          <text:p text:style-name="P12"><text:span text:style-name="T5">cmd 6</text:span><text:span text:style-name="T4"> type</text:span></text:p>
          <draw:enhanced-geometry svg:viewBox="0 0 21600 21600" draw:type="rectangle" draw:enhanced-path="M 0 0 L 21600 0 21600 21600 0 21600 0 0 Z N"/>
        </draw:custom-shape>
        <draw:custom-shape draw:style-name="gr212" draw:text-style-name="P15" draw:layer="layout" svg:width="0.8cm" svg:height="0.2cm" svg:x="42.4cm" svg:y="24.6cm">
          <text:p text:style-name="P12"><text:span text:style-name="T5">cmd 7</text:span><text:span text:style-name="T4"> type</text:span></text:p>
          <draw:enhanced-geometry svg:viewBox="0 0 21600 21600" draw:type="rectangle" draw:enhanced-path="M 0 0 L 21600 0 21600 21600 0 21600 0 0 Z N"/>
        </draw:custom-shape>
        <draw:custom-shape draw:style-name="gr213" draw:text-style-name="P15" draw:layer="layout" svg:width="0.8cm" svg:height="0.2cm" svg:x="41.6cm" svg:y="24.6cm">
          <text:p text:style-name="P12"><text:span text:style-name="T5">cmd 8</text:span><text:span text:style-name="T4"> type</text:span></text:p>
          <draw:enhanced-geometry svg:viewBox="0 0 21600 21600" draw:type="rectangle" draw:enhanced-path="M 0 0 L 21600 0 21600 21600 0 21600 0 0 Z N"/>
        </draw:custom-shape>
        <draw:custom-shape draw:style-name="gr214" draw:text-style-name="P15" draw:layer="layout" svg:width="0.8cm" svg:height="0.2cm" svg:x="40.8cm" svg:y="24.6cm">
          <text:p text:style-name="P12"><text:span text:style-name="T5">cmd 9</text:span><text:span text:style-name="T4"> type</text:span></text:p>
          <draw:enhanced-geometry svg:viewBox="0 0 21600 21600" draw:type="rectangle" draw:enhanced-path="M 0 0 L 21600 0 21600 21600 0 21600 0 0 Z N"/>
        </draw:custom-shape>
        <draw:custom-shape draw:style-name="gr215" draw:text-style-name="P15" draw:layer="layout" svg:width="0.8cm" svg:height="0.2cm" svg:x="40cm" svg:y="24.6cm">
          <text:p text:style-name="P12"><text:span text:style-name="T5">cmd 10</text:span><text:span text:style-name="T4"> type</text:span></text:p>
          <draw:enhanced-geometry svg:viewBox="0 0 21600 21600" draw:type="rectangle" draw:enhanced-path="M 0 0 L 21600 0 21600 21600 0 21600 0 0 Z N"/>
        </draw:custom-shape>
        <draw:custom-shape draw:style-name="gr216" draw:text-style-name="P15" draw:layer="layout" svg:width="0.8cm" svg:height="0.2cm" svg:x="39.2cm" svg:y="24.6cm">
          <text:p text:style-name="P12"><text:span text:style-name="T5">cmd 11</text:span><text:span text:style-name="T4"> type</text:span></text:p>
          <draw:enhanced-geometry svg:viewBox="0 0 21600 21600" draw:type="rectangle" draw:enhanced-path="M 0 0 L 21600 0 21600 21600 0 21600 0 0 Z N"/>
        </draw:custom-shape>
        <draw:custom-shape draw:style-name="gr217" draw:text-style-name="P15" draw:layer="layout" svg:width="0.8cm" svg:height="0.2cm" svg:x="38.4cm" svg:y="24.6cm">
          <text:p text:style-name="P12"><text:span text:style-name="T5">cmd 12</text:span><text:span text:style-name="T4"> type</text:span></text:p>
          <draw:enhanced-geometry svg:viewBox="0 0 21600 21600" draw:type="rectangle" draw:enhanced-path="M 0 0 L 21600 0 21600 21600 0 21600 0 0 Z N"/>
        </draw:custom-shape>
        <draw:custom-shape draw:style-name="gr218" draw:text-style-name="P15" draw:layer="layout" svg:width="0.8cm" svg:height="0.2cm" svg:x="37.6cm" svg:y="24.6cm">
          <text:p text:style-name="P12"><text:span text:style-name="T5">cmd 13</text:span><text:span text:style-name="T4"> type</text:span></text:p>
          <draw:enhanced-geometry svg:viewBox="0 0 21600 21600" draw:type="rectangle" draw:enhanced-path="M 0 0 L 21600 0 21600 21600 0 21600 0 0 Z N"/>
        </draw:custom-shape>
        <draw:custom-shape draw:style-name="gr219" draw:text-style-name="P15" draw:layer="layout" svg:width="0.8cm" svg:height="0.2cm" svg:x="36.8cm" svg:y="24.6cm">
          <text:p text:style-name="P12"><text:span text:style-name="T5">cmd 14</text:span><text:span text:style-name="T4"> type</text:span></text:p>
          <draw:enhanced-geometry svg:viewBox="0 0 21600 21600" draw:type="rectangle" draw:enhanced-path="M 0 0 L 21600 0 21600 21600 0 21600 0 0 Z N"/>
        </draw:custom-shape>
        <draw:custom-shape draw:style-name="gr220" draw:text-style-name="P15" draw:layer="layout" svg:width="0.8cm" svg:height="0.2cm" svg:x="36cm" svg:y="24.6cm">
          <text:p text:style-name="P12"><text:span text:style-name="T5">cmd 15</text:span><text:span text:style-name="T4"> type</text:span></text:p>
          <draw:enhanced-geometry svg:viewBox="0 0 21600 21600" draw:type="rectangle" draw:enhanced-path="M 0 0 L 21600 0 21600 21600 0 21600 0 0 Z N"/>
        </draw:custom-shape>
        <draw:custom-shape draw:style-name="gr11" draw:text-style-name="P11" draw:layer="layout" svg:width="1.4cm" svg:height="0.2cm" svg:x="47.4cm" svg:y="24.8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46.4cm" svg:y="24.8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44.8cm" svg:y="24.8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43.8cm" svg:y="24.8cm">
          <text:p text:style-name="P7"><text:span text:style-name="T4">2: key read</text:span></text:p>
          <draw:enhanced-geometry svg:viewBox="0 0 21600 21600" draw:type="rectangle" draw:enhanced-path="M 0 0 L 21600 0 21600 21600 0 21600 0 0 Z N"/>
        </draw:custom-shape>
        <draw:custom-shape draw:style-name="gr11" draw:text-style-name="P11" draw:layer="layout" svg:width="1.4cm" svg:height="0.2cm" svg:x="42.4cm" svg:y="24.8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45.8cm" svg:y="24.8cm">
          <text:p text:style-name="P7"><text:span text:style-name="T4">000</text:span></text:p>
          <draw:enhanced-geometry svg:viewBox="0 0 21600 21600" draw:type="rectangle" draw:enhanced-path="M 0 0 L 21600 0 21600 21600 0 21600 0 0 Z N"/>
        </draw:custom-shape>
        <draw:custom-shape draw:style-name="gr99" draw:text-style-name="P11" draw:layer="layout" svg:width="3.196cm" svg:height="0.2cm" svg:x="36.004cm" svg:y="24.4cm">
          <text:p text:style-name="P7"><text:span text:style-name="T4">reserve</text:span></text:p>
          <draw:enhanced-geometry svg:viewBox="0 0 21600 21600" draw:type="rectangle" draw:enhanced-path="M 0 0 L 21600 0 21600 21600 0 21600 0 0 Z N"/>
        </draw:custom-shape>
        <draw:path draw:style-name="gr207" draw:text-style-name="P23" draw:layer="layout" svg:width="1.144cm" svg:height="0.672cm" draw:transform="rotate (-2.63248011078305) translate (42.892cm 26.901cm)" svg:viewBox="0 0 1145 673" svg:d="M0 0c77 0 151 0 228 17 58 13 111 31 160 57 60 30 121 55 176 92 69 47 148 78 216 126 70 50 131 113 201 162 55 39 108 91 126 158l32 51 6 10">
          <text:p/>
        </draw:path>
        <draw:frame draw:style-name="gr206" draw:text-style-name="P26" draw:layer="layout" svg:width="1.65cm" svg:height="0.37cm" svg:x="41.4cm" svg:y="26.9cm">
          <draw:text-box>
            <text:p><text:span text:style-name="T6">next key size === 0.U)</text:span></text:p>
          </draw:text-box>
        </draw:frame>
        <draw:custom-shape draw:style-name="gr5" draw:text-style-name="P8" draw:layer="layout" svg:width="0.404cm" svg:height="0.2cm" svg:x="35.199cm" svg:y="22.4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35.199cm" svg:y="22.2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35.199cm" svg:y="2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35.199cm" svg:y="21.8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35.199cm" svg:y="21.6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35.199cm" svg:y="21.4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35.596cm" svg:y="21cm">
          <text:p text:style-name="P9"><text:span text:style-name="T4">key read output</text:span></text:p>
          <draw:enhanced-geometry svg:viewBox="0 0 21600 21600" draw:type="rectangle" draw:enhanced-path="M 0 0 L 21600 0 21600 21600 0 21600 0 0 Z N"/>
        </draw:custom-shape>
        <draw:custom-shape draw:style-name="gr100" draw:text-style-name="P17" draw:layer="layout" svg:width="0.2cm" svg:height="0.2cm" svg:x="37.596cm" svg:y="21.2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37.795cm" svg:y="21.2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37.197cm" svg:y="21.2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37.396cm" svg:y="21.2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36.798cm" svg:y="21.2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36.997cm" svg:y="21.2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36.399cm" svg:y="21.2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36.598cm" svg:y="21.2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36cm" svg:y="21.2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36.199cm" svg:y="21.2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39.597cm" svg:y="21.2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39.796cm" svg:y="21.2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39.198cm" svg:y="21.2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39.397cm" svg:y="21.2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38.799cm" svg:y="21.2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38.998cm" svg:y="21.2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38.4cm" svg:y="21.2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38.599cm" svg:y="21.2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38.001cm" svg:y="21.2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38.2cm" svg:y="21.2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41.598cm" svg:y="21.2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41.797cm" svg:y="21.2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41.199cm" svg:y="21.2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41.398cm" svg:y="21.2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40.8cm" svg:y="21.2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40.999cm" svg:y="21.2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40.401cm" svg:y="21.2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40.6cm" svg:y="21.2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40.002cm" svg:y="21.2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40.201cm" svg:y="21.2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42.002cm" svg:y="21.2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42.202cm" svg:y="21.2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43.596cm" svg:y="21.2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43.795cm" svg:y="21.2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43.197cm" svg:y="21.2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43.396cm" svg:y="21.2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42.798cm" svg:y="21.2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42.997cm" svg:y="21.2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42.399cm" svg:y="21.2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42.598cm" svg:y="21.2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45.597cm" svg:y="21.2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45.796cm" svg:y="21.2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45.198cm" svg:y="21.2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45.397cm" svg:y="21.2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44.799cm" svg:y="21.2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44.998cm" svg:y="21.2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44.4cm" svg:y="21.2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44.599cm" svg:y="21.2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44.001cm" svg:y="21.2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44.2cm" svg:y="21.2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47.598cm" svg:y="21.2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47.797cm" svg:y="21.2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47.199cm" svg:y="21.2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47.398cm" svg:y="21.2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46.8cm" svg:y="21.2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46.999cm" svg:y="21.2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46.401cm" svg:y="21.2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46.6cm" svg:y="21.2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46.002cm" svg:y="21.2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46.201cm" svg:y="21.2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48.002cm" svg:y="21.2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48.202cm" svg:y="21.2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35.596cm" svg:y="21.2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35.8cm" svg:y="21.2cm">
          <text:p text:style-name="P7"><text:span text:style-name="T4">62</text:span></text:p>
          <draw:enhanced-geometry svg:viewBox="0 0 21600 21600" draw:type="rectangle" draw:enhanced-path="M 0 0 L 21600 0 21600 21600 0 21600 0 0 Z N"/>
        </draw:custom-shape>
        <draw:custom-shape draw:style-name="gr109" draw:text-style-name="P17" draw:layer="layout" svg:width="12.8cm" svg:height="0.2cm" svg:x="35.596cm" svg:y="21.6cm">
          <text:p text:style-name="P7"><text:span text:style-name="T4">mask 0</text:span></text:p>
          <draw:enhanced-geometry svg:viewBox="0 0 21600 21600" draw:type="rectangle" draw:enhanced-path="M 0 0 L 21600 0 21600 21600 0 21600 0 0 Z N"/>
        </draw:custom-shape>
        <draw:custom-shape draw:style-name="gr109" draw:text-style-name="P17" draw:layer="layout" svg:width="12.8cm" svg:height="0.2cm" svg:x="35.596cm" svg:y="21.8cm">
          <text:p text:style-name="P7"><text:span text:style-name="T4">key 1</text:span></text:p>
          <draw:enhanced-geometry svg:viewBox="0 0 21600 21600" draw:type="rectangle" draw:enhanced-path="M 0 0 L 21600 0 21600 21600 0 21600 0 0 Z N"/>
        </draw:custom-shape>
        <draw:custom-shape draw:style-name="gr109" draw:text-style-name="P17" draw:layer="layout" svg:width="12.8cm" svg:height="0.2cm" svg:x="35.596cm" svg:y="22cm">
          <text:p text:style-name="P7"><text:span text:style-name="T4">key 0</text:span></text:p>
          <draw:enhanced-geometry svg:viewBox="0 0 21600 21600" draw:type="rectangle" draw:enhanced-path="M 0 0 L 21600 0 21600 21600 0 21600 0 0 Z N"/>
        </draw:custom-shape>
        <draw:custom-shape draw:style-name="gr110" draw:text-style-name="P17" draw:layer="layout" svg:width="0.8cm" svg:height="0.2cm" svg:x="47.596cm" svg:y="22.4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46.796cm" svg:y="22.4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45.996cm" svg:y="22.4cm">
          <text:p text:style-name="P7"><text:span text:style-name="T4">cmd 3 type</text:span></text:p>
          <draw:enhanced-geometry svg:viewBox="0 0 21600 21600" draw:type="rectangle" draw:enhanced-path="M 0 0 L 21600 0 21600 21600 0 21600 0 0 Z N"/>
        </draw:custom-shape>
        <draw:custom-shape draw:style-name="gr221" draw:text-style-name="P18" draw:layer="layout" svg:width="0.8cm" svg:height="0.2cm" svg:x="45.196cm" svg:y="22.4cm">
          <text:p text:style-name="P12"><text:span text:style-name="T5">cmd 4</text:span><text:span text:style-name="T4"> type</text:span></text:p>
          <draw:enhanced-geometry svg:viewBox="0 0 21600 21600" draw:type="rectangle" draw:enhanced-path="M 0 0 L 21600 0 21600 21600 0 21600 0 0 Z N"/>
        </draw:custom-shape>
        <draw:custom-shape draw:style-name="gr222" draw:text-style-name="P18" draw:layer="layout" svg:width="0.8cm" svg:height="0.2cm" svg:x="44.396cm" svg:y="22.4cm">
          <text:p text:style-name="P12"><text:span text:style-name="T5">cmd 5</text:span><text:span text:style-name="T4"> type</text:span></text:p>
          <draw:enhanced-geometry svg:viewBox="0 0 21600 21600" draw:type="rectangle" draw:enhanced-path="M 0 0 L 21600 0 21600 21600 0 21600 0 0 Z N"/>
        </draw:custom-shape>
        <draw:custom-shape draw:style-name="gr223" draw:text-style-name="P18" draw:layer="layout" svg:width="0.8cm" svg:height="0.2cm" svg:x="43.596cm" svg:y="22.4cm">
          <text:p text:style-name="P12"><text:span text:style-name="T5">cmd 6</text:span><text:span text:style-name="T4"> type</text:span></text:p>
          <draw:enhanced-geometry svg:viewBox="0 0 21600 21600" draw:type="rectangle" draw:enhanced-path="M 0 0 L 21600 0 21600 21600 0 21600 0 0 Z N"/>
        </draw:custom-shape>
        <draw:custom-shape draw:style-name="gr224" draw:text-style-name="P18" draw:layer="layout" svg:width="0.8cm" svg:height="0.2cm" svg:x="42.796cm" svg:y="22.4cm">
          <text:p text:style-name="P12"><text:span text:style-name="T5">cmd 7</text:span><text:span text:style-name="T4"> type</text:span></text:p>
          <draw:enhanced-geometry svg:viewBox="0 0 21600 21600" draw:type="rectangle" draw:enhanced-path="M 0 0 L 21600 0 21600 21600 0 21600 0 0 Z N"/>
        </draw:custom-shape>
        <draw:custom-shape draw:style-name="gr225" draw:text-style-name="P18" draw:layer="layout" svg:width="0.8cm" svg:height="0.2cm" svg:x="41.996cm" svg:y="22.4cm">
          <text:p text:style-name="P12"><text:span text:style-name="T5">cmd 8</text:span><text:span text:style-name="T4"> type</text:span></text:p>
          <draw:enhanced-geometry svg:viewBox="0 0 21600 21600" draw:type="rectangle" draw:enhanced-path="M 0 0 L 21600 0 21600 21600 0 21600 0 0 Z N"/>
        </draw:custom-shape>
        <draw:custom-shape draw:style-name="gr226" draw:text-style-name="P18" draw:layer="layout" svg:width="0.8cm" svg:height="0.2cm" svg:x="41.196cm" svg:y="22.4cm">
          <text:p text:style-name="P12"><text:span text:style-name="T5">cmd 9</text:span><text:span text:style-name="T4"> type</text:span></text:p>
          <draw:enhanced-geometry svg:viewBox="0 0 21600 21600" draw:type="rectangle" draw:enhanced-path="M 0 0 L 21600 0 21600 21600 0 21600 0 0 Z N"/>
        </draw:custom-shape>
        <draw:custom-shape draw:style-name="gr227" draw:text-style-name="P18" draw:layer="layout" svg:width="0.8cm" svg:height="0.2cm" svg:x="40.396cm" svg:y="22.4cm">
          <text:p text:style-name="P12"><text:span text:style-name="T5">cmd 10</text:span><text:span text:style-name="T4"> type</text:span></text:p>
          <draw:enhanced-geometry svg:viewBox="0 0 21600 21600" draw:type="rectangle" draw:enhanced-path="M 0 0 L 21600 0 21600 21600 0 21600 0 0 Z N"/>
        </draw:custom-shape>
        <draw:custom-shape draw:style-name="gr228" draw:text-style-name="P18" draw:layer="layout" svg:width="0.8cm" svg:height="0.2cm" svg:x="39.596cm" svg:y="22.4cm">
          <text:p text:style-name="P12"><text:span text:style-name="T5">cmd 11</text:span><text:span text:style-name="T4"> type</text:span></text:p>
          <draw:enhanced-geometry svg:viewBox="0 0 21600 21600" draw:type="rectangle" draw:enhanced-path="M 0 0 L 21600 0 21600 21600 0 21600 0 0 Z N"/>
        </draw:custom-shape>
        <draw:custom-shape draw:style-name="gr229" draw:text-style-name="P18" draw:layer="layout" svg:width="0.8cm" svg:height="0.2cm" svg:x="38.796cm" svg:y="22.4cm">
          <text:p text:style-name="P12"><text:span text:style-name="T5">cmd 12</text:span><text:span text:style-name="T4"> type</text:span></text:p>
          <draw:enhanced-geometry svg:viewBox="0 0 21600 21600" draw:type="rectangle" draw:enhanced-path="M 0 0 L 21600 0 21600 21600 0 21600 0 0 Z N"/>
        </draw:custom-shape>
        <draw:custom-shape draw:style-name="gr230" draw:text-style-name="P18" draw:layer="layout" svg:width="0.8cm" svg:height="0.2cm" svg:x="37.996cm" svg:y="22.4cm">
          <text:p text:style-name="P12"><text:span text:style-name="T5">cmd 13</text:span><text:span text:style-name="T4"> type</text:span></text:p>
          <draw:enhanced-geometry svg:viewBox="0 0 21600 21600" draw:type="rectangle" draw:enhanced-path="M 0 0 L 21600 0 21600 21600 0 21600 0 0 Z N"/>
        </draw:custom-shape>
        <draw:custom-shape draw:style-name="gr231" draw:text-style-name="P18" draw:layer="layout" svg:width="0.8cm" svg:height="0.2cm" svg:x="37.196cm" svg:y="22.4cm">
          <text:p text:style-name="P12"><text:span text:style-name="T5">cmd 14</text:span><text:span text:style-name="T4"> type</text:span></text:p>
          <draw:enhanced-geometry svg:viewBox="0 0 21600 21600" draw:type="rectangle" draw:enhanced-path="M 0 0 L 21600 0 21600 21600 0 21600 0 0 Z N"/>
        </draw:custom-shape>
        <draw:custom-shape draw:style-name="gr232" draw:text-style-name="P18" draw:layer="layout" svg:width="0.8cm" svg:height="0.2cm" svg:x="36.396cm" svg:y="22.4cm">
          <text:p text:style-name="P12"><text:span text:style-name="T5">cmd 15</text:span><text:span text:style-name="T4"> type</text:span></text:p>
          <draw:enhanced-geometry svg:viewBox="0 0 21600 21600" draw:type="rectangle" draw:enhanced-path="M 0 0 L 21600 0 21600 21600 0 21600 0 0 Z N"/>
        </draw:custom-shape>
        <draw:custom-shape draw:style-name="gr104" draw:text-style-name="P17" draw:layer="layout" svg:width="12.796cm" svg:height="0.2cm" svg:x="35.6cm" svg:y="21.4cm">
          <text:p text:style-name="P7"><text:span text:style-name="T4">cmd_meta 3</text:span></text:p>
          <draw:enhanced-geometry svg:viewBox="0 0 21600 21600" draw:type="rectangle" draw:enhanced-path="M 0 0 L 21600 0 21600 21600 0 21600 0 0 Z N"/>
        </draw:custom-shape>
        <draw:custom-shape draw:style-name="gr109" draw:text-style-name="P17" draw:layer="layout" svg:width="12.8cm" svg:height="0.2cm" svg:x="35.596cm" svg:y="21.4cm">
          <text:p text:style-name="P7"><text:span text:style-name="T4">mask 1</text:span></text:p>
          <draw:enhanced-geometry svg:viewBox="0 0 21600 21600" draw:type="rectangle" draw:enhanced-path="M 0 0 L 21600 0 21600 21600 0 21600 0 0 Z N"/>
        </draw:custom-shape>
        <draw:custom-shape draw:style-name="gr233" draw:text-style-name="P17" draw:layer="layout" svg:width="3.204cm" svg:height="0.2cm" svg:x="35.596cm" svg:y="22.2cm">
          <text:p text:style-name="P7"><text:span text:style-name="T4">reserve</text:span></text:p>
          <draw:enhanced-geometry svg:viewBox="0 0 21600 21600" draw:type="rectangle" draw:enhanced-path="M 0 0 L 21600 0 21600 21600 0 21600 0 0 Z N"/>
        </draw:custom-shape>
        <draw:custom-shape draw:style-name="gr234" draw:text-style-name="P18" draw:layer="layout" svg:width="0.8cm" svg:height="0.2cm" svg:x="35.596cm" svg:y="22.4cm">
          <text:p text:style-name="P12"><text:span text:style-name="T5">0000</text:span></text:p>
          <draw:enhanced-geometry svg:viewBox="0 0 21600 21600" draw:type="rectangle" draw:enhanced-path="M 0 0 L 21600 0 21600 21600 0 21600 0 0 Z N"/>
        </draw:custom-shape>
        <draw:custom-shape draw:style-name="gr105" draw:text-style-name="P17" draw:layer="layout" svg:width="1.6cm" svg:height="0.2cm" svg:x="59.995cm" svg:y="11.4cm">
          <text:p text:style-name="P7"><text:span text:style-name="T4">tcam_id</text:span></text:p>
          <draw:enhanced-geometry svg:viewBox="0 0 21600 21600" draw:type="rectangle" draw:enhanced-path="M 0 0 L 21600 0 21600 21600 0 21600 0 0 Z N"/>
        </draw:custom-shape>
        <draw:custom-shape draw:style-name="gr5" draw:text-style-name="P8" draw:layer="layout" svg:width="0.404cm" svg:height="0.2cm" svg:x="50.199cm" svg:y="22.4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50.199cm" svg:y="22.2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50.199cm" svg:y="22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50.199cm" svg:y="21.8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50.199cm" svg:y="21.6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50.199cm" svg:y="21.4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50.596cm" svg:y="21cm">
          <text:p text:style-name="P9"><text:span text:style-name="T4">tcam search output</text:span></text:p>
          <draw:enhanced-geometry svg:viewBox="0 0 21600 21600" draw:type="rectangle" draw:enhanced-path="M 0 0 L 21600 0 21600 21600 0 21600 0 0 Z N"/>
        </draw:custom-shape>
        <draw:custom-shape draw:style-name="gr235" draw:text-style-name="P18" draw:layer="layout" svg:width="12.8cm" svg:height="0.2cm" svg:x="50.596cm" svg:y="21.6cm">
          <text:p text:style-name="P12"><text:span text:style-name="T4">dma bd</text:span></text:p>
          <draw:enhanced-geometry svg:viewBox="0 0 21600 21600" draw:type="rectangle" draw:enhanced-path="M 0 0 L 21600 0 21600 21600 0 21600 0 0 Z N"/>
        </draw:custom-shape>
        <draw:custom-shape draw:style-name="gr236" draw:text-style-name="P18" draw:layer="layout" svg:width="12.8cm" svg:height="0.2cm" svg:x="50.596cm" svg:y="21.8cm">
          <text:p text:style-name="P12"><text:span text:style-name="T4">dma bd</text:span></text:p>
          <draw:enhanced-geometry svg:viewBox="0 0 21600 21600" draw:type="rectangle" draw:enhanced-path="M 0 0 L 21600 0 21600 21600 0 21600 0 0 Z N"/>
        </draw:custom-shape>
        <draw:custom-shape draw:style-name="gr237" draw:text-style-name="P18" draw:layer="layout" svg:width="12.8cm" svg:height="0.2cm" svg:x="50.596cm" svg:y="22cm">
          <text:p text:style-name="P12"><text:span text:style-name="T4">dma bd</text:span></text:p>
          <draw:enhanced-geometry svg:viewBox="0 0 21600 21600" draw:type="rectangle" draw:enhanced-path="M 0 0 L 21600 0 21600 21600 0 21600 0 0 Z N"/>
        </draw:custom-shape>
        <draw:custom-shape draw:style-name="gr104" draw:text-style-name="P17" draw:layer="layout" svg:width="12.796cm" svg:height="0.2cm" svg:x="50.6cm" svg:y="21.4cm">
          <text:p text:style-name="P7"><text:span text:style-name="T4">cmd_meta 3</text:span></text:p>
          <draw:enhanced-geometry svg:viewBox="0 0 21600 21600" draw:type="rectangle" draw:enhanced-path="M 0 0 L 21600 0 21600 21600 0 21600 0 0 Z N"/>
        </draw:custom-shape>
        <draw:custom-shape draw:style-name="gr238" draw:text-style-name="P18" draw:layer="layout" svg:width="12.8cm" svg:height="0.2cm" svg:x="50.596cm" svg:y="21.4cm">
          <text:p text:style-name="P12"><text:span text:style-name="T4">dma bd</text:span></text:p>
          <draw:enhanced-geometry svg:viewBox="0 0 21600 21600" draw:type="rectangle" draw:enhanced-path="M 0 0 L 21600 0 21600 21600 0 21600 0 0 Z N"/>
        </draw:custom-shape>
        <draw:custom-shape draw:style-name="gr100" draw:text-style-name="P17" draw:layer="layout" svg:width="0.2cm" svg:height="0.2cm" svg:x="52.596cm" svg:y="21.2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52.795cm" svg:y="21.2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52.197cm" svg:y="21.2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52.396cm" svg:y="21.2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51.798cm" svg:y="21.2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51.997cm" svg:y="21.2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51.399cm" svg:y="21.2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51.598cm" svg:y="21.2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51cm" svg:y="21.2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51.199cm" svg:y="21.2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54.597cm" svg:y="21.2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54.796cm" svg:y="21.2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54.198cm" svg:y="21.2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54.397cm" svg:y="21.2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53.799cm" svg:y="21.2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53.998cm" svg:y="21.2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53.4cm" svg:y="21.2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53.599cm" svg:y="21.2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53.001cm" svg:y="21.2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53.2cm" svg:y="21.2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56.598cm" svg:y="21.2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56.797cm" svg:y="21.2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56.199cm" svg:y="21.2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56.398cm" svg:y="21.2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55.8cm" svg:y="21.2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55.999cm" svg:y="21.2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55.401cm" svg:y="21.2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55.6cm" svg:y="21.2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55.002cm" svg:y="21.2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55.201cm" svg:y="21.2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57.002cm" svg:y="21.2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57.202cm" svg:y="21.2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58.596cm" svg:y="21.2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58.795cm" svg:y="21.2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58.197cm" svg:y="21.2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58.396cm" svg:y="21.2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57.798cm" svg:y="21.2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57.997cm" svg:y="21.2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57.399cm" svg:y="21.2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57.598cm" svg:y="21.2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60.597cm" svg:y="21.2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60.796cm" svg:y="21.2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60.198cm" svg:y="21.2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60.397cm" svg:y="21.2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59.799cm" svg:y="21.2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59.998cm" svg:y="21.2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59.4cm" svg:y="21.2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59.599cm" svg:y="21.2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59.001cm" svg:y="21.2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59.2cm" svg:y="21.2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62.598cm" svg:y="21.2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62.797cm" svg:y="21.2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62.199cm" svg:y="21.2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62.398cm" svg:y="21.2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61.8cm" svg:y="21.2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61.999cm" svg:y="21.2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61.401cm" svg:y="21.2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61.6cm" svg:y="21.2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61.002cm" svg:y="21.2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61.201cm" svg:y="21.2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63.002cm" svg:y="21.2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63.202cm" svg:y="21.2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50.596cm" svg:y="21.2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50.8cm" svg:y="21.2cm">
          <text:p text:style-name="P7"><text:span text:style-name="T4">62</text:span></text:p>
          <draw:enhanced-geometry svg:viewBox="0 0 21600 21600" draw:type="rectangle" draw:enhanced-path="M 0 0 L 21600 0 21600 21600 0 21600 0 0 Z N"/>
        </draw:custom-shape>
        <draw:custom-shape draw:style-name="gr110" draw:text-style-name="P17" draw:layer="layout" svg:width="0.8cm" svg:height="0.2cm" svg:x="62.596cm" svg:y="22.4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61.796cm" svg:y="22.4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60.996cm" svg:y="22.4cm">
          <text:p text:style-name="P7"><text:span text:style-name="T4">cmd 3 type</text:span></text:p>
          <draw:enhanced-geometry svg:viewBox="0 0 21600 21600" draw:type="rectangle" draw:enhanced-path="M 0 0 L 21600 0 21600 21600 0 21600 0 0 Z N"/>
        </draw:custom-shape>
        <draw:custom-shape draw:style-name="gr239" draw:text-style-name="P18" draw:layer="layout" svg:width="0.8cm" svg:height="0.2cm" svg:x="60.196cm" svg:y="22.4cm">
          <text:p text:style-name="P12"><text:span text:style-name="T5">cmd 4</text:span><text:span text:style-name="T4"> type</text:span></text:p>
          <draw:enhanced-geometry svg:viewBox="0 0 21600 21600" draw:type="rectangle" draw:enhanced-path="M 0 0 L 21600 0 21600 21600 0 21600 0 0 Z N"/>
        </draw:custom-shape>
        <draw:custom-shape draw:style-name="gr240" draw:text-style-name="P18" draw:layer="layout" svg:width="0.8cm" svg:height="0.2cm" svg:x="59.396cm" svg:y="22.4cm">
          <text:p text:style-name="P12"><text:span text:style-name="T5">cmd 5</text:span><text:span text:style-name="T4"> type</text:span></text:p>
          <draw:enhanced-geometry svg:viewBox="0 0 21600 21600" draw:type="rectangle" draw:enhanced-path="M 0 0 L 21600 0 21600 21600 0 21600 0 0 Z N"/>
        </draw:custom-shape>
        <draw:custom-shape draw:style-name="gr241" draw:text-style-name="P18" draw:layer="layout" svg:width="0.8cm" svg:height="0.2cm" svg:x="58.596cm" svg:y="22.4cm">
          <text:p text:style-name="P12"><text:span text:style-name="T5">cmd 6</text:span><text:span text:style-name="T4"> type</text:span></text:p>
          <draw:enhanced-geometry svg:viewBox="0 0 21600 21600" draw:type="rectangle" draw:enhanced-path="M 0 0 L 21600 0 21600 21600 0 21600 0 0 Z N"/>
        </draw:custom-shape>
        <draw:custom-shape draw:style-name="gr242" draw:text-style-name="P18" draw:layer="layout" svg:width="0.8cm" svg:height="0.2cm" svg:x="57.796cm" svg:y="22.4cm">
          <text:p text:style-name="P12"><text:span text:style-name="T5">cmd 7</text:span><text:span text:style-name="T4"> type</text:span></text:p>
          <draw:enhanced-geometry svg:viewBox="0 0 21600 21600" draw:type="rectangle" draw:enhanced-path="M 0 0 L 21600 0 21600 21600 0 21600 0 0 Z N"/>
        </draw:custom-shape>
        <draw:custom-shape draw:style-name="gr243" draw:text-style-name="P18" draw:layer="layout" svg:width="0.8cm" svg:height="0.2cm" svg:x="56.996cm" svg:y="22.4cm">
          <text:p text:style-name="P12"><text:span text:style-name="T5">cmd 8</text:span><text:span text:style-name="T4"> type</text:span></text:p>
          <draw:enhanced-geometry svg:viewBox="0 0 21600 21600" draw:type="rectangle" draw:enhanced-path="M 0 0 L 21600 0 21600 21600 0 21600 0 0 Z N"/>
        </draw:custom-shape>
        <draw:custom-shape draw:style-name="gr244" draw:text-style-name="P18" draw:layer="layout" svg:width="0.8cm" svg:height="0.2cm" svg:x="56.196cm" svg:y="22.4cm">
          <text:p text:style-name="P12"><text:span text:style-name="T5">cmd 9</text:span><text:span text:style-name="T4"> type</text:span></text:p>
          <draw:enhanced-geometry svg:viewBox="0 0 21600 21600" draw:type="rectangle" draw:enhanced-path="M 0 0 L 21600 0 21600 21600 0 21600 0 0 Z N"/>
        </draw:custom-shape>
        <draw:custom-shape draw:style-name="gr245" draw:text-style-name="P18" draw:layer="layout" svg:width="0.8cm" svg:height="0.2cm" svg:x="55.396cm" svg:y="22.4cm">
          <text:p text:style-name="P12"><text:span text:style-name="T5">cmd 10</text:span><text:span text:style-name="T4"> type</text:span></text:p>
          <draw:enhanced-geometry svg:viewBox="0 0 21600 21600" draw:type="rectangle" draw:enhanced-path="M 0 0 L 21600 0 21600 21600 0 21600 0 0 Z N"/>
        </draw:custom-shape>
        <draw:custom-shape draw:style-name="gr246" draw:text-style-name="P18" draw:layer="layout" svg:width="0.8cm" svg:height="0.2cm" svg:x="54.596cm" svg:y="22.4cm">
          <text:p text:style-name="P12"><text:span text:style-name="T5">cmd 11</text:span><text:span text:style-name="T4"> type</text:span></text:p>
          <draw:enhanced-geometry svg:viewBox="0 0 21600 21600" draw:type="rectangle" draw:enhanced-path="M 0 0 L 21600 0 21600 21600 0 21600 0 0 Z N"/>
        </draw:custom-shape>
        <draw:custom-shape draw:style-name="gr247" draw:text-style-name="P18" draw:layer="layout" svg:width="0.8cm" svg:height="0.2cm" svg:x="53.796cm" svg:y="22.4cm">
          <text:p text:style-name="P12"><text:span text:style-name="T5">cmd 12</text:span><text:span text:style-name="T4"> type</text:span></text:p>
          <draw:enhanced-geometry svg:viewBox="0 0 21600 21600" draw:type="rectangle" draw:enhanced-path="M 0 0 L 21600 0 21600 21600 0 21600 0 0 Z N"/>
        </draw:custom-shape>
        <draw:custom-shape draw:style-name="gr248" draw:text-style-name="P18" draw:layer="layout" svg:width="0.8cm" svg:height="0.2cm" svg:x="52.996cm" svg:y="22.4cm">
          <text:p text:style-name="P12"><text:span text:style-name="T5">cmd 13</text:span><text:span text:style-name="T4"> type</text:span></text:p>
          <draw:enhanced-geometry svg:viewBox="0 0 21600 21600" draw:type="rectangle" draw:enhanced-path="M 0 0 L 21600 0 21600 21600 0 21600 0 0 Z N"/>
        </draw:custom-shape>
        <draw:custom-shape draw:style-name="gr249" draw:text-style-name="P18" draw:layer="layout" svg:width="0.8cm" svg:height="0.2cm" svg:x="52.196cm" svg:y="22.4cm">
          <text:p text:style-name="P12"><text:span text:style-name="T5">cmd 14</text:span><text:span text:style-name="T4"> type</text:span></text:p>
          <draw:enhanced-geometry svg:viewBox="0 0 21600 21600" draw:type="rectangle" draw:enhanced-path="M 0 0 L 21600 0 21600 21600 0 21600 0 0 Z N"/>
        </draw:custom-shape>
        <draw:custom-shape draw:style-name="gr250" draw:text-style-name="P18" draw:layer="layout" svg:width="0.8cm" svg:height="0.2cm" svg:x="51.396cm" svg:y="22.4cm">
          <text:p text:style-name="P12"><text:span text:style-name="T5">cmd 15</text:span><text:span text:style-name="T4"> type</text:span></text:p>
          <draw:enhanced-geometry svg:viewBox="0 0 21600 21600" draw:type="rectangle" draw:enhanced-path="M 0 0 L 21600 0 21600 21600 0 21600 0 0 Z N"/>
        </draw:custom-shape>
        <draw:custom-shape draw:style-name="gr105" draw:text-style-name="P17" draw:layer="layout" svg:width="1.6cm" svg:height="0.2cm" svg:x="61.796cm" svg:y="22.2cm">
          <text:p text:style-name="P7"><text:span text:style-name="T4">ram_buff_id</text:span></text:p>
          <draw:enhanced-geometry svg:viewBox="0 0 21600 21600" draw:type="rectangle" draw:enhanced-path="M 0 0 L 21600 0 21600 21600 0 21600 0 0 Z N"/>
        </draw:custom-shape>
        <draw:custom-shape draw:style-name="gr251" draw:text-style-name="P17" draw:layer="layout" svg:width="3.2cm" svg:height="0.2cm" svg:x="50.596cm" svg:y="22.2cm">
          <text:p text:style-name="P7"><text:span text:style-name="T4">reserve</text:span></text:p>
          <draw:enhanced-geometry svg:viewBox="0 0 21600 21600" draw:mirror-horizontal="false" draw:mirror-vertical="false" draw:type="rectangle" draw:enhanced-path="M 0 0 L 21600 0 21600 21600 0 21600 0 0 Z N"/>
        </draw:custom-shape>
        <draw:custom-shape draw:style-name="gr252" draw:text-style-name="P18" draw:layer="layout" svg:width="0.8cm" svg:height="0.2cm" svg:x="50.596cm" svg:y="22.4cm">
          <text:p text:style-name="P12"><text:span text:style-name="T5">0000</text:span></text:p>
          <draw:enhanced-geometry svg:viewBox="0 0 21600 21600" draw:type="rectangle" draw:enhanced-path="M 0 0 L 21600 0 21600 21600 0 21600 0 0 Z N"/>
        </draw:custom-shape>
        <draw:custom-shape draw:style-name="gr5" draw:text-style-name="P8" draw:layer="layout" svg:width="0.404cm" svg:height="0.2cm" svg:x="50.6cm" svg:y="24.6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50.6cm" svg:y="24.4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50.6cm" svg:y="24.2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50.6cm" svg:y="24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50.6cm" svg:y="23.8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50.6cm" svg:y="23.6cm">
          <text:p text:style-name="P7"><text:span text:style-name="T4">rs1+5</text:span></text:p>
          <draw:enhanced-geometry svg:viewBox="0 0 21600 21600" draw:type="rectangle" draw:enhanced-path="M 0 0 L 21600 0 21600 21600 0 21600 0 0 Z N"/>
        </draw:custom-shape>
        <draw:custom-shape draw:style-name="gr195" draw:text-style-name="P20" draw:layer="layout" svg:width="0.501cm" svg:height="12.8cm" draw:transform="rotate (-1.5706217938697) translate (63.8cm 24.9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96" draw:text-style-name="P22" draw:layer="layout" svg:width="1.5cm" svg:height="0.8cm" svg:x="61.4cm" svg:y="26.3cm">
          <text:p text:style-name="P21"><text:span text:style-name="T7">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7" draw:text-style-name="P23" draw:layer="layout" svg:x1="62.9cm" svg:y1="26.7cm" svg:x2="63.9cm" svg:y2="26.7cm">
          <text:p/>
        </draw:line>
        <draw:line draw:style-name="gr198" draw:text-style-name="P23" draw:layer="layout" svg:x1="60.2cm" svg:y1="26.7cm" svg:x2="61.4cm" svg:y2="26.7cm">
          <text:p/>
        </draw:line>
        <draw:line draw:style-name="gr199" draw:text-style-name="P23" draw:layer="layout" svg:x1="57.4cm" svg:y1="25.5cm" svg:x2="57.4cm" svg:y2="25.8cm">
          <text:p/>
        </draw:line>
        <draw:custom-shape draw:style-name="gr200" draw:text-style-name="P20" draw:layer="layout" svg:width="0.204cm" svg:height="1.199cm" svg:x="63.396cm" svg:y="21.4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63.6cm" svg:y1="22cm" svg:x2="63.9cm" svg:y2="22cm">
          <text:p/>
        </draw:line>
        <draw:custom-shape draw:style-name="gr200" draw:text-style-name="P20" draw:layer="layout" svg:width="0.204cm" svg:height="1.199cm" draw:transform="rotate (-3.14159265358979) translate (50.6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50.1cm" svg:y1="24.2cm" svg:x2="50.4cm" svg:y2="24.2cm">
          <text:p/>
        </draw:line>
        <draw:custom-shape draw:style-name="gr202" draw:text-style-name="P24" draw:layer="layout" svg:width="13.8cm" svg:height="8.6cm" svg:x="50.1cm" svg:y="19cm">
          <text:p/>
          <draw:enhanced-geometry svg:viewBox="0 0 21600 21600" draw:type="rectangle" draw:enhanced-path="M 0 0 L 21600 0 21600 21600 0 21600 0 0 Z N"/>
        </draw:custom-shape>
        <draw:custom-shape draw:style-name="gr253" draw:text-style-name="P2" draw:layer="layout" svg:width="10.9cm" svg:height="1.094cm" svg:x="51.35cm" svg:y="19.55cm">
          <text:p text:style-name="P1"><text:span text:style-name="T1">TCAM search Module</text:span></text:p>
          <draw:enhanced-geometry svg:viewBox="0 0 21600 21600" draw:type="rectangle" draw:enhanced-path="M 0 0 L 21600 0 21600 21600 0 21600 0 0 Z N"/>
        </draw:custom-shape>
        <draw:custom-shape draw:style-name="gr6" draw:text-style-name="P10" draw:layer="layout" svg:width="2.4cm" svg:height="0.2cm" svg:x="51cm" svg:y="23.199cm">
          <text:p text:style-name="P9"><text:span text:style-name="T4">tcam search input format</text:span></text:p>
          <draw:enhanced-geometry svg:viewBox="0 0 21600 21600" draw:type="rectangle" draw:enhanced-path="M 0 0 L 21600 0 21600 21600 0 21600 0 0 Z N"/>
        </draw:custom-shape>
        <draw:custom-shape draw:style-name="gr7" draw:text-style-name="P11" draw:layer="layout" svg:width="0.2cm" svg:height="0.2cm" svg:x="53cm" svg:y="23.399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53.199cm" svg:y="23.399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52.601cm" svg:y="23.399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52.8cm" svg:y="23.399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52.202cm" svg:y="23.399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52.401cm" svg:y="23.399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51.803cm" svg:y="23.399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52.002cm" svg:y="23.399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51.404cm" svg:y="23.399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51.603cm" svg:y="23.399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55.001cm" svg:y="23.399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55.2cm" svg:y="23.399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54.602cm" svg:y="23.399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54.801cm" svg:y="23.399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54.203cm" svg:y="23.399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54.402cm" svg:y="23.399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53.804cm" svg:y="23.399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54.003cm" svg:y="23.399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53.405cm" svg:y="23.399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53.604cm" svg:y="23.399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57.002cm" svg:y="23.399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57.201cm" svg:y="23.399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56.603cm" svg:y="23.399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56.802cm" svg:y="23.399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56.204cm" svg:y="23.399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56.403cm" svg:y="23.399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55.805cm" svg:y="23.399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56.004cm" svg:y="23.399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55.406cm" svg:y="23.399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55.605cm" svg:y="23.399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57.406cm" svg:y="23.399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57.606cm" svg:y="23.399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59cm" svg:y="23.399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59.199cm" svg:y="23.399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58.601cm" svg:y="23.399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58.8cm" svg:y="23.399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58.202cm" svg:y="23.399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58.401cm" svg:y="23.399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57.803cm" svg:y="23.399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58.002cm" svg:y="23.399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61.001cm" svg:y="23.399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61.2cm" svg:y="23.399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60.602cm" svg:y="23.399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60.801cm" svg:y="23.399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60.203cm" svg:y="23.399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60.402cm" svg:y="23.399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59.804cm" svg:y="23.399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60.003cm" svg:y="23.399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59.405cm" svg:y="23.399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59.604cm" svg:y="23.399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63.002cm" svg:y="23.399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63.201cm" svg:y="23.399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62.603cm" svg:y="23.399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62.802cm" svg:y="23.399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62.204cm" svg:y="23.399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62.403cm" svg:y="23.399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61.805cm" svg:y="23.399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62.004cm" svg:y="23.399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61.406cm" svg:y="23.399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61.605cm" svg:y="23.399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63.406cm" svg:y="23.399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63.606cm" svg:y="23.399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51.005cm" svg:y="23.399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51.204cm" svg:y="23.399cm">
          <text:p text:style-name="P7"><text:span text:style-name="T4">62</text:span></text:p>
          <draw:enhanced-geometry svg:viewBox="0 0 21600 21600" draw:type="rectangle" draw:enhanced-path="M 0 0 L 21600 0 21600 21600 0 21600 0 0 Z N"/>
        </draw:custom-shape>
        <draw:custom-shape draw:style-name="gr8" draw:text-style-name="P11" draw:layer="layout" svg:width="12.796cm" svg:height="0.2cm" svg:x="51.004cm" svg:y="23.799cm">
          <text:p text:style-name="P7"><text:span text:style-name="T4">mask 0</text:span></text:p>
          <draw:enhanced-geometry svg:viewBox="0 0 21600 21600" draw:type="rectangle" draw:enhanced-path="M 0 0 L 21600 0 21600 21600 0 21600 0 0 Z N"/>
        </draw:custom-shape>
        <draw:custom-shape draw:style-name="gr8" draw:text-style-name="P11" draw:layer="layout" svg:width="12.796cm" svg:height="0.2cm" svg:x="51.004cm" svg:y="23.999cm">
          <text:p text:style-name="P7"><text:span text:style-name="T4">key 1</text:span></text:p>
          <draw:enhanced-geometry svg:viewBox="0 0 21600 21600" draw:type="rectangle" draw:enhanced-path="M 0 0 L 21600 0 21600 21600 0 21600 0 0 Z N"/>
        </draw:custom-shape>
        <draw:custom-shape draw:style-name="gr8" draw:text-style-name="P11" draw:layer="layout" svg:width="12.796cm" svg:height="0.2cm" svg:x="51.004cm" svg:y="24.199cm">
          <text:p text:style-name="P7"><text:span text:style-name="T4">key 0</text:span></text:p>
          <draw:enhanced-geometry svg:viewBox="0 0 21600 21600" draw:type="rectangle" draw:enhanced-path="M 0 0 L 21600 0 21600 21600 0 21600 0 0 Z N"/>
        </draw:custom-shape>
        <draw:custom-shape draw:style-name="gr9" draw:text-style-name="P11" draw:layer="layout" svg:width="0.8cm" svg:height="0.2cm" svg:x="63cm" svg:y="24.599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62.2cm" svg:y="24.599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61.4cm" svg:y="24.599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60.6cm" svg:y="24.599cm">
          <text:p text:style-name="P7"><text:span text:style-name="T4">cmd 3 type</text:span></text:p>
          <draw:enhanced-geometry svg:viewBox="0 0 21600 21600" draw:type="rectangle" draw:enhanced-path="M 0 0 L 21600 0 21600 21600 0 21600 0 0 Z N"/>
        </draw:custom-shape>
        <draw:custom-shape draw:style-name="gr254" draw:text-style-name="P15" draw:layer="layout" svg:width="0.8cm" svg:height="0.2cm" svg:x="59.8cm" svg:y="24.599cm">
          <text:p text:style-name="P12"><text:span text:style-name="T5">cmd 4</text:span><text:span text:style-name="T4"> type</text:span></text:p>
          <draw:enhanced-geometry svg:viewBox="0 0 21600 21600" draw:type="rectangle" draw:enhanced-path="M 0 0 L 21600 0 21600 21600 0 21600 0 0 Z N"/>
        </draw:custom-shape>
        <draw:custom-shape draw:style-name="gr255" draw:text-style-name="P15" draw:layer="layout" svg:width="0.8cm" svg:height="0.2cm" svg:x="59cm" svg:y="24.599cm">
          <text:p text:style-name="P12"><text:span text:style-name="T5">cmd 5</text:span><text:span text:style-name="T4"> type</text:span></text:p>
          <draw:enhanced-geometry svg:viewBox="0 0 21600 21600" draw:type="rectangle" draw:enhanced-path="M 0 0 L 21600 0 21600 21600 0 21600 0 0 Z N"/>
        </draw:custom-shape>
        <draw:custom-shape draw:style-name="gr256" draw:text-style-name="P15" draw:layer="layout" svg:width="0.8cm" svg:height="0.2cm" svg:x="58.2cm" svg:y="24.599cm">
          <text:p text:style-name="P12"><text:span text:style-name="T5">cmd 6</text:span><text:span text:style-name="T4"> type</text:span></text:p>
          <draw:enhanced-geometry svg:viewBox="0 0 21600 21600" draw:type="rectangle" draw:enhanced-path="M 0 0 L 21600 0 21600 21600 0 21600 0 0 Z N"/>
        </draw:custom-shape>
        <draw:custom-shape draw:style-name="gr257" draw:text-style-name="P15" draw:layer="layout" svg:width="0.8cm" svg:height="0.2cm" svg:x="57.4cm" svg:y="24.599cm">
          <text:p text:style-name="P12"><text:span text:style-name="T5">cmd 7</text:span><text:span text:style-name="T4"> type</text:span></text:p>
          <draw:enhanced-geometry svg:viewBox="0 0 21600 21600" draw:type="rectangle" draw:enhanced-path="M 0 0 L 21600 0 21600 21600 0 21600 0 0 Z N"/>
        </draw:custom-shape>
        <draw:custom-shape draw:style-name="gr258" draw:text-style-name="P15" draw:layer="layout" svg:width="0.8cm" svg:height="0.2cm" svg:x="56.6cm" svg:y="24.599cm">
          <text:p text:style-name="P12"><text:span text:style-name="T5">cmd 8</text:span><text:span text:style-name="T4"> type</text:span></text:p>
          <draw:enhanced-geometry svg:viewBox="0 0 21600 21600" draw:type="rectangle" draw:enhanced-path="M 0 0 L 21600 0 21600 21600 0 21600 0 0 Z N"/>
        </draw:custom-shape>
        <draw:custom-shape draw:style-name="gr259" draw:text-style-name="P15" draw:layer="layout" svg:width="0.8cm" svg:height="0.2cm" svg:x="55.8cm" svg:y="24.599cm">
          <text:p text:style-name="P12"><text:span text:style-name="T5">cmd 9</text:span><text:span text:style-name="T4"> type</text:span></text:p>
          <draw:enhanced-geometry svg:viewBox="0 0 21600 21600" draw:type="rectangle" draw:enhanced-path="M 0 0 L 21600 0 21600 21600 0 21600 0 0 Z N"/>
        </draw:custom-shape>
        <draw:custom-shape draw:style-name="gr260" draw:text-style-name="P15" draw:layer="layout" svg:width="0.8cm" svg:height="0.2cm" svg:x="55cm" svg:y="24.599cm">
          <text:p text:style-name="P12"><text:span text:style-name="T5">cmd 10</text:span><text:span text:style-name="T4"> type</text:span></text:p>
          <draw:enhanced-geometry svg:viewBox="0 0 21600 21600" draw:type="rectangle" draw:enhanced-path="M 0 0 L 21600 0 21600 21600 0 21600 0 0 Z N"/>
        </draw:custom-shape>
        <draw:custom-shape draw:style-name="gr261" draw:text-style-name="P15" draw:layer="layout" svg:width="0.8cm" svg:height="0.2cm" svg:x="54.2cm" svg:y="24.599cm">
          <text:p text:style-name="P12"><text:span text:style-name="T5">cmd 11</text:span><text:span text:style-name="T4"> type</text:span></text:p>
          <draw:enhanced-geometry svg:viewBox="0 0 21600 21600" draw:type="rectangle" draw:enhanced-path="M 0 0 L 21600 0 21600 21600 0 21600 0 0 Z N"/>
        </draw:custom-shape>
        <draw:custom-shape draw:style-name="gr262" draw:text-style-name="P15" draw:layer="layout" svg:width="0.8cm" svg:height="0.2cm" svg:x="53.4cm" svg:y="24.599cm">
          <text:p text:style-name="P12"><text:span text:style-name="T5">cmd 12</text:span><text:span text:style-name="T4"> type</text:span></text:p>
          <draw:enhanced-geometry svg:viewBox="0 0 21600 21600" draw:type="rectangle" draw:enhanced-path="M 0 0 L 21600 0 21600 21600 0 21600 0 0 Z N"/>
        </draw:custom-shape>
        <draw:custom-shape draw:style-name="gr263" draw:text-style-name="P15" draw:layer="layout" svg:width="0.8cm" svg:height="0.2cm" svg:x="52.6cm" svg:y="24.599cm">
          <text:p text:style-name="P12"><text:span text:style-name="T5">cmd 13</text:span><text:span text:style-name="T4"> type</text:span></text:p>
          <draw:enhanced-geometry svg:viewBox="0 0 21600 21600" draw:type="rectangle" draw:enhanced-path="M 0 0 L 21600 0 21600 21600 0 21600 0 0 Z N"/>
        </draw:custom-shape>
        <draw:custom-shape draw:style-name="gr264" draw:text-style-name="P15" draw:layer="layout" svg:width="0.8cm" svg:height="0.2cm" svg:x="51.8cm" svg:y="24.599cm">
          <text:p text:style-name="P12"><text:span text:style-name="T5">cmd 14</text:span><text:span text:style-name="T4"> type</text:span></text:p>
          <draw:enhanced-geometry svg:viewBox="0 0 21600 21600" draw:type="rectangle" draw:enhanced-path="M 0 0 L 21600 0 21600 21600 0 21600 0 0 Z N"/>
        </draw:custom-shape>
        <draw:custom-shape draw:style-name="gr265" draw:text-style-name="P15" draw:layer="layout" svg:width="0.8cm" svg:height="0.2cm" svg:x="51cm" svg:y="24.599cm">
          <text:p text:style-name="P12"><text:span text:style-name="T5">cmd 15</text:span><text:span text:style-name="T4"> type</text:span></text:p>
          <draw:enhanced-geometry svg:viewBox="0 0 21600 21600" draw:type="rectangle" draw:enhanced-path="M 0 0 L 21600 0 21600 21600 0 21600 0 0 Z N"/>
        </draw:custom-shape>
        <draw:custom-shape draw:style-name="gr8" draw:text-style-name="P11" draw:layer="layout" svg:width="12.796cm" svg:height="0.2cm" svg:x="51.004cm" svg:y="23.599cm">
          <text:p text:style-name="P7"><text:span text:style-name="T4">cmd_meta 3</text:span></text:p>
          <draw:enhanced-geometry svg:viewBox="0 0 21600 21600" draw:type="rectangle" draw:enhanced-path="M 0 0 L 21600 0 21600 21600 0 21600 0 0 Z N"/>
        </draw:custom-shape>
        <draw:custom-shape draw:style-name="gr8" draw:text-style-name="P11" draw:layer="layout" svg:width="12.796cm" svg:height="0.2cm" svg:x="51.004cm" svg:y="23.599cm">
          <text:p text:style-name="P7"><text:span text:style-name="T4">mask 1</text:span></text:p>
          <draw:enhanced-geometry svg:viewBox="0 0 21600 21600" draw:type="rectangle" draw:enhanced-path="M 0 0 L 21600 0 21600 21600 0 21600 0 0 Z N"/>
        </draw:custom-shape>
        <draw:custom-shape draw:style-name="gr11" draw:text-style-name="P11" draw:layer="layout" svg:width="1.4cm" svg:height="0.2cm" svg:x="62.4cm" svg:y="24.799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61.4cm" svg:y="24.799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59.8cm" svg:y="24.799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58.8cm" svg:y="24.799cm">
          <text:p text:style-name="P7"><text:span text:style-name="T4">3: tcam search</text:span></text:p>
          <draw:enhanced-geometry svg:viewBox="0 0 21600 21600" draw:type="rectangle" draw:enhanced-path="M 0 0 L 21600 0 21600 21600 0 21600 0 0 Z N"/>
        </draw:custom-shape>
        <draw:custom-shape draw:style-name="gr11" draw:text-style-name="P11" draw:layer="layout" svg:width="1.4cm" svg:height="0.2cm" svg:x="57.4cm" svg:y="24.799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60.8cm" svg:y="24.799cm">
          <text:p text:style-name="P7"><text:span text:style-name="T4">000</text:span></text:p>
          <draw:enhanced-geometry svg:viewBox="0 0 21600 21600" draw:type="rectangle" draw:enhanced-path="M 0 0 L 21600 0 21600 21600 0 21600 0 0 Z N"/>
        </draw:custom-shape>
        <draw:custom-shape draw:style-name="gr99" draw:text-style-name="P11" draw:layer="layout" svg:width="3.196cm" svg:height="0.2cm" svg:x="51.004cm" svg:y="24.399cm">
          <text:p text:style-name="P7"><text:span text:style-name="T4">reserve</text:span></text:p>
          <draw:enhanced-geometry svg:viewBox="0 0 21600 21600" draw:type="rectangle" draw:enhanced-path="M 0 0 L 21600 0 21600 21600 0 21600 0 0 Z N"/>
        </draw:custom-shape>
        <draw:custom-shape draw:style-name="gr266" draw:text-style-name="P28" draw:layer="layout" svg:width="4.4cm" svg:height="1.4cm" svg:x="55.8cm" svg:y="25.8cm">
          <text:p text:style-name="P28"><text:span text:style-name="T9">1. send keys and mask to TCAM by tcam_id</text:span></text:p>
          <text:p text:style-name="P28"><text:span text:style-name="T9">2. waitting resp from TCAM</text:span></text:p>
          <text:p text:style-name="P28"><text:span text:style-name="T9">3. update output rd+(2~5)</text:span></text:p>
          <text:p text:style-name="P28"><text:span text:style-name="T9">4. update output partof rd+1 </text:span></text:p>
          <text:p text:style-name="P28"><text:span text:style-name="T9">4. update output rd+0 accoding TCAM resp</text:span></text:p>
          <draw:enhanced-geometry svg:viewBox="0 0 21600 21600" draw:type="rectangle" draw:enhanced-path="M 0 0 L 21600 0 21600 21600 0 21600 0 0 Z N"/>
        </draw:custom-shape>
        <draw:custom-shape draw:style-name="gr195" draw:text-style-name="P20" draw:layer="layout" svg:width="0.501cm" svg:height="12.8cm" draw:transform="rotate (-1.5706217938697) translate (78.4cm 24.999cm)">
          <text:p/>
          <draw:enhanced-geometry svg:viewBox="0 0 21600 21600" draw:glue-points="0 0 0 21600 21600 10800" draw:text-areas="0 ?f9 7800 ?f10" draw:type="right-brace" draw:modifiers="695.141384158725 12994.42231075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96" draw:text-style-name="P22" draw:layer="layout" svg:width="1.5cm" svg:height="0.8cm" svg:x="76.2cm" svg:y="26.3cm">
          <text:p text:style-name="P21"><text:span text:style-name="T7">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7" draw:text-style-name="P23" draw:layer="layout" svg:x1="77.7cm" svg:y1="26.7cm" svg:x2="78.5cm" svg:y2="26.7cm">
          <text:p/>
        </draw:line>
        <draw:line draw:style-name="gr198" draw:text-style-name="P23" draw:layer="layout" svg:x1="75.4cm" svg:y1="26.7cm" svg:x2="76.2cm" svg:y2="26.7cm">
          <text:p/>
        </draw:line>
        <draw:line draw:style-name="gr199" draw:text-style-name="P23" draw:layer="layout" svg:x1="70.7cm" svg:y1="25.5cm" svg:x2="70.7cm" svg:y2="26cm">
          <text:p/>
        </draw:line>
        <draw:custom-shape draw:style-name="gr200" draw:text-style-name="P20" draw:layer="layout" svg:width="0.204cm" svg:height="1.199cm" svg:x="77.996cm" svg:y="20.2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78.2cm" svg:y1="20.8cm" svg:x2="78.5cm" svg:y2="20.8cm">
          <text:p/>
        </draw:line>
        <draw:custom-shape draw:style-name="gr200" draw:text-style-name="P20" draw:layer="layout" svg:width="0.204cm" svg:height="1.199cm" draw:transform="rotate (-3.14159265358979) translate (65.2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64.7cm" svg:y1="24.2cm" svg:x2="65cm" svg:y2="24.2cm">
          <text:p/>
        </draw:line>
        <draw:custom-shape draw:style-name="gr267" draw:text-style-name="P24" draw:layer="layout" svg:width="13.8cm" svg:height="10.4cm" svg:x="64.7cm" svg:y="18.4cm">
          <text:p/>
          <draw:enhanced-geometry svg:viewBox="0 0 21600 21600" draw:mirror-horizontal="false" draw:mirror-vertical="false" draw:type="rectangle" draw:enhanced-path="M 0 0 L 21600 0 21600 21600 0 21600 0 0 Z N"/>
        </draw:custom-shape>
        <draw:custom-shape draw:style-name="gr204" draw:text-style-name="P25" draw:layer="layout" svg:width="1cm" svg:height="0.4cm" svg:x="67.7cm" svg:y="26.9cm">
          <text:p text:style-name="P25"><text:span text:style-name="T8">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25" draw:layer="layout" svg:width="1cm" svg:height="0.4cm" svg:x="69.4cm" svg:y="26.9cm">
          <text:p text:style-name="P25"><text:span text:style-name="T8">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5" draw:text-style-name="P23" draw:layer="layout" svg:width="1.129cm" svg:height="1.19cm" draw:transform="rotate (0.798662665712605) translate (68.2735510881228cm 26.883562842087cm)" svg:viewBox="0 0 1130 1191" svg:d="M0 1c71-6 139 25 201 59 69 37 134 85 190 140 84 83 169 172 252 259 77 80 155 161 230 244 66 74 111 164 165 247 47 73 73 156 92 241">
          <text:p/>
        </draw:path>
        <draw:frame draw:style-name="gr268" draw:text-style-name="P26" draw:layer="layout" svg:width="2.4cm" svg:height="0.489cm" svg:x="68.05cm" svg:y="26.5cm">
          <draw:text-box>
            <text:p><text:span text:style-name="T6">io.input.fire()&amp;&amp;(first bd opcode =/= 0.U)</text:span></text:p>
          </draw:text-box>
        </draw:frame>
        <draw:path draw:style-name="gr207" draw:text-style-name="P27" draw:layer="layout" svg:width="0.562cm" svg:height="0.589cm" draw:transform="rotate (0.408232512041474) translate (69.9756505433584cm 26.9287084389091cm)" svg:viewBox="0 0 563 590" svg:d="M100 2c57 4 113-9 171 4 44 9 88 23 127 45 53 31 88 86 128 135 41 52 45 118 26 176-22 66-49 136-108 188-46 39-103 47-153 36-48-11-105 2-140-35-33-33-84-37-102-83l-49-92">
          <text:p/>
        </draw:path>
        <draw:frame draw:style-name="gr208" draw:text-style-name="P26" draw:layer="layout" svg:width="1.2cm" svg:height="0.608cm" svg:x="70.2cm" svg:y="26.85cm">
          <draw:text-box>
            <text:p><text:span text:style-name="T6">next bd opcode =/= 0.U)</text:span></text:p>
          </draw:text-box>
        </draw:frame>
        <draw:path draw:style-name="gr207" draw:text-style-name="P23" draw:layer="layout" svg:width="3.083cm" svg:height="1.924cm" draw:transform="skewX (0.118682389135614) rotate (-2.57313891621524) translate (69.792cm 27.358099378882cm)" svg:viewBox="0 0 3084 1925" svg:d="M0 0c206 1 405 1 611 49 157 36 299 88 433 161 160 89 324 158 472 264 186 134 400 224 581 362 190 144 355 322 544 463 148 111 289 260 339 454l87 146 17 26">
          <text:p/>
        </draw:path>
        <draw:frame draw:style-name="gr206" draw:text-style-name="P26" draw:layer="layout" svg:width="3.25cm" svg:height="0.37cm" svg:x="66.25cm" svg:y="27.5cm">
          <draw:text-box>
            <text:p><text:span text:style-name="T10">next bd opcode =/= 0.U) &amp;&amp; meta_addr_offset</text:span><text:span text:style-name="T6"> =/= -1.S</text:span></text:p>
          </draw:text-box>
        </draw:frame>
        <draw:custom-shape draw:style-name="gr5" draw:text-style-name="P8" draw:layer="layout" svg:width="0.404cm" svg:height="0.2cm" svg:x="65.2cm" svg:y="24.599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65.2cm" svg:y="24.399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65.2cm" svg:y="24.199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65.2cm" svg:y="23.999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65.2cm" svg:y="23.799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65.2cm" svg:y="23.599cm">
          <text:p text:style-name="P7"><text:span text:style-name="T4">rs1+5</text:span></text:p>
          <draw:enhanced-geometry svg:viewBox="0 0 21600 21600" draw:type="rectangle" draw:enhanced-path="M 0 0 L 21600 0 21600 21600 0 21600 0 0 Z N"/>
        </draw:custom-shape>
        <draw:custom-shape draw:style-name="gr5" draw:text-style-name="P8" draw:layer="layout" svg:width="0.404cm" svg:height="0.2cm" svg:x="65.2cm" svg:y="22.999cm">
          <text:p text:style-name="P7"><text:span text:style-name="T4">bd ptr</text:span></text:p>
          <draw:enhanced-geometry svg:viewBox="0 0 21600 21600" draw:type="rectangle" draw:enhanced-path="M 0 0 L 21600 0 21600 21600 0 21600 0 0 Z N"/>
        </draw:custom-shape>
        <draw:custom-shape draw:style-name="gr5" draw:text-style-name="P8" draw:layer="layout" svg:width="0.404cm" svg:height="0.2cm" svg:x="65.2cm" svg:y="22.799cm">
          <text:p text:style-name="P7"><text:span text:style-name="T4">crc bd</text:span></text:p>
          <draw:enhanced-geometry svg:viewBox="0 0 21600 21600" draw:type="rectangle" draw:enhanced-path="M 0 0 L 21600 0 21600 21600 0 21600 0 0 Z N"/>
        </draw:custom-shape>
        <draw:custom-shape draw:style-name="gr5" draw:text-style-name="P8" draw:layer="layout" svg:width="0.404cm" svg:height="0.2cm" svg:x="65.2cm" svg:y="22.599cm">
          <text:p text:style-name="P7"><text:span text:style-name="T4">mv bd</text:span></text:p>
          <draw:enhanced-geometry svg:viewBox="0 0 21600 21600" draw:type="rectangle" draw:enhanced-path="M 0 0 L 21600 0 21600 21600 0 21600 0 0 Z N"/>
        </draw:custom-shape>
        <draw:custom-shape draw:style-name="gr6" draw:text-style-name="P10" draw:layer="layout" svg:width="2.4cm" svg:height="0.2cm" svg:x="65.6cm" svg:y="23.199cm">
          <text:p text:style-name="P9"><text:span text:style-name="T4">dma input format</text:span></text:p>
          <draw:enhanced-geometry svg:viewBox="0 0 21600 21600" draw:type="rectangle" draw:enhanced-path="M 0 0 L 21600 0 21600 21600 0 21600 0 0 Z N"/>
        </draw:custom-shape>
        <draw:custom-shape draw:style-name="gr8" draw:text-style-name="P15" draw:layer="layout" svg:width="12.796cm" svg:height="0.2cm" svg:x="65.604cm" svg:y="23.799cm">
          <text:p text:style-name="P12"><text:span text:style-name="T4">dma bd</text:span></text:p>
          <draw:enhanced-geometry svg:viewBox="0 0 21600 21600" draw:type="rectangle" draw:enhanced-path="M 0 0 L 21600 0 21600 21600 0 21600 0 0 Z N"/>
        </draw:custom-shape>
        <draw:custom-shape draw:style-name="gr8" draw:text-style-name="P15" draw:layer="layout" svg:width="12.796cm" svg:height="0.2cm" svg:x="65.604cm" svg:y="23.999cm">
          <text:p text:style-name="P12"><text:span text:style-name="T4">dma bd</text:span></text:p>
          <draw:enhanced-geometry svg:viewBox="0 0 21600 21600" draw:type="rectangle" draw:enhanced-path="M 0 0 L 21600 0 21600 21600 0 21600 0 0 Z N"/>
        </draw:custom-shape>
        <draw:custom-shape draw:style-name="gr8" draw:text-style-name="P15" draw:layer="layout" svg:width="12.796cm" svg:height="0.2cm" svg:x="65.604cm" svg:y="24.199cm">
          <text:p text:style-name="P12"><text:span text:style-name="T4">dma bd</text:span></text:p>
          <draw:enhanced-geometry svg:viewBox="0 0 21600 21600" draw:type="rectangle" draw:enhanced-path="M 0 0 L 21600 0 21600 21600 0 21600 0 0 Z N"/>
        </draw:custom-shape>
        <draw:custom-shape draw:style-name="gr9" draw:text-style-name="P11" draw:layer="layout" svg:width="0.8cm" svg:height="0.2cm" svg:x="77.6cm" svg:y="24.599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76.8cm" svg:y="24.599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76cm" svg:y="24.599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75.2cm" svg:y="24.599cm">
          <text:p text:style-name="P7"><text:span text:style-name="T4">cmd 3 type</text:span></text:p>
          <draw:enhanced-geometry svg:viewBox="0 0 21600 21600" draw:type="rectangle" draw:enhanced-path="M 0 0 L 21600 0 21600 21600 0 21600 0 0 Z N"/>
        </draw:custom-shape>
        <draw:custom-shape draw:style-name="gr269" draw:text-style-name="P15" draw:layer="layout" svg:width="0.8cm" svg:height="0.2cm" svg:x="74.4cm" svg:y="24.599cm">
          <text:p text:style-name="P12"><text:span text:style-name="T5">cmd 4</text:span><text:span text:style-name="T4"> type</text:span></text:p>
          <draw:enhanced-geometry svg:viewBox="0 0 21600 21600" draw:type="rectangle" draw:enhanced-path="M 0 0 L 21600 0 21600 21600 0 21600 0 0 Z N"/>
        </draw:custom-shape>
        <draw:custom-shape draw:style-name="gr270" draw:text-style-name="P15" draw:layer="layout" svg:width="0.8cm" svg:height="0.2cm" svg:x="73.6cm" svg:y="24.599cm">
          <text:p text:style-name="P12"><text:span text:style-name="T5">cmd 5</text:span><text:span text:style-name="T4"> type</text:span></text:p>
          <draw:enhanced-geometry svg:viewBox="0 0 21600 21600" draw:type="rectangle" draw:enhanced-path="M 0 0 L 21600 0 21600 21600 0 21600 0 0 Z N"/>
        </draw:custom-shape>
        <draw:custom-shape draw:style-name="gr271" draw:text-style-name="P15" draw:layer="layout" svg:width="0.8cm" svg:height="0.2cm" svg:x="72.8cm" svg:y="24.599cm">
          <text:p text:style-name="P12"><text:span text:style-name="T5">cmd 6</text:span><text:span text:style-name="T4"> type</text:span></text:p>
          <draw:enhanced-geometry svg:viewBox="0 0 21600 21600" draw:type="rectangle" draw:enhanced-path="M 0 0 L 21600 0 21600 21600 0 21600 0 0 Z N"/>
        </draw:custom-shape>
        <draw:custom-shape draw:style-name="gr272" draw:text-style-name="P15" draw:layer="layout" svg:width="0.8cm" svg:height="0.2cm" svg:x="72cm" svg:y="24.599cm">
          <text:p text:style-name="P12"><text:span text:style-name="T5">cmd 7</text:span><text:span text:style-name="T4"> type</text:span></text:p>
          <draw:enhanced-geometry svg:viewBox="0 0 21600 21600" draw:type="rectangle" draw:enhanced-path="M 0 0 L 21600 0 21600 21600 0 21600 0 0 Z N"/>
        </draw:custom-shape>
        <draw:custom-shape draw:style-name="gr273" draw:text-style-name="P15" draw:layer="layout" svg:width="0.8cm" svg:height="0.2cm" svg:x="71.2cm" svg:y="24.599cm">
          <text:p text:style-name="P12"><text:span text:style-name="T5">cmd 8</text:span><text:span text:style-name="T4"> type</text:span></text:p>
          <draw:enhanced-geometry svg:viewBox="0 0 21600 21600" draw:type="rectangle" draw:enhanced-path="M 0 0 L 21600 0 21600 21600 0 21600 0 0 Z N"/>
        </draw:custom-shape>
        <draw:custom-shape draw:style-name="gr274" draw:text-style-name="P15" draw:layer="layout" svg:width="0.8cm" svg:height="0.2cm" svg:x="70.4cm" svg:y="24.599cm">
          <text:p text:style-name="P12"><text:span text:style-name="T5">cmd 9</text:span><text:span text:style-name="T4"> type</text:span></text:p>
          <draw:enhanced-geometry svg:viewBox="0 0 21600 21600" draw:type="rectangle" draw:enhanced-path="M 0 0 L 21600 0 21600 21600 0 21600 0 0 Z N"/>
        </draw:custom-shape>
        <draw:custom-shape draw:style-name="gr275" draw:text-style-name="P15" draw:layer="layout" svg:width="0.8cm" svg:height="0.2cm" svg:x="69.6cm" svg:y="24.599cm">
          <text:p text:style-name="P12"><text:span text:style-name="T5">cmd 10</text:span><text:span text:style-name="T4"> type</text:span></text:p>
          <draw:enhanced-geometry svg:viewBox="0 0 21600 21600" draw:type="rectangle" draw:enhanced-path="M 0 0 L 21600 0 21600 21600 0 21600 0 0 Z N"/>
        </draw:custom-shape>
        <draw:custom-shape draw:style-name="gr276" draw:text-style-name="P15" draw:layer="layout" svg:width="0.8cm" svg:height="0.2cm" svg:x="68.8cm" svg:y="24.599cm">
          <text:p text:style-name="P12"><text:span text:style-name="T5">cmd 11</text:span><text:span text:style-name="T4"> type</text:span></text:p>
          <draw:enhanced-geometry svg:viewBox="0 0 21600 21600" draw:type="rectangle" draw:enhanced-path="M 0 0 L 21600 0 21600 21600 0 21600 0 0 Z N"/>
        </draw:custom-shape>
        <draw:custom-shape draw:style-name="gr277" draw:text-style-name="P15" draw:layer="layout" svg:width="0.8cm" svg:height="0.2cm" svg:x="68cm" svg:y="24.599cm">
          <text:p text:style-name="P12"><text:span text:style-name="T5">cmd 12</text:span><text:span text:style-name="T4"> type</text:span></text:p>
          <draw:enhanced-geometry svg:viewBox="0 0 21600 21600" draw:type="rectangle" draw:enhanced-path="M 0 0 L 21600 0 21600 21600 0 21600 0 0 Z N"/>
        </draw:custom-shape>
        <draw:custom-shape draw:style-name="gr278" draw:text-style-name="P15" draw:layer="layout" svg:width="0.8cm" svg:height="0.2cm" svg:x="67.2cm" svg:y="24.599cm">
          <text:p text:style-name="P12"><text:span text:style-name="T5">cmd 13</text:span><text:span text:style-name="T4"> type</text:span></text:p>
          <draw:enhanced-geometry svg:viewBox="0 0 21600 21600" draw:type="rectangle" draw:enhanced-path="M 0 0 L 21600 0 21600 21600 0 21600 0 0 Z N"/>
        </draw:custom-shape>
        <draw:custom-shape draw:style-name="gr279" draw:text-style-name="P15" draw:layer="layout" svg:width="0.8cm" svg:height="0.2cm" svg:x="66.4cm" svg:y="24.599cm">
          <text:p text:style-name="P12"><text:span text:style-name="T5">cmd 14</text:span><text:span text:style-name="T4"> type</text:span></text:p>
          <draw:enhanced-geometry svg:viewBox="0 0 21600 21600" draw:type="rectangle" draw:enhanced-path="M 0 0 L 21600 0 21600 21600 0 21600 0 0 Z N"/>
        </draw:custom-shape>
        <draw:custom-shape draw:style-name="gr280" draw:text-style-name="P15" draw:layer="layout" svg:width="0.8cm" svg:height="0.2cm" svg:x="65.6cm" svg:y="24.599cm">
          <text:p text:style-name="P12"><text:span text:style-name="T5">cmd 15</text:span><text:span text:style-name="T4"> type</text:span></text:p>
          <draw:enhanced-geometry svg:viewBox="0 0 21600 21600" draw:type="rectangle" draw:enhanced-path="M 0 0 L 21600 0 21600 21600 0 21600 0 0 Z N"/>
        </draw:custom-shape>
        <draw:custom-shape draw:style-name="gr8" draw:text-style-name="P11" draw:layer="layout" svg:width="12.796cm" svg:height="0.2cm" svg:x="65.604cm" svg:y="23.599cm">
          <text:p text:style-name="P7"><text:span text:style-name="T4">cmd_meta 3</text:span></text:p>
          <draw:enhanced-geometry svg:viewBox="0 0 21600 21600" draw:type="rectangle" draw:enhanced-path="M 0 0 L 21600 0 21600 21600 0 21600 0 0 Z N"/>
        </draw:custom-shape>
        <draw:custom-shape draw:style-name="gr281" draw:text-style-name="P15" draw:layer="layout" svg:width="12.796cm" svg:height="0.2cm" svg:x="65.604cm" svg:y="23.599cm">
          <text:p text:style-name="P12"><text:span text:style-name="T4">dma bd</text:span></text:p>
          <draw:enhanced-geometry svg:viewBox="0 0 21600 21600" draw:type="rectangle" draw:enhanced-path="M 0 0 L 21600 0 21600 21600 0 21600 0 0 Z N"/>
        </draw:custom-shape>
        <draw:custom-shape draw:style-name="gr11" draw:text-style-name="P11" draw:layer="layout" svg:width="1.4cm" svg:height="0.2cm" svg:x="77cm" svg:y="24.799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76cm" svg:y="24.799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74.4cm" svg:y="24.799cm">
          <text:p text:style-name="P7"><text:span text:style-name="T4">rs1</text:span></text:p>
          <draw:enhanced-geometry svg:viewBox="0 0 21600 21600" draw:type="rectangle" draw:enhanced-path="M 0 0 L 21600 0 21600 21600 0 21600 0 0 Z N"/>
        </draw:custom-shape>
        <draw:custom-shape draw:style-name="gr12" draw:text-style-name="P11" draw:layer="layout" svg:width="1cm" svg:height="0.2cm" svg:x="73.4cm" svg:y="24.799cm">
          <text:p text:style-name="P7"><text:span text:style-name="T4">4: dma action</text:span></text:p>
          <draw:enhanced-geometry svg:viewBox="0 0 21600 21600" draw:type="rectangle" draw:enhanced-path="M 0 0 L 21600 0 21600 21600 0 21600 0 0 Z N"/>
        </draw:custom-shape>
        <draw:custom-shape draw:style-name="gr11" draw:text-style-name="P11" draw:layer="layout" svg:width="1.4cm" svg:height="0.2cm" svg:x="72cm" svg:y="24.799cm">
          <text:p text:style-name="P7"><text:span text:style-name="T4">0</text:span></text:p>
          <draw:enhanced-geometry svg:viewBox="0 0 21600 21600" draw:type="rectangle" draw:enhanced-path="M 0 0 L 21600 0 21600 21600 0 21600 0 0 Z N"/>
        </draw:custom-shape>
        <draw:custom-shape draw:style-name="gr13" draw:text-style-name="P11" draw:layer="layout" svg:width="0.6cm" svg:height="0.2cm" svg:x="75.4cm" svg:y="24.799cm">
          <text:p text:style-name="P7"><text:span text:style-name="T4">000</text:span></text:p>
          <draw:enhanced-geometry svg:viewBox="0 0 21600 21600" draw:type="rectangle" draw:enhanced-path="M 0 0 L 21600 0 21600 21600 0 21600 0 0 Z N"/>
        </draw:custom-shape>
        <draw:custom-shape draw:style-name="gr282" draw:text-style-name="P15" draw:layer="layout" svg:width="1.6cm" svg:height="0.2cm" svg:x="76.8cm" svg:y="22.799cm">
          <text:p text:style-name="P12"><text:span text:style-name="T4">opcode: 128 to .. TBD</text:span></text:p>
          <draw:enhanced-geometry svg:viewBox="0 0 21600 21600" draw:type="rectangle" draw:enhanced-path="M 0 0 L 21600 0 21600 21600 0 21600 0 0 Z N"/>
        </draw:custom-shape>
        <draw:custom-shape draw:style-name="gr283" draw:text-style-name="P15" draw:layer="layout" svg:width="1.602cm" svg:height="0.2cm" svg:x="75.198cm" svg:y="22.799cm">
          <text:p text:style-name="P12"><text:span text:style-name="T4">size</text:span></text:p>
          <draw:enhanced-geometry svg:viewBox="0 0 21600 21600" draw:type="rectangle" draw:enhanced-path="M 0 0 L 21600 0 21600 21600 0 21600 0 0 Z N"/>
        </draw:custom-shape>
        <draw:custom-shape draw:style-name="gr284" draw:text-style-name="P15" draw:layer="layout" svg:width="3cm" svg:height="0.2cm" svg:x="65.8cm" svg:y="22.799cm">
          <text:p text:style-name="P12"><text:span text:style-name="T5">dst_addr_offset to meta/data TBD</text:span></text:p>
          <draw:enhanced-geometry svg:viewBox="0 0 21600 21600" draw:type="rectangle" draw:enhanced-path="M 0 0 L 21600 0 21600 21600 0 21600 0 0 Z N"/>
        </draw:custom-shape>
        <draw:custom-shape draw:style-name="gr285" draw:text-style-name="P15" draw:layer="layout" svg:width="3cm" svg:height="0.2cm" svg:x="69cm" svg:y="22.799cm">
          <text:p text:style-name="P12"><text:span text:style-name="T5">src_addr_offset to meta/data TBD</text:span></text:p>
          <draw:enhanced-geometry svg:viewBox="0 0 21600 21600" draw:type="rectangle" draw:enhanced-path="M 0 0 L 21600 0 21600 21600 0 21600 0 0 Z N"/>
        </draw:custom-shape>
        <draw:custom-shape draw:style-name="gr6" draw:text-style-name="P10" draw:layer="layout" svg:width="2.4cm" svg:height="0.2cm" svg:x="65.6cm" svg:y="22.199cm">
          <text:p text:style-name="P9"><text:span text:style-name="T4">dma bd format</text:span></text:p>
          <draw:enhanced-geometry svg:viewBox="0 0 21600 21600" draw:type="rectangle" draw:enhanced-path="M 0 0 L 21600 0 21600 21600 0 21600 0 0 Z N"/>
        </draw:custom-shape>
        <draw:custom-shape draw:style-name="gr7" draw:text-style-name="P11" draw:layer="layout" svg:width="0.2cm" svg:height="0.2cm" svg:x="67.6cm" svg:y="22.399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67.799cm" svg:y="22.399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67.201cm" svg:y="22.399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67.4cm" svg:y="22.399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66.802cm" svg:y="22.399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67.001cm" svg:y="22.399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66.403cm" svg:y="22.399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66.602cm" svg:y="22.399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66.004cm" svg:y="22.399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66.203cm" svg:y="22.399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69.601cm" svg:y="22.399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69.8cm" svg:y="22.399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69.202cm" svg:y="22.399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69.401cm" svg:y="22.399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68.803cm" svg:y="22.399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69.002cm" svg:y="22.399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68.404cm" svg:y="22.399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68.603cm" svg:y="22.399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68.005cm" svg:y="22.399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68.204cm" svg:y="22.399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71.602cm" svg:y="22.399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71.801cm" svg:y="22.399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71.203cm" svg:y="22.399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71.402cm" svg:y="22.399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70.804cm" svg:y="22.399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71.003cm" svg:y="22.399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70.405cm" svg:y="22.399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70.604cm" svg:y="22.399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70.006cm" svg:y="22.399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70.205cm" svg:y="22.399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72.006cm" svg:y="22.399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72.206cm" svg:y="22.399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73.6cm" svg:y="22.399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73.799cm" svg:y="22.399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73.201cm" svg:y="22.399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73.4cm" svg:y="22.399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72.802cm" svg:y="22.399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73.001cm" svg:y="22.399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72.403cm" svg:y="22.399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72.602cm" svg:y="22.399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75.601cm" svg:y="22.399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75.8cm" svg:y="22.399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75.202cm" svg:y="22.399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75.401cm" svg:y="22.399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74.803cm" svg:y="22.399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75.002cm" svg:y="22.399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74.404cm" svg:y="22.399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74.603cm" svg:y="22.399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74.005cm" svg:y="22.399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74.204cm" svg:y="22.399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77.602cm" svg:y="22.399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77.801cm" svg:y="22.399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77.203cm" svg:y="22.399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77.402cm" svg:y="22.399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76.804cm" svg:y="22.399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77.003cm" svg:y="22.399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76.405cm" svg:y="22.399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76.604cm" svg:y="22.399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76.006cm" svg:y="22.399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76.205cm" svg:y="22.399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78.006cm" svg:y="22.399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78.206cm" svg:y="22.399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65.605cm" svg:y="22.399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65.804cm" svg:y="22.399cm">
          <text:p text:style-name="P7"><text:span text:style-name="T4">62</text:span></text:p>
          <draw:enhanced-geometry svg:viewBox="0 0 21600 21600" draw:type="rectangle" draw:enhanced-path="M 0 0 L 21600 0 21600 21600 0 21600 0 0 Z N"/>
        </draw:custom-shape>
        <draw:custom-shape draw:style-name="gr286" draw:text-style-name="P15" draw:layer="layout" svg:width="1.6cm" svg:height="0.2cm" svg:x="76.8cm" svg:y="22.599cm">
          <text:p text:style-name="P12"><text:span text:style-name="T4">opcode: 1</text:span></text:p>
          <draw:enhanced-geometry svg:viewBox="0 0 21600 21600" draw:type="rectangle" draw:enhanced-path="M 0 0 L 21600 0 21600 21600 0 21600 0 0 Z N"/>
        </draw:custom-shape>
        <draw:custom-shape draw:style-name="gr287" draw:text-style-name="P15" draw:layer="layout" svg:width="1.602cm" svg:height="0.2cm" svg:x="75.198cm" svg:y="22.599cm">
          <text:p text:style-name="P12"><text:span text:style-name="T4">size</text:span></text:p>
          <draw:enhanced-geometry svg:viewBox="0 0 21600 21600" draw:type="rectangle" draw:enhanced-path="M 0 0 L 21600 0 21600 21600 0 21600 0 0 Z N"/>
        </draw:custom-shape>
        <draw:custom-shape draw:style-name="gr288" draw:text-style-name="P15" draw:layer="layout" svg:width="3cm" svg:height="0.2cm" svg:x="65.8cm" svg:y="22.599cm">
          <text:p text:style-name="P12"><text:span text:style-name="T5">dst_addr_offset to meta/data</text:span></text:p>
          <draw:enhanced-geometry svg:viewBox="0 0 21600 21600" draw:type="rectangle" draw:enhanced-path="M 0 0 L 21600 0 21600 21600 0 21600 0 0 Z N"/>
        </draw:custom-shape>
        <draw:custom-shape draw:style-name="gr289" draw:text-style-name="P15" draw:layer="layout" svg:width="3cm" svg:height="0.2cm" svg:x="69cm" svg:y="22.599cm">
          <text:p text:style-name="P12"><text:span text:style-name="T5">src_addr_offset to meta/data</text:span></text:p>
          <draw:enhanced-geometry svg:viewBox="0 0 21600 21600" draw:type="rectangle" draw:enhanced-path="M 0 0 L 21600 0 21600 21600 0 21600 0 0 Z N"/>
        </draw:custom-shape>
        <draw:custom-shape draw:style-name="gr290" draw:text-style-name="P15" draw:layer="layout" svg:width="3.198cm" svg:height="0.2cm" svg:x="72cm" svg:y="22.599cm">
          <text:p text:style-name="P12"><text:span text:style-name="T5">reserved</text:span></text:p>
          <draw:enhanced-geometry svg:viewBox="0 0 21600 21600" draw:type="rectangle" draw:enhanced-path="M 0 0 L 21600 0 21600 21600 0 21600 0 0 Z N"/>
        </draw:custom-shape>
        <draw:custom-shape draw:style-name="gr7" draw:text-style-name="P14" draw:layer="layout" svg:width="0.2cm" svg:height="0.2cm" svg:x="68.804cm" svg:y="22.799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68.804cm" svg:y="22.599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65.604cm" svg:y="22.599cm">
          <text:p text:style-name="P13"><text:span text:style-name="T6">D/M</text:span></text:p>
          <draw:enhanced-geometry svg:viewBox="0 0 21600 21600" draw:type="rectangle" draw:enhanced-path="M 0 0 L 21600 0 21600 21600 0 21600 0 0 Z N"/>
        </draw:custom-shape>
        <draw:custom-shape draw:style-name="gr7" draw:text-style-name="P14" draw:layer="layout" svg:width="0.2cm" svg:height="0.2cm" svg:x="65.604cm" svg:y="22.799cm">
          <text:p text:style-name="P13"><text:span text:style-name="T6">D/M</text:span></text:p>
          <draw:enhanced-geometry svg:viewBox="0 0 21600 21600" draw:type="rectangle" draw:enhanced-path="M 0 0 L 21600 0 21600 21600 0 21600 0 0 Z N"/>
        </draw:custom-shape>
        <draw:custom-shape draw:style-name="gr291" draw:text-style-name="P15" draw:layer="layout" svg:width="3cm" svg:height="0.2cm" svg:x="72.2cm" svg:y="22.799cm">
          <text:p text:style-name="P12"><text:span text:style-name="T5">crc_addr_offset to meta/data</text:span></text:p>
          <draw:enhanced-geometry svg:viewBox="0 0 21600 21600" draw:type="rectangle" draw:enhanced-path="M 0 0 L 21600 0 21600 21600 0 21600 0 0 Z N"/>
        </draw:custom-shape>
        <draw:custom-shape draw:style-name="gr7" draw:text-style-name="P14" draw:layer="layout" svg:width="0.2cm" svg:height="0.2cm" svg:x="72.004cm" svg:y="22.799cm">
          <text:p text:style-name="P13"><text:span text:style-name="T6">D/M</text:span></text:p>
          <draw:enhanced-geometry svg:viewBox="0 0 21600 21600" draw:type="rectangle" draw:enhanced-path="M 0 0 L 21600 0 21600 21600 0 21600 0 0 Z N"/>
        </draw:custom-shape>
        <draw:custom-shape draw:style-name="gr292" draw:text-style-name="P15" draw:layer="layout" svg:width="1.6cm" svg:height="0.2cm" svg:x="76.8cm" svg:y="22.999cm">
          <text:p text:style-name="P12"><text:span text:style-name="T4">opcode: 2</text:span></text:p>
          <draw:enhanced-geometry svg:viewBox="0 0 21600 21600" draw:type="rectangle" draw:enhanced-path="M 0 0 L 21600 0 21600 21600 0 21600 0 0 Z N"/>
        </draw:custom-shape>
        <draw:custom-shape draw:style-name="gr293" draw:text-style-name="P15" draw:layer="layout" svg:width="1.6cm" svg:height="0.2cm" svg:x="75.2cm" svg:y="22.999cm">
          <text:p text:style-name="P12"><text:span text:style-name="T4">reserved</text:span></text:p>
          <draw:enhanced-geometry svg:viewBox="0 0 21600 21600" draw:type="rectangle" draw:enhanced-path="M 0 0 L 21600 0 21600 21600 0 21600 0 0 Z N"/>
        </draw:custom-shape>
        <draw:custom-shape draw:style-name="gr294" draw:text-style-name="P15" draw:layer="layout" svg:width="3.2cm" svg:height="0.2cm" svg:x="65.6cm" svg:y="22.999cm">
          <text:p text:style-name="P12"><text:span text:style-name="T5">bd2_addr_offset to bd ram</text:span></text:p>
          <draw:enhanced-geometry svg:viewBox="0 0 21600 21600" draw:type="rectangle" draw:enhanced-path="M 0 0 L 21600 0 21600 21600 0 21600 0 0 Z N"/>
        </draw:custom-shape>
        <draw:custom-shape draw:style-name="gr295" draw:text-style-name="P15" draw:layer="layout" svg:width="3.2cm" svg:height="0.2cm" svg:x="68.8cm" svg:y="22.999cm">
          <text:p text:style-name="P12"><text:span text:style-name="T5">bd1_addr_offset to bd ram</text:span></text:p>
          <draw:enhanced-geometry svg:viewBox="0 0 21600 21600" draw:type="rectangle" draw:enhanced-path="M 0 0 L 21600 0 21600 21600 0 21600 0 0 Z N"/>
        </draw:custom-shape>
        <draw:custom-shape draw:style-name="gr296" draw:text-style-name="P15" draw:layer="layout" svg:width="3.2cm" svg:height="0.2cm" svg:x="72cm" svg:y="22.999cm">
          <text:p text:style-name="P12"><text:span text:style-name="T5">bd0_addr_offset to bd ram</text:span></text:p>
          <draw:enhanced-geometry svg:viewBox="0 0 21600 21600" draw:type="rectangle" draw:enhanced-path="M 0 0 L 21600 0 21600 21600 0 21600 0 0 Z N"/>
        </draw:custom-shape>
        <draw:custom-shape draw:style-name="gr99" draw:text-style-name="P11" draw:layer="layout" svg:width="3.196cm" svg:height="0.2cm" svg:x="65.604cm" svg:y="24.399cm">
          <text:p text:style-name="P7"><text:span text:style-name="T4">reserve</text:span></text:p>
          <draw:enhanced-geometry svg:viewBox="0 0 21600 21600" draw:type="rectangle" draw:enhanced-path="M 0 0 L 21600 0 21600 21600 0 21600 0 0 Z N"/>
        </draw:custom-shape>
        <draw:custom-shape draw:style-name="gr7" draw:text-style-name="P11" draw:layer="layout" svg:width="0.2cm" svg:height="0.2cm" svg:x="67.6cm" svg:y="23.399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67.799cm" svg:y="23.399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67.201cm" svg:y="23.399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67.4cm" svg:y="23.399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66.802cm" svg:y="23.399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67.001cm" svg:y="23.399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66.403cm" svg:y="23.399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66.602cm" svg:y="23.399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66.004cm" svg:y="23.399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66.203cm" svg:y="23.399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69.601cm" svg:y="23.399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69.8cm" svg:y="23.399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69.202cm" svg:y="23.399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69.401cm" svg:y="23.399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68.803cm" svg:y="23.399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69.002cm" svg:y="23.399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68.404cm" svg:y="23.399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68.603cm" svg:y="23.399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68.005cm" svg:y="23.399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68.204cm" svg:y="23.399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71.602cm" svg:y="23.399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71.801cm" svg:y="23.399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71.203cm" svg:y="23.399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71.402cm" svg:y="23.399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70.804cm" svg:y="23.399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71.003cm" svg:y="23.399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70.405cm" svg:y="23.399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70.604cm" svg:y="23.399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70.006cm" svg:y="23.399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70.205cm" svg:y="23.399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72.006cm" svg:y="23.399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72.206cm" svg:y="23.399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73.6cm" svg:y="23.399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73.799cm" svg:y="23.399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73.201cm" svg:y="23.399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73.4cm" svg:y="23.399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72.802cm" svg:y="23.399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73.001cm" svg:y="23.399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72.403cm" svg:y="23.399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72.602cm" svg:y="23.399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75.601cm" svg:y="23.399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75.8cm" svg:y="23.399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75.202cm" svg:y="23.399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75.401cm" svg:y="23.399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74.803cm" svg:y="23.399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75.002cm" svg:y="23.399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74.404cm" svg:y="23.399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74.603cm" svg:y="23.399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74.005cm" svg:y="23.399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74.204cm" svg:y="23.399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77.602cm" svg:y="23.399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77.801cm" svg:y="23.399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77.203cm" svg:y="23.399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77.402cm" svg:y="23.399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76.804cm" svg:y="23.399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77.003cm" svg:y="23.399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76.405cm" svg:y="23.399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76.604cm" svg:y="23.399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76.006cm" svg:y="23.399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76.205cm" svg:y="23.399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78.006cm" svg:y="23.399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78.206cm" svg:y="23.399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65.605cm" svg:y="23.399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65.804cm" svg:y="23.399cm">
          <text:p text:style-name="P7"><text:span text:style-name="T4">62</text:span></text:p>
          <draw:enhanced-geometry svg:viewBox="0 0 21600 21600" draw:type="rectangle" draw:enhanced-path="M 0 0 L 21600 0 21600 21600 0 21600 0 0 Z N"/>
        </draw:custom-shape>
        <draw:custom-shape draw:style-name="gr5" draw:text-style-name="P8" draw:layer="layout" svg:width="0.404cm" svg:height="0.2cm" svg:x="64.8cm" svg:y="21.2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64.8cm" svg:y="21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64.8cm" svg:y="20.8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64.8cm" svg:y="20.6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64.8cm" svg:y="20.4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64.8cm" svg:y="20.2cm">
          <text:p text:style-name="P7"><text:span text:style-name="T4">rd+5</text:span></text:p>
          <draw:enhanced-geometry svg:viewBox="0 0 21600 21600" draw:type="rectangle" draw:enhanced-path="M 0 0 L 21600 0 21600 21600 0 21600 0 0 Z N"/>
        </draw:custom-shape>
        <draw:custom-shape draw:style-name="gr5" draw:text-style-name="P8" draw:layer="layout" svg:width="0.404cm" svg:height="0.2cm" svg:x="64.801cm" svg:y="21.6cm">
          <text:p text:style-name="P7"><text:span text:style-name="T4">rd+0</text:span></text:p>
          <draw:enhanced-geometry svg:viewBox="0 0 21600 21600" draw:type="rectangle" draw:enhanced-path="M 0 0 L 21600 0 21600 21600 0 21600 0 0 Z N"/>
        </draw:custom-shape>
        <draw:custom-shape draw:style-name="gr6" draw:text-style-name="P10" draw:layer="layout" svg:width="2.4cm" svg:height="0.2cm" svg:x="65.197cm" svg:y="19.8cm">
          <text:p text:style-name="P9"><text:span text:style-name="T4">dma output</text:span></text:p>
          <draw:enhanced-geometry svg:viewBox="0 0 21600 21600" draw:type="rectangle" draw:enhanced-path="M 0 0 L 21600 0 21600 21600 0 21600 0 0 Z N"/>
        </draw:custom-shape>
        <draw:custom-shape draw:style-name="gr110" draw:text-style-name="P17" draw:layer="layout" svg:width="0.8cm" svg:height="0.2cm" svg:x="77.197cm" svg:y="21.2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76.397cm" svg:y="21.2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75.597cm" svg:y="21.2cm">
          <text:p text:style-name="P7"><text:span text:style-name="T4">cmd 3 type</text:span></text:p>
          <draw:enhanced-geometry svg:viewBox="0 0 21600 21600" draw:type="rectangle" draw:enhanced-path="M 0 0 L 21600 0 21600 21600 0 21600 0 0 Z N"/>
        </draw:custom-shape>
        <draw:custom-shape draw:style-name="gr297" draw:text-style-name="P18" draw:layer="layout" svg:width="0.8cm" svg:height="0.2cm" svg:x="74.797cm" svg:y="21.2cm">
          <text:p text:style-name="P12"><text:span text:style-name="T5">cmd 4</text:span><text:span text:style-name="T4"> type</text:span></text:p>
          <draw:enhanced-geometry svg:viewBox="0 0 21600 21600" draw:type="rectangle" draw:enhanced-path="M 0 0 L 21600 0 21600 21600 0 21600 0 0 Z N"/>
        </draw:custom-shape>
        <draw:custom-shape draw:style-name="gr298" draw:text-style-name="P18" draw:layer="layout" svg:width="0.8cm" svg:height="0.2cm" svg:x="73.997cm" svg:y="21.2cm">
          <text:p text:style-name="P12"><text:span text:style-name="T5">cmd 5</text:span><text:span text:style-name="T4"> type</text:span></text:p>
          <draw:enhanced-geometry svg:viewBox="0 0 21600 21600" draw:type="rectangle" draw:enhanced-path="M 0 0 L 21600 0 21600 21600 0 21600 0 0 Z N"/>
        </draw:custom-shape>
        <draw:custom-shape draw:style-name="gr299" draw:text-style-name="P18" draw:layer="layout" svg:width="0.8cm" svg:height="0.2cm" svg:x="73.197cm" svg:y="21.2cm">
          <text:p text:style-name="P12"><text:span text:style-name="T5">cmd 6</text:span><text:span text:style-name="T4"> type</text:span></text:p>
          <draw:enhanced-geometry svg:viewBox="0 0 21600 21600" draw:type="rectangle" draw:enhanced-path="M 0 0 L 21600 0 21600 21600 0 21600 0 0 Z N"/>
        </draw:custom-shape>
        <draw:custom-shape draw:style-name="gr300" draw:text-style-name="P18" draw:layer="layout" svg:width="0.8cm" svg:height="0.2cm" svg:x="72.397cm" svg:y="21.2cm">
          <text:p text:style-name="P12"><text:span text:style-name="T5">cmd 7</text:span><text:span text:style-name="T4"> type</text:span></text:p>
          <draw:enhanced-geometry svg:viewBox="0 0 21600 21600" draw:type="rectangle" draw:enhanced-path="M 0 0 L 21600 0 21600 21600 0 21600 0 0 Z N"/>
        </draw:custom-shape>
        <draw:custom-shape draw:style-name="gr301" draw:text-style-name="P18" draw:layer="layout" svg:width="0.8cm" svg:height="0.2cm" svg:x="71.597cm" svg:y="21.2cm">
          <text:p text:style-name="P12"><text:span text:style-name="T5">cmd 8</text:span><text:span text:style-name="T4"> type</text:span></text:p>
          <draw:enhanced-geometry svg:viewBox="0 0 21600 21600" draw:type="rectangle" draw:enhanced-path="M 0 0 L 21600 0 21600 21600 0 21600 0 0 Z N"/>
        </draw:custom-shape>
        <draw:custom-shape draw:style-name="gr302" draw:text-style-name="P18" draw:layer="layout" svg:width="0.8cm" svg:height="0.2cm" svg:x="70.797cm" svg:y="21.2cm">
          <text:p text:style-name="P12"><text:span text:style-name="T5">cmd 9</text:span><text:span text:style-name="T4"> type</text:span></text:p>
          <draw:enhanced-geometry svg:viewBox="0 0 21600 21600" draw:type="rectangle" draw:enhanced-path="M 0 0 L 21600 0 21600 21600 0 21600 0 0 Z N"/>
        </draw:custom-shape>
        <draw:custom-shape draw:style-name="gr303" draw:text-style-name="P18" draw:layer="layout" svg:width="0.8cm" svg:height="0.2cm" svg:x="69.997cm" svg:y="21.2cm">
          <text:p text:style-name="P12"><text:span text:style-name="T5">cmd 10</text:span><text:span text:style-name="T4"> type</text:span></text:p>
          <draw:enhanced-geometry svg:viewBox="0 0 21600 21600" draw:type="rectangle" draw:enhanced-path="M 0 0 L 21600 0 21600 21600 0 21600 0 0 Z N"/>
        </draw:custom-shape>
        <draw:custom-shape draw:style-name="gr304" draw:text-style-name="P18" draw:layer="layout" svg:width="0.8cm" svg:height="0.2cm" svg:x="69.197cm" svg:y="21.2cm">
          <text:p text:style-name="P12"><text:span text:style-name="T5">cmd 11</text:span><text:span text:style-name="T4"> type</text:span></text:p>
          <draw:enhanced-geometry svg:viewBox="0 0 21600 21600" draw:type="rectangle" draw:enhanced-path="M 0 0 L 21600 0 21600 21600 0 21600 0 0 Z N"/>
        </draw:custom-shape>
        <draw:custom-shape draw:style-name="gr305" draw:text-style-name="P18" draw:layer="layout" svg:width="0.8cm" svg:height="0.2cm" svg:x="68.397cm" svg:y="21.2cm">
          <text:p text:style-name="P12"><text:span text:style-name="T5">cmd 12</text:span><text:span text:style-name="T4"> type</text:span></text:p>
          <draw:enhanced-geometry svg:viewBox="0 0 21600 21600" draw:type="rectangle" draw:enhanced-path="M 0 0 L 21600 0 21600 21600 0 21600 0 0 Z N"/>
        </draw:custom-shape>
        <draw:custom-shape draw:style-name="gr306" draw:text-style-name="P18" draw:layer="layout" svg:width="0.8cm" svg:height="0.2cm" svg:x="67.597cm" svg:y="21.2cm">
          <text:p text:style-name="P12"><text:span text:style-name="T5">cmd 13</text:span><text:span text:style-name="T4"> type</text:span></text:p>
          <draw:enhanced-geometry svg:viewBox="0 0 21600 21600" draw:type="rectangle" draw:enhanced-path="M 0 0 L 21600 0 21600 21600 0 21600 0 0 Z N"/>
        </draw:custom-shape>
        <draw:custom-shape draw:style-name="gr307" draw:text-style-name="P18" draw:layer="layout" svg:width="0.8cm" svg:height="0.2cm" svg:x="66.797cm" svg:y="21.2cm">
          <text:p text:style-name="P12"><text:span text:style-name="T5">cmd 14</text:span><text:span text:style-name="T4"> type</text:span></text:p>
          <draw:enhanced-geometry svg:viewBox="0 0 21600 21600" draw:type="rectangle" draw:enhanced-path="M 0 0 L 21600 0 21600 21600 0 21600 0 0 Z N"/>
        </draw:custom-shape>
        <draw:custom-shape draw:style-name="gr308" draw:text-style-name="P18" draw:layer="layout" svg:width="0.8cm" svg:height="0.2cm" svg:x="65.997cm" svg:y="21.2cm">
          <text:p text:style-name="P12"><text:span text:style-name="T5">cmd 15</text:span><text:span text:style-name="T4"> type</text:span></text:p>
          <draw:enhanced-geometry svg:viewBox="0 0 21600 21600" draw:type="rectangle" draw:enhanced-path="M 0 0 L 21600 0 21600 21600 0 21600 0 0 Z N"/>
        </draw:custom-shape>
        <draw:custom-shape draw:style-name="gr100" draw:text-style-name="P17" draw:layer="layout" svg:width="0.2cm" svg:height="0.2cm" svg:x="67.197cm" svg:y="20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67.396cm" svg:y="20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66.798cm" svg:y="20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66.997cm" svg:y="20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66.399cm" svg:y="20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66.598cm" svg:y="20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66cm" svg:y="20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66.199cm" svg:y="20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65.601cm" svg:y="20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65.8cm" svg:y="20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69.198cm" svg:y="20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69.397cm" svg:y="20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68.799cm" svg:y="20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68.998cm" svg:y="20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68.4cm" svg:y="20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68.599cm" svg:y="20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68.001cm" svg:y="20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68.2cm" svg:y="20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67.602cm" svg:y="20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67.801cm" svg:y="20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71.199cm" svg:y="20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71.398cm" svg:y="20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70.8cm" svg:y="20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70.999cm" svg:y="20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70.401cm" svg:y="20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70.6cm" svg:y="20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70.002cm" svg:y="20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70.201cm" svg:y="20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69.603cm" svg:y="20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69.802cm" svg:y="20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71.603cm" svg:y="20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71.803cm" svg:y="20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73.197cm" svg:y="20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73.396cm" svg:y="20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72.798cm" svg:y="20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72.997cm" svg:y="20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72.399cm" svg:y="20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72.598cm" svg:y="20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72cm" svg:y="20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72.199cm" svg:y="20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75.198cm" svg:y="20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75.397cm" svg:y="20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74.799cm" svg:y="20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74.998cm" svg:y="20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74.4cm" svg:y="20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74.599cm" svg:y="20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74.001cm" svg:y="20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74.2cm" svg:y="20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73.602cm" svg:y="20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73.801cm" svg:y="20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77.199cm" svg:y="20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77.398cm" svg:y="20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76.8cm" svg:y="20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76.999cm" svg:y="20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76.401cm" svg:y="20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76.6cm" svg:y="20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76.002cm" svg:y="20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76.201cm" svg:y="20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75.603cm" svg:y="20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75.802cm" svg:y="20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77.603cm" svg:y="20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77.803cm" svg:y="20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5cm" svg:height="0.2cm" svg:x="65.197cm" svg:y="20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65.401cm" svg:y="20cm">
          <text:p text:style-name="P7"><text:span text:style-name="T4">62</text:span></text:p>
          <draw:enhanced-geometry svg:viewBox="0 0 21600 21600" draw:type="rectangle" draw:enhanced-path="M 0 0 L 21600 0 21600 21600 0 21600 0 0 Z N"/>
        </draw:custom-shape>
        <draw:custom-shape draw:style-name="gr100" draw:text-style-name="P19" draw:layer="layout" svg:width="0.204cm" svg:height="0.2cm" svg:x="65.197cm" svg:y="20.2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9.801cm" svg:y="20.2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68.001cm" svg:y="20.2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65.401cm" svg:y="20.2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71.601cm" svg:y="20.2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76.201cm" svg:y="20.2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74.401cm" svg:y="20.2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71.801cm" svg:y="20.2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04cm" svg:height="0.2cm" svg:x="65.197cm" svg:y="20.4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9.801cm" svg:y="20.4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68.001cm" svg:y="20.4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65.401cm" svg:y="20.4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71.601cm" svg:y="20.4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76.201cm" svg:y="20.4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74.401cm" svg:y="20.4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71.801cm" svg:y="20.4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04cm" svg:height="0.2cm" svg:x="65.197cm" svg:y="20.6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9.801cm" svg:y="20.6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68.001cm" svg:y="20.6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65.401cm" svg:y="20.6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71.601cm" svg:y="20.6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76.201cm" svg:y="20.6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74.401cm" svg:y="20.6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71.801cm" svg:y="20.6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04cm" svg:height="0.2cm" svg:x="65.197cm" svg:y="20.8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69.801cm" svg:y="20.8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68.001cm" svg:y="20.8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65.401cm" svg:y="20.8cm">
          <text:p text:style-name="P7"><text:span text:style-name="T4">offset:13</text:span></text:p>
          <draw:enhanced-geometry svg:viewBox="0 0 21600 21600" draw:type="rectangle" draw:enhanced-path="M 0 0 L 21600 0 21600 21600 0 21600 0 0 Z N"/>
        </draw:custom-shape>
        <draw:custom-shape draw:style-name="gr100" draw:text-style-name="P19" draw:layer="layout" svg:width="0.2cm" svg:height="0.2cm" svg:x="71.601cm" svg:y="20.8cm">
          <text:p text:style-name="P13"><text:span text:style-name="T6">D/M</text:span></text:p>
          <draw:enhanced-geometry svg:viewBox="0 0 21600 21600" draw:type="rectangle" draw:enhanced-path="M 0 0 L 21600 0 21600 21600 0 21600 0 0 Z N"/>
        </draw:custom-shape>
        <draw:custom-shape draw:style-name="gr179" draw:text-style-name="P17" draw:layer="layout" svg:width="1.796cm" svg:height="0.2cm" svg:x="76.201cm" svg:y="20.8cm">
          <text:p text:style-name="P7"><text:span text:style-name="T4">maskb:9</text:span></text:p>
          <draw:enhanced-geometry svg:viewBox="0 0 21600 21600" draw:type="rectangle" draw:enhanced-path="M 0 0 L 21600 0 21600 21600 0 21600 0 0 Z N"/>
        </draw:custom-shape>
        <draw:custom-shape draw:style-name="gr179" draw:text-style-name="P17" draw:layer="layout" svg:width="1.796cm" svg:height="0.2cm" svg:x="74.401cm" svg:y="20.8cm">
          <text:p text:style-name="P7"><text:span text:style-name="T4">sizeb:9</text:span></text:p>
          <draw:enhanced-geometry svg:viewBox="0 0 21600 21600" draw:type="rectangle" draw:enhanced-path="M 0 0 L 21600 0 21600 21600 0 21600 0 0 Z N"/>
        </draw:custom-shape>
        <draw:custom-shape draw:style-name="gr180" draw:text-style-name="P17" draw:layer="layout" svg:width="2.596cm" svg:height="0.2cm" svg:x="71.801cm" svg:y="20.8cm">
          <text:p text:style-name="P7"><text:span text:style-name="T4">offset:13</text:span></text:p>
          <draw:enhanced-geometry svg:viewBox="0 0 21600 21600" draw:type="rectangle" draw:enhanced-path="M 0 0 L 21600 0 21600 21600 0 21600 0 0 Z N"/>
        </draw:custom-shape>
        <draw:custom-shape draw:style-name="gr101" draw:text-style-name="P17" draw:layer="layout" svg:width="3.203cm" svg:height="0.2cm" svg:x="65.197cm" svg:y="21cm">
          <text:p text:style-name="P7"><text:span text:style-name="T4">reserve</text:span></text:p>
          <draw:enhanced-geometry svg:viewBox="0 0 21600 21600" draw:type="rectangle" draw:enhanced-path="M 0 0 L 21600 0 21600 21600 0 21600 0 0 Z N"/>
        </draw:custom-shape>
        <draw:custom-shape draw:style-name="gr110" draw:text-style-name="P17" draw:layer="layout" svg:width="0.8cm" svg:height="0.2cm" svg:x="77.198cm" svg:y="21.6cm">
          <text:p text:style-name="P7"><text:span text:style-name="T4">0000</text:span></text:p>
          <draw:enhanced-geometry svg:viewBox="0 0 21600 21600" draw:type="rectangle" draw:enhanced-path="M 0 0 L 21600 0 21600 21600 0 21600 0 0 Z N"/>
        </draw:custom-shape>
        <draw:custom-shape draw:style-name="gr110" draw:text-style-name="P17" draw:layer="layout" svg:width="0.8cm" svg:height="0.2cm" svg:x="76.398cm" svg:y="21.6cm">
          <text:p text:style-name="P7"><text:span text:style-name="T4">0000</text:span></text:p>
          <draw:enhanced-geometry svg:viewBox="0 0 21600 21600" draw:type="rectangle" draw:enhanced-path="M 0 0 L 21600 0 21600 21600 0 21600 0 0 Z N"/>
        </draw:custom-shape>
        <draw:custom-shape draw:style-name="gr110" draw:text-style-name="P17" draw:layer="layout" svg:width="0.8cm" svg:height="0.2cm" svg:x="75.598cm" svg:y="21.6cm">
          <text:p text:style-name="P7"><text:span text:style-name="T4">0000</text:span></text:p>
          <draw:enhanced-geometry svg:viewBox="0 0 21600 21600" draw:type="rectangle" draw:enhanced-path="M 0 0 L 21600 0 21600 21600 0 21600 0 0 Z N"/>
        </draw:custom-shape>
        <draw:custom-shape draw:style-name="gr110" draw:text-style-name="P17" draw:layer="layout" svg:width="0.8cm" svg:height="0.2cm" svg:x="74.798cm" svg:y="21.6cm">
          <text:p text:style-name="P7"><text:span text:style-name="T4">0000</text:span></text:p>
          <draw:enhanced-geometry svg:viewBox="0 0 21600 21600" draw:type="rectangle" draw:enhanced-path="M 0 0 L 21600 0 21600 21600 0 21600 0 0 Z N"/>
        </draw:custom-shape>
        <draw:custom-shape draw:style-name="gr309" draw:text-style-name="P18" draw:layer="layout" svg:width="0.8cm" svg:height="0.2cm" svg:x="73.998cm" svg:y="21.6cm">
          <text:p text:style-name="P12"><text:span text:style-name="T4">0000</text:span></text:p>
          <draw:enhanced-geometry svg:viewBox="0 0 21600 21600" draw:type="rectangle" draw:enhanced-path="M 0 0 L 21600 0 21600 21600 0 21600 0 0 Z N"/>
        </draw:custom-shape>
        <draw:custom-shape draw:style-name="gr310" draw:text-style-name="P18" draw:layer="layout" svg:width="0.8cm" svg:height="0.2cm" svg:x="73.198cm" svg:y="21.6cm">
          <text:p text:style-name="P12"><text:span text:style-name="T5">0000</text:span></text:p>
          <draw:enhanced-geometry svg:viewBox="0 0 21600 21600" draw:type="rectangle" draw:enhanced-path="M 0 0 L 21600 0 21600 21600 0 21600 0 0 Z N"/>
        </draw:custom-shape>
        <draw:custom-shape draw:style-name="gr311" draw:text-style-name="P18" draw:layer="layout" svg:width="0.8cm" svg:height="0.2cm" svg:x="72.398cm" svg:y="21.6cm">
          <text:p text:style-name="P12"><text:span text:style-name="T5">0000</text:span></text:p>
          <draw:enhanced-geometry svg:viewBox="0 0 21600 21600" draw:type="rectangle" draw:enhanced-path="M 0 0 L 21600 0 21600 21600 0 21600 0 0 Z N"/>
        </draw:custom-shape>
        <draw:custom-shape draw:style-name="gr312" draw:text-style-name="P18" draw:layer="layout" svg:width="0.8cm" svg:height="0.2cm" svg:x="71.598cm" svg:y="21.6cm">
          <text:p text:style-name="P12"><text:span text:style-name="T4">0000</text:span></text:p>
          <draw:enhanced-geometry svg:viewBox="0 0 21600 21600" draw:type="rectangle" draw:enhanced-path="M 0 0 L 21600 0 21600 21600 0 21600 0 0 Z N"/>
        </draw:custom-shape>
        <draw:custom-shape draw:style-name="gr313" draw:text-style-name="P18" draw:layer="layout" svg:width="0.8cm" svg:height="0.2cm" svg:x="70.798cm" svg:y="21.6cm">
          <text:p text:style-name="P12"><text:span text:style-name="T4">0000</text:span></text:p>
          <draw:enhanced-geometry svg:viewBox="0 0 21600 21600" draw:type="rectangle" draw:enhanced-path="M 0 0 L 21600 0 21600 21600 0 21600 0 0 Z N"/>
        </draw:custom-shape>
        <draw:custom-shape draw:style-name="gr314" draw:text-style-name="P18" draw:layer="layout" svg:width="0.8cm" svg:height="0.2cm" svg:x="69.998cm" svg:y="21.6cm">
          <text:p text:style-name="P12"><text:span text:style-name="T4">0000</text:span></text:p>
          <draw:enhanced-geometry svg:viewBox="0 0 21600 21600" draw:type="rectangle" draw:enhanced-path="M 0 0 L 21600 0 21600 21600 0 21600 0 0 Z N"/>
        </draw:custom-shape>
        <draw:custom-shape draw:style-name="gr315" draw:text-style-name="P18" draw:layer="layout" svg:width="0.8cm" svg:height="0.2cm" svg:x="69.198cm" svg:y="21.6cm">
          <text:p text:style-name="P12"><text:span text:style-name="T4">0000</text:span></text:p>
          <draw:enhanced-geometry svg:viewBox="0 0 21600 21600" draw:type="rectangle" draw:enhanced-path="M 0 0 L 21600 0 21600 21600 0 21600 0 0 Z N"/>
        </draw:custom-shape>
        <draw:custom-shape draw:style-name="gr316" draw:text-style-name="P18" draw:layer="layout" svg:width="0.8cm" svg:height="0.2cm" svg:x="68.398cm" svg:y="21.6cm">
          <text:p text:style-name="P12"><text:span text:style-name="T4">0000</text:span></text:p>
          <draw:enhanced-geometry svg:viewBox="0 0 21600 21600" draw:type="rectangle" draw:enhanced-path="M 0 0 L 21600 0 21600 21600 0 21600 0 0 Z N"/>
        </draw:custom-shape>
        <draw:custom-shape draw:style-name="gr317" draw:text-style-name="P18" draw:layer="layout" svg:width="0.8cm" svg:height="0.2cm" svg:x="67.598cm" svg:y="21.6cm">
          <text:p text:style-name="P12"><text:span text:style-name="T5">0000</text:span></text:p>
          <draw:enhanced-geometry svg:viewBox="0 0 21600 21600" draw:type="rectangle" draw:enhanced-path="M 0 0 L 21600 0 21600 21600 0 21600 0 0 Z N"/>
        </draw:custom-shape>
        <draw:custom-shape draw:style-name="gr318" draw:text-style-name="P18" draw:layer="layout" svg:width="0.8cm" svg:height="0.2cm" svg:x="66.798cm" svg:y="21.6cm">
          <text:p text:style-name="P12"><text:span text:style-name="T4">0000</text:span></text:p>
          <draw:enhanced-geometry svg:viewBox="0 0 21600 21600" draw:type="rectangle" draw:enhanced-path="M 0 0 L 21600 0 21600 21600 0 21600 0 0 Z N"/>
        </draw:custom-shape>
        <draw:custom-shape draw:style-name="gr319" draw:text-style-name="P18" draw:layer="layout" svg:width="0.8cm" svg:height="0.2cm" svg:x="65.998cm" svg:y="21.6cm">
          <text:p text:style-name="P12"><text:span text:style-name="T4">0000</text:span></text:p>
          <draw:enhanced-geometry svg:viewBox="0 0 21600 21600" draw:type="rectangle" draw:enhanced-path="M 0 0 L 21600 0 21600 21600 0 21600 0 0 Z N"/>
        </draw:custom-shape>
        <draw:custom-shape draw:style-name="gr320" draw:text-style-name="P18" draw:layer="layout" svg:width="0.8cm" svg:height="0.2cm" svg:x="65.198cm" svg:y="21.6cm">
          <text:p text:style-name="P12"><text:span text:style-name="T4">0000</text:span></text:p>
          <draw:enhanced-geometry svg:viewBox="0 0 21600 21600" draw:type="rectangle" draw:enhanced-path="M 0 0 L 21600 0 21600 21600 0 21600 0 0 Z N"/>
        </draw:custom-shape>
        <draw:custom-shape draw:style-name="gr321" draw:text-style-name="P18" draw:layer="layout" svg:width="0.8cm" svg:height="0.2cm" svg:x="65.198cm" svg:y="21.2cm">
          <text:p text:style-name="P12"><text:span text:style-name="T4">0000</text:span></text:p>
          <draw:enhanced-geometry svg:viewBox="0 0 21600 21600" draw:type="rectangle" draw:enhanced-path="M 0 0 L 21600 0 21600 21600 0 21600 0 0 Z N"/>
        </draw:custom-shape>
        <draw:custom-shape draw:style-name="gr322" draw:text-style-name="P18" draw:layer="layout" svg:width="1.6cm" svg:height="0.2cm" svg:x="57cm" svg:y="22.2cm">
          <text:p text:style-name="P12"><text:span text:style-name="T5">next_meta offset</text:span></text:p>
          <draw:enhanced-geometry svg:viewBox="0 0 21600 21600" draw:type="rectangle" draw:enhanced-path="M 0 0 L 21600 0 21600 21600 0 21600 0 0 Z N"/>
        </draw:custom-shape>
        <draw:custom-shape draw:style-name="gr105" draw:text-style-name="P17" draw:layer="layout" svg:width="1.6cm" svg:height="0.2cm" svg:x="60.196cm" svg:y="22.2cm">
          <text:p text:style-name="P7"><text:span text:style-name="T4">tcam_id</text:span></text:p>
          <draw:enhanced-geometry svg:viewBox="0 0 21600 21600" draw:type="rectangle" draw:enhanced-path="M 0 0 L 21600 0 21600 21600 0 21600 0 0 Z N"/>
        </draw:custom-shape>
        <draw:custom-shape draw:style-name="gr323" draw:text-style-name="P25" draw:layer="layout" svg:width="1.5cm" svg:height="0.4cm" svg:x="65.2cm" svg:y="26.9cm">
          <text:p text:style-name="P25"><text:span text:style-name="T8">load me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7" draw:text-style-name="P23" draw:layer="layout" svg:width="1.18cm" svg:height="0.711cm" draw:transform="skewX (0.0528834763354281) rotate (-2.60787096832993) translate (69.796cm 27.3081614906832cm)" svg:viewBox="0 0 1181 712" svg:d="M0 0c79 0 155 0 234 18 60 13 114 33 166 60 61 32 124 58 180 97 71 50 154 83 223 134 72 53 136 119 208 171 57 41 111 96 130 168l33 54 7 10">
          <text:p/>
        </draw:path>
        <draw:frame draw:style-name="gr324" draw:text-style-name="P26" draw:layer="layout" svg:width="1.25cm" svg:height="0.727cm" svg:x="68.45cm" svg:y="26.95cm">
          <draw:text-box>
            <text:p><text:span text:style-name="T10">next bd opcode =/= 0.U) &amp;&amp; meta_addr_offset</text:span><text:span text:style-name="T6"> === -1.S)</text:span></text:p>
          </draw:text-box>
        </draw:frame>
        <draw:path draw:style-name="gr205" draw:text-style-name="P23" draw:layer="layout" svg:width="1.326cm" svg:height="1.349cm" draw:transform="skewX (0.238586508747625) rotate (0.91717052192302) translate (66.2705421697455cm 26.9221193158655cm)" svg:viewBox="0 0 1327 1350" svg:d="M0 1c84-6 163 28 237 67 80 43 156 96 222 158 99 95 199 196 296 294 91 91 182 182 270 277 78 84 131 186 194 280 55 82 86 177 108 273">
          <text:p/>
        </draw:path>
        <draw:frame draw:style-name="gr206" draw:text-style-name="P26" draw:layer="layout" svg:width="1.55cm" svg:height="0.37cm" svg:x="66.25cm" svg:y="26.48cm">
          <draw:text-box>
            <text:p><text:span text:style-name="T6">new meta load finish</text:span></text:p>
          </draw:text-box>
        </draw:frame>
        <draw:custom-shape draw:style-name="gr105" draw:text-style-name="P17" draw:layer="layout" svg:width="1.6cm" svg:height="0.2cm" svg:x="59.995cm" svg:y="7.4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395cm" svg:y="11.4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61.595cm" svg:y="13.4cm">
          <text:p text:style-name="P7"><text:span text:style-name="T4">ram_buff_id</text:span></text:p>
          <draw:enhanced-geometry svg:viewBox="0 0 21600 21600" draw:type="rectangle" draw:enhanced-path="M 0 0 L 21600 0 21600 21600 0 21600 0 0 Z N"/>
        </draw:custom-shape>
        <draw:custom-shape draw:style-name="gr105" draw:text-style-name="P17" draw:layer="layout" svg:width="1.6cm" svg:height="0.2cm" svg:x="59.995cm" svg:y="13.4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395cm" svg:y="13.4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61.595cm" svg:y="16.6cm">
          <text:p text:style-name="P7"><text:span text:style-name="T4">ram_buff_id</text:span></text:p>
          <draw:enhanced-geometry svg:viewBox="0 0 21600 21600" draw:type="rectangle" draw:enhanced-path="M 0 0 L 21600 0 21600 21600 0 21600 0 0 Z N"/>
        </draw:custom-shape>
        <draw:custom-shape draw:style-name="gr105" draw:text-style-name="P17" draw:layer="layout" svg:width="1.6cm" svg:height="0.2cm" svg:x="59.995cm" svg:y="16.6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395cm" svg:y="16.6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61.595cm" svg:y="9.4cm">
          <text:p text:style-name="P7"><text:span text:style-name="T4">ram_buff_id</text:span></text:p>
          <draw:enhanced-geometry svg:viewBox="0 0 21600 21600" draw:type="rectangle" draw:enhanced-path="M 0 0 L 21600 0 21600 21600 0 21600 0 0 Z N"/>
        </draw:custom-shape>
        <draw:custom-shape draw:style-name="gr105" draw:text-style-name="P17" draw:layer="layout" svg:width="1.6cm" svg:height="0.2cm" svg:x="59.995cm" svg:y="9.4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395cm" svg:y="9.4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58.595cm" svg:y="22.2cm">
          <text:p text:style-name="P7"><text:span text:style-name="T4">key_key_sizeb(bit)</text:span></text:p>
          <draw:enhanced-geometry svg:viewBox="0 0 21600 21600" draw:type="rectangle" draw:enhanced-path="M 0 0 L 21600 0 21600 21600 0 21600 0 0 Z N"/>
        </draw:custom-shape>
        <draw:custom-shape draw:style-name="gr325" draw:text-style-name="P18" draw:layer="layout" svg:width="1.6cm" svg:height="0.2cm" svg:x="56.8cm" svg:y="16.6cm">
          <text:p text:style-name="P12"><text:span text:style-name="T5">dma_next_meta offset</text:span></text:p>
          <draw:enhanced-geometry svg:viewBox="0 0 21600 21600" draw:type="rectangle" draw:enhanced-path="M 0 0 L 21600 0 21600 21600 0 21600 0 0 Z N"/>
        </draw:custom-shape>
        <draw:custom-shape draw:style-name="gr326" draw:text-style-name="P18" draw:layer="layout" svg:width="1.6cm" svg:height="0.2cm" svg:x="56.8cm" svg:y="13.4cm">
          <text:p text:style-name="P12"><text:span text:style-name="T5">dma_next_meta offset</text:span></text:p>
          <draw:enhanced-geometry svg:viewBox="0 0 21600 21600" draw:type="rectangle" draw:enhanced-path="M 0 0 L 21600 0 21600 21600 0 21600 0 0 Z N"/>
        </draw:custom-shape>
        <draw:custom-shape draw:style-name="gr327" draw:text-style-name="P18" draw:layer="layout" svg:width="1.6cm" svg:height="0.2cm" svg:x="56.8cm" svg:y="11.4cm">
          <text:p text:style-name="P12"><text:span text:style-name="T5">dma_next_meta offset</text:span></text:p>
          <draw:enhanced-geometry svg:viewBox="0 0 21600 21600" draw:type="rectangle" draw:enhanced-path="M 0 0 L 21600 0 21600 21600 0 21600 0 0 Z N"/>
        </draw:custom-shape>
        <draw:custom-shape draw:style-name="gr328" draw:text-style-name="P18" draw:layer="layout" svg:width="1.6cm" svg:height="0.2cm" svg:x="56.8cm" svg:y="9.4cm">
          <text:p text:style-name="P12"><text:span text:style-name="T5">dma_next_meta offset</text:span></text:p>
          <draw:enhanced-geometry svg:viewBox="0 0 21600 21600" draw:type="rectangle" draw:enhanced-path="M 0 0 L 21600 0 21600 21600 0 21600 0 0 Z N"/>
        </draw:custom-shape>
        <draw:custom-shape draw:style-name="gr329" draw:text-style-name="P18" draw:layer="layout" svg:width="1.6cm" svg:height="0.2cm" svg:x="56.8cm" svg:y="7.4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58.395cm" svg:y="7.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797cm" svg:y="7.4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46.197cm" svg:y="7.4cm">
          <text:p text:style-name="P7"><text:span text:style-name="T4">tcam_id</text:span></text:p>
          <draw:enhanced-geometry svg:viewBox="0 0 21600 21600" draw:type="rectangle" draw:enhanced-path="M 0 0 L 21600 0 21600 21600 0 21600 0 0 Z N"/>
        </draw:custom-shape>
        <draw:custom-shape draw:style-name="gr330" draw:text-style-name="P15" draw:layer="layout" svg:width="1.6cm" svg:height="0.2cm" svg:x="43.002cm" svg:y="7.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4.597cm" svg:y="7.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798cm" svg:y="9.4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46.198cm" svg:y="9.4cm">
          <text:p text:style-name="P7"><text:span text:style-name="T4">tcam_id</text:span></text:p>
          <draw:enhanced-geometry svg:viewBox="0 0 21600 21600" draw:type="rectangle" draw:enhanced-path="M 0 0 L 21600 0 21600 21600 0 21600 0 0 Z N"/>
        </draw:custom-shape>
        <draw:custom-shape draw:style-name="gr331" draw:text-style-name="P15" draw:layer="layout" svg:width="1.6cm" svg:height="0.2cm" svg:x="43.003cm" svg:y="9.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4.598cm" svg:y="9.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799cm" svg:y="11.4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46.199cm" svg:y="11.4cm">
          <text:p text:style-name="P7"><text:span text:style-name="T4">tcam_id</text:span></text:p>
          <draw:enhanced-geometry svg:viewBox="0 0 21600 21600" draw:type="rectangle" draw:enhanced-path="M 0 0 L 21600 0 21600 21600 0 21600 0 0 Z N"/>
        </draw:custom-shape>
        <draw:custom-shape draw:style-name="gr332" draw:text-style-name="P15" draw:layer="layout" svg:width="1.6cm" svg:height="0.2cm" svg:x="43.004cm" svg:y="11.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4.599cm" svg:y="11.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8cm" svg:y="13.4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46.2cm" svg:y="13.4cm">
          <text:p text:style-name="P7"><text:span text:style-name="T4">tcam_id</text:span></text:p>
          <draw:enhanced-geometry svg:viewBox="0 0 21600 21600" draw:type="rectangle" draw:enhanced-path="M 0 0 L 21600 0 21600 21600 0 21600 0 0 Z N"/>
        </draw:custom-shape>
        <draw:custom-shape draw:style-name="gr333" draw:text-style-name="P15" draw:layer="layout" svg:width="1.6cm" svg:height="0.2cm" svg:x="43.005cm" svg:y="13.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4.6cm" svg:y="13.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801cm" svg:y="16.8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46.201cm" svg:y="16.8cm">
          <text:p text:style-name="P7"><text:span text:style-name="T4">tcam_id</text:span></text:p>
          <draw:enhanced-geometry svg:viewBox="0 0 21600 21600" draw:type="rectangle" draw:enhanced-path="M 0 0 L 21600 0 21600 21600 0 21600 0 0 Z N"/>
        </draw:custom-shape>
        <draw:custom-shape draw:style-name="gr334" draw:text-style-name="P15" draw:layer="layout" svg:width="1.6cm" svg:height="0.2cm" svg:x="43.006cm" svg:y="16.8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4.601cm" svg:y="16.8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62.196cm" svg:y="24.4cm">
          <text:p text:style-name="P7"><text:span text:style-name="T4">ram_buff_id</text:span></text:p>
          <draw:enhanced-geometry svg:viewBox="0 0 21600 21600" draw:type="rectangle" draw:enhanced-path="M 0 0 L 21600 0 21600 21600 0 21600 0 0 Z N"/>
        </draw:custom-shape>
        <draw:custom-shape draw:style-name="gr335" draw:text-style-name="P15" draw:layer="layout" svg:width="1.6cm" svg:height="0.2cm" svg:x="57.4cm" svg:y="24.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60.596cm" svg:y="24.4cm">
          <text:p text:style-name="P7"><text:span text:style-name="T4">tcam_id</text:span></text:p>
          <draw:enhanced-geometry svg:viewBox="0 0 21600 21600" draw:type="rectangle" draw:enhanced-path="M 0 0 L 21600 0 21600 21600 0 21600 0 0 Z N"/>
        </draw:custom-shape>
        <draw:custom-shape draw:style-name="gr106" draw:text-style-name="P11" draw:layer="layout" svg:width="1.6cm" svg:height="0.2cm" svg:x="58.995cm" svg:y="24.4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61.796cm" svg:y="22.2cm">
          <text:p text:style-name="P7"><text:span text:style-name="T4">ram_buff_id</text:span></text:p>
          <draw:enhanced-geometry svg:viewBox="0 0 21600 21600" draw:type="rectangle" draw:enhanced-path="M 0 0 L 21600 0 21600 21600 0 21600 0 0 Z N"/>
        </draw:custom-shape>
        <draw:custom-shape draw:style-name="gr336" draw:text-style-name="P18" draw:layer="layout" svg:width="1.6cm" svg:height="0.2cm" svg:x="57cm" svg:y="22.2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60.196cm" svg:y="22.2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595cm" svg:y="22.2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61.796cm" svg:y="22.2cm">
          <text:p text:style-name="P7"><text:span text:style-name="T4">ram_buff_id</text:span></text:p>
          <draw:enhanced-geometry svg:viewBox="0 0 21600 21600" draw:type="rectangle" draw:enhanced-path="M 0 0 L 21600 0 21600 21600 0 21600 0 0 Z N"/>
        </draw:custom-shape>
        <draw:custom-shape draw:style-name="gr337" draw:text-style-name="P18" draw:layer="layout" svg:width="1.6cm" svg:height="0.2cm" svg:x="57cm" svg:y="22.2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60.196cm" svg:y="22.2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58.595cm" svg:y="22.2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76.796cm" svg:y="24.4cm">
          <text:p text:style-name="P7"><text:span text:style-name="T4">ram_buff_id</text:span></text:p>
          <draw:enhanced-geometry svg:viewBox="0 0 21600 21600" draw:type="rectangle" draw:enhanced-path="M 0 0 L 21600 0 21600 21600 0 21600 0 0 Z N"/>
        </draw:custom-shape>
        <draw:custom-shape draw:style-name="gr338" draw:text-style-name="P15" draw:layer="layout" svg:width="1.6cm" svg:height="0.2cm" svg:x="72cm" svg:y="24.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75.196cm" svg:y="24.4cm">
          <text:p text:style-name="P7"><text:span text:style-name="T4">tcam_id</text:span></text:p>
          <draw:enhanced-geometry svg:viewBox="0 0 21600 21600" draw:type="rectangle" draw:enhanced-path="M 0 0 L 21600 0 21600 21600 0 21600 0 0 Z N"/>
        </draw:custom-shape>
        <draw:custom-shape draw:style-name="gr106" draw:text-style-name="P11" draw:layer="layout" svg:width="1.6cm" svg:height="0.2cm" svg:x="73.595cm" svg:y="24.4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76.396cm" svg:y="21cm">
          <text:p text:style-name="P7"><text:span text:style-name="T4">ram_buff_id</text:span></text:p>
          <draw:enhanced-geometry svg:viewBox="0 0 21600 21600" draw:type="rectangle" draw:enhanced-path="M 0 0 L 21600 0 21600 21600 0 21600 0 0 Z N"/>
        </draw:custom-shape>
        <draw:custom-shape draw:style-name="gr339" draw:text-style-name="P18" draw:layer="layout" svg:width="1.6cm" svg:height="0.2cm" svg:x="71.6cm" svg:y="21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74.796cm" svg:y="21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73.195cm" svg:y="21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46.796cm" svg:y="22.2cm">
          <text:p text:style-name="P7"><text:span text:style-name="T4">ram_buff_id</text:span></text:p>
          <draw:enhanced-geometry svg:viewBox="0 0 21600 21600" draw:type="rectangle" draw:enhanced-path="M 0 0 L 21600 0 21600 21600 0 21600 0 0 Z N"/>
        </draw:custom-shape>
        <draw:custom-shape draw:style-name="gr340" draw:text-style-name="P18" draw:layer="layout" svg:width="1.6cm" svg:height="0.2cm" svg:x="42cm" svg:y="22.2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45.196cm" svg:y="22.2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43.595cm" svg:y="22.2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46.796cm" svg:y="22.2cm">
          <text:p text:style-name="P7"><text:span text:style-name="T4">ram_buff_id</text:span></text:p>
          <draw:enhanced-geometry svg:viewBox="0 0 21600 21600" draw:type="rectangle" draw:enhanced-path="M 0 0 L 21600 0 21600 21600 0 21600 0 0 Z N"/>
        </draw:custom-shape>
        <draw:custom-shape draw:style-name="gr341" draw:text-style-name="P18" draw:layer="layout" svg:width="1.6cm" svg:height="0.2cm" svg:x="42cm" svg:y="22.2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45.196cm" svg:y="22.2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43.595cm" svg:y="22.2cm">
          <text:p text:style-name="P7"><text:span text:style-name="T4">key_key_sizeb(bit)</text:span></text:p>
          <draw:enhanced-geometry svg:viewBox="0 0 21600 21600" draw:type="rectangle" draw:enhanced-path="M 0 0 L 21600 0 21600 21600 0 21600 0 0 Z N"/>
        </draw:custom-shape>
        <draw:custom-shape draw:style-name="gr105" draw:text-style-name="P17" draw:layer="layout" svg:width="1.6cm" svg:height="0.2cm" svg:x="46.796cm" svg:y="22.2cm">
          <text:p text:style-name="P7"><text:span text:style-name="T4">ram_buff_id</text:span></text:p>
          <draw:enhanced-geometry svg:viewBox="0 0 21600 21600" draw:type="rectangle" draw:enhanced-path="M 0 0 L 21600 0 21600 21600 0 21600 0 0 Z N"/>
        </draw:custom-shape>
        <draw:custom-shape draw:style-name="gr342" draw:text-style-name="P18" draw:layer="layout" svg:width="1.6cm" svg:height="0.2cm" svg:x="42cm" svg:y="22.2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45.196cm" svg:y="22.2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43.595cm" svg:y="22.2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196cm" svg:y="24.4cm">
          <text:p text:style-name="P7"><text:span text:style-name="T4">ram_buff_id</text:span></text:p>
          <draw:enhanced-geometry svg:viewBox="0 0 21600 21600" draw:type="rectangle" draw:enhanced-path="M 0 0 L 21600 0 21600 21600 0 21600 0 0 Z N"/>
        </draw:custom-shape>
        <draw:custom-shape draw:style-name="gr343" draw:text-style-name="P15" draw:layer="layout" svg:width="1.6cm" svg:height="0.2cm" svg:x="42.4cm" svg:y="24.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5.596cm" svg:y="24.4cm">
          <text:p text:style-name="P7"><text:span text:style-name="T4">tcam_id</text:span></text:p>
          <draw:enhanced-geometry svg:viewBox="0 0 21600 21600" draw:type="rectangle" draw:enhanced-path="M 0 0 L 21600 0 21600 21600 0 21600 0 0 Z N"/>
        </draw:custom-shape>
        <draw:custom-shape draw:style-name="gr106" draw:text-style-name="P11" draw:layer="layout" svg:width="1.6cm" svg:height="0.2cm" svg:x="43.995cm" svg:y="24.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196cm" svg:y="24.4cm">
          <text:p text:style-name="P7"><text:span text:style-name="T4">ram_buff_id</text:span></text:p>
          <draw:enhanced-geometry svg:viewBox="0 0 21600 21600" draw:type="rectangle" draw:enhanced-path="M 0 0 L 21600 0 21600 21600 0 21600 0 0 Z N"/>
        </draw:custom-shape>
        <draw:custom-shape draw:style-name="gr344" draw:text-style-name="P15" draw:layer="layout" svg:width="1.6cm" svg:height="0.2cm" svg:x="42.4cm" svg:y="24.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5.596cm" svg:y="24.4cm">
          <text:p text:style-name="P7"><text:span text:style-name="T4">tcam_id</text:span></text:p>
          <draw:enhanced-geometry svg:viewBox="0 0 21600 21600" draw:type="rectangle" draw:enhanced-path="M 0 0 L 21600 0 21600 21600 0 21600 0 0 Z N"/>
        </draw:custom-shape>
        <draw:custom-shape draw:style-name="gr106" draw:text-style-name="P11" draw:layer="layout" svg:width="1.6cm" svg:height="0.2cm" svg:x="43.995cm" svg:y="24.4cm">
          <text:p text:style-name="P7"><text:span text:style-name="T4">key_key_sizeb(bit)</text:span></text:p>
          <draw:enhanced-geometry svg:viewBox="0 0 21600 21600" draw:type="rectangle" draw:enhanced-path="M 0 0 L 21600 0 21600 21600 0 21600 0 0 Z N"/>
        </draw:custom-shape>
        <draw:custom-shape draw:style-name="gr106" draw:text-style-name="P11" draw:layer="layout" svg:width="1.6cm" svg:height="0.2cm" svg:x="47.196cm" svg:y="24.4cm">
          <text:p text:style-name="P7"><text:span text:style-name="T4">ram_buff_id</text:span></text:p>
          <draw:enhanced-geometry svg:viewBox="0 0 21600 21600" draw:type="rectangle" draw:enhanced-path="M 0 0 L 21600 0 21600 21600 0 21600 0 0 Z N"/>
        </draw:custom-shape>
        <draw:custom-shape draw:style-name="gr345" draw:text-style-name="P15" draw:layer="layout" svg:width="1.6cm" svg:height="0.2cm" svg:x="42.4cm" svg:y="24.4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45.596cm" svg:y="24.4cm">
          <text:p text:style-name="P7"><text:span text:style-name="T4">tcam_id</text:span></text:p>
          <draw:enhanced-geometry svg:viewBox="0 0 21600 21600" draw:type="rectangle" draw:enhanced-path="M 0 0 L 21600 0 21600 21600 0 21600 0 0 Z N"/>
        </draw:custom-shape>
        <draw:custom-shape draw:style-name="gr106" draw:text-style-name="P11" draw:layer="layout" svg:width="1.6cm" svg:height="0.2cm" svg:x="43.995cm" svg:y="24.4cm">
          <text:p text:style-name="P7"><text:span text:style-name="T4">key_key_sizeb(bit)</text:span></text:p>
          <draw:enhanced-geometry svg:viewBox="0 0 21600 21600" draw:type="rectangle" draw:enhanced-path="M 0 0 L 21600 0 21600 21600 0 21600 0 0 Z N"/>
        </draw:custom-shape>
        <draw:custom-shape draw:style-name="gr5" draw:text-style-name="P8" draw:layer="layout" svg:width="0.404cm" svg:height="0.2cm" svg:x="18.802cm" svg:y="20.199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18.802cm" svg:y="19.999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18.802cm" svg:y="19.799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18.802cm" svg:y="19.599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18.802cm" svg:y="19.399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18.802cm" svg:y="19.199cm">
          <text:p text:style-name="P7"><text:span text:style-name="T4">rs1+5</text:span></text:p>
          <draw:enhanced-geometry svg:viewBox="0 0 21600 21600" draw:type="rectangle" draw:enhanced-path="M 0 0 L 21600 0 21600 21600 0 21600 0 0 Z N"/>
        </draw:custom-shape>
        <draw:custom-shape draw:style-name="gr6" draw:text-style-name="P10" draw:layer="layout" svg:width="2.4cm" svg:height="0.2cm" svg:x="19.202cm" svg:y="18.799cm">
          <text:p text:style-name="P9"><text:span text:style-name="T4">load input format</text:span></text:p>
          <draw:enhanced-geometry svg:viewBox="0 0 21600 21600" draw:type="rectangle" draw:enhanced-path="M 0 0 L 21600 0 21600 21600 0 21600 0 0 Z N"/>
        </draw:custom-shape>
        <draw:custom-shape draw:style-name="gr7" draw:text-style-name="P11" draw:layer="layout" svg:width="0.2cm" svg:height="0.2cm" svg:x="21.203cm" svg:y="18.999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21.402cm" svg:y="18.999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20.804cm" svg:y="18.999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21.003cm" svg:y="18.999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20.405cm" svg:y="18.999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20.604cm" svg:y="18.999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20.006cm" svg:y="18.999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20.205cm" svg:y="18.999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19.607cm" svg:y="18.999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19.806cm" svg:y="18.999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23.204cm" svg:y="18.999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23.403cm" svg:y="18.999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22.805cm" svg:y="18.999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23.004cm" svg:y="18.999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22.406cm" svg:y="18.999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22.605cm" svg:y="18.999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22.007cm" svg:y="18.999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22.206cm" svg:y="18.999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21.608cm" svg:y="18.999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21.807cm" svg:y="18.999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25.205cm" svg:y="18.999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25.404cm" svg:y="18.999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24.806cm" svg:y="18.999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25.005cm" svg:y="18.999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24.407cm" svg:y="18.999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24.606cm" svg:y="18.999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24.008cm" svg:y="18.999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24.207cm" svg:y="18.999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23.609cm" svg:y="18.999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23.808cm" svg:y="18.999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25.609cm" svg:y="18.999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25.809cm" svg:y="18.999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27.203cm" svg:y="18.999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27.402cm" svg:y="18.999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26.804cm" svg:y="18.999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27.003cm" svg:y="18.999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26.405cm" svg:y="18.999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26.604cm" svg:y="18.999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26.006cm" svg:y="18.999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26.205cm" svg:y="18.999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29.204cm" svg:y="18.999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29.403cm" svg:y="18.999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28.805cm" svg:y="18.999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29.004cm" svg:y="18.999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28.406cm" svg:y="18.999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28.605cm" svg:y="18.999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28.007cm" svg:y="18.999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28.206cm" svg:y="18.999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27.608cm" svg:y="18.999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27.807cm" svg:y="18.999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31.205cm" svg:y="18.999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31.404cm" svg:y="18.999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30.806cm" svg:y="18.999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31.005cm" svg:y="18.999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30.407cm" svg:y="18.999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30.606cm" svg:y="18.999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30.008cm" svg:y="18.999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30.207cm" svg:y="18.999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29.609cm" svg:y="18.999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29.808cm" svg:y="18.999cm">
          <text:p text:style-name="P7"><text:span text:style-name="T4">10</text:span></text:p>
          <draw:enhanced-geometry svg:viewBox="0 0 21600 21600" draw:type="rectangle" draw:enhanced-path="M 0 0 L 21600 0 21600 21600 0 21600 0 0 Z N"/>
        </draw:custom-shape>
        <draw:custom-shape draw:style-name="gr7" draw:text-style-name="P11" draw:layer="layout" svg:width="0.2cm" svg:height="0.2cm" svg:x="31.609cm" svg:y="18.999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31.809cm" svg:y="18.999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19.208cm" svg:y="18.999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19.407cm" svg:y="18.999cm">
          <text:p text:style-name="P7"><text:span text:style-name="T4">62</text:span></text:p>
          <draw:enhanced-geometry svg:viewBox="0 0 21600 21600" draw:type="rectangle" draw:enhanced-path="M 0 0 L 21600 0 21600 21600 0 21600 0 0 Z N"/>
        </draw:custom-shape>
        <draw:custom-shape draw:style-name="gr9" draw:text-style-name="P11" draw:layer="layout" svg:width="0.8cm" svg:height="0.2cm" svg:x="31.202cm" svg:y="20.199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30.402cm" svg:y="20.199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29.602cm" svg:y="20.199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28.802cm" svg:y="20.199cm">
          <text:p text:style-name="P7"><text:span text:style-name="T4">cmd 3 type</text:span></text:p>
          <draw:enhanced-geometry svg:viewBox="0 0 21600 21600" draw:type="rectangle" draw:enhanced-path="M 0 0 L 21600 0 21600 21600 0 21600 0 0 Z N"/>
        </draw:custom-shape>
        <draw:custom-shape draw:style-name="gr346" draw:text-style-name="P15" draw:layer="layout" svg:width="0.8cm" svg:height="0.2cm" svg:x="28.002cm" svg:y="20.199cm">
          <text:p text:style-name="P12"><text:span text:style-name="T5">cmd 4</text:span><text:span text:style-name="T4"> type</text:span></text:p>
          <draw:enhanced-geometry svg:viewBox="0 0 21600 21600" draw:type="rectangle" draw:enhanced-path="M 0 0 L 21600 0 21600 21600 0 21600 0 0 Z N"/>
        </draw:custom-shape>
        <draw:custom-shape draw:style-name="gr347" draw:text-style-name="P15" draw:layer="layout" svg:width="0.8cm" svg:height="0.2cm" svg:x="27.202cm" svg:y="20.199cm">
          <text:p text:style-name="P12"><text:span text:style-name="T5">cmd 5</text:span><text:span text:style-name="T4"> type</text:span></text:p>
          <draw:enhanced-geometry svg:viewBox="0 0 21600 21600" draw:type="rectangle" draw:enhanced-path="M 0 0 L 21600 0 21600 21600 0 21600 0 0 Z N"/>
        </draw:custom-shape>
        <draw:custom-shape draw:style-name="gr348" draw:text-style-name="P15" draw:layer="layout" svg:width="0.8cm" svg:height="0.2cm" svg:x="26.402cm" svg:y="20.199cm">
          <text:p text:style-name="P12"><text:span text:style-name="T5">cmd 6</text:span><text:span text:style-name="T4"> type</text:span></text:p>
          <draw:enhanced-geometry svg:viewBox="0 0 21600 21600" draw:type="rectangle" draw:enhanced-path="M 0 0 L 21600 0 21600 21600 0 21600 0 0 Z N"/>
        </draw:custom-shape>
        <draw:custom-shape draw:style-name="gr349" draw:text-style-name="P15" draw:layer="layout" svg:width="0.8cm" svg:height="0.2cm" svg:x="25.602cm" svg:y="20.199cm">
          <text:p text:style-name="P12"><text:span text:style-name="T5">cmd 7</text:span><text:span text:style-name="T4"> type</text:span></text:p>
          <draw:enhanced-geometry svg:viewBox="0 0 21600 21600" draw:type="rectangle" draw:enhanced-path="M 0 0 L 21600 0 21600 21600 0 21600 0 0 Z N"/>
        </draw:custom-shape>
        <draw:custom-shape draw:style-name="gr350" draw:text-style-name="P15" draw:layer="layout" svg:width="0.8cm" svg:height="0.2cm" svg:x="24.802cm" svg:y="20.199cm">
          <text:p text:style-name="P12"><text:span text:style-name="T5">cmd 8</text:span><text:span text:style-name="T4"> type</text:span></text:p>
          <draw:enhanced-geometry svg:viewBox="0 0 21600 21600" draw:type="rectangle" draw:enhanced-path="M 0 0 L 21600 0 21600 21600 0 21600 0 0 Z N"/>
        </draw:custom-shape>
        <draw:custom-shape draw:style-name="gr351" draw:text-style-name="P15" draw:layer="layout" svg:width="0.8cm" svg:height="0.2cm" svg:x="24.002cm" svg:y="20.199cm">
          <text:p text:style-name="P12"><text:span text:style-name="T5">cmd 9</text:span><text:span text:style-name="T4"> type</text:span></text:p>
          <draw:enhanced-geometry svg:viewBox="0 0 21600 21600" draw:type="rectangle" draw:enhanced-path="M 0 0 L 21600 0 21600 21600 0 21600 0 0 Z N"/>
        </draw:custom-shape>
        <draw:custom-shape draw:style-name="gr352" draw:text-style-name="P15" draw:layer="layout" svg:width="0.8cm" svg:height="0.2cm" svg:x="23.202cm" svg:y="20.199cm">
          <text:p text:style-name="P12"><text:span text:style-name="T5">cmd 10</text:span><text:span text:style-name="T4"> type</text:span></text:p>
          <draw:enhanced-geometry svg:viewBox="0 0 21600 21600" draw:type="rectangle" draw:enhanced-path="M 0 0 L 21600 0 21600 21600 0 21600 0 0 Z N"/>
        </draw:custom-shape>
        <draw:custom-shape draw:style-name="gr353" draw:text-style-name="P15" draw:layer="layout" svg:width="0.8cm" svg:height="0.2cm" svg:x="22.402cm" svg:y="20.199cm">
          <text:p text:style-name="P12"><text:span text:style-name="T5">cmd 11</text:span><text:span text:style-name="T4"> type</text:span></text:p>
          <draw:enhanced-geometry svg:viewBox="0 0 21600 21600" draw:type="rectangle" draw:enhanced-path="M 0 0 L 21600 0 21600 21600 0 21600 0 0 Z N"/>
        </draw:custom-shape>
        <draw:custom-shape draw:style-name="gr354" draw:text-style-name="P15" draw:layer="layout" svg:width="0.8cm" svg:height="0.2cm" svg:x="21.602cm" svg:y="20.199cm">
          <text:p text:style-name="P12"><text:span text:style-name="T5">cmd 12</text:span><text:span text:style-name="T4"> type</text:span></text:p>
          <draw:enhanced-geometry svg:viewBox="0 0 21600 21600" draw:type="rectangle" draw:enhanced-path="M 0 0 L 21600 0 21600 21600 0 21600 0 0 Z N"/>
        </draw:custom-shape>
        <draw:custom-shape draw:style-name="gr355" draw:text-style-name="P15" draw:layer="layout" svg:width="0.8cm" svg:height="0.2cm" svg:x="20.802cm" svg:y="20.199cm">
          <text:p text:style-name="P12"><text:span text:style-name="T5">cmd 13</text:span><text:span text:style-name="T4"> type</text:span></text:p>
          <draw:enhanced-geometry svg:viewBox="0 0 21600 21600" draw:type="rectangle" draw:enhanced-path="M 0 0 L 21600 0 21600 21600 0 21600 0 0 Z N"/>
        </draw:custom-shape>
        <draw:custom-shape draw:style-name="gr356" draw:text-style-name="P15" draw:layer="layout" svg:width="0.8cm" svg:height="0.2cm" svg:x="20.002cm" svg:y="20.199cm">
          <text:p text:style-name="P12"><text:span text:style-name="T5">cmd 14</text:span><text:span text:style-name="T4"> type</text:span></text:p>
          <draw:enhanced-geometry svg:viewBox="0 0 21600 21600" draw:type="rectangle" draw:enhanced-path="M 0 0 L 21600 0 21600 21600 0 21600 0 0 Z N"/>
        </draw:custom-shape>
        <draw:custom-shape draw:style-name="gr357" draw:text-style-name="P15" draw:layer="layout" svg:width="0.8cm" svg:height="0.2cm" svg:x="19.202cm" svg:y="20.199cm">
          <text:p text:style-name="P12"><text:span text:style-name="T5">cmd 15</text:span><text:span text:style-name="T4"> type</text:span></text:p>
          <draw:enhanced-geometry svg:viewBox="0 0 21600 21600" draw:type="rectangle" draw:enhanced-path="M 0 0 L 21600 0 21600 21600 0 21600 0 0 Z N"/>
        </draw:custom-shape>
        <draw:custom-shape draw:style-name="gr99" draw:text-style-name="P11" draw:layer="layout" svg:width="3.196cm" svg:height="0.2cm" svg:x="19.206cm" svg:y="19.999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19.399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19.599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19.799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19.199cm">
          <text:p text:style-name="P7"><text:span text:style-name="T4">cmd_meta 3</text:span></text:p>
          <draw:enhanced-geometry svg:viewBox="0 0 21600 21600" draw:type="rectangle" draw:enhanced-path="M 0 0 L 21600 0 21600 21600 0 21600 0 0 Z N"/>
        </draw:custom-shape>
        <draw:custom-shape draw:style-name="gr8" draw:text-style-name="P11" draw:layer="layout" svg:width="12.796cm" svg:height="0.2cm" svg:x="19.205cm" svg:y="19.199cm">
          <text:p text:style-name="P7"><text:span text:style-name="T4">reserve</text:span></text:p>
          <draw:enhanced-geometry svg:viewBox="0 0 21600 21600" draw:type="rectangle" draw:enhanced-path="M 0 0 L 21600 0 21600 21600 0 21600 0 0 Z N"/>
        </draw:custom-shape>
        <draw:custom-shape draw:style-name="gr11" draw:text-style-name="P11" draw:layer="layout" svg:width="1.4cm" svg:height="0.2cm" svg:x="30.6cm" svg:y="20.399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29.6cm" svg:y="20.399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28cm" svg:y="20.399cm">
          <text:p text:style-name="P7"><text:span text:style-name="T4">00000</text:span></text:p>
          <draw:enhanced-geometry svg:viewBox="0 0 21600 21600" draw:type="rectangle" draw:enhanced-path="M 0 0 L 21600 0 21600 21600 0 21600 0 0 Z N"/>
        </draw:custom-shape>
        <draw:custom-shape draw:style-name="gr12" draw:text-style-name="P11" draw:layer="layout" svg:width="1cm" svg:height="0.2cm" svg:x="27cm" svg:y="20.399cm">
          <text:p text:style-name="P7"><text:span text:style-name="T4">0: load</text:span></text:p>
          <draw:enhanced-geometry svg:viewBox="0 0 21600 21600" draw:type="rectangle" draw:enhanced-path="M 0 0 L 21600 0 21600 21600 0 21600 0 0 Z N"/>
        </draw:custom-shape>
        <draw:custom-shape draw:style-name="gr11" draw:text-style-name="P11" draw:layer="layout" svg:width="1.4cm" svg:height="0.2cm" svg:x="25.6cm" svg:y="20.399cm">
          <text:p text:style-name="P7"><text:span text:style-name="T4">burst num</text:span></text:p>
          <draw:enhanced-geometry svg:viewBox="0 0 21600 21600" draw:type="rectangle" draw:enhanced-path="M 0 0 L 21600 0 21600 21600 0 21600 0 0 Z N"/>
        </draw:custom-shape>
        <draw:custom-shape draw:style-name="gr13" draw:text-style-name="P11" draw:layer="layout" svg:width="0.6cm" svg:height="0.2cm" svg:x="29cm" svg:y="20.399cm">
          <text:p text:style-name="P7"><text:span text:style-name="T4">000</text:span></text:p>
          <draw:enhanced-geometry svg:viewBox="0 0 21600 21600" draw:type="rectangle" draw:enhanced-path="M 0 0 L 21600 0 21600 21600 0 21600 0 0 Z N"/>
        </draw:custom-shape>
        <draw:custom-shape draw:style-name="gr106" draw:text-style-name="P11" draw:layer="layout" svg:width="1.6cm" svg:height="0.2cm" svg:x="30.402cm" svg:y="19.999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28.802cm" svg:y="19.999cm">
          <text:p text:style-name="P7"><text:span text:style-name="T4">tcam_id</text:span></text:p>
          <draw:enhanced-geometry svg:viewBox="0 0 21600 21600" draw:type="rectangle" draw:enhanced-path="M 0 0 L 21600 0 21600 21600 0 21600 0 0 Z N"/>
        </draw:custom-shape>
        <draw:custom-shape draw:style-name="gr358" draw:text-style-name="P15" draw:layer="layout" svg:width="1.6cm" svg:height="0.2cm" svg:x="25.607cm" svg:y="19.999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27.202cm" svg:y="19.999cm">
          <text:p text:style-name="P7"><text:span text:style-name="T4">key_key_sizeb(bit)</text:span></text:p>
          <draw:enhanced-geometry svg:viewBox="0 0 21600 21600" draw:type="rectangle" draw:enhanced-path="M 0 0 L 21600 0 21600 21600 0 21600 0 0 Z N"/>
        </draw:custom-shape>
        <draw:custom-shape draw:style-name="gr5" draw:text-style-name="P8" draw:layer="layout" svg:width="0.404cm" svg:height="0.2cm" svg:x="18.397cm" svg:y="18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18.397cm" svg:y="17.8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18.397cm" svg:y="17.6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18.397cm" svg:y="17.4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18.397cm" svg:y="17.2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18.397cm" svg:y="17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18.797cm" svg:y="16.6cm">
          <text:p text:style-name="P9"><text:span text:style-name="T4">load output</text:span></text:p>
          <draw:enhanced-geometry svg:viewBox="0 0 21600 21600" draw:type="rectangle" draw:enhanced-path="M 0 0 L 21600 0 21600 21600 0 21600 0 0 Z N"/>
        </draw:custom-shape>
        <draw:custom-shape draw:style-name="gr100" draw:text-style-name="P17" draw:layer="layout" svg:width="0.2cm" svg:height="0.2cm" svg:x="20.798cm" svg:y="16.8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20.997cm" svg:y="16.8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20.399cm" svg:y="16.8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20.598cm" svg:y="16.8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20cm" svg:y="16.8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20.199cm" svg:y="16.8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19.601cm" svg:y="16.8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19.8cm" svg:y="16.8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19.202cm" svg:y="16.8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19.401cm" svg:y="16.8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22.799cm" svg:y="16.8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22.998cm" svg:y="16.8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22.4cm" svg:y="16.8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22.599cm" svg:y="16.8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22.001cm" svg:y="16.8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22.2cm" svg:y="16.8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21.602cm" svg:y="16.8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21.801cm" svg:y="16.8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21.203cm" svg:y="16.8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21.402cm" svg:y="16.8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24.8cm" svg:y="16.8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24.999cm" svg:y="16.8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24.401cm" svg:y="16.8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24.6cm" svg:y="16.8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24.002cm" svg:y="16.8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24.201cm" svg:y="16.8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23.603cm" svg:y="16.8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23.802cm" svg:y="16.8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23.204cm" svg:y="16.8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23.403cm" svg:y="16.8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25.204cm" svg:y="16.8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25.404cm" svg:y="16.8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26.798cm" svg:y="16.8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26.997cm" svg:y="16.8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26.399cm" svg:y="16.8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26.598cm" svg:y="16.8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26cm" svg:y="16.8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26.199cm" svg:y="16.8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25.601cm" svg:y="16.8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25.8cm" svg:y="16.8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28.799cm" svg:y="16.8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28.998cm" svg:y="16.8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28.4cm" svg:y="16.8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28.599cm" svg:y="16.8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28.001cm" svg:y="16.8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28.2cm" svg:y="16.8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27.602cm" svg:y="16.8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27.801cm" svg:y="16.8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27.203cm" svg:y="16.8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27.402cm" svg:y="16.8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30.8cm" svg:y="16.8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30.999cm" svg:y="16.8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30.401cm" svg:y="16.8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30.6cm" svg:y="16.8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30.002cm" svg:y="16.8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30.201cm" svg:y="16.8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29.603cm" svg:y="16.8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29.802cm" svg:y="16.8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29.204cm" svg:y="16.8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29.403cm" svg:y="16.8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31.204cm" svg:y="16.8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31.404cm" svg:y="16.8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09cm" svg:height="0.2cm" svg:x="18.794cm" svg:y="16.8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19.002cm" svg:y="16.8cm">
          <text:p text:style-name="P7"><text:span text:style-name="T4">62</text:span></text:p>
          <draw:enhanced-geometry svg:viewBox="0 0 21600 21600" draw:type="rectangle" draw:enhanced-path="M 0 0 L 21600 0 21600 21600 0 21600 0 0 Z N"/>
        </draw:custom-shape>
        <draw:custom-shape draw:style-name="gr359" draw:text-style-name="P17" draw:layer="layout" svg:width="3.208cm" svg:height="0.2cm" svg:x="18.794cm" svg:y="17.8cm">
          <text:p text:style-name="P7"><text:span text:style-name="T4">reserve</text:span></text:p>
          <draw:enhanced-geometry svg:viewBox="0 0 21600 21600" draw:type="rectangle" draw:enhanced-path="M 0 0 L 21600 0 21600 21600 0 21600 0 0 Z N"/>
        </draw:custom-shape>
        <draw:custom-shape draw:style-name="gr102" draw:text-style-name="P17" draw:layer="layout" svg:width="12.802cm" svg:height="0.2cm" svg:x="18.794cm" svg:y="17.2cm">
          <text:p text:style-name="P7"><text:span text:style-name="T4">reserve</text:span></text:p>
          <draw:enhanced-geometry svg:viewBox="0 0 21600 21600" draw:type="rectangle" draw:enhanced-path="M 0 0 L 21600 0 21600 21600 0 21600 0 0 Z N"/>
        </draw:custom-shape>
        <draw:custom-shape draw:style-name="gr102" draw:text-style-name="P17" draw:layer="layout" svg:width="12.802cm" svg:height="0.2cm" svg:x="18.794cm" svg:y="17.4cm">
          <text:p text:style-name="P7"><text:span text:style-name="T4">reserve</text:span></text:p>
          <draw:enhanced-geometry svg:viewBox="0 0 21600 21600" draw:type="rectangle" draw:enhanced-path="M 0 0 L 21600 0 21600 21600 0 21600 0 0 Z N"/>
        </draw:custom-shape>
        <draw:custom-shape draw:style-name="gr103" draw:text-style-name="P17" draw:layer="layout" svg:width="11.2cm" svg:height="0.2cm" svg:x="18.794cm" svg:y="17.6cm">
          <text:p text:style-name="P7"><text:span text:style-name="T4">reserve</text:span></text:p>
          <draw:enhanced-geometry svg:viewBox="0 0 21600 21600" draw:type="rectangle" draw:enhanced-path="M 0 0 L 21600 0 21600 21600 0 21600 0 0 Z N"/>
        </draw:custom-shape>
        <draw:custom-shape draw:style-name="gr104" draw:text-style-name="P17" draw:layer="layout" svg:width="12.796cm" svg:height="0.2cm" svg:x="18.8cm" svg:y="17cm">
          <text:p text:style-name="P7"><text:span text:style-name="T4">cmd_meta 3</text:span></text:p>
          <draw:enhanced-geometry svg:viewBox="0 0 21600 21600" draw:type="rectangle" draw:enhanced-path="M 0 0 L 21600 0 21600 21600 0 21600 0 0 Z N"/>
        </draw:custom-shape>
        <draw:custom-shape draw:style-name="gr102" draw:text-style-name="P17" draw:layer="layout" svg:width="12.802cm" svg:height="0.2cm" svg:x="18.794cm" svg:y="17cm">
          <text:p text:style-name="P7"><text:span text:style-name="T4">reserve</text:span></text:p>
          <draw:enhanced-geometry svg:viewBox="0 0 21600 21600" draw:type="rectangle" draw:enhanced-path="M 0 0 L 21600 0 21600 21600 0 21600 0 0 Z N"/>
        </draw:custom-shape>
        <draw:custom-shape draw:style-name="gr105" draw:text-style-name="P17" draw:layer="layout" svg:width="1.6cm" svg:height="0.2cm" svg:x="29.994cm" svg:y="17.8cm">
          <text:p text:style-name="P7"><text:span text:style-name="T4">first ram_buff_id</text:span></text:p>
          <draw:enhanced-geometry svg:viewBox="0 0 21600 21600" draw:type="rectangle" draw:enhanced-path="M 0 0 L 21600 0 21600 21600 0 21600 0 0 Z N"/>
        </draw:custom-shape>
        <draw:custom-shape draw:style-name="gr105" draw:text-style-name="P17" draw:layer="layout" svg:width="1.6cm" svg:height="0.2cm" svg:x="29.994cm" svg:y="17.6cm">
          <text:p text:style-name="P7"><text:span text:style-name="T4">num</text:span></text:p>
          <draw:enhanced-geometry svg:viewBox="0 0 21600 21600" draw:type="rectangle" draw:enhanced-path="M 0 0 L 21600 0 21600 21600 0 21600 0 0 Z N"/>
        </draw:custom-shape>
        <draw:custom-shape draw:style-name="gr110" draw:text-style-name="P17" draw:layer="layout" svg:width="0.8cm" svg:height="0.2cm" svg:x="30.794cm" svg:y="18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29.994cm" svg:y="18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29.194cm" svg:y="18cm">
          <text:p text:style-name="P7"><text:span text:style-name="T4">cmd 3 type</text:span></text:p>
          <draw:enhanced-geometry svg:viewBox="0 0 21600 21600" draw:type="rectangle" draw:enhanced-path="M 0 0 L 21600 0 21600 21600 0 21600 0 0 Z N"/>
        </draw:custom-shape>
        <draw:custom-shape draw:style-name="gr360" draw:text-style-name="P18" draw:layer="layout" svg:width="0.8cm" svg:height="0.2cm" svg:x="28.394cm" svg:y="18cm">
          <text:p text:style-name="P12"><text:span text:style-name="T5">cmd 4</text:span><text:span text:style-name="T4"> type</text:span></text:p>
          <draw:enhanced-geometry svg:viewBox="0 0 21600 21600" draw:type="rectangle" draw:enhanced-path="M 0 0 L 21600 0 21600 21600 0 21600 0 0 Z N"/>
        </draw:custom-shape>
        <draw:custom-shape draw:style-name="gr361" draw:text-style-name="P18" draw:layer="layout" svg:width="0.8cm" svg:height="0.2cm" svg:x="27.594cm" svg:y="18cm">
          <text:p text:style-name="P12"><text:span text:style-name="T5">cmd 5</text:span><text:span text:style-name="T4"> type</text:span></text:p>
          <draw:enhanced-geometry svg:viewBox="0 0 21600 21600" draw:type="rectangle" draw:enhanced-path="M 0 0 L 21600 0 21600 21600 0 21600 0 0 Z N"/>
        </draw:custom-shape>
        <draw:custom-shape draw:style-name="gr362" draw:text-style-name="P18" draw:layer="layout" svg:width="0.8cm" svg:height="0.2cm" svg:x="26.794cm" svg:y="18cm">
          <text:p text:style-name="P12"><text:span text:style-name="T5">cmd 6</text:span><text:span text:style-name="T4"> type</text:span></text:p>
          <draw:enhanced-geometry svg:viewBox="0 0 21600 21600" draw:type="rectangle" draw:enhanced-path="M 0 0 L 21600 0 21600 21600 0 21600 0 0 Z N"/>
        </draw:custom-shape>
        <draw:custom-shape draw:style-name="gr363" draw:text-style-name="P18" draw:layer="layout" svg:width="0.8cm" svg:height="0.2cm" svg:x="25.994cm" svg:y="18cm">
          <text:p text:style-name="P12"><text:span text:style-name="T5">cmd 7</text:span><text:span text:style-name="T4"> type</text:span></text:p>
          <draw:enhanced-geometry svg:viewBox="0 0 21600 21600" draw:type="rectangle" draw:enhanced-path="M 0 0 L 21600 0 21600 21600 0 21600 0 0 Z N"/>
        </draw:custom-shape>
        <draw:custom-shape draw:style-name="gr364" draw:text-style-name="P18" draw:layer="layout" svg:width="0.8cm" svg:height="0.2cm" svg:x="25.194cm" svg:y="18cm">
          <text:p text:style-name="P12"><text:span text:style-name="T5">cmd 8</text:span><text:span text:style-name="T4"> type</text:span></text:p>
          <draw:enhanced-geometry svg:viewBox="0 0 21600 21600" draw:type="rectangle" draw:enhanced-path="M 0 0 L 21600 0 21600 21600 0 21600 0 0 Z N"/>
        </draw:custom-shape>
        <draw:custom-shape draw:style-name="gr365" draw:text-style-name="P18" draw:layer="layout" svg:width="0.8cm" svg:height="0.2cm" svg:x="24.394cm" svg:y="18cm">
          <text:p text:style-name="P12"><text:span text:style-name="T5">cmd 9</text:span><text:span text:style-name="T4"> type</text:span></text:p>
          <draw:enhanced-geometry svg:viewBox="0 0 21600 21600" draw:type="rectangle" draw:enhanced-path="M 0 0 L 21600 0 21600 21600 0 21600 0 0 Z N"/>
        </draw:custom-shape>
        <draw:custom-shape draw:style-name="gr366" draw:text-style-name="P18" draw:layer="layout" svg:width="0.8cm" svg:height="0.2cm" svg:x="23.594cm" svg:y="18cm">
          <text:p text:style-name="P12"><text:span text:style-name="T5">cmd 10</text:span><text:span text:style-name="T4"> type</text:span></text:p>
          <draw:enhanced-geometry svg:viewBox="0 0 21600 21600" draw:type="rectangle" draw:enhanced-path="M 0 0 L 21600 0 21600 21600 0 21600 0 0 Z N"/>
        </draw:custom-shape>
        <draw:custom-shape draw:style-name="gr367" draw:text-style-name="P18" draw:layer="layout" svg:width="0.8cm" svg:height="0.2cm" svg:x="22.794cm" svg:y="18cm">
          <text:p text:style-name="P12"><text:span text:style-name="T5">cmd 11</text:span><text:span text:style-name="T4"> type</text:span></text:p>
          <draw:enhanced-geometry svg:viewBox="0 0 21600 21600" draw:type="rectangle" draw:enhanced-path="M 0 0 L 21600 0 21600 21600 0 21600 0 0 Z N"/>
        </draw:custom-shape>
        <draw:custom-shape draw:style-name="gr368" draw:text-style-name="P18" draw:layer="layout" svg:width="0.8cm" svg:height="0.2cm" svg:x="21.994cm" svg:y="18cm">
          <text:p text:style-name="P12"><text:span text:style-name="T5">cmd 12</text:span><text:span text:style-name="T4"> type</text:span></text:p>
          <draw:enhanced-geometry svg:viewBox="0 0 21600 21600" draw:type="rectangle" draw:enhanced-path="M 0 0 L 21600 0 21600 21600 0 21600 0 0 Z N"/>
        </draw:custom-shape>
        <draw:custom-shape draw:style-name="gr369" draw:text-style-name="P18" draw:layer="layout" svg:width="0.8cm" svg:height="0.2cm" svg:x="21.194cm" svg:y="18cm">
          <text:p text:style-name="P12"><text:span text:style-name="T5">cmd 13</text:span><text:span text:style-name="T4"> type</text:span></text:p>
          <draw:enhanced-geometry svg:viewBox="0 0 21600 21600" draw:type="rectangle" draw:enhanced-path="M 0 0 L 21600 0 21600 21600 0 21600 0 0 Z N"/>
        </draw:custom-shape>
        <draw:custom-shape draw:style-name="gr370" draw:text-style-name="P18" draw:layer="layout" svg:width="0.8cm" svg:height="0.2cm" svg:x="20.394cm" svg:y="18cm">
          <text:p text:style-name="P12"><text:span text:style-name="T5">cmd 14</text:span><text:span text:style-name="T4"> type</text:span></text:p>
          <draw:enhanced-geometry svg:viewBox="0 0 21600 21600" draw:type="rectangle" draw:enhanced-path="M 0 0 L 21600 0 21600 21600 0 21600 0 0 Z N"/>
        </draw:custom-shape>
        <draw:custom-shape draw:style-name="gr371" draw:text-style-name="P18" draw:layer="layout" svg:width="0.8cm" svg:height="0.2cm" svg:x="19.594cm" svg:y="18cm">
          <text:p text:style-name="P12"><text:span text:style-name="T5">cmd 15</text:span><text:span text:style-name="T4"> type</text:span></text:p>
          <draw:enhanced-geometry svg:viewBox="0 0 21600 21600" draw:type="rectangle" draw:enhanced-path="M 0 0 L 21600 0 21600 21600 0 21600 0 0 Z N"/>
        </draw:custom-shape>
        <draw:custom-shape draw:style-name="gr372" draw:text-style-name="P18" draw:layer="layout" svg:width="0.8cm" svg:height="0.2cm" svg:x="18.794cm" svg:y="18cm">
          <text:p text:style-name="P12"><text:span text:style-name="T5">0000</text:span></text:p>
          <draw:enhanced-geometry svg:viewBox="0 0 21600 21600" draw:type="rectangle" draw:enhanced-path="M 0 0 L 21600 0 21600 21600 0 21600 0 0 Z N"/>
        </draw:custom-shape>
        <draw:custom-shape draw:style-name="gr105" draw:text-style-name="P17" draw:layer="layout" svg:width="1.6cm" svg:height="0.2cm" svg:x="28.394cm" svg:y="17.8cm">
          <text:p text:style-name="P7"><text:span text:style-name="T4">tcam_id</text:span></text:p>
          <draw:enhanced-geometry svg:viewBox="0 0 21600 21600" draw:type="rectangle" draw:enhanced-path="M 0 0 L 21600 0 21600 21600 0 21600 0 0 Z N"/>
        </draw:custom-shape>
        <draw:custom-shape draw:style-name="gr373" draw:text-style-name="P18" draw:layer="layout" svg:width="1.6cm" svg:height="0.2cm" svg:x="25.199cm" svg:y="17.8cm">
          <text:p text:style-name="P12"><text:span text:style-name="T5">dma_next_meta offset</text:span></text:p>
          <draw:enhanced-geometry svg:viewBox="0 0 21600 21600" draw:type="rectangle" draw:enhanced-path="M 0 0 L 21600 0 21600 21600 0 21600 0 0 Z N"/>
        </draw:custom-shape>
        <draw:custom-shape draw:style-name="gr105" draw:text-style-name="P17" draw:layer="layout" svg:width="1.6cm" svg:height="0.2cm" svg:x="26.794cm" svg:y="17.8cm">
          <text:p text:style-name="P7"><text:span text:style-name="T4">key_key_sizeb(bit)</text:span></text:p>
          <draw:enhanced-geometry svg:viewBox="0 0 21600 21600" draw:type="rectangle" draw:enhanced-path="M 0 0 L 21600 0 21600 21600 0 21600 0 0 Z N"/>
        </draw:custom-shape>
        <draw:custom-shape draw:style-name="gr195" draw:text-style-name="P20" draw:layer="layout" svg:width="0.501cm" svg:height="12.8cm" draw:transform="rotate (-1.5706217938697) translate (32.002cm 20.5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74" draw:text-style-name="P22" draw:layer="layout" svg:width="1.5cm" svg:height="0.8cm" svg:x="30.102cm" svg:y="23cm">
          <text:p text:style-name="P21"><text:span text:style-name="T7">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7" draw:text-style-name="P23" draw:layer="layout" svg:x1="31.102cm" svg:y1="23.4cm" svg:x2="32.102cm" svg:y2="23.4cm">
          <text:p/>
        </draw:line>
        <draw:line draw:style-name="gr198" draw:text-style-name="P23" draw:layer="layout" svg:x1="29.002cm" svg:y1="22.5cm" svg:x2="30.102cm" svg:y2="23.3cm">
          <text:p/>
        </draw:line>
        <draw:line draw:style-name="gr199" draw:text-style-name="P23" draw:layer="layout" svg:x1="25.602cm" svg:y1="21.1cm" svg:x2="25.602cm" svg:y2="21.4cm">
          <text:p/>
        </draw:line>
        <draw:custom-shape draw:style-name="gr200" draw:text-style-name="P20" draw:layer="layout" svg:width="0.204cm" svg:height="1.199cm" svg:x="31.598cm" svg:y="17.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31.802cm" svg:y1="17.6cm" svg:x2="32.102cm" svg:y2="17.6cm">
          <text:p/>
        </draw:line>
        <draw:custom-shape draw:style-name="gr200" draw:text-style-name="P20" draw:layer="layout" svg:width="0.204cm" svg:height="1.199cm" draw:transform="rotate (-3.14159265358979) translate (18.806cm 2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18.302cm" svg:y1="19.8cm" svg:x2="18.602cm" svg:y2="19.8cm">
          <text:p/>
        </draw:line>
        <draw:custom-shape draw:style-name="gr375" draw:text-style-name="P24" draw:layer="layout" svg:width="13.8cm" svg:height="16.2cm" svg:x="18.302cm" svg:y="14.6cm">
          <text:p/>
          <draw:enhanced-geometry svg:viewBox="0 0 21600 21600" draw:type="rectangle" draw:enhanced-path="M 0 0 L 21600 0 21600 21600 0 21600 0 0 Z N"/>
        </draw:custom-shape>
        <draw:custom-shape draw:style-name="gr376" draw:text-style-name="P2" draw:layer="layout" svg:width="10.9cm" svg:height="1.094cm" svg:x="19.552cm" svg:y="15.15cm">
          <text:p text:style-name="P1"><text:span text:style-name="T1">Load and Store Module</text:span></text:p>
          <draw:enhanced-geometry svg:viewBox="0 0 21600 21600" draw:type="rectangle" draw:enhanced-path="M 0 0 L 21600 0 21600 21600 0 21600 0 0 Z N"/>
        </draw:custom-shape>
        <draw:custom-shape draw:style-name="gr377" draw:text-style-name="P28" draw:layer="layout" svg:width="7cm" svg:height="1.8cm" svg:x="22.002cm" svg:y="21.4cm">
          <text:p text:style-name="P28"><text:span text:style-name="T9">1. send load req to paket window/queue</text:span></text:p>
          <text:p text:style-name="P29"><text:span text:style-name="T11">2. waitting resp from </text:span><text:span text:style-name="T9">paket window/queue</text:span></text:p>
          <text:p text:style-name="P28"><text:span text:style-name="T11">3. put read address from </text:span><text:span text:style-name="T9">paket window/queue on rw channel of axi4</text:span></text:p>
          <text:p text:style-name="P28"><text:span text:style-name="T9">4. waitting resp from ddr</text:span></text:p>
          <text:p text:style-name="P28"><text:span text:style-name="T9">5. store the data from r channel to the ram buffer tail</text:span></text:p>
          <text:p text:style-name="P28"><text:span text:style-name="T9">6. update ram buffer tail</text:span></text:p>
          <draw:enhanced-geometry svg:viewBox="0 0 21600 21600" draw:type="rectangle" draw:enhanced-path="M 0 0 L 21600 0 21600 21600 0 21600 0 0 Z N"/>
        </draw:custom-shape>
        <draw:custom-shape draw:style-name="gr378" draw:text-style-name="P30" draw:layer="layout" svg:width="1.5cm" svg:height="0.8cm" svg:x="19.402cm" svg:y="23.5cm">
          <text:p text:style-name="P21"><text:span text:style-name="T7">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9" draw:text-style-name="P23" draw:layer="layout" svg:x1="18.302cm" svg:y1="23.9cm" svg:x2="19.402cm" svg:y2="23.9cm">
          <text:p/>
        </draw:line>
        <draw:line draw:style-name="gr198" draw:text-style-name="P23" draw:layer="layout" svg:x1="20.902cm" svg:y1="22.8cm" svg:x2="22.002cm" svg:y2="22.1cm">
          <text:p/>
        </draw:line>
        <draw:custom-shape draw:style-name="gr5" draw:text-style-name="P8" draw:layer="layout" svg:width="0.404cm" svg:height="0.2cm" svg:x="18.802cm" svg:y="27.3cm">
          <text:p text:style-name="P7"><text:span text:style-name="T4">rs1+0</text:span></text:p>
          <draw:enhanced-geometry svg:viewBox="0 0 21600 21600" draw:type="rectangle" draw:enhanced-path="M 0 0 L 21600 0 21600 21600 0 21600 0 0 Z N"/>
        </draw:custom-shape>
        <draw:custom-shape draw:style-name="gr5" draw:text-style-name="P8" draw:layer="layout" svg:width="0.404cm" svg:height="0.2cm" svg:x="18.802cm" svg:y="27.1cm">
          <text:p text:style-name="P7"><text:span text:style-name="T4">rs1+1</text:span></text:p>
          <draw:enhanced-geometry svg:viewBox="0 0 21600 21600" draw:type="rectangle" draw:enhanced-path="M 0 0 L 21600 0 21600 21600 0 21600 0 0 Z N"/>
        </draw:custom-shape>
        <draw:custom-shape draw:style-name="gr5" draw:text-style-name="P8" draw:layer="layout" svg:width="0.404cm" svg:height="0.2cm" svg:x="18.802cm" svg:y="26.9cm">
          <text:p text:style-name="P7"><text:span text:style-name="T4">rs1+2</text:span></text:p>
          <draw:enhanced-geometry svg:viewBox="0 0 21600 21600" draw:type="rectangle" draw:enhanced-path="M 0 0 L 21600 0 21600 21600 0 21600 0 0 Z N"/>
        </draw:custom-shape>
        <draw:custom-shape draw:style-name="gr5" draw:text-style-name="P8" draw:layer="layout" svg:width="0.404cm" svg:height="0.2cm" svg:x="18.802cm" svg:y="26.7cm">
          <text:p text:style-name="P7"><text:span text:style-name="T4">rs1+3</text:span></text:p>
          <draw:enhanced-geometry svg:viewBox="0 0 21600 21600" draw:type="rectangle" draw:enhanced-path="M 0 0 L 21600 0 21600 21600 0 21600 0 0 Z N"/>
        </draw:custom-shape>
        <draw:custom-shape draw:style-name="gr5" draw:text-style-name="P8" draw:layer="layout" svg:width="0.404cm" svg:height="0.2cm" svg:x="18.802cm" svg:y="26.5cm">
          <text:p text:style-name="P7"><text:span text:style-name="T4">rs1+4</text:span></text:p>
          <draw:enhanced-geometry svg:viewBox="0 0 21600 21600" draw:type="rectangle" draw:enhanced-path="M 0 0 L 21600 0 21600 21600 0 21600 0 0 Z N"/>
        </draw:custom-shape>
        <draw:custom-shape draw:style-name="gr5" draw:text-style-name="P8" draw:layer="layout" svg:width="0.404cm" svg:height="0.2cm" svg:x="18.802cm" svg:y="26.3cm">
          <text:p text:style-name="P7"><text:span text:style-name="T4">rs1+5</text:span></text:p>
          <draw:enhanced-geometry svg:viewBox="0 0 21600 21600" draw:type="rectangle" draw:enhanced-path="M 0 0 L 21600 0 21600 21600 0 21600 0 0 Z N"/>
        </draw:custom-shape>
        <draw:custom-shape draw:style-name="gr6" draw:text-style-name="P10" draw:layer="layout" svg:width="2.4cm" svg:height="0.2cm" svg:x="19.202cm" svg:y="25.9cm">
          <text:p text:style-name="P9"><text:span text:style-name="T4">store input format</text:span></text:p>
          <draw:enhanced-geometry svg:viewBox="0 0 21600 21600" draw:type="rectangle" draw:enhanced-path="M 0 0 L 21600 0 21600 21600 0 21600 0 0 Z N"/>
        </draw:custom-shape>
        <draw:custom-shape draw:style-name="gr7" draw:text-style-name="P11" draw:layer="layout" svg:width="0.2cm" svg:height="0.2cm" svg:x="21.203cm" svg:y="26.1cm">
          <text:p text:style-name="P7"><text:span text:style-name="T4">53</text:span></text:p>
          <draw:enhanced-geometry svg:viewBox="0 0 21600 21600" draw:type="rectangle" draw:enhanced-path="M 0 0 L 21600 0 21600 21600 0 21600 0 0 Z N"/>
        </draw:custom-shape>
        <draw:custom-shape draw:style-name="gr7" draw:text-style-name="P11" draw:layer="layout" svg:width="0.2cm" svg:height="0.2cm" svg:x="21.402cm" svg:y="26.1cm">
          <text:p text:style-name="P7"><text:span text:style-name="T4">52</text:span></text:p>
          <draw:enhanced-geometry svg:viewBox="0 0 21600 21600" draw:type="rectangle" draw:enhanced-path="M 0 0 L 21600 0 21600 21600 0 21600 0 0 Z N"/>
        </draw:custom-shape>
        <draw:custom-shape draw:style-name="gr7" draw:text-style-name="P11" draw:layer="layout" svg:width="0.2cm" svg:height="0.2cm" svg:x="20.804cm" svg:y="26.1cm">
          <text:p text:style-name="P7"><text:span text:style-name="T4">55</text:span></text:p>
          <draw:enhanced-geometry svg:viewBox="0 0 21600 21600" draw:type="rectangle" draw:enhanced-path="M 0 0 L 21600 0 21600 21600 0 21600 0 0 Z N"/>
        </draw:custom-shape>
        <draw:custom-shape draw:style-name="gr7" draw:text-style-name="P11" draw:layer="layout" svg:width="0.2cm" svg:height="0.2cm" svg:x="21.003cm" svg:y="26.1cm">
          <text:p text:style-name="P7"><text:span text:style-name="T4">54</text:span></text:p>
          <draw:enhanced-geometry svg:viewBox="0 0 21600 21600" draw:type="rectangle" draw:enhanced-path="M 0 0 L 21600 0 21600 21600 0 21600 0 0 Z N"/>
        </draw:custom-shape>
        <draw:custom-shape draw:style-name="gr7" draw:text-style-name="P11" draw:layer="layout" svg:width="0.2cm" svg:height="0.2cm" svg:x="20.405cm" svg:y="26.1cm">
          <text:p text:style-name="P7"><text:span text:style-name="T4">57</text:span></text:p>
          <draw:enhanced-geometry svg:viewBox="0 0 21600 21600" draw:type="rectangle" draw:enhanced-path="M 0 0 L 21600 0 21600 21600 0 21600 0 0 Z N"/>
        </draw:custom-shape>
        <draw:custom-shape draw:style-name="gr7" draw:text-style-name="P11" draw:layer="layout" svg:width="0.2cm" svg:height="0.2cm" svg:x="20.604cm" svg:y="26.1cm">
          <text:p text:style-name="P7"><text:span text:style-name="T4">56</text:span></text:p>
          <draw:enhanced-geometry svg:viewBox="0 0 21600 21600" draw:type="rectangle" draw:enhanced-path="M 0 0 L 21600 0 21600 21600 0 21600 0 0 Z N"/>
        </draw:custom-shape>
        <draw:custom-shape draw:style-name="gr7" draw:text-style-name="P11" draw:layer="layout" svg:width="0.2cm" svg:height="0.2cm" svg:x="20.006cm" svg:y="26.1cm">
          <text:p text:style-name="P7"><text:span text:style-name="T4">59</text:span></text:p>
          <draw:enhanced-geometry svg:viewBox="0 0 21600 21600" draw:type="rectangle" draw:enhanced-path="M 0 0 L 21600 0 21600 21600 0 21600 0 0 Z N"/>
        </draw:custom-shape>
        <draw:custom-shape draw:style-name="gr7" draw:text-style-name="P11" draw:layer="layout" svg:width="0.2cm" svg:height="0.2cm" svg:x="20.205cm" svg:y="26.1cm">
          <text:p text:style-name="P7"><text:span text:style-name="T4">58</text:span></text:p>
          <draw:enhanced-geometry svg:viewBox="0 0 21600 21600" draw:type="rectangle" draw:enhanced-path="M 0 0 L 21600 0 21600 21600 0 21600 0 0 Z N"/>
        </draw:custom-shape>
        <draw:custom-shape draw:style-name="gr7" draw:text-style-name="P11" draw:layer="layout" svg:width="0.2cm" svg:height="0.2cm" svg:x="19.607cm" svg:y="26.1cm">
          <text:p text:style-name="P7"><text:span text:style-name="T4">61</text:span></text:p>
          <draw:enhanced-geometry svg:viewBox="0 0 21600 21600" draw:type="rectangle" draw:enhanced-path="M 0 0 L 21600 0 21600 21600 0 21600 0 0 Z N"/>
        </draw:custom-shape>
        <draw:custom-shape draw:style-name="gr7" draw:text-style-name="P11" draw:layer="layout" svg:width="0.2cm" svg:height="0.2cm" svg:x="19.806cm" svg:y="26.1cm">
          <text:p text:style-name="P7"><text:span text:style-name="T4">60</text:span></text:p>
          <draw:enhanced-geometry svg:viewBox="0 0 21600 21600" draw:type="rectangle" draw:enhanced-path="M 0 0 L 21600 0 21600 21600 0 21600 0 0 Z N"/>
        </draw:custom-shape>
        <draw:custom-shape draw:style-name="gr7" draw:text-style-name="P11" draw:layer="layout" svg:width="0.2cm" svg:height="0.2cm" svg:x="23.204cm" svg:y="26.1cm">
          <text:p text:style-name="P7"><text:span text:style-name="T4">43</text:span></text:p>
          <draw:enhanced-geometry svg:viewBox="0 0 21600 21600" draw:type="rectangle" draw:enhanced-path="M 0 0 L 21600 0 21600 21600 0 21600 0 0 Z N"/>
        </draw:custom-shape>
        <draw:custom-shape draw:style-name="gr7" draw:text-style-name="P11" draw:layer="layout" svg:width="0.2cm" svg:height="0.2cm" svg:x="23.403cm" svg:y="26.1cm">
          <text:p text:style-name="P7"><text:span text:style-name="T4">42</text:span></text:p>
          <draw:enhanced-geometry svg:viewBox="0 0 21600 21600" draw:type="rectangle" draw:enhanced-path="M 0 0 L 21600 0 21600 21600 0 21600 0 0 Z N"/>
        </draw:custom-shape>
        <draw:custom-shape draw:style-name="gr7" draw:text-style-name="P11" draw:layer="layout" svg:width="0.2cm" svg:height="0.2cm" svg:x="22.805cm" svg:y="26.1cm">
          <text:p text:style-name="P7"><text:span text:style-name="T4">45</text:span></text:p>
          <draw:enhanced-geometry svg:viewBox="0 0 21600 21600" draw:type="rectangle" draw:enhanced-path="M 0 0 L 21600 0 21600 21600 0 21600 0 0 Z N"/>
        </draw:custom-shape>
        <draw:custom-shape draw:style-name="gr7" draw:text-style-name="P11" draw:layer="layout" svg:width="0.2cm" svg:height="0.2cm" svg:x="23.004cm" svg:y="26.1cm">
          <text:p text:style-name="P7"><text:span text:style-name="T4">44</text:span></text:p>
          <draw:enhanced-geometry svg:viewBox="0 0 21600 21600" draw:type="rectangle" draw:enhanced-path="M 0 0 L 21600 0 21600 21600 0 21600 0 0 Z N"/>
        </draw:custom-shape>
        <draw:custom-shape draw:style-name="gr7" draw:text-style-name="P11" draw:layer="layout" svg:width="0.2cm" svg:height="0.2cm" svg:x="22.406cm" svg:y="26.1cm">
          <text:p text:style-name="P7"><text:span text:style-name="T4">47</text:span></text:p>
          <draw:enhanced-geometry svg:viewBox="0 0 21600 21600" draw:type="rectangle" draw:enhanced-path="M 0 0 L 21600 0 21600 21600 0 21600 0 0 Z N"/>
        </draw:custom-shape>
        <draw:custom-shape draw:style-name="gr7" draw:text-style-name="P11" draw:layer="layout" svg:width="0.2cm" svg:height="0.2cm" svg:x="22.605cm" svg:y="26.1cm">
          <text:p text:style-name="P7"><text:span text:style-name="T4">46</text:span></text:p>
          <draw:enhanced-geometry svg:viewBox="0 0 21600 21600" draw:type="rectangle" draw:enhanced-path="M 0 0 L 21600 0 21600 21600 0 21600 0 0 Z N"/>
        </draw:custom-shape>
        <draw:custom-shape draw:style-name="gr7" draw:text-style-name="P11" draw:layer="layout" svg:width="0.2cm" svg:height="0.2cm" svg:x="22.007cm" svg:y="26.1cm">
          <text:p text:style-name="P7"><text:span text:style-name="T4">49</text:span></text:p>
          <draw:enhanced-geometry svg:viewBox="0 0 21600 21600" draw:type="rectangle" draw:enhanced-path="M 0 0 L 21600 0 21600 21600 0 21600 0 0 Z N"/>
        </draw:custom-shape>
        <draw:custom-shape draw:style-name="gr7" draw:text-style-name="P11" draw:layer="layout" svg:width="0.2cm" svg:height="0.2cm" svg:x="22.206cm" svg:y="26.1cm">
          <text:p text:style-name="P7"><text:span text:style-name="T4">48</text:span></text:p>
          <draw:enhanced-geometry svg:viewBox="0 0 21600 21600" draw:type="rectangle" draw:enhanced-path="M 0 0 L 21600 0 21600 21600 0 21600 0 0 Z N"/>
        </draw:custom-shape>
        <draw:custom-shape draw:style-name="gr7" draw:text-style-name="P11" draw:layer="layout" svg:width="0.2cm" svg:height="0.2cm" svg:x="21.608cm" svg:y="26.1cm">
          <text:p text:style-name="P7"><text:span text:style-name="T4">51</text:span></text:p>
          <draw:enhanced-geometry svg:viewBox="0 0 21600 21600" draw:type="rectangle" draw:enhanced-path="M 0 0 L 21600 0 21600 21600 0 21600 0 0 Z N"/>
        </draw:custom-shape>
        <draw:custom-shape draw:style-name="gr7" draw:text-style-name="P11" draw:layer="layout" svg:width="0.2cm" svg:height="0.2cm" svg:x="21.807cm" svg:y="26.1cm">
          <text:p text:style-name="P7"><text:span text:style-name="T4">50</text:span></text:p>
          <draw:enhanced-geometry svg:viewBox="0 0 21600 21600" draw:type="rectangle" draw:enhanced-path="M 0 0 L 21600 0 21600 21600 0 21600 0 0 Z N"/>
        </draw:custom-shape>
        <draw:custom-shape draw:style-name="gr7" draw:text-style-name="P11" draw:layer="layout" svg:width="0.2cm" svg:height="0.2cm" svg:x="25.205cm" svg:y="26.1cm">
          <text:p text:style-name="P7"><text:span text:style-name="T4">33</text:span></text:p>
          <draw:enhanced-geometry svg:viewBox="0 0 21600 21600" draw:type="rectangle" draw:enhanced-path="M 0 0 L 21600 0 21600 21600 0 21600 0 0 Z N"/>
        </draw:custom-shape>
        <draw:custom-shape draw:style-name="gr7" draw:text-style-name="P11" draw:layer="layout" svg:width="0.2cm" svg:height="0.2cm" svg:x="25.404cm" svg:y="26.1cm">
          <text:p text:style-name="P7"><text:span text:style-name="T4">32</text:span></text:p>
          <draw:enhanced-geometry svg:viewBox="0 0 21600 21600" draw:type="rectangle" draw:enhanced-path="M 0 0 L 21600 0 21600 21600 0 21600 0 0 Z N"/>
        </draw:custom-shape>
        <draw:custom-shape draw:style-name="gr7" draw:text-style-name="P11" draw:layer="layout" svg:width="0.2cm" svg:height="0.2cm" svg:x="24.806cm" svg:y="26.1cm">
          <text:p text:style-name="P7"><text:span text:style-name="T4">35</text:span></text:p>
          <draw:enhanced-geometry svg:viewBox="0 0 21600 21600" draw:type="rectangle" draw:enhanced-path="M 0 0 L 21600 0 21600 21600 0 21600 0 0 Z N"/>
        </draw:custom-shape>
        <draw:custom-shape draw:style-name="gr7" draw:text-style-name="P11" draw:layer="layout" svg:width="0.2cm" svg:height="0.2cm" svg:x="25.005cm" svg:y="26.1cm">
          <text:p text:style-name="P7"><text:span text:style-name="T4">34</text:span></text:p>
          <draw:enhanced-geometry svg:viewBox="0 0 21600 21600" draw:type="rectangle" draw:enhanced-path="M 0 0 L 21600 0 21600 21600 0 21600 0 0 Z N"/>
        </draw:custom-shape>
        <draw:custom-shape draw:style-name="gr7" draw:text-style-name="P11" draw:layer="layout" svg:width="0.2cm" svg:height="0.2cm" svg:x="24.407cm" svg:y="26.1cm">
          <text:p text:style-name="P7"><text:span text:style-name="T4">37</text:span></text:p>
          <draw:enhanced-geometry svg:viewBox="0 0 21600 21600" draw:type="rectangle" draw:enhanced-path="M 0 0 L 21600 0 21600 21600 0 21600 0 0 Z N"/>
        </draw:custom-shape>
        <draw:custom-shape draw:style-name="gr7" draw:text-style-name="P11" draw:layer="layout" svg:width="0.2cm" svg:height="0.2cm" svg:x="24.606cm" svg:y="26.1cm">
          <text:p text:style-name="P7"><text:span text:style-name="T4">36</text:span></text:p>
          <draw:enhanced-geometry svg:viewBox="0 0 21600 21600" draw:type="rectangle" draw:enhanced-path="M 0 0 L 21600 0 21600 21600 0 21600 0 0 Z N"/>
        </draw:custom-shape>
        <draw:custom-shape draw:style-name="gr7" draw:text-style-name="P11" draw:layer="layout" svg:width="0.2cm" svg:height="0.2cm" svg:x="24.008cm" svg:y="26.1cm">
          <text:p text:style-name="P7"><text:span text:style-name="T4">39</text:span></text:p>
          <draw:enhanced-geometry svg:viewBox="0 0 21600 21600" draw:type="rectangle" draw:enhanced-path="M 0 0 L 21600 0 21600 21600 0 21600 0 0 Z N"/>
        </draw:custom-shape>
        <draw:custom-shape draw:style-name="gr7" draw:text-style-name="P11" draw:layer="layout" svg:width="0.2cm" svg:height="0.2cm" svg:x="24.207cm" svg:y="26.1cm">
          <text:p text:style-name="P7"><text:span text:style-name="T4">38</text:span></text:p>
          <draw:enhanced-geometry svg:viewBox="0 0 21600 21600" draw:type="rectangle" draw:enhanced-path="M 0 0 L 21600 0 21600 21600 0 21600 0 0 Z N"/>
        </draw:custom-shape>
        <draw:custom-shape draw:style-name="gr7" draw:text-style-name="P11" draw:layer="layout" svg:width="0.2cm" svg:height="0.2cm" svg:x="23.609cm" svg:y="26.1cm">
          <text:p text:style-name="P7"><text:span text:style-name="T4">41</text:span></text:p>
          <draw:enhanced-geometry svg:viewBox="0 0 21600 21600" draw:type="rectangle" draw:enhanced-path="M 0 0 L 21600 0 21600 21600 0 21600 0 0 Z N"/>
        </draw:custom-shape>
        <draw:custom-shape draw:style-name="gr7" draw:text-style-name="P11" draw:layer="layout" svg:width="0.2cm" svg:height="0.2cm" svg:x="23.808cm" svg:y="26.1cm">
          <text:p text:style-name="P7"><text:span text:style-name="T4">40</text:span></text:p>
          <draw:enhanced-geometry svg:viewBox="0 0 21600 21600" draw:type="rectangle" draw:enhanced-path="M 0 0 L 21600 0 21600 21600 0 21600 0 0 Z N"/>
        </draw:custom-shape>
        <draw:custom-shape draw:style-name="gr7" draw:text-style-name="P11" draw:layer="layout" svg:width="0.2cm" svg:height="0.2cm" svg:x="25.609cm" svg:y="26.1cm">
          <text:p text:style-name="P7"><text:span text:style-name="T4">31</text:span></text:p>
          <draw:enhanced-geometry svg:viewBox="0 0 21600 21600" draw:type="rectangle" draw:enhanced-path="M 0 0 L 21600 0 21600 21600 0 21600 0 0 Z N"/>
        </draw:custom-shape>
        <draw:custom-shape draw:style-name="gr7" draw:text-style-name="P11" draw:layer="layout" svg:width="0.194cm" svg:height="0.2cm" svg:x="25.809cm" svg:y="26.1cm">
          <text:p text:style-name="P7"><text:span text:style-name="T4">30</text:span></text:p>
          <draw:enhanced-geometry svg:viewBox="0 0 21600 21600" draw:type="rectangle" draw:enhanced-path="M 0 0 L 21600 0 21600 21600 0 21600 0 0 Z N"/>
        </draw:custom-shape>
        <draw:custom-shape draw:style-name="gr7" draw:text-style-name="P11" draw:layer="layout" svg:width="0.2cm" svg:height="0.2cm" svg:x="27.203cm" svg:y="26.1cm">
          <text:p text:style-name="P7"><text:span text:style-name="T4">23</text:span></text:p>
          <draw:enhanced-geometry svg:viewBox="0 0 21600 21600" draw:type="rectangle" draw:enhanced-path="M 0 0 L 21600 0 21600 21600 0 21600 0 0 Z N"/>
        </draw:custom-shape>
        <draw:custom-shape draw:style-name="gr7" draw:text-style-name="P11" draw:layer="layout" svg:width="0.2cm" svg:height="0.2cm" svg:x="27.402cm" svg:y="26.1cm">
          <text:p text:style-name="P7"><text:span text:style-name="T4">22</text:span></text:p>
          <draw:enhanced-geometry svg:viewBox="0 0 21600 21600" draw:type="rectangle" draw:enhanced-path="M 0 0 L 21600 0 21600 21600 0 21600 0 0 Z N"/>
        </draw:custom-shape>
        <draw:custom-shape draw:style-name="gr7" draw:text-style-name="P11" draw:layer="layout" svg:width="0.2cm" svg:height="0.2cm" svg:x="26.804cm" svg:y="26.1cm">
          <text:p text:style-name="P7"><text:span text:style-name="T4">25</text:span></text:p>
          <draw:enhanced-geometry svg:viewBox="0 0 21600 21600" draw:type="rectangle" draw:enhanced-path="M 0 0 L 21600 0 21600 21600 0 21600 0 0 Z N"/>
        </draw:custom-shape>
        <draw:custom-shape draw:style-name="gr7" draw:text-style-name="P11" draw:layer="layout" svg:width="0.2cm" svg:height="0.2cm" svg:x="27.003cm" svg:y="26.1cm">
          <text:p text:style-name="P7"><text:span text:style-name="T4">24</text:span></text:p>
          <draw:enhanced-geometry svg:viewBox="0 0 21600 21600" draw:type="rectangle" draw:enhanced-path="M 0 0 L 21600 0 21600 21600 0 21600 0 0 Z N"/>
        </draw:custom-shape>
        <draw:custom-shape draw:style-name="gr7" draw:text-style-name="P11" draw:layer="layout" svg:width="0.2cm" svg:height="0.2cm" svg:x="26.405cm" svg:y="26.1cm">
          <text:p text:style-name="P7"><text:span text:style-name="T4">27</text:span></text:p>
          <draw:enhanced-geometry svg:viewBox="0 0 21600 21600" draw:type="rectangle" draw:enhanced-path="M 0 0 L 21600 0 21600 21600 0 21600 0 0 Z N"/>
        </draw:custom-shape>
        <draw:custom-shape draw:style-name="gr7" draw:text-style-name="P11" draw:layer="layout" svg:width="0.2cm" svg:height="0.2cm" svg:x="26.604cm" svg:y="26.1cm">
          <text:p text:style-name="P7"><text:span text:style-name="T4">26</text:span></text:p>
          <draw:enhanced-geometry svg:viewBox="0 0 21600 21600" draw:type="rectangle" draw:enhanced-path="M 0 0 L 21600 0 21600 21600 0 21600 0 0 Z N"/>
        </draw:custom-shape>
        <draw:custom-shape draw:style-name="gr7" draw:text-style-name="P11" draw:layer="layout" svg:width="0.2cm" svg:height="0.2cm" svg:x="26.006cm" svg:y="26.1cm">
          <text:p text:style-name="P7"><text:span text:style-name="T4">29</text:span></text:p>
          <draw:enhanced-geometry svg:viewBox="0 0 21600 21600" draw:type="rectangle" draw:enhanced-path="M 0 0 L 21600 0 21600 21600 0 21600 0 0 Z N"/>
        </draw:custom-shape>
        <draw:custom-shape draw:style-name="gr7" draw:text-style-name="P11" draw:layer="layout" svg:width="0.2cm" svg:height="0.2cm" svg:x="26.205cm" svg:y="26.1cm">
          <text:p text:style-name="P7"><text:span text:style-name="T4">28</text:span></text:p>
          <draw:enhanced-geometry svg:viewBox="0 0 21600 21600" draw:type="rectangle" draw:enhanced-path="M 0 0 L 21600 0 21600 21600 0 21600 0 0 Z N"/>
        </draw:custom-shape>
        <draw:custom-shape draw:style-name="gr7" draw:text-style-name="P11" draw:layer="layout" svg:width="0.2cm" svg:height="0.2cm" svg:x="29.204cm" svg:y="26.1cm">
          <text:p text:style-name="P7"><text:span text:style-name="T4">13</text:span></text:p>
          <draw:enhanced-geometry svg:viewBox="0 0 21600 21600" draw:type="rectangle" draw:enhanced-path="M 0 0 L 21600 0 21600 21600 0 21600 0 0 Z N"/>
        </draw:custom-shape>
        <draw:custom-shape draw:style-name="gr7" draw:text-style-name="P11" draw:layer="layout" svg:width="0.2cm" svg:height="0.2cm" svg:x="29.403cm" svg:y="26.1cm">
          <text:p text:style-name="P7"><text:span text:style-name="T4">12</text:span></text:p>
          <draw:enhanced-geometry svg:viewBox="0 0 21600 21600" draw:type="rectangle" draw:enhanced-path="M 0 0 L 21600 0 21600 21600 0 21600 0 0 Z N"/>
        </draw:custom-shape>
        <draw:custom-shape draw:style-name="gr7" draw:text-style-name="P11" draw:layer="layout" svg:width="0.2cm" svg:height="0.2cm" svg:x="28.805cm" svg:y="26.1cm">
          <text:p text:style-name="P7"><text:span text:style-name="T4">15</text:span></text:p>
          <draw:enhanced-geometry svg:viewBox="0 0 21600 21600" draw:type="rectangle" draw:enhanced-path="M 0 0 L 21600 0 21600 21600 0 21600 0 0 Z N"/>
        </draw:custom-shape>
        <draw:custom-shape draw:style-name="gr7" draw:text-style-name="P11" draw:layer="layout" svg:width="0.2cm" svg:height="0.2cm" svg:x="29.004cm" svg:y="26.1cm">
          <text:p text:style-name="P7"><text:span text:style-name="T4">14</text:span></text:p>
          <draw:enhanced-geometry svg:viewBox="0 0 21600 21600" draw:type="rectangle" draw:enhanced-path="M 0 0 L 21600 0 21600 21600 0 21600 0 0 Z N"/>
        </draw:custom-shape>
        <draw:custom-shape draw:style-name="gr7" draw:text-style-name="P11" draw:layer="layout" svg:width="0.2cm" svg:height="0.2cm" svg:x="28.406cm" svg:y="26.1cm">
          <text:p text:style-name="P7"><text:span text:style-name="T4">17</text:span></text:p>
          <draw:enhanced-geometry svg:viewBox="0 0 21600 21600" draw:type="rectangle" draw:enhanced-path="M 0 0 L 21600 0 21600 21600 0 21600 0 0 Z N"/>
        </draw:custom-shape>
        <draw:custom-shape draw:style-name="gr7" draw:text-style-name="P11" draw:layer="layout" svg:width="0.2cm" svg:height="0.2cm" svg:x="28.605cm" svg:y="26.1cm">
          <text:p text:style-name="P7"><text:span text:style-name="T4">16</text:span></text:p>
          <draw:enhanced-geometry svg:viewBox="0 0 21600 21600" draw:type="rectangle" draw:enhanced-path="M 0 0 L 21600 0 21600 21600 0 21600 0 0 Z N"/>
        </draw:custom-shape>
        <draw:custom-shape draw:style-name="gr7" draw:text-style-name="P11" draw:layer="layout" svg:width="0.2cm" svg:height="0.2cm" svg:x="28.007cm" svg:y="26.1cm">
          <text:p text:style-name="P7"><text:span text:style-name="T4">19</text:span></text:p>
          <draw:enhanced-geometry svg:viewBox="0 0 21600 21600" draw:type="rectangle" draw:enhanced-path="M 0 0 L 21600 0 21600 21600 0 21600 0 0 Z N"/>
        </draw:custom-shape>
        <draw:custom-shape draw:style-name="gr7" draw:text-style-name="P11" draw:layer="layout" svg:width="0.2cm" svg:height="0.2cm" svg:x="28.206cm" svg:y="26.1cm">
          <text:p text:style-name="P7"><text:span text:style-name="T4">18</text:span></text:p>
          <draw:enhanced-geometry svg:viewBox="0 0 21600 21600" draw:type="rectangle" draw:enhanced-path="M 0 0 L 21600 0 21600 21600 0 21600 0 0 Z N"/>
        </draw:custom-shape>
        <draw:custom-shape draw:style-name="gr7" draw:text-style-name="P11" draw:layer="layout" svg:width="0.2cm" svg:height="0.2cm" svg:x="27.608cm" svg:y="26.1cm">
          <text:p text:style-name="P7"><text:span text:style-name="T4">21</text:span></text:p>
          <draw:enhanced-geometry svg:viewBox="0 0 21600 21600" draw:type="rectangle" draw:enhanced-path="M 0 0 L 21600 0 21600 21600 0 21600 0 0 Z N"/>
        </draw:custom-shape>
        <draw:custom-shape draw:style-name="gr7" draw:text-style-name="P11" draw:layer="layout" svg:width="0.2cm" svg:height="0.2cm" svg:x="27.807cm" svg:y="26.1cm">
          <text:p text:style-name="P7"><text:span text:style-name="T4">20</text:span></text:p>
          <draw:enhanced-geometry svg:viewBox="0 0 21600 21600" draw:type="rectangle" draw:enhanced-path="M 0 0 L 21600 0 21600 21600 0 21600 0 0 Z N"/>
        </draw:custom-shape>
        <draw:custom-shape draw:style-name="gr7" draw:text-style-name="P11" draw:layer="layout" svg:width="0.2cm" svg:height="0.2cm" svg:x="31.205cm" svg:y="26.1cm">
          <text:p text:style-name="P7"><text:span text:style-name="T4">3</text:span></text:p>
          <draw:enhanced-geometry svg:viewBox="0 0 21600 21600" draw:type="rectangle" draw:enhanced-path="M 0 0 L 21600 0 21600 21600 0 21600 0 0 Z N"/>
        </draw:custom-shape>
        <draw:custom-shape draw:style-name="gr7" draw:text-style-name="P11" draw:layer="layout" svg:width="0.2cm" svg:height="0.2cm" svg:x="31.404cm" svg:y="26.1cm">
          <text:p text:style-name="P7"><text:span text:style-name="T4">2</text:span></text:p>
          <draw:enhanced-geometry svg:viewBox="0 0 21600 21600" draw:type="rectangle" draw:enhanced-path="M 0 0 L 21600 0 21600 21600 0 21600 0 0 Z N"/>
        </draw:custom-shape>
        <draw:custom-shape draw:style-name="gr7" draw:text-style-name="P11" draw:layer="layout" svg:width="0.2cm" svg:height="0.2cm" svg:x="30.806cm" svg:y="26.1cm">
          <text:p text:style-name="P7"><text:span text:style-name="T4">5</text:span></text:p>
          <draw:enhanced-geometry svg:viewBox="0 0 21600 21600" draw:type="rectangle" draw:enhanced-path="M 0 0 L 21600 0 21600 21600 0 21600 0 0 Z N"/>
        </draw:custom-shape>
        <draw:custom-shape draw:style-name="gr7" draw:text-style-name="P11" draw:layer="layout" svg:width="0.2cm" svg:height="0.2cm" svg:x="31.005cm" svg:y="26.1cm">
          <text:p text:style-name="P7"><text:span text:style-name="T4">4</text:span></text:p>
          <draw:enhanced-geometry svg:viewBox="0 0 21600 21600" draw:type="rectangle" draw:enhanced-path="M 0 0 L 21600 0 21600 21600 0 21600 0 0 Z N"/>
        </draw:custom-shape>
        <draw:custom-shape draw:style-name="gr7" draw:text-style-name="P11" draw:layer="layout" svg:width="0.2cm" svg:height="0.2cm" svg:x="30.407cm" svg:y="26.1cm">
          <text:p text:style-name="P7"><text:span text:style-name="T4">7</text:span></text:p>
          <draw:enhanced-geometry svg:viewBox="0 0 21600 21600" draw:type="rectangle" draw:enhanced-path="M 0 0 L 21600 0 21600 21600 0 21600 0 0 Z N"/>
        </draw:custom-shape>
        <draw:custom-shape draw:style-name="gr7" draw:text-style-name="P11" draw:layer="layout" svg:width="0.2cm" svg:height="0.2cm" svg:x="30.606cm" svg:y="26.1cm">
          <text:p text:style-name="P7"><text:span text:style-name="T4">6</text:span></text:p>
          <draw:enhanced-geometry svg:viewBox="0 0 21600 21600" draw:type="rectangle" draw:enhanced-path="M 0 0 L 21600 0 21600 21600 0 21600 0 0 Z N"/>
        </draw:custom-shape>
        <draw:custom-shape draw:style-name="gr7" draw:text-style-name="P11" draw:layer="layout" svg:width="0.2cm" svg:height="0.2cm" svg:x="30.008cm" svg:y="26.1cm">
          <text:p text:style-name="P7"><text:span text:style-name="T4">9</text:span></text:p>
          <draw:enhanced-geometry svg:viewBox="0 0 21600 21600" draw:type="rectangle" draw:enhanced-path="M 0 0 L 21600 0 21600 21600 0 21600 0 0 Z N"/>
        </draw:custom-shape>
        <draw:custom-shape draw:style-name="gr7" draw:text-style-name="P11" draw:layer="layout" svg:width="0.2cm" svg:height="0.2cm" svg:x="30.207cm" svg:y="26.1cm">
          <text:p text:style-name="P7"><text:span text:style-name="T4">8</text:span></text:p>
          <draw:enhanced-geometry svg:viewBox="0 0 21600 21600" draw:type="rectangle" draw:enhanced-path="M 0 0 L 21600 0 21600 21600 0 21600 0 0 Z N"/>
        </draw:custom-shape>
        <draw:custom-shape draw:style-name="gr7" draw:text-style-name="P11" draw:layer="layout" svg:width="0.2cm" svg:height="0.2cm" svg:x="29.609cm" svg:y="26.1cm">
          <text:p text:style-name="P7"><text:span text:style-name="T4">11</text:span></text:p>
          <draw:enhanced-geometry svg:viewBox="0 0 21600 21600" draw:type="rectangle" draw:enhanced-path="M 0 0 L 21600 0 21600 21600 0 21600 0 0 Z N"/>
        </draw:custom-shape>
        <draw:custom-shape draw:style-name="gr7" draw:text-style-name="P11" draw:layer="layout" svg:width="0.2cm" svg:height="0.2cm" svg:x="29.808cm" svg:y="26.1cm">
          <text:p text:style-name="P7"><text:span text:style-name="T4">10</text:span></text:p>
          <draw:enhanced-geometry svg:viewBox="0 0 21600 21600" draw:type="rectangle" draw:enhanced-path="M 0 0 L 21600 0 21600 21600 0 21600 0 0 Z N"/>
        </draw:custom-shape>
        <draw:custom-shape draw:style-name="gr72" draw:text-style-name="P11" draw:layer="layout" svg:width="4.103cm" svg:height="0.2cm" svg:x="27.706cm" svg:y="26.1cm">
          <text:p text:style-name="P7"><text:span text:style-name="T4">1</text:span></text:p>
          <draw:enhanced-geometry svg:viewBox="0 0 21600 21600" draw:type="rectangle" draw:enhanced-path="M 0 0 L 21600 0 21600 21600 0 21600 0 0 Z N"/>
        </draw:custom-shape>
        <draw:custom-shape draw:style-name="gr7" draw:text-style-name="P11" draw:layer="layout" svg:width="0.194cm" svg:height="0.2cm" svg:x="31.809cm" svg:y="26.1cm">
          <text:p text:style-name="P7"><text:span text:style-name="T4">0</text:span></text:p>
          <draw:enhanced-geometry svg:viewBox="0 0 21600 21600" draw:type="rectangle" draw:enhanced-path="M 0 0 L 21600 0 21600 21600 0 21600 0 0 Z N"/>
        </draw:custom-shape>
        <draw:custom-shape draw:style-name="gr7" draw:text-style-name="P11" draw:layer="layout" svg:width="0.2cm" svg:height="0.2cm" svg:x="19.208cm" svg:y="26.1cm">
          <text:p text:style-name="P7"><text:span text:style-name="T4">63</text:span></text:p>
          <draw:enhanced-geometry svg:viewBox="0 0 21600 21600" draw:type="rectangle" draw:enhanced-path="M 0 0 L 21600 0 21600 21600 0 21600 0 0 Z N"/>
        </draw:custom-shape>
        <draw:custom-shape draw:style-name="gr7" draw:text-style-name="P11" draw:layer="layout" svg:width="0.2cm" svg:height="0.2cm" svg:x="19.407cm" svg:y="26.1cm">
          <text:p text:style-name="P7"><text:span text:style-name="T4">62</text:span></text:p>
          <draw:enhanced-geometry svg:viewBox="0 0 21600 21600" draw:type="rectangle" draw:enhanced-path="M 0 0 L 21600 0 21600 21600 0 21600 0 0 Z N"/>
        </draw:custom-shape>
        <draw:custom-shape draw:style-name="gr9" draw:text-style-name="P11" draw:layer="layout" svg:width="0.8cm" svg:height="0.2cm" svg:x="31.202cm" svg:y="27.3cm">
          <text:p text:style-name="P7"><text:span text:style-name="T4">cmd 0 type</text:span></text:p>
          <draw:enhanced-geometry svg:viewBox="0 0 21600 21600" draw:type="rectangle" draw:enhanced-path="M 0 0 L 21600 0 21600 21600 0 21600 0 0 Z N"/>
        </draw:custom-shape>
        <draw:custom-shape draw:style-name="gr9" draw:text-style-name="P11" draw:layer="layout" svg:width="0.8cm" svg:height="0.2cm" svg:x="30.402cm" svg:y="27.3cm">
          <text:p text:style-name="P7"><text:span text:style-name="T4">cmd 1 type</text:span></text:p>
          <draw:enhanced-geometry svg:viewBox="0 0 21600 21600" draw:type="rectangle" draw:enhanced-path="M 0 0 L 21600 0 21600 21600 0 21600 0 0 Z N"/>
        </draw:custom-shape>
        <draw:custom-shape draw:style-name="gr9" draw:text-style-name="P11" draw:layer="layout" svg:width="0.8cm" svg:height="0.2cm" svg:x="29.602cm" svg:y="27.3cm">
          <text:p text:style-name="P7"><text:span text:style-name="T4">cmd 2 type</text:span></text:p>
          <draw:enhanced-geometry svg:viewBox="0 0 21600 21600" draw:type="rectangle" draw:enhanced-path="M 0 0 L 21600 0 21600 21600 0 21600 0 0 Z N"/>
        </draw:custom-shape>
        <draw:custom-shape draw:style-name="gr9" draw:text-style-name="P11" draw:layer="layout" svg:width="0.8cm" svg:height="0.2cm" svg:x="28.802cm" svg:y="27.3cm">
          <text:p text:style-name="P7"><text:span text:style-name="T4">cmd 3 type</text:span></text:p>
          <draw:enhanced-geometry svg:viewBox="0 0 21600 21600" draw:type="rectangle" draw:enhanced-path="M 0 0 L 21600 0 21600 21600 0 21600 0 0 Z N"/>
        </draw:custom-shape>
        <draw:custom-shape draw:style-name="gr380" draw:text-style-name="P15" draw:layer="layout" svg:width="0.8cm" svg:height="0.2cm" svg:x="28.002cm" svg:y="27.3cm">
          <text:p text:style-name="P12"><text:span text:style-name="T5">cmd 4</text:span><text:span text:style-name="T4"> type</text:span></text:p>
          <draw:enhanced-geometry svg:viewBox="0 0 21600 21600" draw:type="rectangle" draw:enhanced-path="M 0 0 L 21600 0 21600 21600 0 21600 0 0 Z N"/>
        </draw:custom-shape>
        <draw:custom-shape draw:style-name="gr381" draw:text-style-name="P15" draw:layer="layout" svg:width="0.8cm" svg:height="0.2cm" svg:x="27.202cm" svg:y="27.3cm">
          <text:p text:style-name="P12"><text:span text:style-name="T5">cmd 5</text:span><text:span text:style-name="T4"> type</text:span></text:p>
          <draw:enhanced-geometry svg:viewBox="0 0 21600 21600" draw:type="rectangle" draw:enhanced-path="M 0 0 L 21600 0 21600 21600 0 21600 0 0 Z N"/>
        </draw:custom-shape>
        <draw:custom-shape draw:style-name="gr382" draw:text-style-name="P15" draw:layer="layout" svg:width="0.8cm" svg:height="0.2cm" svg:x="26.402cm" svg:y="27.3cm">
          <text:p text:style-name="P12"><text:span text:style-name="T5">cmd 6</text:span><text:span text:style-name="T4"> type</text:span></text:p>
          <draw:enhanced-geometry svg:viewBox="0 0 21600 21600" draw:type="rectangle" draw:enhanced-path="M 0 0 L 21600 0 21600 21600 0 21600 0 0 Z N"/>
        </draw:custom-shape>
        <draw:custom-shape draw:style-name="gr383" draw:text-style-name="P15" draw:layer="layout" svg:width="0.8cm" svg:height="0.2cm" svg:x="25.602cm" svg:y="27.3cm">
          <text:p text:style-name="P12"><text:span text:style-name="T5">cmd 7</text:span><text:span text:style-name="T4"> type</text:span></text:p>
          <draw:enhanced-geometry svg:viewBox="0 0 21600 21600" draw:type="rectangle" draw:enhanced-path="M 0 0 L 21600 0 21600 21600 0 21600 0 0 Z N"/>
        </draw:custom-shape>
        <draw:custom-shape draw:style-name="gr384" draw:text-style-name="P15" draw:layer="layout" svg:width="0.8cm" svg:height="0.2cm" svg:x="24.802cm" svg:y="27.3cm">
          <text:p text:style-name="P12"><text:span text:style-name="T5">cmd 8</text:span><text:span text:style-name="T4"> type</text:span></text:p>
          <draw:enhanced-geometry svg:viewBox="0 0 21600 21600" draw:type="rectangle" draw:enhanced-path="M 0 0 L 21600 0 21600 21600 0 21600 0 0 Z N"/>
        </draw:custom-shape>
        <draw:custom-shape draw:style-name="gr385" draw:text-style-name="P15" draw:layer="layout" svg:width="0.8cm" svg:height="0.2cm" svg:x="24.002cm" svg:y="27.3cm">
          <text:p text:style-name="P12"><text:span text:style-name="T5">cmd 9</text:span><text:span text:style-name="T4"> type</text:span></text:p>
          <draw:enhanced-geometry svg:viewBox="0 0 21600 21600" draw:type="rectangle" draw:enhanced-path="M 0 0 L 21600 0 21600 21600 0 21600 0 0 Z N"/>
        </draw:custom-shape>
        <draw:custom-shape draw:style-name="gr386" draw:text-style-name="P15" draw:layer="layout" svg:width="0.8cm" svg:height="0.2cm" svg:x="23.202cm" svg:y="27.3cm">
          <text:p text:style-name="P12"><text:span text:style-name="T5">cmd 10</text:span><text:span text:style-name="T4"> type</text:span></text:p>
          <draw:enhanced-geometry svg:viewBox="0 0 21600 21600" draw:type="rectangle" draw:enhanced-path="M 0 0 L 21600 0 21600 21600 0 21600 0 0 Z N"/>
        </draw:custom-shape>
        <draw:custom-shape draw:style-name="gr387" draw:text-style-name="P15" draw:layer="layout" svg:width="0.8cm" svg:height="0.2cm" svg:x="22.402cm" svg:y="27.3cm">
          <text:p text:style-name="P12"><text:span text:style-name="T5">cmd 11</text:span><text:span text:style-name="T4"> type</text:span></text:p>
          <draw:enhanced-geometry svg:viewBox="0 0 21600 21600" draw:type="rectangle" draw:enhanced-path="M 0 0 L 21600 0 21600 21600 0 21600 0 0 Z N"/>
        </draw:custom-shape>
        <draw:custom-shape draw:style-name="gr388" draw:text-style-name="P15" draw:layer="layout" svg:width="0.8cm" svg:height="0.2cm" svg:x="21.602cm" svg:y="27.3cm">
          <text:p text:style-name="P12"><text:span text:style-name="T5">cmd 12</text:span><text:span text:style-name="T4"> type</text:span></text:p>
          <draw:enhanced-geometry svg:viewBox="0 0 21600 21600" draw:type="rectangle" draw:enhanced-path="M 0 0 L 21600 0 21600 21600 0 21600 0 0 Z N"/>
        </draw:custom-shape>
        <draw:custom-shape draw:style-name="gr389" draw:text-style-name="P15" draw:layer="layout" svg:width="0.8cm" svg:height="0.2cm" svg:x="20.802cm" svg:y="27.3cm">
          <text:p text:style-name="P12"><text:span text:style-name="T5">cmd 13</text:span><text:span text:style-name="T4"> type</text:span></text:p>
          <draw:enhanced-geometry svg:viewBox="0 0 21600 21600" draw:type="rectangle" draw:enhanced-path="M 0 0 L 21600 0 21600 21600 0 21600 0 0 Z N"/>
        </draw:custom-shape>
        <draw:custom-shape draw:style-name="gr390" draw:text-style-name="P15" draw:layer="layout" svg:width="0.8cm" svg:height="0.2cm" svg:x="20.002cm" svg:y="27.3cm">
          <text:p text:style-name="P12"><text:span text:style-name="T5">cmd 14</text:span><text:span text:style-name="T4"> type</text:span></text:p>
          <draw:enhanced-geometry svg:viewBox="0 0 21600 21600" draw:type="rectangle" draw:enhanced-path="M 0 0 L 21600 0 21600 21600 0 21600 0 0 Z N"/>
        </draw:custom-shape>
        <draw:custom-shape draw:style-name="gr391" draw:text-style-name="P15" draw:layer="layout" svg:width="0.8cm" svg:height="0.2cm" svg:x="19.202cm" svg:y="27.3cm">
          <text:p text:style-name="P12"><text:span text:style-name="T5">cmd 15</text:span><text:span text:style-name="T4"> type</text:span></text:p>
          <draw:enhanced-geometry svg:viewBox="0 0 21600 21600" draw:type="rectangle" draw:enhanced-path="M 0 0 L 21600 0 21600 21600 0 21600 0 0 Z N"/>
        </draw:custom-shape>
        <draw:custom-shape draw:style-name="gr99" draw:text-style-name="P11" draw:layer="layout" svg:width="3.196cm" svg:height="0.2cm" svg:x="19.206cm" svg:y="27.1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26.5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26.7cm">
          <text:p text:style-name="P7"><text:span text:style-name="T4">reserve</text:span></text:p>
          <draw:enhanced-geometry svg:viewBox="0 0 21600 21600" draw:type="rectangle" draw:enhanced-path="M 0 0 L 21600 0 21600 21600 0 21600 0 0 Z N"/>
        </draw:custom-shape>
        <draw:custom-shape draw:style-name="gr86" draw:text-style-name="P11" draw:layer="layout" svg:width="11.196cm" svg:height="0.2cm" svg:x="19.205cm" svg:y="26.9cm">
          <text:p text:style-name="P7"><text:span text:style-name="T4">reserve</text:span></text:p>
          <draw:enhanced-geometry svg:viewBox="0 0 21600 21600" draw:type="rectangle" draw:enhanced-path="M 0 0 L 21600 0 21600 21600 0 21600 0 0 Z N"/>
        </draw:custom-shape>
        <draw:custom-shape draw:style-name="gr8" draw:text-style-name="P11" draw:layer="layout" svg:width="12.796cm" svg:height="0.2cm" svg:x="19.205cm" svg:y="26.3cm">
          <text:p text:style-name="P7"><text:span text:style-name="T4">cmd_meta 3</text:span></text:p>
          <draw:enhanced-geometry svg:viewBox="0 0 21600 21600" draw:type="rectangle" draw:enhanced-path="M 0 0 L 21600 0 21600 21600 0 21600 0 0 Z N"/>
        </draw:custom-shape>
        <draw:custom-shape draw:style-name="gr8" draw:text-style-name="P11" draw:layer="layout" svg:width="12.796cm" svg:height="0.2cm" svg:x="19.205cm" svg:y="26.3cm">
          <text:p text:style-name="P7"><text:span text:style-name="T4">reserve</text:span></text:p>
          <draw:enhanced-geometry svg:viewBox="0 0 21600 21600" draw:type="rectangle" draw:enhanced-path="M 0 0 L 21600 0 21600 21600 0 21600 0 0 Z N"/>
        </draw:custom-shape>
        <draw:custom-shape draw:style-name="gr11" draw:text-style-name="P11" draw:layer="layout" svg:width="1.4cm" svg:height="0.2cm" svg:x="30.601cm" svg:y="27.5cm">
          <text:p text:style-name="P7"><text:span text:style-name="T4">opcode: custom0</text:span></text:p>
          <draw:enhanced-geometry svg:viewBox="0 0 21600 21600" draw:type="rectangle" draw:enhanced-path="M 0 0 L 21600 0 21600 21600 0 21600 0 0 Z N"/>
        </draw:custom-shape>
        <draw:custom-shape draw:style-name="gr12" draw:text-style-name="P11" draw:layer="layout" svg:width="1cm" svg:height="0.2cm" svg:x="29.601cm" svg:y="27.5cm">
          <text:p text:style-name="P7"><text:span text:style-name="T4">rd</text:span></text:p>
          <draw:enhanced-geometry svg:viewBox="0 0 21600 21600" draw:type="rectangle" draw:enhanced-path="M 0 0 L 21600 0 21600 21600 0 21600 0 0 Z N"/>
        </draw:custom-shape>
        <draw:custom-shape draw:style-name="gr12" draw:text-style-name="P11" draw:layer="layout" svg:width="1cm" svg:height="0.2cm" svg:x="28.001cm" svg:y="27.5cm">
          <text:p text:style-name="P7"><text:span text:style-name="T4">00000</text:span></text:p>
          <draw:enhanced-geometry svg:viewBox="0 0 21600 21600" draw:type="rectangle" draw:enhanced-path="M 0 0 L 21600 0 21600 21600 0 21600 0 0 Z N"/>
        </draw:custom-shape>
        <draw:custom-shape draw:style-name="gr12" draw:text-style-name="P11" draw:layer="layout" svg:width="1cm" svg:height="0.2cm" svg:x="27.001cm" svg:y="27.5cm">
          <text:p text:style-name="P7"><text:span text:style-name="T4">1: store</text:span></text:p>
          <draw:enhanced-geometry svg:viewBox="0 0 21600 21600" draw:type="rectangle" draw:enhanced-path="M 0 0 L 21600 0 21600 21600 0 21600 0 0 Z N"/>
        </draw:custom-shape>
        <draw:custom-shape draw:style-name="gr11" draw:text-style-name="P11" draw:layer="layout" svg:width="1.4cm" svg:height="0.2cm" svg:x="25.601cm" svg:y="27.5cm">
          <text:p text:style-name="P7"><text:span text:style-name="T4">burst num</text:span></text:p>
          <draw:enhanced-geometry svg:viewBox="0 0 21600 21600" draw:type="rectangle" draw:enhanced-path="M 0 0 L 21600 0 21600 21600 0 21600 0 0 Z N"/>
        </draw:custom-shape>
        <draw:custom-shape draw:style-name="gr13" draw:text-style-name="P11" draw:layer="layout" svg:width="0.6cm" svg:height="0.2cm" svg:x="29.001cm" svg:y="27.5cm">
          <text:p text:style-name="P7"><text:span text:style-name="T4">000</text:span></text:p>
          <draw:enhanced-geometry svg:viewBox="0 0 21600 21600" draw:type="rectangle" draw:enhanced-path="M 0 0 L 21600 0 21600 21600 0 21600 0 0 Z N"/>
        </draw:custom-shape>
        <draw:custom-shape draw:style-name="gr106" draw:text-style-name="P11" draw:layer="layout" svg:width="1.6cm" svg:height="0.2cm" svg:x="30.401cm" svg:y="26.9cm">
          <text:p text:style-name="P7"><text:span text:style-name="T4">num</text:span></text:p>
          <draw:enhanced-geometry svg:viewBox="0 0 21600 21600" draw:type="rectangle" draw:enhanced-path="M 0 0 L 21600 0 21600 21600 0 21600 0 0 Z N"/>
        </draw:custom-shape>
        <draw:custom-shape draw:style-name="gr106" draw:text-style-name="P11" draw:layer="layout" svg:width="1.6cm" svg:height="0.2cm" svg:x="30.404cm" svg:y="27.1cm">
          <text:p text:style-name="P7"><text:span text:style-name="T4">first ram_buff_id</text:span></text:p>
          <draw:enhanced-geometry svg:viewBox="0 0 21600 21600" draw:type="rectangle" draw:enhanced-path="M 0 0 L 21600 0 21600 21600 0 21600 0 0 Z N"/>
        </draw:custom-shape>
        <draw:custom-shape draw:style-name="gr106" draw:text-style-name="P11" draw:layer="layout" svg:width="1.6cm" svg:height="0.2cm" svg:x="28.804cm" svg:y="27.1cm">
          <text:p text:style-name="P7"><text:span text:style-name="T4">tcam_id</text:span></text:p>
          <draw:enhanced-geometry svg:viewBox="0 0 21600 21600" draw:type="rectangle" draw:enhanced-path="M 0 0 L 21600 0 21600 21600 0 21600 0 0 Z N"/>
        </draw:custom-shape>
        <draw:custom-shape draw:style-name="gr392" draw:text-style-name="P15" draw:layer="layout" svg:width="1.6cm" svg:height="0.2cm" svg:x="25.609cm" svg:y="27.1cm">
          <text:p text:style-name="P12"><text:span text:style-name="T5">dma_next_meta offset</text:span></text:p>
          <draw:enhanced-geometry svg:viewBox="0 0 21600 21600" draw:type="rectangle" draw:enhanced-path="M 0 0 L 21600 0 21600 21600 0 21600 0 0 Z N"/>
        </draw:custom-shape>
        <draw:custom-shape draw:style-name="gr106" draw:text-style-name="P11" draw:layer="layout" svg:width="1.6cm" svg:height="0.2cm" svg:x="27.204cm" svg:y="27.1cm">
          <text:p text:style-name="P7"><text:span text:style-name="T4">key_key_sizeb(bit)</text:span></text:p>
          <draw:enhanced-geometry svg:viewBox="0 0 21600 21600" draw:type="rectangle" draw:enhanced-path="M 0 0 L 21600 0 21600 21600 0 21600 0 0 Z N"/>
        </draw:custom-shape>
        <draw:custom-shape draw:style-name="gr393" draw:text-style-name="P20" draw:layer="layout" svg:width="0.501cm" svg:height="12.8cm" draw:transform="rotate (1.5707963267949) translate (19.202cm 26.098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8" draw:layer="layout" svg:width="0.404cm" svg:height="0.2cm" svg:x="18.402cm" svg:y="29.7cm">
          <text:p text:style-name="P7"><text:span text:style-name="T4">rd+0</text:span></text:p>
          <draw:enhanced-geometry svg:viewBox="0 0 21600 21600" draw:type="rectangle" draw:enhanced-path="M 0 0 L 21600 0 21600 21600 0 21600 0 0 Z N"/>
        </draw:custom-shape>
        <draw:custom-shape draw:style-name="gr5" draw:text-style-name="P8" draw:layer="layout" svg:width="0.404cm" svg:height="0.2cm" svg:x="18.402cm" svg:y="29.5cm">
          <text:p text:style-name="P7"><text:span text:style-name="T4">rd+1</text:span></text:p>
          <draw:enhanced-geometry svg:viewBox="0 0 21600 21600" draw:type="rectangle" draw:enhanced-path="M 0 0 L 21600 0 21600 21600 0 21600 0 0 Z N"/>
        </draw:custom-shape>
        <draw:custom-shape draw:style-name="gr5" draw:text-style-name="P8" draw:layer="layout" svg:width="0.404cm" svg:height="0.2cm" svg:x="18.402cm" svg:y="29.3cm">
          <text:p text:style-name="P7"><text:span text:style-name="T4">rd+2</text:span></text:p>
          <draw:enhanced-geometry svg:viewBox="0 0 21600 21600" draw:type="rectangle" draw:enhanced-path="M 0 0 L 21600 0 21600 21600 0 21600 0 0 Z N"/>
        </draw:custom-shape>
        <draw:custom-shape draw:style-name="gr5" draw:text-style-name="P8" draw:layer="layout" svg:width="0.404cm" svg:height="0.2cm" svg:x="18.402cm" svg:y="29.1cm">
          <text:p text:style-name="P7"><text:span text:style-name="T4">rd+3</text:span></text:p>
          <draw:enhanced-geometry svg:viewBox="0 0 21600 21600" draw:type="rectangle" draw:enhanced-path="M 0 0 L 21600 0 21600 21600 0 21600 0 0 Z N"/>
        </draw:custom-shape>
        <draw:custom-shape draw:style-name="gr5" draw:text-style-name="P8" draw:layer="layout" svg:width="0.404cm" svg:height="0.2cm" svg:x="18.402cm" svg:y="28.9cm">
          <text:p text:style-name="P7"><text:span text:style-name="T4">rd+4</text:span></text:p>
          <draw:enhanced-geometry svg:viewBox="0 0 21600 21600" draw:type="rectangle" draw:enhanced-path="M 0 0 L 21600 0 21600 21600 0 21600 0 0 Z N"/>
        </draw:custom-shape>
        <draw:custom-shape draw:style-name="gr5" draw:text-style-name="P8" draw:layer="layout" svg:width="0.404cm" svg:height="0.2cm" svg:x="18.402cm" svg:y="28.7cm">
          <text:p text:style-name="P7"><text:span text:style-name="T4">rd+5</text:span></text:p>
          <draw:enhanced-geometry svg:viewBox="0 0 21600 21600" draw:type="rectangle" draw:enhanced-path="M 0 0 L 21600 0 21600 21600 0 21600 0 0 Z N"/>
        </draw:custom-shape>
        <draw:custom-shape draw:style-name="gr6" draw:text-style-name="P10" draw:layer="layout" svg:width="2.4cm" svg:height="0.2cm" svg:x="18.803cm" svg:y="28.3cm">
          <text:p text:style-name="P9"><text:span text:style-name="T4">store output</text:span></text:p>
          <draw:enhanced-geometry svg:viewBox="0 0 21600 21600" draw:type="rectangle" draw:enhanced-path="M 0 0 L 21600 0 21600 21600 0 21600 0 0 Z N"/>
        </draw:custom-shape>
        <draw:custom-shape draw:style-name="gr100" draw:text-style-name="P17" draw:layer="layout" svg:width="0.2cm" svg:height="0.2cm" svg:x="20.804cm" svg:y="28.5cm">
          <text:p text:style-name="P7"><text:span text:style-name="T4">53</text:span></text:p>
          <draw:enhanced-geometry svg:viewBox="0 0 21600 21600" draw:type="rectangle" draw:enhanced-path="M 0 0 L 21600 0 21600 21600 0 21600 0 0 Z N"/>
        </draw:custom-shape>
        <draw:custom-shape draw:style-name="gr100" draw:text-style-name="P17" draw:layer="layout" svg:width="0.2cm" svg:height="0.2cm" svg:x="21.003cm" svg:y="28.5cm">
          <text:p text:style-name="P7"><text:span text:style-name="T4">52</text:span></text:p>
          <draw:enhanced-geometry svg:viewBox="0 0 21600 21600" draw:type="rectangle" draw:enhanced-path="M 0 0 L 21600 0 21600 21600 0 21600 0 0 Z N"/>
        </draw:custom-shape>
        <draw:custom-shape draw:style-name="gr100" draw:text-style-name="P17" draw:layer="layout" svg:width="0.2cm" svg:height="0.2cm" svg:x="20.405cm" svg:y="28.5cm">
          <text:p text:style-name="P7"><text:span text:style-name="T4">55</text:span></text:p>
          <draw:enhanced-geometry svg:viewBox="0 0 21600 21600" draw:type="rectangle" draw:enhanced-path="M 0 0 L 21600 0 21600 21600 0 21600 0 0 Z N"/>
        </draw:custom-shape>
        <draw:custom-shape draw:style-name="gr100" draw:text-style-name="P17" draw:layer="layout" svg:width="0.2cm" svg:height="0.2cm" svg:x="20.604cm" svg:y="28.5cm">
          <text:p text:style-name="P7"><text:span text:style-name="T4">54</text:span></text:p>
          <draw:enhanced-geometry svg:viewBox="0 0 21600 21600" draw:type="rectangle" draw:enhanced-path="M 0 0 L 21600 0 21600 21600 0 21600 0 0 Z N"/>
        </draw:custom-shape>
        <draw:custom-shape draw:style-name="gr100" draw:text-style-name="P17" draw:layer="layout" svg:width="0.2cm" svg:height="0.2cm" svg:x="20.006cm" svg:y="28.5cm">
          <text:p text:style-name="P7"><text:span text:style-name="T4">57</text:span></text:p>
          <draw:enhanced-geometry svg:viewBox="0 0 21600 21600" draw:type="rectangle" draw:enhanced-path="M 0 0 L 21600 0 21600 21600 0 21600 0 0 Z N"/>
        </draw:custom-shape>
        <draw:custom-shape draw:style-name="gr100" draw:text-style-name="P17" draw:layer="layout" svg:width="0.2cm" svg:height="0.2cm" svg:x="20.205cm" svg:y="28.5cm">
          <text:p text:style-name="P7"><text:span text:style-name="T4">56</text:span></text:p>
          <draw:enhanced-geometry svg:viewBox="0 0 21600 21600" draw:type="rectangle" draw:enhanced-path="M 0 0 L 21600 0 21600 21600 0 21600 0 0 Z N"/>
        </draw:custom-shape>
        <draw:custom-shape draw:style-name="gr100" draw:text-style-name="P17" draw:layer="layout" svg:width="0.2cm" svg:height="0.2cm" svg:x="19.607cm" svg:y="28.5cm">
          <text:p text:style-name="P7"><text:span text:style-name="T4">59</text:span></text:p>
          <draw:enhanced-geometry svg:viewBox="0 0 21600 21600" draw:type="rectangle" draw:enhanced-path="M 0 0 L 21600 0 21600 21600 0 21600 0 0 Z N"/>
        </draw:custom-shape>
        <draw:custom-shape draw:style-name="gr100" draw:text-style-name="P17" draw:layer="layout" svg:width="0.2cm" svg:height="0.2cm" svg:x="19.806cm" svg:y="28.5cm">
          <text:p text:style-name="P7"><text:span text:style-name="T4">58</text:span></text:p>
          <draw:enhanced-geometry svg:viewBox="0 0 21600 21600" draw:type="rectangle" draw:enhanced-path="M 0 0 L 21600 0 21600 21600 0 21600 0 0 Z N"/>
        </draw:custom-shape>
        <draw:custom-shape draw:style-name="gr100" draw:text-style-name="P17" draw:layer="layout" svg:width="0.2cm" svg:height="0.2cm" svg:x="19.208cm" svg:y="28.5cm">
          <text:p text:style-name="P7"><text:span text:style-name="T4">61</text:span></text:p>
          <draw:enhanced-geometry svg:viewBox="0 0 21600 21600" draw:type="rectangle" draw:enhanced-path="M 0 0 L 21600 0 21600 21600 0 21600 0 0 Z N"/>
        </draw:custom-shape>
        <draw:custom-shape draw:style-name="gr100" draw:text-style-name="P17" draw:layer="layout" svg:width="0.2cm" svg:height="0.2cm" svg:x="19.407cm" svg:y="28.5cm">
          <text:p text:style-name="P7"><text:span text:style-name="T4">60</text:span></text:p>
          <draw:enhanced-geometry svg:viewBox="0 0 21600 21600" draw:type="rectangle" draw:enhanced-path="M 0 0 L 21600 0 21600 21600 0 21600 0 0 Z N"/>
        </draw:custom-shape>
        <draw:custom-shape draw:style-name="gr100" draw:text-style-name="P17" draw:layer="layout" svg:width="0.2cm" svg:height="0.2cm" svg:x="22.805cm" svg:y="28.5cm">
          <text:p text:style-name="P7"><text:span text:style-name="T4">43</text:span></text:p>
          <draw:enhanced-geometry svg:viewBox="0 0 21600 21600" draw:type="rectangle" draw:enhanced-path="M 0 0 L 21600 0 21600 21600 0 21600 0 0 Z N"/>
        </draw:custom-shape>
        <draw:custom-shape draw:style-name="gr100" draw:text-style-name="P17" draw:layer="layout" svg:width="0.2cm" svg:height="0.2cm" svg:x="23.004cm" svg:y="28.5cm">
          <text:p text:style-name="P7"><text:span text:style-name="T4">42</text:span></text:p>
          <draw:enhanced-geometry svg:viewBox="0 0 21600 21600" draw:type="rectangle" draw:enhanced-path="M 0 0 L 21600 0 21600 21600 0 21600 0 0 Z N"/>
        </draw:custom-shape>
        <draw:custom-shape draw:style-name="gr100" draw:text-style-name="P17" draw:layer="layout" svg:width="0.2cm" svg:height="0.2cm" svg:x="22.406cm" svg:y="28.5cm">
          <text:p text:style-name="P7"><text:span text:style-name="T4">45</text:span></text:p>
          <draw:enhanced-geometry svg:viewBox="0 0 21600 21600" draw:type="rectangle" draw:enhanced-path="M 0 0 L 21600 0 21600 21600 0 21600 0 0 Z N"/>
        </draw:custom-shape>
        <draw:custom-shape draw:style-name="gr100" draw:text-style-name="P17" draw:layer="layout" svg:width="0.2cm" svg:height="0.2cm" svg:x="22.605cm" svg:y="28.5cm">
          <text:p text:style-name="P7"><text:span text:style-name="T4">44</text:span></text:p>
          <draw:enhanced-geometry svg:viewBox="0 0 21600 21600" draw:type="rectangle" draw:enhanced-path="M 0 0 L 21600 0 21600 21600 0 21600 0 0 Z N"/>
        </draw:custom-shape>
        <draw:custom-shape draw:style-name="gr100" draw:text-style-name="P17" draw:layer="layout" svg:width="0.2cm" svg:height="0.2cm" svg:x="22.007cm" svg:y="28.5cm">
          <text:p text:style-name="P7"><text:span text:style-name="T4">47</text:span></text:p>
          <draw:enhanced-geometry svg:viewBox="0 0 21600 21600" draw:type="rectangle" draw:enhanced-path="M 0 0 L 21600 0 21600 21600 0 21600 0 0 Z N"/>
        </draw:custom-shape>
        <draw:custom-shape draw:style-name="gr100" draw:text-style-name="P17" draw:layer="layout" svg:width="0.2cm" svg:height="0.2cm" svg:x="22.206cm" svg:y="28.5cm">
          <text:p text:style-name="P7"><text:span text:style-name="T4">46</text:span></text:p>
          <draw:enhanced-geometry svg:viewBox="0 0 21600 21600" draw:type="rectangle" draw:enhanced-path="M 0 0 L 21600 0 21600 21600 0 21600 0 0 Z N"/>
        </draw:custom-shape>
        <draw:custom-shape draw:style-name="gr100" draw:text-style-name="P17" draw:layer="layout" svg:width="0.2cm" svg:height="0.2cm" svg:x="21.608cm" svg:y="28.5cm">
          <text:p text:style-name="P7"><text:span text:style-name="T4">49</text:span></text:p>
          <draw:enhanced-geometry svg:viewBox="0 0 21600 21600" draw:type="rectangle" draw:enhanced-path="M 0 0 L 21600 0 21600 21600 0 21600 0 0 Z N"/>
        </draw:custom-shape>
        <draw:custom-shape draw:style-name="gr100" draw:text-style-name="P17" draw:layer="layout" svg:width="0.2cm" svg:height="0.2cm" svg:x="21.807cm" svg:y="28.5cm">
          <text:p text:style-name="P7"><text:span text:style-name="T4">48</text:span></text:p>
          <draw:enhanced-geometry svg:viewBox="0 0 21600 21600" draw:type="rectangle" draw:enhanced-path="M 0 0 L 21600 0 21600 21600 0 21600 0 0 Z N"/>
        </draw:custom-shape>
        <draw:custom-shape draw:style-name="gr100" draw:text-style-name="P17" draw:layer="layout" svg:width="0.2cm" svg:height="0.2cm" svg:x="21.209cm" svg:y="28.5cm">
          <text:p text:style-name="P7"><text:span text:style-name="T4">51</text:span></text:p>
          <draw:enhanced-geometry svg:viewBox="0 0 21600 21600" draw:type="rectangle" draw:enhanced-path="M 0 0 L 21600 0 21600 21600 0 21600 0 0 Z N"/>
        </draw:custom-shape>
        <draw:custom-shape draw:style-name="gr100" draw:text-style-name="P17" draw:layer="layout" svg:width="0.2cm" svg:height="0.2cm" svg:x="21.408cm" svg:y="28.5cm">
          <text:p text:style-name="P7"><text:span text:style-name="T4">50</text:span></text:p>
          <draw:enhanced-geometry svg:viewBox="0 0 21600 21600" draw:type="rectangle" draw:enhanced-path="M 0 0 L 21600 0 21600 21600 0 21600 0 0 Z N"/>
        </draw:custom-shape>
        <draw:custom-shape draw:style-name="gr100" draw:text-style-name="P17" draw:layer="layout" svg:width="0.2cm" svg:height="0.2cm" svg:x="24.806cm" svg:y="28.5cm">
          <text:p text:style-name="P7"><text:span text:style-name="T4">33</text:span></text:p>
          <draw:enhanced-geometry svg:viewBox="0 0 21600 21600" draw:type="rectangle" draw:enhanced-path="M 0 0 L 21600 0 21600 21600 0 21600 0 0 Z N"/>
        </draw:custom-shape>
        <draw:custom-shape draw:style-name="gr100" draw:text-style-name="P17" draw:layer="layout" svg:width="0.2cm" svg:height="0.2cm" svg:x="25.005cm" svg:y="28.5cm">
          <text:p text:style-name="P7"><text:span text:style-name="T4">32</text:span></text:p>
          <draw:enhanced-geometry svg:viewBox="0 0 21600 21600" draw:type="rectangle" draw:enhanced-path="M 0 0 L 21600 0 21600 21600 0 21600 0 0 Z N"/>
        </draw:custom-shape>
        <draw:custom-shape draw:style-name="gr100" draw:text-style-name="P17" draw:layer="layout" svg:width="0.2cm" svg:height="0.2cm" svg:x="24.407cm" svg:y="28.5cm">
          <text:p text:style-name="P7"><text:span text:style-name="T4">35</text:span></text:p>
          <draw:enhanced-geometry svg:viewBox="0 0 21600 21600" draw:type="rectangle" draw:enhanced-path="M 0 0 L 21600 0 21600 21600 0 21600 0 0 Z N"/>
        </draw:custom-shape>
        <draw:custom-shape draw:style-name="gr100" draw:text-style-name="P17" draw:layer="layout" svg:width="0.2cm" svg:height="0.2cm" svg:x="24.606cm" svg:y="28.5cm">
          <text:p text:style-name="P7"><text:span text:style-name="T4">34</text:span></text:p>
          <draw:enhanced-geometry svg:viewBox="0 0 21600 21600" draw:type="rectangle" draw:enhanced-path="M 0 0 L 21600 0 21600 21600 0 21600 0 0 Z N"/>
        </draw:custom-shape>
        <draw:custom-shape draw:style-name="gr100" draw:text-style-name="P17" draw:layer="layout" svg:width="0.2cm" svg:height="0.2cm" svg:x="24.008cm" svg:y="28.5cm">
          <text:p text:style-name="P7"><text:span text:style-name="T4">37</text:span></text:p>
          <draw:enhanced-geometry svg:viewBox="0 0 21600 21600" draw:type="rectangle" draw:enhanced-path="M 0 0 L 21600 0 21600 21600 0 21600 0 0 Z N"/>
        </draw:custom-shape>
        <draw:custom-shape draw:style-name="gr100" draw:text-style-name="P17" draw:layer="layout" svg:width="0.2cm" svg:height="0.2cm" svg:x="24.207cm" svg:y="28.5cm">
          <text:p text:style-name="P7"><text:span text:style-name="T4">36</text:span></text:p>
          <draw:enhanced-geometry svg:viewBox="0 0 21600 21600" draw:type="rectangle" draw:enhanced-path="M 0 0 L 21600 0 21600 21600 0 21600 0 0 Z N"/>
        </draw:custom-shape>
        <draw:custom-shape draw:style-name="gr100" draw:text-style-name="P17" draw:layer="layout" svg:width="0.2cm" svg:height="0.2cm" svg:x="23.609cm" svg:y="28.5cm">
          <text:p text:style-name="P7"><text:span text:style-name="T4">39</text:span></text:p>
          <draw:enhanced-geometry svg:viewBox="0 0 21600 21600" draw:type="rectangle" draw:enhanced-path="M 0 0 L 21600 0 21600 21600 0 21600 0 0 Z N"/>
        </draw:custom-shape>
        <draw:custom-shape draw:style-name="gr100" draw:text-style-name="P17" draw:layer="layout" svg:width="0.2cm" svg:height="0.2cm" svg:x="23.808cm" svg:y="28.5cm">
          <text:p text:style-name="P7"><text:span text:style-name="T4">38</text:span></text:p>
          <draw:enhanced-geometry svg:viewBox="0 0 21600 21600" draw:type="rectangle" draw:enhanced-path="M 0 0 L 21600 0 21600 21600 0 21600 0 0 Z N"/>
        </draw:custom-shape>
        <draw:custom-shape draw:style-name="gr100" draw:text-style-name="P17" draw:layer="layout" svg:width="0.2cm" svg:height="0.2cm" svg:x="23.21cm" svg:y="28.5cm">
          <text:p text:style-name="P7"><text:span text:style-name="T4">41</text:span></text:p>
          <draw:enhanced-geometry svg:viewBox="0 0 21600 21600" draw:type="rectangle" draw:enhanced-path="M 0 0 L 21600 0 21600 21600 0 21600 0 0 Z N"/>
        </draw:custom-shape>
        <draw:custom-shape draw:style-name="gr100" draw:text-style-name="P17" draw:layer="layout" svg:width="0.2cm" svg:height="0.2cm" svg:x="23.409cm" svg:y="28.5cm">
          <text:p text:style-name="P7"><text:span text:style-name="T4">40</text:span></text:p>
          <draw:enhanced-geometry svg:viewBox="0 0 21600 21600" draw:type="rectangle" draw:enhanced-path="M 0 0 L 21600 0 21600 21600 0 21600 0 0 Z N"/>
        </draw:custom-shape>
        <draw:custom-shape draw:style-name="gr100" draw:text-style-name="P17" draw:layer="layout" svg:width="0.2cm" svg:height="0.2cm" svg:x="25.21cm" svg:y="28.5cm">
          <text:p text:style-name="P7"><text:span text:style-name="T4">31</text:span></text:p>
          <draw:enhanced-geometry svg:viewBox="0 0 21600 21600" draw:type="rectangle" draw:enhanced-path="M 0 0 L 21600 0 21600 21600 0 21600 0 0 Z N"/>
        </draw:custom-shape>
        <draw:custom-shape draw:style-name="gr100" draw:text-style-name="P17" draw:layer="layout" svg:width="0.194cm" svg:height="0.2cm" svg:x="25.41cm" svg:y="28.5cm">
          <text:p text:style-name="P7"><text:span text:style-name="T4">30</text:span></text:p>
          <draw:enhanced-geometry svg:viewBox="0 0 21600 21600" draw:type="rectangle" draw:enhanced-path="M 0 0 L 21600 0 21600 21600 0 21600 0 0 Z N"/>
        </draw:custom-shape>
        <draw:custom-shape draw:style-name="gr100" draw:text-style-name="P17" draw:layer="layout" svg:width="0.2cm" svg:height="0.2cm" svg:x="26.804cm" svg:y="28.5cm">
          <text:p text:style-name="P7"><text:span text:style-name="T4">23</text:span></text:p>
          <draw:enhanced-geometry svg:viewBox="0 0 21600 21600" draw:type="rectangle" draw:enhanced-path="M 0 0 L 21600 0 21600 21600 0 21600 0 0 Z N"/>
        </draw:custom-shape>
        <draw:custom-shape draw:style-name="gr100" draw:text-style-name="P17" draw:layer="layout" svg:width="0.2cm" svg:height="0.2cm" svg:x="27.003cm" svg:y="28.5cm">
          <text:p text:style-name="P7"><text:span text:style-name="T4">22</text:span></text:p>
          <draw:enhanced-geometry svg:viewBox="0 0 21600 21600" draw:type="rectangle" draw:enhanced-path="M 0 0 L 21600 0 21600 21600 0 21600 0 0 Z N"/>
        </draw:custom-shape>
        <draw:custom-shape draw:style-name="gr100" draw:text-style-name="P17" draw:layer="layout" svg:width="0.2cm" svg:height="0.2cm" svg:x="26.405cm" svg:y="28.5cm">
          <text:p text:style-name="P7"><text:span text:style-name="T4">25</text:span></text:p>
          <draw:enhanced-geometry svg:viewBox="0 0 21600 21600" draw:type="rectangle" draw:enhanced-path="M 0 0 L 21600 0 21600 21600 0 21600 0 0 Z N"/>
        </draw:custom-shape>
        <draw:custom-shape draw:style-name="gr100" draw:text-style-name="P17" draw:layer="layout" svg:width="0.2cm" svg:height="0.2cm" svg:x="26.604cm" svg:y="28.5cm">
          <text:p text:style-name="P7"><text:span text:style-name="T4">24</text:span></text:p>
          <draw:enhanced-geometry svg:viewBox="0 0 21600 21600" draw:type="rectangle" draw:enhanced-path="M 0 0 L 21600 0 21600 21600 0 21600 0 0 Z N"/>
        </draw:custom-shape>
        <draw:custom-shape draw:style-name="gr100" draw:text-style-name="P17" draw:layer="layout" svg:width="0.2cm" svg:height="0.2cm" svg:x="26.006cm" svg:y="28.5cm">
          <text:p text:style-name="P7"><text:span text:style-name="T4">27</text:span></text:p>
          <draw:enhanced-geometry svg:viewBox="0 0 21600 21600" draw:type="rectangle" draw:enhanced-path="M 0 0 L 21600 0 21600 21600 0 21600 0 0 Z N"/>
        </draw:custom-shape>
        <draw:custom-shape draw:style-name="gr100" draw:text-style-name="P17" draw:layer="layout" svg:width="0.2cm" svg:height="0.2cm" svg:x="26.205cm" svg:y="28.5cm">
          <text:p text:style-name="P7"><text:span text:style-name="T4">26</text:span></text:p>
          <draw:enhanced-geometry svg:viewBox="0 0 21600 21600" draw:type="rectangle" draw:enhanced-path="M 0 0 L 21600 0 21600 21600 0 21600 0 0 Z N"/>
        </draw:custom-shape>
        <draw:custom-shape draw:style-name="gr100" draw:text-style-name="P17" draw:layer="layout" svg:width="0.2cm" svg:height="0.2cm" svg:x="25.607cm" svg:y="28.5cm">
          <text:p text:style-name="P7"><text:span text:style-name="T4">29</text:span></text:p>
          <draw:enhanced-geometry svg:viewBox="0 0 21600 21600" draw:type="rectangle" draw:enhanced-path="M 0 0 L 21600 0 21600 21600 0 21600 0 0 Z N"/>
        </draw:custom-shape>
        <draw:custom-shape draw:style-name="gr100" draw:text-style-name="P17" draw:layer="layout" svg:width="0.2cm" svg:height="0.2cm" svg:x="25.806cm" svg:y="28.5cm">
          <text:p text:style-name="P7"><text:span text:style-name="T4">28</text:span></text:p>
          <draw:enhanced-geometry svg:viewBox="0 0 21600 21600" draw:type="rectangle" draw:enhanced-path="M 0 0 L 21600 0 21600 21600 0 21600 0 0 Z N"/>
        </draw:custom-shape>
        <draw:custom-shape draw:style-name="gr100" draw:text-style-name="P17" draw:layer="layout" svg:width="0.2cm" svg:height="0.2cm" svg:x="28.805cm" svg:y="28.5cm">
          <text:p text:style-name="P7"><text:span text:style-name="T4">13</text:span></text:p>
          <draw:enhanced-geometry svg:viewBox="0 0 21600 21600" draw:type="rectangle" draw:enhanced-path="M 0 0 L 21600 0 21600 21600 0 21600 0 0 Z N"/>
        </draw:custom-shape>
        <draw:custom-shape draw:style-name="gr100" draw:text-style-name="P17" draw:layer="layout" svg:width="0.2cm" svg:height="0.2cm" svg:x="29.004cm" svg:y="28.5cm">
          <text:p text:style-name="P7"><text:span text:style-name="T4">12</text:span></text:p>
          <draw:enhanced-geometry svg:viewBox="0 0 21600 21600" draw:type="rectangle" draw:enhanced-path="M 0 0 L 21600 0 21600 21600 0 21600 0 0 Z N"/>
        </draw:custom-shape>
        <draw:custom-shape draw:style-name="gr100" draw:text-style-name="P17" draw:layer="layout" svg:width="0.2cm" svg:height="0.2cm" svg:x="28.406cm" svg:y="28.5cm">
          <text:p text:style-name="P7"><text:span text:style-name="T4">15</text:span></text:p>
          <draw:enhanced-geometry svg:viewBox="0 0 21600 21600" draw:type="rectangle" draw:enhanced-path="M 0 0 L 21600 0 21600 21600 0 21600 0 0 Z N"/>
        </draw:custom-shape>
        <draw:custom-shape draw:style-name="gr100" draw:text-style-name="P17" draw:layer="layout" svg:width="0.2cm" svg:height="0.2cm" svg:x="28.605cm" svg:y="28.5cm">
          <text:p text:style-name="P7"><text:span text:style-name="T4">14</text:span></text:p>
          <draw:enhanced-geometry svg:viewBox="0 0 21600 21600" draw:type="rectangle" draw:enhanced-path="M 0 0 L 21600 0 21600 21600 0 21600 0 0 Z N"/>
        </draw:custom-shape>
        <draw:custom-shape draw:style-name="gr100" draw:text-style-name="P17" draw:layer="layout" svg:width="0.2cm" svg:height="0.2cm" svg:x="28.007cm" svg:y="28.5cm">
          <text:p text:style-name="P7"><text:span text:style-name="T4">17</text:span></text:p>
          <draw:enhanced-geometry svg:viewBox="0 0 21600 21600" draw:type="rectangle" draw:enhanced-path="M 0 0 L 21600 0 21600 21600 0 21600 0 0 Z N"/>
        </draw:custom-shape>
        <draw:custom-shape draw:style-name="gr100" draw:text-style-name="P17" draw:layer="layout" svg:width="0.2cm" svg:height="0.2cm" svg:x="28.206cm" svg:y="28.5cm">
          <text:p text:style-name="P7"><text:span text:style-name="T4">16</text:span></text:p>
          <draw:enhanced-geometry svg:viewBox="0 0 21600 21600" draw:type="rectangle" draw:enhanced-path="M 0 0 L 21600 0 21600 21600 0 21600 0 0 Z N"/>
        </draw:custom-shape>
        <draw:custom-shape draw:style-name="gr100" draw:text-style-name="P17" draw:layer="layout" svg:width="0.2cm" svg:height="0.2cm" svg:x="27.608cm" svg:y="28.5cm">
          <text:p text:style-name="P7"><text:span text:style-name="T4">19</text:span></text:p>
          <draw:enhanced-geometry svg:viewBox="0 0 21600 21600" draw:type="rectangle" draw:enhanced-path="M 0 0 L 21600 0 21600 21600 0 21600 0 0 Z N"/>
        </draw:custom-shape>
        <draw:custom-shape draw:style-name="gr100" draw:text-style-name="P17" draw:layer="layout" svg:width="0.2cm" svg:height="0.2cm" svg:x="27.807cm" svg:y="28.5cm">
          <text:p text:style-name="P7"><text:span text:style-name="T4">18</text:span></text:p>
          <draw:enhanced-geometry svg:viewBox="0 0 21600 21600" draw:type="rectangle" draw:enhanced-path="M 0 0 L 21600 0 21600 21600 0 21600 0 0 Z N"/>
        </draw:custom-shape>
        <draw:custom-shape draw:style-name="gr100" draw:text-style-name="P17" draw:layer="layout" svg:width="0.2cm" svg:height="0.2cm" svg:x="27.209cm" svg:y="28.5cm">
          <text:p text:style-name="P7"><text:span text:style-name="T4">21</text:span></text:p>
          <draw:enhanced-geometry svg:viewBox="0 0 21600 21600" draw:type="rectangle" draw:enhanced-path="M 0 0 L 21600 0 21600 21600 0 21600 0 0 Z N"/>
        </draw:custom-shape>
        <draw:custom-shape draw:style-name="gr100" draw:text-style-name="P17" draw:layer="layout" svg:width="0.2cm" svg:height="0.2cm" svg:x="27.408cm" svg:y="28.5cm">
          <text:p text:style-name="P7"><text:span text:style-name="T4">20</text:span></text:p>
          <draw:enhanced-geometry svg:viewBox="0 0 21600 21600" draw:type="rectangle" draw:enhanced-path="M 0 0 L 21600 0 21600 21600 0 21600 0 0 Z N"/>
        </draw:custom-shape>
        <draw:custom-shape draw:style-name="gr100" draw:text-style-name="P17" draw:layer="layout" svg:width="0.2cm" svg:height="0.2cm" svg:x="30.806cm" svg:y="28.5cm">
          <text:p text:style-name="P7"><text:span text:style-name="T4">3</text:span></text:p>
          <draw:enhanced-geometry svg:viewBox="0 0 21600 21600" draw:type="rectangle" draw:enhanced-path="M 0 0 L 21600 0 21600 21600 0 21600 0 0 Z N"/>
        </draw:custom-shape>
        <draw:custom-shape draw:style-name="gr100" draw:text-style-name="P17" draw:layer="layout" svg:width="0.2cm" svg:height="0.2cm" svg:x="31.005cm" svg:y="28.5cm">
          <text:p text:style-name="P7"><text:span text:style-name="T4">2</text:span></text:p>
          <draw:enhanced-geometry svg:viewBox="0 0 21600 21600" draw:type="rectangle" draw:enhanced-path="M 0 0 L 21600 0 21600 21600 0 21600 0 0 Z N"/>
        </draw:custom-shape>
        <draw:custom-shape draw:style-name="gr100" draw:text-style-name="P17" draw:layer="layout" svg:width="0.2cm" svg:height="0.2cm" svg:x="30.407cm" svg:y="28.5cm">
          <text:p text:style-name="P7"><text:span text:style-name="T4">5</text:span></text:p>
          <draw:enhanced-geometry svg:viewBox="0 0 21600 21600" draw:type="rectangle" draw:enhanced-path="M 0 0 L 21600 0 21600 21600 0 21600 0 0 Z N"/>
        </draw:custom-shape>
        <draw:custom-shape draw:style-name="gr100" draw:text-style-name="P17" draw:layer="layout" svg:width="0.2cm" svg:height="0.2cm" svg:x="30.606cm" svg:y="28.5cm">
          <text:p text:style-name="P7"><text:span text:style-name="T4">4</text:span></text:p>
          <draw:enhanced-geometry svg:viewBox="0 0 21600 21600" draw:type="rectangle" draw:enhanced-path="M 0 0 L 21600 0 21600 21600 0 21600 0 0 Z N"/>
        </draw:custom-shape>
        <draw:custom-shape draw:style-name="gr100" draw:text-style-name="P17" draw:layer="layout" svg:width="0.2cm" svg:height="0.2cm" svg:x="30.008cm" svg:y="28.5cm">
          <text:p text:style-name="P7"><text:span text:style-name="T4">7</text:span></text:p>
          <draw:enhanced-geometry svg:viewBox="0 0 21600 21600" draw:type="rectangle" draw:enhanced-path="M 0 0 L 21600 0 21600 21600 0 21600 0 0 Z N"/>
        </draw:custom-shape>
        <draw:custom-shape draw:style-name="gr100" draw:text-style-name="P17" draw:layer="layout" svg:width="0.2cm" svg:height="0.2cm" svg:x="30.207cm" svg:y="28.5cm">
          <text:p text:style-name="P7"><text:span text:style-name="T4">6</text:span></text:p>
          <draw:enhanced-geometry svg:viewBox="0 0 21600 21600" draw:type="rectangle" draw:enhanced-path="M 0 0 L 21600 0 21600 21600 0 21600 0 0 Z N"/>
        </draw:custom-shape>
        <draw:custom-shape draw:style-name="gr100" draw:text-style-name="P17" draw:layer="layout" svg:width="0.2cm" svg:height="0.2cm" svg:x="29.609cm" svg:y="28.5cm">
          <text:p text:style-name="P7"><text:span text:style-name="T4">9</text:span></text:p>
          <draw:enhanced-geometry svg:viewBox="0 0 21600 21600" draw:type="rectangle" draw:enhanced-path="M 0 0 L 21600 0 21600 21600 0 21600 0 0 Z N"/>
        </draw:custom-shape>
        <draw:custom-shape draw:style-name="gr100" draw:text-style-name="P17" draw:layer="layout" svg:width="0.2cm" svg:height="0.2cm" svg:x="29.808cm" svg:y="28.5cm">
          <text:p text:style-name="P7"><text:span text:style-name="T4">8</text:span></text:p>
          <draw:enhanced-geometry svg:viewBox="0 0 21600 21600" draw:type="rectangle" draw:enhanced-path="M 0 0 L 21600 0 21600 21600 0 21600 0 0 Z N"/>
        </draw:custom-shape>
        <draw:custom-shape draw:style-name="gr100" draw:text-style-name="P17" draw:layer="layout" svg:width="0.2cm" svg:height="0.2cm" svg:x="29.21cm" svg:y="28.5cm">
          <text:p text:style-name="P7"><text:span text:style-name="T4">11</text:span></text:p>
          <draw:enhanced-geometry svg:viewBox="0 0 21600 21600" draw:type="rectangle" draw:enhanced-path="M 0 0 L 21600 0 21600 21600 0 21600 0 0 Z N"/>
        </draw:custom-shape>
        <draw:custom-shape draw:style-name="gr100" draw:text-style-name="P17" draw:layer="layout" svg:width="0.2cm" svg:height="0.2cm" svg:x="29.409cm" svg:y="28.5cm">
          <text:p text:style-name="P7"><text:span text:style-name="T4">10</text:span></text:p>
          <draw:enhanced-geometry svg:viewBox="0 0 21600 21600" draw:type="rectangle" draw:enhanced-path="M 0 0 L 21600 0 21600 21600 0 21600 0 0 Z N"/>
        </draw:custom-shape>
        <draw:custom-shape draw:style-name="gr100" draw:text-style-name="P17" draw:layer="layout" svg:width="0.2cm" svg:height="0.2cm" svg:x="31.21cm" svg:y="28.5cm">
          <text:p text:style-name="P7"><text:span text:style-name="T4">1</text:span></text:p>
          <draw:enhanced-geometry svg:viewBox="0 0 21600 21600" draw:type="rectangle" draw:enhanced-path="M 0 0 L 21600 0 21600 21600 0 21600 0 0 Z N"/>
        </draw:custom-shape>
        <draw:custom-shape draw:style-name="gr100" draw:text-style-name="P17" draw:layer="layout" svg:width="0.194cm" svg:height="0.2cm" svg:x="31.41cm" svg:y="28.5cm">
          <text:p text:style-name="P7"><text:span text:style-name="T4">0</text:span></text:p>
          <draw:enhanced-geometry svg:viewBox="0 0 21600 21600" draw:type="rectangle" draw:enhanced-path="M 0 0 L 21600 0 21600 21600 0 21600 0 0 Z N"/>
        </draw:custom-shape>
        <draw:custom-shape draw:style-name="gr100" draw:text-style-name="P17" draw:layer="layout" svg:width="0.21cm" svg:height="0.2cm" svg:x="18.799cm" svg:y="28.5cm">
          <text:p text:style-name="P7"><text:span text:style-name="T4">63</text:span></text:p>
          <draw:enhanced-geometry svg:viewBox="0 0 21600 21600" draw:type="rectangle" draw:enhanced-path="M 0 0 L 21600 0 21600 21600 0 21600 0 0 Z N"/>
        </draw:custom-shape>
        <draw:custom-shape draw:style-name="gr100" draw:text-style-name="P17" draw:layer="layout" svg:width="0.2cm" svg:height="0.2cm" svg:x="19.008cm" svg:y="28.5cm">
          <text:p text:style-name="P7"><text:span text:style-name="T4">62</text:span></text:p>
          <draw:enhanced-geometry svg:viewBox="0 0 21600 21600" draw:type="rectangle" draw:enhanced-path="M 0 0 L 21600 0 21600 21600 0 21600 0 0 Z N"/>
        </draw:custom-shape>
        <draw:custom-shape draw:style-name="gr101" draw:text-style-name="P17" draw:layer="layout" svg:width="3.203cm" svg:height="0.2cm" svg:x="18.799cm" svg:y="29.5cm">
          <text:p text:style-name="P7"><text:span text:style-name="T4">reserve</text:span></text:p>
          <draw:enhanced-geometry svg:viewBox="0 0 21600 21600" draw:type="rectangle" draw:enhanced-path="M 0 0 L 21600 0 21600 21600 0 21600 0 0 Z N"/>
        </draw:custom-shape>
        <draw:custom-shape draw:style-name="gr107" draw:text-style-name="P17" draw:layer="layout" svg:width="12.803cm" svg:height="0.2cm" svg:x="18.799cm" svg:y="28.9cm">
          <text:p text:style-name="P7"><text:span text:style-name="T4">reserve</text:span></text:p>
          <draw:enhanced-geometry svg:viewBox="0 0 21600 21600" draw:type="rectangle" draw:enhanced-path="M 0 0 L 21600 0 21600 21600 0 21600 0 0 Z N"/>
        </draw:custom-shape>
        <draw:custom-shape draw:style-name="gr107" draw:text-style-name="P17" draw:layer="layout" svg:width="12.803cm" svg:height="0.2cm" svg:x="18.799cm" svg:y="29.1cm">
          <text:p text:style-name="P7"><text:span text:style-name="T4">reserve</text:span></text:p>
          <draw:enhanced-geometry svg:viewBox="0 0 21600 21600" draw:type="rectangle" draw:enhanced-path="M 0 0 L 21600 0 21600 21600 0 21600 0 0 Z N"/>
        </draw:custom-shape>
        <draw:custom-shape draw:style-name="gr103" draw:text-style-name="P17" draw:layer="layout" svg:width="11.2cm" svg:height="0.2cm" svg:x="18.799cm" svg:y="29.3cm">
          <text:p text:style-name="P7"><text:span text:style-name="T4">reserve</text:span></text:p>
          <draw:enhanced-geometry svg:viewBox="0 0 21600 21600" draw:type="rectangle" draw:enhanced-path="M 0 0 L 21600 0 21600 21600 0 21600 0 0 Z N"/>
        </draw:custom-shape>
        <draw:custom-shape draw:style-name="gr104" draw:text-style-name="P17" draw:layer="layout" svg:width="12.796cm" svg:height="0.2cm" svg:x="18.806cm" svg:y="28.7cm">
          <text:p text:style-name="P7"><text:span text:style-name="T4">cmd_meta 3</text:span></text:p>
          <draw:enhanced-geometry svg:viewBox="0 0 21600 21600" draw:type="rectangle" draw:enhanced-path="M 0 0 L 21600 0 21600 21600 0 21600 0 0 Z N"/>
        </draw:custom-shape>
        <draw:custom-shape draw:style-name="gr107" draw:text-style-name="P17" draw:layer="layout" svg:width="12.803cm" svg:height="0.2cm" svg:x="18.799cm" svg:y="28.7cm">
          <text:p text:style-name="P7"><text:span text:style-name="T4">reserve</text:span></text:p>
          <draw:enhanced-geometry svg:viewBox="0 0 21600 21600" draw:type="rectangle" draw:enhanced-path="M 0 0 L 21600 0 21600 21600 0 21600 0 0 Z N"/>
        </draw:custom-shape>
        <draw:custom-shape draw:style-name="gr108" draw:text-style-name="P17" draw:layer="layout" svg:width="1.601cm" svg:height="0.2cm" svg:x="29.999cm" svg:y="29.3cm">
          <text:p text:style-name="P7"><text:span text:style-name="T4">num</text:span></text:p>
          <draw:enhanced-geometry svg:viewBox="0 0 21600 21600" draw:type="rectangle" draw:enhanced-path="M 0 0 L 21600 0 21600 21600 0 21600 0 0 Z N"/>
        </draw:custom-shape>
        <draw:custom-shape draw:style-name="gr110" draw:text-style-name="P17" draw:layer="layout" svg:width="0.8cm" svg:height="0.2cm" svg:x="30.799cm" svg:y="29.7cm">
          <text:p text:style-name="P7"><text:span text:style-name="T4">cmd 1 type</text:span></text:p>
          <draw:enhanced-geometry svg:viewBox="0 0 21600 21600" draw:type="rectangle" draw:enhanced-path="M 0 0 L 21600 0 21600 21600 0 21600 0 0 Z N"/>
        </draw:custom-shape>
        <draw:custom-shape draw:style-name="gr110" draw:text-style-name="P17" draw:layer="layout" svg:width="0.8cm" svg:height="0.2cm" svg:x="29.999cm" svg:y="29.7cm">
          <text:p text:style-name="P7"><text:span text:style-name="T4">cmd 2 type</text:span></text:p>
          <draw:enhanced-geometry svg:viewBox="0 0 21600 21600" draw:type="rectangle" draw:enhanced-path="M 0 0 L 21600 0 21600 21600 0 21600 0 0 Z N"/>
        </draw:custom-shape>
        <draw:custom-shape draw:style-name="gr110" draw:text-style-name="P17" draw:layer="layout" svg:width="0.8cm" svg:height="0.2cm" svg:x="29.199cm" svg:y="29.7cm">
          <text:p text:style-name="P7"><text:span text:style-name="T4">cmd 3 type</text:span></text:p>
          <draw:enhanced-geometry svg:viewBox="0 0 21600 21600" draw:type="rectangle" draw:enhanced-path="M 0 0 L 21600 0 21600 21600 0 21600 0 0 Z N"/>
        </draw:custom-shape>
        <draw:custom-shape draw:style-name="gr394" draw:text-style-name="P18" draw:layer="layout" svg:width="0.8cm" svg:height="0.2cm" svg:x="28.399cm" svg:y="29.7cm">
          <text:p text:style-name="P12"><text:span text:style-name="T5">cmd 4</text:span><text:span text:style-name="T4"> type</text:span></text:p>
          <draw:enhanced-geometry svg:viewBox="0 0 21600 21600" draw:type="rectangle" draw:enhanced-path="M 0 0 L 21600 0 21600 21600 0 21600 0 0 Z N"/>
        </draw:custom-shape>
        <draw:custom-shape draw:style-name="gr395" draw:text-style-name="P18" draw:layer="layout" svg:width="0.8cm" svg:height="0.2cm" svg:x="27.599cm" svg:y="29.7cm">
          <text:p text:style-name="P12"><text:span text:style-name="T5">cmd 5</text:span><text:span text:style-name="T4"> type</text:span></text:p>
          <draw:enhanced-geometry svg:viewBox="0 0 21600 21600" draw:type="rectangle" draw:enhanced-path="M 0 0 L 21600 0 21600 21600 0 21600 0 0 Z N"/>
        </draw:custom-shape>
        <draw:custom-shape draw:style-name="gr396" draw:text-style-name="P18" draw:layer="layout" svg:width="0.8cm" svg:height="0.2cm" svg:x="26.799cm" svg:y="29.7cm">
          <text:p text:style-name="P12"><text:span text:style-name="T5">cmd 6</text:span><text:span text:style-name="T4"> type</text:span></text:p>
          <draw:enhanced-geometry svg:viewBox="0 0 21600 21600" draw:type="rectangle" draw:enhanced-path="M 0 0 L 21600 0 21600 21600 0 21600 0 0 Z N"/>
        </draw:custom-shape>
        <draw:custom-shape draw:style-name="gr397" draw:text-style-name="P18" draw:layer="layout" svg:width="0.8cm" svg:height="0.2cm" svg:x="25.999cm" svg:y="29.7cm">
          <text:p text:style-name="P12"><text:span text:style-name="T5">cmd 7</text:span><text:span text:style-name="T4"> type</text:span></text:p>
          <draw:enhanced-geometry svg:viewBox="0 0 21600 21600" draw:type="rectangle" draw:enhanced-path="M 0 0 L 21600 0 21600 21600 0 21600 0 0 Z N"/>
        </draw:custom-shape>
        <draw:custom-shape draw:style-name="gr398" draw:text-style-name="P18" draw:layer="layout" svg:width="0.8cm" svg:height="0.2cm" svg:x="25.199cm" svg:y="29.7cm">
          <text:p text:style-name="P12"><text:span text:style-name="T5">cmd 8</text:span><text:span text:style-name="T4"> type</text:span></text:p>
          <draw:enhanced-geometry svg:viewBox="0 0 21600 21600" draw:type="rectangle" draw:enhanced-path="M 0 0 L 21600 0 21600 21600 0 21600 0 0 Z N"/>
        </draw:custom-shape>
        <draw:custom-shape draw:style-name="gr399" draw:text-style-name="P18" draw:layer="layout" svg:width="0.8cm" svg:height="0.2cm" svg:x="24.399cm" svg:y="29.7cm">
          <text:p text:style-name="P12"><text:span text:style-name="T5">cmd 9</text:span><text:span text:style-name="T4"> type</text:span></text:p>
          <draw:enhanced-geometry svg:viewBox="0 0 21600 21600" draw:type="rectangle" draw:enhanced-path="M 0 0 L 21600 0 21600 21600 0 21600 0 0 Z N"/>
        </draw:custom-shape>
        <draw:custom-shape draw:style-name="gr400" draw:text-style-name="P18" draw:layer="layout" svg:width="0.8cm" svg:height="0.2cm" svg:x="23.599cm" svg:y="29.7cm">
          <text:p text:style-name="P12"><text:span text:style-name="T5">cmd 10</text:span><text:span text:style-name="T4"> type</text:span></text:p>
          <draw:enhanced-geometry svg:viewBox="0 0 21600 21600" draw:type="rectangle" draw:enhanced-path="M 0 0 L 21600 0 21600 21600 0 21600 0 0 Z N"/>
        </draw:custom-shape>
        <draw:custom-shape draw:style-name="gr401" draw:text-style-name="P18" draw:layer="layout" svg:width="0.8cm" svg:height="0.2cm" svg:x="22.799cm" svg:y="29.7cm">
          <text:p text:style-name="P12"><text:span text:style-name="T5">cmd 11</text:span><text:span text:style-name="T4"> type</text:span></text:p>
          <draw:enhanced-geometry svg:viewBox="0 0 21600 21600" draw:type="rectangle" draw:enhanced-path="M 0 0 L 21600 0 21600 21600 0 21600 0 0 Z N"/>
        </draw:custom-shape>
        <draw:custom-shape draw:style-name="gr402" draw:text-style-name="P18" draw:layer="layout" svg:width="0.8cm" svg:height="0.2cm" svg:x="21.999cm" svg:y="29.7cm">
          <text:p text:style-name="P12"><text:span text:style-name="T5">cmd 12</text:span><text:span text:style-name="T4"> type</text:span></text:p>
          <draw:enhanced-geometry svg:viewBox="0 0 21600 21600" draw:type="rectangle" draw:enhanced-path="M 0 0 L 21600 0 21600 21600 0 21600 0 0 Z N"/>
        </draw:custom-shape>
        <draw:custom-shape draw:style-name="gr403" draw:text-style-name="P18" draw:layer="layout" svg:width="0.8cm" svg:height="0.2cm" svg:x="21.199cm" svg:y="29.7cm">
          <text:p text:style-name="P12"><text:span text:style-name="T5">cmd 13</text:span><text:span text:style-name="T4"> type</text:span></text:p>
          <draw:enhanced-geometry svg:viewBox="0 0 21600 21600" draw:type="rectangle" draw:enhanced-path="M 0 0 L 21600 0 21600 21600 0 21600 0 0 Z N"/>
        </draw:custom-shape>
        <draw:custom-shape draw:style-name="gr404" draw:text-style-name="P18" draw:layer="layout" svg:width="0.8cm" svg:height="0.2cm" svg:x="20.399cm" svg:y="29.7cm">
          <text:p text:style-name="P12"><text:span text:style-name="T5">cmd 14</text:span><text:span text:style-name="T4"> type</text:span></text:p>
          <draw:enhanced-geometry svg:viewBox="0 0 21600 21600" draw:type="rectangle" draw:enhanced-path="M 0 0 L 21600 0 21600 21600 0 21600 0 0 Z N"/>
        </draw:custom-shape>
        <draw:custom-shape draw:style-name="gr405" draw:text-style-name="P18" draw:layer="layout" svg:width="0.8cm" svg:height="0.2cm" svg:x="19.599cm" svg:y="29.7cm">
          <text:p text:style-name="P12"><text:span text:style-name="T5">cmd 15</text:span><text:span text:style-name="T4"> type</text:span></text:p>
          <draw:enhanced-geometry svg:viewBox="0 0 21600 21600" draw:type="rectangle" draw:enhanced-path="M 0 0 L 21600 0 21600 21600 0 21600 0 0 Z N"/>
        </draw:custom-shape>
        <draw:custom-shape draw:style-name="gr406" draw:text-style-name="P18" draw:layer="layout" svg:width="0.8cm" svg:height="0.2cm" svg:x="18.799cm" svg:y="29.7cm">
          <text:p text:style-name="P12"><text:span text:style-name="T5">0000</text:span></text:p>
          <draw:enhanced-geometry svg:viewBox="0 0 21600 21600" draw:type="rectangle" draw:enhanced-path="M 0 0 L 21600 0 21600 21600 0 21600 0 0 Z N"/>
        </draw:custom-shape>
        <draw:custom-shape draw:style-name="gr105" draw:text-style-name="P17" draw:layer="layout" svg:width="1.6cm" svg:height="0.2cm" svg:x="29.999cm" svg:y="29.5cm">
          <text:p text:style-name="P7"><text:span text:style-name="T4">ram_buff_id</text:span></text:p>
          <draw:enhanced-geometry svg:viewBox="0 0 21600 21600" draw:type="rectangle" draw:enhanced-path="M 0 0 L 21600 0 21600 21600 0 21600 0 0 Z N"/>
        </draw:custom-shape>
        <draw:custom-shape draw:style-name="gr105" draw:text-style-name="P17" draw:layer="layout" svg:width="1.6cm" svg:height="0.2cm" svg:x="28.399cm" svg:y="29.5cm">
          <text:p text:style-name="P7"><text:span text:style-name="T4">tcam_id</text:span></text:p>
          <draw:enhanced-geometry svg:viewBox="0 0 21600 21600" draw:type="rectangle" draw:enhanced-path="M 0 0 L 21600 0 21600 21600 0 21600 0 0 Z N"/>
        </draw:custom-shape>
        <draw:custom-shape draw:style-name="gr105" draw:text-style-name="P17" draw:layer="layout" svg:width="1.6cm" svg:height="0.2cm" svg:x="26.799cm" svg:y="29.5cm">
          <text:p text:style-name="P7"><text:span text:style-name="T4">key_key_sizeb(bit)</text:span></text:p>
          <draw:enhanced-geometry svg:viewBox="0 0 21600 21600" draw:type="rectangle" draw:enhanced-path="M 0 0 L 21600 0 21600 21600 0 21600 0 0 Z N"/>
        </draw:custom-shape>
        <draw:custom-shape draw:style-name="gr407" draw:text-style-name="P18" draw:layer="layout" svg:width="1.6cm" svg:height="0.2cm" svg:x="25.204cm" svg:y="29.5cm">
          <text:p text:style-name="P12"><text:span text:style-name="T5">dma_next_meta offset</text:span></text:p>
          <draw:enhanced-geometry svg:viewBox="0 0 21600 21600" draw:type="rectangle" draw:enhanced-path="M 0 0 L 21600 0 21600 21600 0 21600 0 0 Z N"/>
        </draw:custom-shape>
        <draw:custom-shape draw:style-name="gr408" draw:text-style-name="P20" draw:layer="layout" svg:width="0.204cm" svg:height="1.199cm" svg:x="31.591cm" svg:y="28.7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31.795cm" svg:y1="29.301cm" svg:x2="32.095cm" svg:y2="29.301cm">
          <text:p/>
        </draw:line>
        <draw:custom-shape draw:style-name="gr408" draw:text-style-name="P20" draw:layer="layout" svg:width="0.204cm" svg:height="1.199cm" draw:transform="rotate (-3.14159265358979) translate (18.804cm 27.49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1" draw:text-style-name="P23" draw:layer="layout" svg:x1="18.3cm" svg:y1="26.899cm" svg:x2="18.6cm" svg:y2="26.899cm">
          <text:p/>
        </draw:line>
        <draw:custom-shape draw:style-name="gr409" draw:text-style-name="P28" draw:layer="layout" svg:width="7cm" svg:height="1.6cm" svg:x="22.002cm" svg:y="23.6cm">
          <text:p text:style-name="P28"><text:span text:style-name="T9">1. send write address on aw channel of axi4</text:span></text:p>
          <text:p text:style-name="P28"><text:span text:style-name="T9">2. put data from ram buffer head to w channel of axi4</text:span></text:p>
          <text:p text:style-name="P28"><text:span text:style-name="T9">3. waitting resp on b channel of axi4</text:span></text:p>
          <text:p text:style-name="P28"><text:span text:style-name="T9">4. send to dst_port</text:span></text:p>
          <text:p text:style-name="P28"><text:span text:style-name="T9">5. update ram buffer head</text:span></text:p>
          <draw:enhanced-geometry svg:viewBox="0 0 21600 21600" draw:type="rectangle" draw:enhanced-path="M 0 0 L 21600 0 21600 21600 0 21600 0 0 Z N"/>
        </draw:custom-shape>
        <draw:line draw:style-name="gr198" draw:text-style-name="P23" draw:layer="layout" svg:x1="20.902cm" svg:y1="23cm" svg:x2="22.002cm" svg:y2="24cm">
          <text:p/>
        </draw:line>
        <draw:line draw:style-name="gr198" draw:text-style-name="P23" draw:layer="layout" svg:x1="29.002cm" svg:y1="24.3cm" svg:x2="30.102cm" svg:y2="23.5cm">
          <text:p/>
        </draw:line>
        <draw:line draw:style-name="gr199" draw:text-style-name="P23" draw:layer="layout" svg:x1="25.602cm" svg:y1="25.593cm" svg:x2="25.602cm" svg:y2="25.2cm">
          <text:p/>
        </draw:line>
        <draw:custom-shape draw:style-name="gr410" draw:text-style-name="P18" draw:layer="layout" svg:width="1.6cm" svg:height="0.2cm" svg:x="22cm" svg:y="17.8cm">
          <text:p text:style-name="P12"><text:span text:style-name="T5">dst_port</text:span></text:p>
          <draw:enhanced-geometry svg:viewBox="0 0 21600 21600" draw:type="rectangle" draw:enhanced-path="M 0 0 L 21600 0 21600 21600 0 21600 0 0 Z N"/>
        </draw:custom-shape>
        <draw:custom-shape draw:style-name="gr105" draw:text-style-name="P17" draw:layer="layout" svg:width="1.6cm" svg:height="0.2cm" svg:x="23.595cm" svg:y="17.8cm">
          <text:p text:style-name="P7"><text:span text:style-name="T4">src_port</text:span></text:p>
          <draw:enhanced-geometry svg:viewBox="0 0 21600 21600" draw:type="rectangle" draw:enhanced-path="M 0 0 L 21600 0 21600 21600 0 21600 0 0 Z N"/>
        </draw:custom-shape>
        <draw:custom-shape draw:style-name="gr411" draw:text-style-name="P15" draw:layer="layout" svg:width="1.6cm" svg:height="0.2cm" svg:x="22.401cm" svg:y="20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23.996cm" svg:y="20cm">
          <text:p text:style-name="P7"><text:span text:style-name="T4">src_port</text:span></text:p>
          <draw:enhanced-geometry svg:viewBox="0 0 21600 21600" draw:type="rectangle" draw:enhanced-path="M 0 0 L 21600 0 21600 21600 0 21600 0 0 Z N"/>
        </draw:custom-shape>
        <draw:custom-shape draw:style-name="gr412" draw:text-style-name="P15" draw:layer="layout" svg:width="1.6cm" svg:height="0.2cm" svg:x="22.402cm" svg:y="27.1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23.997cm" svg:y="27.1cm">
          <text:p text:style-name="P7"><text:span text:style-name="T4">src_port</text:span></text:p>
          <draw:enhanced-geometry svg:viewBox="0 0 21600 21600" draw:type="rectangle" draw:enhanced-path="M 0 0 L 21600 0 21600 21600 0 21600 0 0 Z N"/>
        </draw:custom-shape>
        <draw:custom-shape draw:style-name="gr413" draw:text-style-name="P18" draw:layer="layout" svg:width="1.6cm" svg:height="0.2cm" svg:x="22.003cm" svg:y="29.5cm">
          <text:p text:style-name="P12"><text:span text:style-name="T5">dst_port</text:span></text:p>
          <draw:enhanced-geometry svg:viewBox="0 0 21600 21600" draw:type="rectangle" draw:enhanced-path="M 0 0 L 21600 0 21600 21600 0 21600 0 0 Z N"/>
        </draw:custom-shape>
        <draw:custom-shape draw:style-name="gr105" draw:text-style-name="P17" draw:layer="layout" svg:width="1.6cm" svg:height="0.2cm" svg:x="23.598cm" svg:y="29.5cm">
          <text:p text:style-name="P7"><text:span text:style-name="T4">src_port</text:span></text:p>
          <draw:enhanced-geometry svg:viewBox="0 0 21600 21600" draw:type="rectangle" draw:enhanced-path="M 0 0 L 21600 0 21600 21600 0 21600 0 0 Z N"/>
        </draw:custom-shape>
        <draw:custom-shape draw:style-name="gr414" draw:text-style-name="P15" draw:layer="layout" svg:width="1.6cm" svg:height="0.2cm" svg:x="39.805cm" svg:y="11.4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41.4cm" svg:y="11.4cm">
          <text:p text:style-name="P7"><text:span text:style-name="T4">src_port</text:span></text:p>
          <draw:enhanced-geometry svg:viewBox="0 0 21600 21600" draw:type="rectangle" draw:enhanced-path="M 0 0 L 21600 0 21600 21600 0 21600 0 0 Z N"/>
        </draw:custom-shape>
        <draw:custom-shape draw:style-name="gr415" draw:text-style-name="P15" draw:layer="layout" svg:width="1.6cm" svg:height="0.2cm" svg:x="39.806cm" svg:y="13.4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41.401cm" svg:y="13.4cm">
          <text:p text:style-name="P7"><text:span text:style-name="T4">src_port</text:span></text:p>
          <draw:enhanced-geometry svg:viewBox="0 0 21600 21600" draw:type="rectangle" draw:enhanced-path="M 0 0 L 21600 0 21600 21600 0 21600 0 0 Z N"/>
        </draw:custom-shape>
        <draw:custom-shape draw:style-name="gr416" draw:text-style-name="P15" draw:layer="layout" svg:width="1.6cm" svg:height="0.2cm" svg:x="39.807cm" svg:y="9.4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41.402cm" svg:y="9.4cm">
          <text:p text:style-name="P7"><text:span text:style-name="T4">src_port</text:span></text:p>
          <draw:enhanced-geometry svg:viewBox="0 0 21600 21600" draw:type="rectangle" draw:enhanced-path="M 0 0 L 21600 0 21600 21600 0 21600 0 0 Z N"/>
        </draw:custom-shape>
        <draw:custom-shape draw:style-name="gr417" draw:text-style-name="P15" draw:layer="layout" svg:width="1.6cm" svg:height="0.2cm" svg:x="39.808cm" svg:y="7.4cm">
          <text:p text:style-name="P12"><text:span text:style-name="T5">dst_port</text:span></text:p>
          <draw:enhanced-geometry svg:viewBox="0 0 21600 21600" draw:type="rectangle" draw:enhanced-path="M 0 0 L 21600 0 21600 21600 0 21600 0 0 Z N"/>
        </draw:custom-shape>
        <draw:custom-shape draw:style-name="gr106" draw:text-style-name="P11" draw:layer="layout" svg:width="1.6cm" svg:height="0.2cm" svg:x="41.403cm" svg:y="7.4cm">
          <text:p text:style-name="P7"><text:span text:style-name="T4">src_port</text:span></text:p>
          <draw:enhanced-geometry svg:viewBox="0 0 21600 21600" draw:type="rectangle" draw:enhanced-path="M 0 0 L 21600 0 21600 21600 0 21600 0 0 Z N"/>
        </draw:custom-shape>
        <draw:custom-shape draw:style-name="gr418" draw:text-style-name="P18" draw:layer="layout" svg:width="1.6cm" svg:height="0.2cm" svg:x="55.2cm" svg:y="11.4cm">
          <text:p text:style-name="P12"><text:span text:style-name="T5">src_port</text:span></text:p>
          <draw:enhanced-geometry svg:viewBox="0 0 21600 21600" draw:type="rectangle" draw:enhanced-path="M 0 0 L 21600 0 21600 21600 0 21600 0 0 Z N"/>
        </draw:custom-shape>
        <draw:custom-shape draw:style-name="gr419" draw:text-style-name="P18" draw:layer="layout" svg:width="1.6cm" svg:height="0.2cm" svg:x="53.6cm" svg:y="11.4cm">
          <text:p text:style-name="P12"><text:span text:style-name="T5">dst_port</text:span></text:p>
          <draw:enhanced-geometry svg:viewBox="0 0 21600 21600" draw:type="rectangle" draw:enhanced-path="M 0 0 L 21600 0 21600 21600 0 21600 0 0 Z N"/>
        </draw:custom-shape>
        <draw:custom-shape draw:style-name="gr420" draw:text-style-name="P18" draw:layer="layout" svg:width="1.6cm" svg:height="0.2cm" svg:x="55.2cm" svg:y="9.4cm">
          <text:p text:style-name="P12"><text:span text:style-name="T5">src_port</text:span></text:p>
          <draw:enhanced-geometry svg:viewBox="0 0 21600 21600" draw:type="rectangle" draw:enhanced-path="M 0 0 L 21600 0 21600 21600 0 21600 0 0 Z N"/>
        </draw:custom-shape>
        <draw:custom-shape draw:style-name="gr421" draw:text-style-name="P18" draw:layer="layout" svg:width="1.6cm" svg:height="0.2cm" svg:x="53.6cm" svg:y="9.4cm">
          <text:p text:style-name="P12"><text:span text:style-name="T5">dst_port</text:span></text:p>
          <draw:enhanced-geometry svg:viewBox="0 0 21600 21600" draw:type="rectangle" draw:enhanced-path="M 0 0 L 21600 0 21600 21600 0 21600 0 0 Z N"/>
        </draw:custom-shape>
        <draw:custom-shape draw:style-name="gr422" draw:text-style-name="P18" draw:layer="layout" svg:width="1.6cm" svg:height="0.2cm" svg:x="55.2cm" svg:y="13.4cm">
          <text:p text:style-name="P12"><text:span text:style-name="T5">src_port</text:span></text:p>
          <draw:enhanced-geometry svg:viewBox="0 0 21600 21600" draw:type="rectangle" draw:enhanced-path="M 0 0 L 21600 0 21600 21600 0 21600 0 0 Z N"/>
        </draw:custom-shape>
        <draw:custom-shape draw:style-name="gr423" draw:text-style-name="P18" draw:layer="layout" svg:width="1.6cm" svg:height="0.2cm" svg:x="53.6cm" svg:y="13.4cm">
          <text:p text:style-name="P12"><text:span text:style-name="T5">dst_port</text:span></text:p>
          <draw:enhanced-geometry svg:viewBox="0 0 21600 21600" draw:type="rectangle" draw:enhanced-path="M 0 0 L 21600 0 21600 21600 0 21600 0 0 Z N"/>
        </draw:custom-shape>
        <draw:custom-shape draw:style-name="gr424" draw:text-style-name="P18" draw:layer="layout" svg:width="1.6cm" svg:height="0.2cm" svg:x="55.2cm" svg:y="7.4cm">
          <text:p text:style-name="P12"><text:span text:style-name="T5">src_port</text:span></text:p>
          <draw:enhanced-geometry svg:viewBox="0 0 21600 21600" draw:type="rectangle" draw:enhanced-path="M 0 0 L 21600 0 21600 21600 0 21600 0 0 Z N"/>
        </draw:custom-shape>
        <draw:custom-shape draw:style-name="gr425" draw:text-style-name="P18" draw:layer="layout" svg:width="1.6cm" svg:height="0.2cm" svg:x="53.6cm" svg:y="7.4cm">
          <text:p text:style-name="P12"><text:span text:style-name="T5">dst_port</text:span></text:p>
          <draw:enhanced-geometry svg:viewBox="0 0 21600 21600" draw:type="rectangle" draw:enhanced-path="M 0 0 L 21600 0 21600 21600 0 21600 0 0 Z N"/>
        </draw:custom-shape>
        <draw:custom-shape draw:style-name="gr426" draw:text-style-name="P18" draw:layer="layout" svg:width="1.6cm" svg:height="0.2cm" svg:x="55.2cm" svg:y="16.6cm">
          <text:p text:style-name="P12"><text:span text:style-name="T5">src_port</text:span></text:p>
          <draw:enhanced-geometry svg:viewBox="0 0 21600 21600" draw:type="rectangle" draw:enhanced-path="M 0 0 L 21600 0 21600 21600 0 21600 0 0 Z N"/>
        </draw:custom-shape>
        <draw:custom-shape draw:style-name="gr427" draw:text-style-name="P18" draw:layer="layout" svg:width="1.6cm" svg:height="0.2cm" svg:x="53.6cm" svg:y="16.6cm">
          <text:p text:style-name="P12"><text:span text:style-name="T5">dst_port</text:span></text:p>
          <draw:enhanced-geometry svg:viewBox="0 0 21600 21600" draw:type="rectangle" draw:enhanced-path="M 0 0 L 21600 0 21600 21600 0 21600 0 0 Z N"/>
        </draw:custom-shape>
        <draw:custom-shape draw:style-name="gr428" draw:text-style-name="P18" draw:layer="layout" svg:width="1.6cm" svg:height="0.2cm" svg:x="55.4cm" svg:y="22.2cm">
          <text:p text:style-name="P12"><text:span text:style-name="T5">src_port</text:span></text:p>
          <draw:enhanced-geometry svg:viewBox="0 0 21600 21600" draw:type="rectangle" draw:enhanced-path="M 0 0 L 21600 0 21600 21600 0 21600 0 0 Z N"/>
        </draw:custom-shape>
        <draw:custom-shape draw:style-name="gr429" draw:text-style-name="P18" draw:layer="layout" svg:width="1.6cm" svg:height="0.2cm" svg:x="53.8cm" svg:y="22.2cm">
          <text:p text:style-name="P12"><text:span text:style-name="T5">dst_port</text:span></text:p>
          <draw:enhanced-geometry svg:viewBox="0 0 21600 21600" draw:type="rectangle" draw:enhanced-path="M 0 0 L 21600 0 21600 21600 0 21600 0 0 Z N"/>
        </draw:custom-shape>
        <draw:custom-shape draw:style-name="gr430" draw:text-style-name="P15" draw:layer="layout" svg:width="1.6cm" svg:height="0.2cm" svg:x="55.8cm" svg:y="24.4cm">
          <text:p text:style-name="P12"><text:span text:style-name="T5">src_port</text:span></text:p>
          <draw:enhanced-geometry svg:viewBox="0 0 21600 21600" draw:type="rectangle" draw:enhanced-path="M 0 0 L 21600 0 21600 21600 0 21600 0 0 Z N"/>
        </draw:custom-shape>
        <draw:custom-shape draw:style-name="gr431" draw:text-style-name="P15" draw:layer="layout" svg:width="1.6cm" svg:height="0.2cm" svg:x="54.2cm" svg:y="24.4cm">
          <text:p text:style-name="P12"><text:span text:style-name="T5">dst_port</text:span></text:p>
          <draw:enhanced-geometry svg:viewBox="0 0 21600 21600" draw:type="rectangle" draw:enhanced-path="M 0 0 L 21600 0 21600 21600 0 21600 0 0 Z N"/>
        </draw:custom-shape>
        <draw:custom-shape draw:style-name="gr432" draw:text-style-name="P15" draw:layer="layout" svg:width="1.6cm" svg:height="0.2cm" svg:x="70.4cm" svg:y="24.4cm">
          <text:p text:style-name="P12"><text:span text:style-name="T5">src_port</text:span></text:p>
          <draw:enhanced-geometry svg:viewBox="0 0 21600 21600" draw:type="rectangle" draw:enhanced-path="M 0 0 L 21600 0 21600 21600 0 21600 0 0 Z N"/>
        </draw:custom-shape>
        <draw:custom-shape draw:style-name="gr433" draw:text-style-name="P15" draw:layer="layout" svg:width="1.6cm" svg:height="0.2cm" svg:x="68.8cm" svg:y="24.4cm">
          <text:p text:style-name="P12"><text:span text:style-name="T5">dst_port</text:span></text:p>
          <draw:enhanced-geometry svg:viewBox="0 0 21600 21600" draw:type="rectangle" draw:enhanced-path="M 0 0 L 21600 0 21600 21600 0 21600 0 0 Z N"/>
        </draw:custom-shape>
        <draw:custom-shape draw:style-name="gr434" draw:text-style-name="P15" draw:layer="layout" svg:width="1.6cm" svg:height="0.2cm" svg:x="40.8cm" svg:y="24.4cm">
          <text:p text:style-name="P12"><text:span text:style-name="T5">src_port</text:span></text:p>
          <draw:enhanced-geometry svg:viewBox="0 0 21600 21600" draw:type="rectangle" draw:enhanced-path="M 0 0 L 21600 0 21600 21600 0 21600 0 0 Z N"/>
        </draw:custom-shape>
        <draw:custom-shape draw:style-name="gr435" draw:text-style-name="P15" draw:layer="layout" svg:width="1.6cm" svg:height="0.2cm" svg:x="39.2cm" svg:y="24.4cm">
          <text:p text:style-name="P12"><text:span text:style-name="T5">dst_port</text:span></text:p>
          <draw:enhanced-geometry svg:viewBox="0 0 21600 21600" draw:type="rectangle" draw:enhanced-path="M 0 0 L 21600 0 21600 21600 0 21600 0 0 Z N"/>
        </draw:custom-shape>
        <draw:custom-shape draw:style-name="gr436" draw:text-style-name="P18" draw:layer="layout" svg:width="1.6cm" svg:height="0.2cm" svg:x="40.4cm" svg:y="22.2cm">
          <text:p text:style-name="P12"><text:span text:style-name="T5">src_port</text:span></text:p>
          <draw:enhanced-geometry svg:viewBox="0 0 21600 21600" draw:type="rectangle" draw:enhanced-path="M 0 0 L 21600 0 21600 21600 0 21600 0 0 Z N"/>
        </draw:custom-shape>
        <draw:custom-shape draw:style-name="gr437" draw:text-style-name="P18" draw:layer="layout" svg:width="1.6cm" svg:height="0.2cm" svg:x="38.8cm" svg:y="22.2cm">
          <text:p text:style-name="P12"><text:span text:style-name="T5">dst_port</text:span></text:p>
          <draw:enhanced-geometry svg:viewBox="0 0 21600 21600" draw:type="rectangle" draw:enhanced-path="M 0 0 L 21600 0 21600 21600 0 21600 0 0 Z N"/>
        </draw:custom-shape>
        <draw:custom-shape draw:style-name="gr438" draw:text-style-name="P18" draw:layer="layout" svg:width="1.6cm" svg:height="0.2cm" svg:x="70cm" svg:y="21cm">
          <text:p text:style-name="P12"><text:span text:style-name="T5">src_port</text:span></text:p>
          <draw:enhanced-geometry svg:viewBox="0 0 21600 21600" draw:type="rectangle" draw:enhanced-path="M 0 0 L 21600 0 21600 21600 0 21600 0 0 Z N"/>
        </draw:custom-shape>
        <draw:custom-shape draw:style-name="gr439" draw:text-style-name="P18" draw:layer="layout" svg:width="1.6cm" svg:height="0.2cm" svg:x="68.4cm" svg:y="21cm">
          <text:p text:style-name="P12"><text:span text:style-name="T5">dst_port</text:span></text:p>
          <draw:enhanced-geometry svg:viewBox="0 0 21600 21600" draw:type="rectangle" draw:enhanced-path="M 0 0 L 21600 0 21600 21600 0 21600 0 0 Z N"/>
        </draw:custom-shape>
        <draw:custom-shape draw:style-name="gr440" draw:text-style-name="P31" draw:layer="layout" svg:width="1.5cm" svg:height="0.8cm" svg:x="19.407cm" svg:y="22.501cm">
          <text:p text:style-name="P21"><text:span text:style-name="T7">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1" draw:text-style-name="P23" draw:layer="layout" svg:x1="18.307cm" svg:y1="22.901cm" svg:x2="19.407cm" svg:y2="22.901cm">
          <text:p/>
        </draw:line>
        <draw:line draw:style-name="gr198" draw:text-style-name="P23" draw:layer="layout" svg:x1="20.902cm" svg:y1="23.8cm" svg:x2="22.002cm" svg:y2="22.5cm">
          <text:p/>
        </draw:line>
        <draw:line draw:style-name="gr198" draw:text-style-name="P23" draw:layer="layout" svg:x1="20.902cm" svg:y1="24cm" svg:x2="22.002cm" svg:y2="24.4cm">
          <text:p/>
        </draw:line>
        <draw:custom-shape draw:style-name="gr442" draw:text-style-name="P32" draw:layer="layout" svg:width="0.1cm" svg:height="0.399cm" svg:x="73.7cm" svg:y="2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3" draw:text-style-name="P32" draw:layer="layout" svg:width="0.1cm" svg:height="0.4cm" svg:x="73.801cm" svg:y="26.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3" draw:text-style-name="P32" draw:layer="layout" svg:width="0.1cm" svg:height="0.4cm" svg:x="73.902cm" svg:y="26.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4" draw:text-style-name="P33" draw:layer="layout" svg:width="0.1cm" svg:height="0.4cm" svg:x="74.203cm" svg:y="26.6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5" draw:text-style-name="P33" draw:layer="layout" svg:width="0.1cm" svg:height="0.399cm" svg:x="74.304cm" svg:y="26.6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6" draw:text-style-name="P25" draw:layer="layout" svg:width="0.8cm" svg:height="0.4cm" svg:x="72.3cm" svg:y="26.1cm">
          <text:p text:style-name="P25"><text:span text:style-name="T8">CR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6" draw:text-style-name="P25" draw:layer="layout" svg:width="0.8cm" svg:height="0.4cm" svg:x="72.3cm" svg:y="26.6cm">
          <text:p text:style-name="P25"><text:span text:style-name="T8">AL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7" draw:text-style-name="P23" draw:layer="layout" svg:x1="73.7cm" svg:y1="26.8cm" svg:x2="73.1cm" svg:y2="26.8cm">
          <text:p/>
        </draw:line>
        <draw:line draw:style-name="gr447" draw:text-style-name="P23" draw:layer="layout" svg:x1="73.5cm" svg:y1="26.3cm" svg:x2="73.101cm" svg:y2="26.3cm">
          <text:p/>
        </draw:line>
        <draw:line draw:style-name="gr448" draw:text-style-name="P23" draw:layer="layout" svg:x1="73.5cm" svg:y1="26.8cm" svg:x2="73.5cm" svg:y2="26.3cm">
          <text:p/>
        </draw:line>
        <draw:custom-shape draw:style-name="gr449" draw:text-style-name="P32" draw:layer="layout" svg:width="0.1cm" svg:height="0.1cm" svg:x="73.45cm" svg:y="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8" draw:text-style-name="P23" draw:layer="layout" svg:x1="73.5cm" svg:y1="26.8cm" svg:x2="73.5cm" svg:y2="27.2cm">
          <text:p/>
        </draw:line>
        <draw:line draw:style-name="gr448" draw:text-style-name="P23" draw:layer="layout" svg:x1="73.5cm" svg:y1="27.2cm" svg:x2="72cm" svg:y2="27.2cm">
          <text:p/>
        </draw:line>
        <draw:line draw:style-name="gr450" draw:text-style-name="P23" draw:layer="layout" svg:x1="72.3cm" svg:y1="26.8cm" svg:x2="71.7cm" svg:y2="26.8cm">
          <text:p/>
        </draw:line>
        <draw:line draw:style-name="gr447" draw:text-style-name="P23" draw:layer="layout" svg:x1="72cm" svg:y1="27.2cm" svg:x2="72cm" svg:y2="26.8cm">
          <text:p/>
        </draw:line>
        <draw:line draw:style-name="gr447" draw:text-style-name="P23" draw:layer="layout" svg:x1="72cm" svg:y1="26.3cm" svg:x2="72cm" svg:y2="26.801cm">
          <text:p/>
        </draw:line>
        <draw:line draw:style-name="gr448" draw:text-style-name="P23" draw:layer="layout" svg:x1="72.3cm" svg:y1="26.3cm" svg:x2="72cm" svg:y2="26.3cm">
          <text:p/>
        </draw:line>
        <draw:line draw:style-name="gr447" draw:text-style-name="P23" draw:layer="layout" svg:x1="75.1cm" svg:y1="26.8cm" svg:x2="74.4cm" svg:y2="26.8cm">
          <text:p/>
        </draw:line>
        <draw:custom-shape draw:style-name="gr2" draw:text-style-name="P4" draw:layer="layout" svg:width="0.5cm" svg:height="0.2cm" svg:x="74.5cm" svg:y="26.499cm">
          <text:p text:style-name="P3"><text:span text:style-name="T2">axi4.r</text:span></text:p>
          <draw:enhanced-geometry svg:viewBox="0 0 21600 21600" draw:type="rectangle" draw:enhanced-path="M 0 0 L 21600 0 21600 21600 0 21600 0 0 Z N"/>
        </draw:custom-shape>
        <draw:line draw:style-name="gr447" draw:text-style-name="P23" draw:layer="layout" svg:x1="74.4cm" svg:y1="26.4cm" svg:x2="75.1cm" svg:y2="26.4cm">
          <text:p/>
        </draw:line>
        <draw:custom-shape draw:style-name="gr2" draw:text-style-name="P4" draw:layer="layout" svg:width="0.454cm" svg:height="0.2cm" svg:x="74.45cm" svg:y="26.099cm">
          <text:p text:style-name="P3"><text:span text:style-name="T2">axi4.aw</text:span></text:p>
          <draw:enhanced-geometry svg:viewBox="0 0 21600 21600" draw:type="rectangle" draw:enhanced-path="M 0 0 L 21600 0 21600 21600 0 21600 0 0 Z N"/>
        </draw:custom-shape>
        <draw:line draw:style-name="gr447" draw:text-style-name="P23" draw:layer="layout" svg:x1="74.4cm" svg:y1="27.4cm" svg:x2="75.1cm" svg:y2="27.4cm">
          <text:p/>
        </draw:line>
        <draw:line draw:style-name="gr447" draw:text-style-name="P23" draw:layer="layout" svg:x1="75cm" svg:y1="28.2cm" svg:x2="74.4cm" svg:y2="28.2cm">
          <text:p/>
        </draw:line>
        <draw:custom-shape draw:style-name="gr2" draw:text-style-name="P4" draw:layer="layout" svg:width="0.454cm" svg:height="0.2cm" svg:x="74.496cm" svg:y="27.899cm">
          <text:p text:style-name="P3"><text:span text:style-name="T2">axi4.aw</text:span></text:p>
          <draw:enhanced-geometry svg:viewBox="0 0 21600 21600" draw:type="rectangle" draw:enhanced-path="M 0 0 L 21600 0 21600 21600 0 21600 0 0 Z N"/>
        </draw:custom-shape>
        <draw:custom-shape draw:style-name="gr451" draw:text-style-name="P24" draw:layer="layout" svg:width="10.35cm" svg:height="2.5cm" svg:x="65.05cm" svg:y="26cm">
          <text:p/>
          <draw:enhanced-geometry svg:viewBox="0 0 21600 21600" draw:type="rectangle" draw:enhanced-path="M 0 0 L 21600 0 21600 21600 0 21600 0 0 Z N"/>
        </draw:custom-shape>
        <draw:line draw:style-name="gr450" draw:text-style-name="P23" draw:layer="layout" svg:x1="71.7cm" svg:y1="26.8cm" svg:x2="71.7cm" svg:y2="27.8cm">
          <text:p/>
        </draw:line>
        <draw:line draw:style-name="gr447" draw:text-style-name="P23" draw:layer="layout" svg:x1="71.7cm" svg:y1="27.8cm" svg:x2="75.1cm" svg:y2="27.8cm">
          <text:p/>
        </draw:line>
        <draw:custom-shape draw:style-name="gr452" draw:text-style-name="P34" draw:layer="layout" svg:width="0.804cm" svg:height="0.15cm" svg:x="73.6cm" svg:y="26.4cm">
          <text:p text:style-name="P7"><text:span text:style-name="T4">data queue</text:span></text:p>
          <draw:enhanced-geometry svg:viewBox="0 0 21600 21600" draw:type="rectangle" draw:enhanced-path="M 0 0 L 21600 0 21600 21600 0 21600 0 0 Z N"/>
        </draw:custom-shape>
        <draw:custom-shape draw:style-name="gr453" draw:text-style-name="P35" draw:layer="layout" svg:width="0.704cm" svg:height="0.409cm" svg:x="73.7cm" svg:y="26.6cm">
          <text:p/>
          <draw:enhanced-geometry svg:viewBox="0 0 21600 21600" draw:type="rectangle" draw:enhanced-path="M 0 0 L 21600 0 21600 21600 0 21600 0 0 Z N"/>
        </draw:custom-shape>
        <draw:custom-shape draw:style-name="gr454" draw:text-style-name="P33" draw:layer="layout" svg:width="0.1cm" svg:height="0.4cm" svg:x="74.004cm" svg:y="2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5" draw:text-style-name="P33" draw:layer="layout" svg:width="0.1cm" svg:height="0.399cm" svg:x="74.105cm" svg:y="26.6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6" draw:text-style-name="P32" draw:layer="layout" svg:width="0.198cm" svg:height="0.774cm" svg:x="29.808cm" svg:y="21.5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7" draw:text-style-name="P32" draw:layer="layout" svg:width="0.197cm" svg:height="0.775cm" svg:x="30.008cm" svg:y="21.5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7" draw:text-style-name="P32" draw:layer="layout" svg:width="0.198cm" svg:height="0.775cm" svg:x="30.207cm" svg:y="21.5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8" draw:text-style-name="P33" draw:layer="layout" svg:width="0.197cm" svg:height="0.775cm" svg:x="30.803cm" svg:y="21.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33" draw:layer="layout" svg:width="0.198cm" svg:height="0.773cm" svg:x="31.002cm" svg:y="21.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36" draw:layer="layout" svg:width="1.054cm" svg:height="0.15cm" svg:x="29.996cm" svg:y="21.2cm">
          <text:p text:style-name="P25"><text:span text:style-name="T8">load cmd queue</text:span></text:p>
          <draw:enhanced-geometry svg:viewBox="0 0 21600 21600" draw:type="rectangle" draw:enhanced-path="M 0 0 L 21600 0 21600 21600 0 21600 0 0 Z N"/>
        </draw:custom-shape>
        <draw:custom-shape draw:style-name="gr461" draw:text-style-name="P35" draw:layer="layout" svg:width="1.392cm" svg:height="0.793cm" svg:x="29.808cm" svg:y="21.507cm">
          <text:p/>
          <draw:enhanced-geometry svg:viewBox="0 0 21600 21600" draw:type="rectangle" draw:enhanced-path="M 0 0 L 21600 0 21600 21600 0 21600 0 0 Z N"/>
        </draw:custom-shape>
        <draw:custom-shape draw:style-name="gr458" draw:text-style-name="P33" draw:layer="layout" svg:width="0.198cm" svg:height="0.775cm" svg:x="30.409cm" svg:y="21.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33" draw:layer="layout" svg:width="0.198cm" svg:height="0.773cm" svg:x="30.609cm" svg:y="21.5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2" draw:text-style-name="P23" draw:layer="layout" svg:x1="29.8cm" svg:y1="21.8cm" svg:x2="29cm" svg:y2="21.8cm">
          <text:p/>
        </draw:line>
        <draw:line draw:style-name="gr462" draw:text-style-name="P23" draw:layer="layout" svg:x1="32.1cm" svg:y1="21.8cm" svg:x2="31.2cm" svg:y2="21.8cm">
          <text:p/>
        </draw:line>
        <draw:custom-shape draw:style-name="gr456" draw:text-style-name="P32" draw:layer="layout" svg:width="0.198cm" svg:height="0.774cm" svg:x="29.808cm" svg:y="24.5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7" draw:text-style-name="P32" draw:layer="layout" svg:width="0.197cm" svg:height="0.775cm" svg:x="30.008cm" svg:y="24.5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7" draw:text-style-name="P32" draw:layer="layout" svg:width="0.198cm" svg:height="0.775cm" svg:x="30.207cm" svg:y="24.5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8" draw:text-style-name="P33" draw:layer="layout" svg:width="0.197cm" svg:height="0.775cm" svg:x="30.803cm" svg:y="24.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33" draw:layer="layout" svg:width="0.198cm" svg:height="0.773cm" svg:x="31.002cm" svg:y="24.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36" draw:layer="layout" svg:width="1.054cm" svg:height="0.15cm" svg:x="29.996cm" svg:y="24.2cm">
          <text:p text:style-name="P25"><text:span text:style-name="T8">store cmd queue</text:span></text:p>
          <draw:enhanced-geometry svg:viewBox="0 0 21600 21600" draw:type="rectangle" draw:enhanced-path="M 0 0 L 21600 0 21600 21600 0 21600 0 0 Z N"/>
        </draw:custom-shape>
        <draw:custom-shape draw:style-name="gr461" draw:text-style-name="P35" draw:layer="layout" svg:width="1.392cm" svg:height="0.793cm" svg:x="29.808cm" svg:y="24.507cm">
          <text:p/>
          <draw:enhanced-geometry svg:viewBox="0 0 21600 21600" draw:type="rectangle" draw:enhanced-path="M 0 0 L 21600 0 21600 21600 0 21600 0 0 Z N"/>
        </draw:custom-shape>
        <draw:custom-shape draw:style-name="gr463" draw:text-style-name="P37" draw:layer="layout" svg:width="0.198cm" svg:height="0.775cm" svg:x="30.409cm" svg:y="24.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33" draw:layer="layout" svg:width="0.198cm" svg:height="0.773cm" svg:x="30.609cm" svg:y="24.5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2" draw:text-style-name="P23" draw:layer="layout" svg:x1="29.8cm" svg:y1="24.8cm" svg:x2="29cm" svg:y2="24.8cm">
          <text:p/>
        </draw:line>
        <draw:line draw:style-name="gr462" draw:text-style-name="P23" draw:layer="layout" svg:x1="32.1cm" svg:y1="24.8cm" svg:x2="31.2cm" svg:y2="24.8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填充" draw:style="linear" draw:start-color="#ffffff" draw:end-color="#cccccc" draw:start-intensity="100%" draw:end-intensity="100%" draw:angle="300" draw:border="0%"/>
    <draw:gradient draw:name="形状" draw:style="rectangular" draw:cx="50%" draw:cy="50%" draw:start-color="#cccccc" draw:end-color="#ffffff" draw:start-intensity="100%" draw:end-intensity="100%" draw:angle="0" draw:border="0%"/>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erif CJK SC" style:font-size-asian="24pt" style:language-asian="zh" style:country-asian="CN" style:font-name-complex="Noto Sans CJK S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CJK SC" style:font-family-complex="'Noto Sans CJK S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style:style>
    <style:style style:name="Filled_20_Green" style:display-name="Filled Green" style:family="graphic" style:parent-style-name="Filled">
      <style:graphic-properties draw:fill-gradient-name="绿色填充"/>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style:style>
    <style:style style:name="Filled_20_Yellow" style:display-name="Filled Yellow" style:family="graphic" style:parent-style-name="Filled">
      <style:graphic-properties draw:fill-gradient-name="黄色填充"/>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00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6T11:33:00.890275935</meta:creation-date>
    <dc:date>2021-11-04T20:41:05.093510554</dc:date>
    <meta:editing-duration>P1DT14H48M24S</meta:editing-duration>
    <meta:editing-cycles>151</meta:editing-cycles>
    <meta:generator>LibreOffice/6.4.7.2$Linux_X86_64 LibreOffice_project/40$Build-2</meta:generator>
    <meta:document-statistic meta:object-count="2687"/>
  </office:meta>
</office:document-meta>
</file>